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Segoe UI&quot;" svg:font-family="'&quot;Segoe UI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1.8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18.74pt"/>
    </style:style>
    <style:style style:name="co5" style:family="table-column">
      <style:table-column-properties fo:break-before="auto" style:column-width="153.5pt"/>
    </style:style>
    <style:style style:name="co6" style:family="table-column">
      <style:table-column-properties fo:break-before="auto" style:column-width="179.89pt"/>
    </style:style>
    <style:style style:name="co7" style:family="table-column">
      <style:table-column-properties fo:break-before="auto" style:column-width="138.19pt"/>
    </style:style>
    <style:style style:name="co8" style:family="table-column">
      <style:table-column-properties fo:break-before="auto" style:column-width="109.76pt"/>
    </style:style>
    <style:style style:name="co9" style:family="table-column">
      <style:table-column-properties fo:break-before="auto" style:column-width="232.64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133.34pt"/>
    </style:style>
    <style:style style:name="co12" style:family="table-column">
      <style:table-column-properties fo:break-before="auto" style:column-width="416.69pt"/>
    </style:style>
    <style:style style:name="co13" style:family="table-column">
      <style:table-column-properties fo:break-before="auto" style:column-width="313.91pt"/>
    </style:style>
    <style:style style:name="co14" style:family="table-column">
      <style:table-column-properties fo:break-before="auto" style:column-width="61.09pt"/>
    </style:style>
    <style:style style:name="co15" style:family="table-column">
      <style:table-column-properties fo:break-before="auto" style:column-width="70.16pt"/>
    </style:style>
    <style:style style:name="co16" style:family="table-column">
      <style:table-column-properties fo:break-before="auto" style:column-width="53.49pt"/>
    </style:style>
    <style:style style:name="co17" style:family="table-column">
      <style:table-column-properties fo:break-before="auto" style:column-width="46.54pt"/>
    </style:style>
    <style:style style:name="co18" style:family="table-column">
      <style:table-column-properties fo:break-before="auto" style:column-width="38.21pt"/>
    </style:style>
    <style:style style:name="co19" style:family="table-column">
      <style:table-column-properties fo:break-before="auto" style:column-width="90.99pt"/>
    </style:style>
    <style:style style:name="co20" style:family="table-column">
      <style:table-column-properties fo:break-before="auto" style:column-width="159.05pt"/>
    </style:style>
    <style:style style:name="co21" style:family="table-column">
      <style:table-column-properties fo:break-before="auto" style:column-width="92.41pt"/>
    </style:style>
    <style:style style:name="co22" style:family="table-column">
      <style:table-column-properties fo:break-before="auto" style:column-width="27.81pt"/>
    </style:style>
    <style:style style:name="co23" style:family="table-column">
      <style:table-column-properties fo:break-before="auto" style:column-width="131.95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74.3pt"/>
    </style:style>
    <style:style style:name="co26" style:family="table-column">
      <style:table-column-properties fo:break-before="auto" style:column-width="31.95pt"/>
    </style:style>
    <style:style style:name="co27" style:family="table-column">
      <style:table-column-properties fo:break-before="auto" style:column-width="275.75pt"/>
    </style:style>
    <style:style style:name="co28" style:family="table-column">
      <style:table-column-properties fo:break-before="auto" style:column-width="45.16pt"/>
    </style:style>
    <style:style style:name="co29" style:family="table-column">
      <style:table-column-properties fo:break-before="auto" style:column-width="44.45pt"/>
    </style:style>
    <style:style style:name="co30" style:family="table-column">
      <style:table-column-properties fo:break-before="auto" style:column-width="45.84pt"/>
    </style:style>
    <style:style style:name="co31" style:family="table-column">
      <style:table-column-properties fo:break-before="auto" style:column-width="40.31pt"/>
    </style:style>
    <style:style style:name="co32" style:family="table-column">
      <style:table-column-properties fo:break-before="auto" style:column-width="99.35pt"/>
    </style:style>
    <style:style style:name="co33" style:family="table-column">
      <style:table-column-properties fo:break-before="auto" style:column-width="119.45pt"/>
    </style:style>
    <style:style style:name="co34" style:family="table-column">
      <style:table-column-properties fo:break-before="auto" style:column-width="272.24pt"/>
    </style:style>
    <style:style style:name="co35" style:family="table-column">
      <style:table-column-properties fo:break-before="auto" style:column-width="108.34pt"/>
    </style:style>
    <style:style style:name="co36" style:family="table-column">
      <style:table-column-properties fo:break-before="auto" style:column-width="112.51pt"/>
    </style:style>
    <style:style style:name="co37" style:family="table-column">
      <style:table-column-properties fo:break-before="auto" style:column-width="231.31pt"/>
    </style:style>
    <style:style style:name="co38" style:family="table-column">
      <style:table-column-properties fo:break-before="auto" style:column-width="429.9pt"/>
    </style:style>
    <style:style style:name="co39" style:family="table-column">
      <style:table-column-properties fo:break-before="auto" style:column-width="143.74pt"/>
    </style:style>
    <style:style style:name="co40" style:family="table-column">
      <style:table-column-properties fo:break-before="auto" style:column-width="442.4pt"/>
    </style:style>
    <style:style style:name="co41" style:family="table-column">
      <style:table-column-properties fo:break-before="auto" style:column-width="238.2pt"/>
    </style:style>
    <style:style style:name="co42" style:family="table-column">
      <style:table-column-properties fo:break-before="auto" style:column-width="36.79pt"/>
    </style:style>
    <style:style style:name="co43" style:family="table-column">
      <style:table-column-properties fo:break-before="auto" style:column-width="47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Notebook">
      <style:table-properties table:display="true" style:writing-mode="lr-tb"/>
    </style:style>
    <style:style style:name="ta3" style:family="table" style:master-page-name="PageStyle_5f_iGPU">
      <style:table-properties table:display="true" style:writing-mode="lr-tb"/>
    </style:style>
    <style:style style:name="ta4" style:family="table" style:master-page-name="PageStyle_5f_dGPU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efe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4141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efe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41414" style:text-outline="false" style:text-line-through-style="none" style:text-line-through-type="none" style:font-name="&quot;Segoe UI&quot;" fo:font-size="10pt" fo:font-style="normal" fo:text-shadow="none" style:text-underline-style="none" fo:font-weight="normal" style:font-size-asian="10pt" style:font-style-asian="normal" style:font-weight-asian="normal" style:font-name-complex="&quot;Segoe UI&quot;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03535" style:text-outline="false" style:text-line-through-style="none" style:text-line-through-type="none" style:font-name="&quot;Segoe UI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Segoe UI&quot;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78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26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7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26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0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Idle Watt</text:p>
          </table:table-cell>
          <table:table-cell table:style-name="ce1" office:value-type="string" calcext:value-type="string">
            <text:p>Last Watt</text:p>
          </table:table-cell>
          <table:table-cell table:style-name="ce9" office:value-type="string" calcext:value-type="string">
            <office:annotation draw:style-name="gr1" draw:text-style-name="P2" svg:width="590.34pt" svg:height="58.51pt" svg:x="191.85pt" svg:y="23.24pt" draw:caption-point-x="-11.54pt" draw:caption-point-y="-22.96pt">
              <dc:date>2024-12-24T00:00:00</dc:date>
              <text:p text:style-name="P1">Package</text:p>
              <text:p text:style-name="P1">Windows - ThrottleStop 6.0</text:p>
              <text:p text:style-name="P1">Linux - Powertop</text:p>
            </office:annotation>
            <text:p>C-Stat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ainboard</text:p>
          </table:table-cell>
          <table:table-cell table:style-name="ce1" office:value-type="string" calcext:value-type="string">
            <text:p>Power supply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Measuring device</text:p>
          </table:table-cell>
          <table:table-cell table:style-name="ce1" office:value-type="string" calcext:value-type="string">
            <text:p>HDD / SSD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Mouse, keyboard, monitor</text:p>
          </table:table-cell>
          <table:table-cell table:style-name="ce1" office:value-type="string" calcext:value-type="string">
            <text:p>Cooling</text:p>
          </table:table-cell>
          <table:table-cell table:style-name="ce1" office:value-type="string" calcext:value-type="string">
            <text:p>User</text:p>
          </table:table-cell>
          <table:table-cell table:style-name="ce23" table:number-columns-repeated="10"/>
          <table:table-cell table:number-columns-repeated="1000"/>
        </table:table-row>
        <table:table-row table:style-name="ro1">
          <table:table-cell table:style-name="ce2" office:value-type="float" office:value="1.5" calcext:value-type="float">
            <office:annotation draw:style-name="gr2" draw:text-style-name="P2" svg:width="385.46pt" svg:height="58.48pt" svg:x="78.63pt" svg:y="39pt" draw:caption-point-x="-11.54pt" draw:caption-point-y="-22.99pt">
              <dc:date>2024-12-24T00:00:00</dc:date>
              <text:p text:style-name="P1">1,5W sind DC, sollten ca. 2W AC sein</text:p>
              <text:p text:style-name="P1"/>
              <text:p text:style-name="P1">Headless 0.85W / C9</text:p>
            </office:annotation>
            <text:p>1.5</text:p>
          </table:table-cell>
          <table:table-cell table:style-name="ce2" office:value-type="float" office:value="63" calcext:value-type="float">
            <text:p>63</text:p>
          </table:table-cell>
          <table:table-cell table:style-name="ce10" office:value-type="string" calcext:value-type="string">
            <text:p>C8</text:p>
          </table:table-cell>
          <table:table-cell table:style-name="ce13" office:value-type="string" calcext:value-type="string">
            <text:p>Intel Core i5-9500T</text:p>
          </table:table-cell>
          <table:table-cell table:style-name="ce15" office:value-type="string" calcext:value-type="string">
            <office:annotation draw:style-name="gr3" draw:text-style-name="P2" svg:width="660.5pt" svg:height="26.99pt" svg:x="464.09pt" svg:y="39pt" draw:caption-point-x="-11.54pt" draw:caption-point-y="-22.99pt">
              <dc:date>2024-12-24T00:00:00</dc:date>
              <text:p text:style-name="P1"><text:s/>HP ProDesk 400 G5 Desktop Mini (7EM44EA#ABD)</text:p>
            </office:annotation>
            <text:p>HP 859C​</text:p>
          </table:table-cell>
          <table:table-cell table:style-name="ce13" office:value-type="string" calcext:value-type="string">
            <office:annotation draw:style-name="gr3" draw:text-style-name="P2" svg:width="719.49pt" svg:height="26.99pt" svg:x="644pt" svg:y="39pt" draw:caption-point-x="-11.54pt" draw:caption-point-y="-22.99pt">
              <dc:date>2024-12-24T00:00:00</dc:date>
              <text:p text:style-name="P1"><text:s/>HP ProDesk 400 G5 Desktop Mini (7EM44EA#ABD)</text:p>
            </office:annotation>
            <text:p>HP 90W PPP012C-S</text:p>
          </table:table-cell>
          <table:table-cell table:style-name="ce13" office:value-type="string" calcext:value-type="string">
            <text:p>iGPU</text:p>
          </table:table-cell>
          <table:table-cell table:style-name="ce15" office:value-type="string" calcext:value-type="string">
            <office:annotation draw:style-name="gr4" draw:text-style-name="P2" svg:width="1021.58pt" svg:height="42.75pt" svg:x="891.95pt" svg:y="39pt" draw:caption-point-x="-11.54pt" draw:caption-point-y="-22.99pt">
              <dc:date>2024-12-24T00:00:00</dc:date>
              <text:p text:style-name="P1">Messung in DC</text:p>
              <text:p text:style-name="P1"/>
            </office:annotation>
            <text:p>ina219​</text:p>
          </table:table-cell>
          <table:table-cell table:style-name="ce13" office:value-type="string" calcext:value-type="string">
            <text:p>Kingston A2000 500GB NVME​</text:p>
          </table:table-cell>
          <table:table-cell table:style-name="ce13" office:value-type="string" calcext:value-type="string">
            <text:p>1 x 8GB F4-2666C19-8GRS DDR4​</text:p>
          </table:table-cell>
          <table:table-cell table:style-name="ce15" office:value-type="string" calcext:value-type="string">
            <text:p>Fedora 33​</text:p>
          </table:table-cell>
          <table:table-cell table:style-name="ce5" office:value-type="string" calcext:value-type="string">
            <text:p>Dell Maus, HP Keyboard, Dell DP Monitor​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842459" xlink:type="simple">fse1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6.4" calcext:value-type="float">
            <text:p>6.4</text:p>
          </table:table-cell>
          <table:table-cell table:style-name="ce10" office:value-type="string" calcext:value-type="string">
            <text:p>?</text:p>
          </table:table-cell>
          <table:table-cell table:style-name="ce13" office:value-type="string" calcext:value-type="string">
            <text:p>Intel Atom Z8300</text:p>
          </table:table-cell>
          <table:table-cell table:style-name="ce13" office:value-type="string" calcext:value-type="string">
            <text:p>Wintel CX-W8</text:p>
          </table:table-cell>
          <table:table-cell table:style-name="ce13" office:value-type="string" calcext:value-type="string">
            <text:p>ANU-050300A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NZR-SEM 16+</text:p>
          </table:table-cell>
          <table:table-cell table:style-name="ce13" office:value-type="string" calcext:value-type="string">
            <text:p>32GB SSD on Board (Kingston)</text:p>
          </table:table-cell>
          <table:table-cell table:style-name="ce13" office:value-type="string" calcext:value-type="string">
            <text:p>1 x 2GB DDR3L RAM on Board</text:p>
          </table:table-cell>
          <table:table-cell table:style-name="ce13" office:value-type="string" calcext:value-type="string">
            <text:p>Win 10 Home 64 Bit</text:p>
          </table:table-cell>
          <table:table-cell table:style-name="ce13" office:value-type="string" calcext:value-type="string">
            <text:p>Perixx Periboard-515 Plus TK 514U, LAN verbunden, Bluetooth ein, WLAN ein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49.html#post24703507&quot;;&quot;Dr.Cupido&quot;)" office:value-type="string" office:string-value="Dr.Cupido" calcext:value-type="string">
            <text:p>Dr.Cupido</text:p>
          </table:table-cell>
          <table:table-cell table:number-columns-repeated="1010"/>
        </table:table-row>
        <table:table-row table:style-name="ro1">
          <table:table-cell table:style-name="ce2" office:value-type="float" office:value="2.4" calcext:value-type="float">
            <office:annotation draw:style-name="gr3" draw:text-style-name="P2" svg:width="385.46pt" svg:height="26.99pt" svg:x="78.63pt" svg:y="70.5pt" draw:caption-point-x="-11.54pt" draw:caption-point-y="-22.99pt">
              <dc:date>2024-12-24T00:00:00</dc:date>
              <text:p text:style-name="P1">(Display im Stand By) / 3,1 Idle inkl 7" Display mit kleinster Hintergrundbeleuchtung</text:p>
            </office:annotation>
            <text:p>2.4</text:p>
          </table:table-cell>
          <table:table-cell table:style-name="ce2" office:value-type="float" office:value="8.4" calcext:value-type="float">
            <text:p>8.4</text:p>
          </table:table-cell>
          <table:table-cell table:style-name="ce10" office:value-type="string" calcext:value-type="string">
            <office:annotation draw:style-name="gr3" draw:text-style-name="P2" svg:width="590.34pt" svg:height="26.99pt" svg:x="191.85pt" svg:y="70.5pt" draw:caption-point-x="-11.54pt" draw:caption-point-y="-22.99pt">
              <dc:date>2024-12-24T00:00:00</dc:date>
              <text:p text:style-name="P1">mit 0.0 Package C-State</text:p>
            </office:annotation>
            <text:p>C6</text:p>
          </table:table-cell>
          <table:table-cell table:style-name="ce13" office:value-type="string" calcext:value-type="string">
            <text:p>Intel Atom Z3736F</text:p>
          </table:table-cell>
          <table:table-cell table:style-name="ce13" office:value-type="string" calcext:value-type="string">
            <office:annotation draw:style-name="gr3" draw:text-style-name="P2" svg:width="660.5pt" svg:height="26.99pt" svg:x="464.09pt" svg:y="70.5pt" draw:caption-point-x="-11.54pt" draw:caption-point-y="-22.99pt">
              <dc:date>2024-12-24T00:00:00</dc:date>
              <text:p text:style-name="P1">mit eingebautem 7" Display</text:p>
            </office:annotation>
            <text:p>Pipo X8 All In One PC </text:p>
          </table:table-cell>
          <table:table-cell table:style-name="ce13" office:value-type="string" calcext:value-type="string">
            <text:p>Keyu KA1433, 240 V / 1.0 A, 12 V / 2.4 A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13" office:value-type="string" calcext:value-type="string">
            <text:p>64GB SSD on Board (Samsung CGND3R)</text:p>
          </table:table-cell>
          <table:table-cell table:style-name="ce13" office:value-type="string" calcext:value-type="string">
            <text:p>1 x 2GB DDR3L RAM on Board</text:p>
          </table:table-cell>
          <table:table-cell table:style-name="ce13" office:value-type="string" calcext:value-type="string">
            <text:p>Win 10 Home 32 Bit</text:p>
          </table:table-cell>
          <table:table-cell table:style-name="ce13" office:value-type="string" calcext:value-type="string">
            <text:p>Logitech K400, WLAN verbunden, Bluetooth ein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5.html#post23898843&quot;;&quot;Chres&quot;)" office:value-type="string" office:string-value="Chres" calcext:value-type="string">
            <text:p>Chres</text:p>
          </table:table-cell>
          <table:table-cell table:number-columns-repeated="1010"/>
        </table:table-row>
        <table:table-row table:style-name="ro1">
          <table:table-cell table:style-name="ce2" office:value-type="float" office:value="2.6" calcext:value-type="float">
            <office:annotation draw:style-name="gr3" draw:text-style-name="P2" svg:width="385.46pt" svg:height="26.99pt" svg:x="78.63pt" svg:y="86.26pt" draw:caption-point-x="-11.54pt" draw:caption-point-y="-22.99pt">
              <dc:date>2024-12-24T00:00:00</dc:date>
              <text:p text:style-name="P1">1,3W mohne Maus, Tastatus, Bildschirm</text:p>
            </office:annotation>
            <text:p>2.6</text:p>
          </table:table-cell>
          <table:table-cell table:style-name="ce2" office:value-type="float" office:value="61" calcext:value-type="float">
            <text:p>61</text:p>
          </table:table-cell>
          <table:table-cell table:style-name="ce10" office:value-type="string" calcext:value-type="string">
            <text:p>C7</text:p>
          </table:table-cell>
          <table:table-cell table:style-name="ce13" office:value-type="string" calcext:value-type="string">
            <text:p>Intel Core i3-8100T</text:p>
          </table:table-cell>
          <table:table-cell table:style-name="ce5" office:value-type="string" calcext:value-type="string">
            <office:annotation draw:style-name="gr3" draw:text-style-name="P2" svg:width="660.5pt" svg:height="26.99pt" svg:x="464.09pt" svg:y="86.26pt" draw:caption-point-x="-11.54pt" draw:caption-point-y="-22.99pt">
              <dc:date>2024-12-24T00:00:00</dc:date>
              <text:p text:style-name="P1">Dell Optiplex 3060 Micro</text:p>
            </office:annotation>
            <text:p>Dell 0NV0M7</text:p>
          </table:table-cell>
          <table:table-cell table:style-name="ce13" office:value-type="string" calcext:value-type="string">
            <office:annotation draw:style-name="gr3" draw:text-style-name="P2" svg:width="719.49pt" svg:height="26.99pt" svg:x="644pt" svg:y="86.26pt" draw:caption-point-x="-11.54pt" draw:caption-point-y="-22.99pt">
              <dc:date>2024-12-24T00:00:00</dc:date>
              <text:p text:style-name="P1">Dell Optiplex 3060 Micro</text:p>
            </office:annotation>
            <text:p>DELL PA-12 65W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13" office:value-type="string" calcext:value-type="string">
            <text:p>Kingston A2000 500GB &amp; 2TB ST2000LM007-1R8174</text:p>
          </table:table-cell>
          <table:table-cell table:style-name="ce13" office:value-type="string" calcext:value-type="string">
            <text:p>2 x 8GB GSkill F4-2666C19-8GRS DDR4​</text:p>
          </table:table-cell>
          <table:table-cell table:style-name="ce13" office:value-type="string" calcext:value-type="string">
            <text:p>Ubuntu Server 20.04</text:p>
          </table:table-cell>
          <table:table-cell table:style-name="ce13" office:value-type="string" calcext:value-type="string">
            <text:p>Dell Maus, Logitech Keyboard, Dell DP Monitor​</text:p>
          </table:table-cell>
          <table:table-cell table:style-name="ce13" office:value-type="string" calcext:value-type="string">
            <text:p>Serienkühler​ aktiv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581911" xlink:type="simple">fse1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3.2" calcext:value-type="float">
            <office:annotation draw:style-name="gr5" draw:text-style-name="P2" svg:width="385.46pt" svg:height="27.01pt" svg:x="78.63pt" svg:y="101.99pt" draw:caption-point-x="-11.54pt" draw:caption-point-y="-22.96pt">
              <dc:date>2024-12-24T00:00:00</dc:date>
              <text:p text:style-name="P1">nach längerer Zeit nichts tun</text:p>
            </office:annotation>
            <text:p>3.2</text:p>
          </table:table-cell>
          <table:table-cell table:style-name="ce2" office:value-type="float" office:value="8.3" calcext:value-type="float">
            <text:p>8.3</text:p>
          </table:table-cell>
          <table:table-cell table:style-name="ce10"/>
          <table:table-cell table:style-name="ce13" office:value-type="string" calcext:value-type="string">
            <text:p>Intel Celeron N2820</text:p>
          </table:table-cell>
          <table:table-cell table:style-name="ce13" office:value-type="string" calcext:value-type="string">
            <text:p>Intel NUC DN2820FYKH</text:p>
          </table:table-cell>
          <table:table-cell table:style-name="ce13" office:value-type="string" calcext:value-type="string">
            <text:p>Tischnetzteil Asian Power Devices 12V 36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Samsung SSD 840 Evo 1TB</text:p>
          </table:table-cell>
          <table:table-cell table:style-name="ce13" office:value-type="string" calcext:value-type="string">
            <text:p>1 x 8GB Crucial CT102464BF160B (DDR3-1600, 1,35V)</text:p>
          </table:table-cell>
          <table:table-cell table:style-name="ce5" office:value-type="string" calcext:value-type="string">
            <text:p>Win8.1 64bit</text:p>
          </table:table-cell>
          <table:table-cell table:style-name="ce13" office:value-type="string" calcext:value-type="string">
            <text:p>Logitech Funkdongle für Maus + Tastatur</text:p>
          </table:table-cell>
          <table:table-cell table:style-name="ce13" office:value-type="string" calcext:value-type="string">
            <text:p>NUC Serienkühler</text:p>
          </table:table-cell>
          <table:table-cell table:style-name="ce21" table:formula="of:=HYPERLINK(&quot;http://www.hardwareluxx.de/community/f84/die-sparsamsten-systeme-30w-idle-1007101-8.html#post21965370&quot;;&quot;LordMiG&quot;)" office:value-type="string" office:string-value="LordMiG" calcext:value-type="string">
            <text:p>LordMiG</text:p>
          </table:table-cell>
          <table:table-cell table:number-columns-repeated="1010"/>
        </table:table-row>
        <table:table-row table:style-name="ro1">
          <table:table-cell table:style-name="ce2" office:value-type="float" office:value="3.4" calcext:value-type="float">
            <office:annotation draw:style-name="gr3" draw:text-style-name="P2" svg:width="385.46pt" svg:height="26.99pt" svg:x="78.63pt" svg:y="117.75pt" draw:caption-point-x="-11.54pt" draw:caption-point-y="-22.99pt">
              <dc:date>2024-12-24T00:00:00</dc:date>
              <text:p text:style-name="P1"><text:s/>Optimierungen nur mit Powertop(powertop --autotune)</text:p>
            </office:annotation>
            <text:p>3.4</text:p>
          </table:table-cell>
          <table:table-cell table:style-name="ce2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5-7500</text:p>
          </table:table-cell>
          <table:table-cell table:style-name="ce5" office:value-type="string" calcext:value-type="string">
            <text:p>Asus H110S1</text:p>
          </table:table-cell>
          <table:table-cell table:style-name="ce5" office:value-type="string" calcext:value-type="string">
            <text:p>Voltcraft NPS-150 - 12V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Transcend MTS400 M.2 SSD 64GB SATA III</text:p>
          </table:table-cell>
          <table:table-cell table:style-name="ce5" office:value-type="string" calcext:value-type="string">
            <text:p>2 x 8GB Crucial DDR4 3200Mhz (@2400Mhz)</text:p>
          </table:table-cell>
          <table:table-cell table:style-name="ce5" office:value-type="string" calcext:value-type="string">
            <text:p>Debian Testing XFCE (Bullseye)</text:p>
          </table:table-cell>
          <table:table-cell table:style-name="ce5" office:value-type="string" calcext:value-type="string">
            <text:p>Logitech G610 + Mircrosoft Classic IntelliMouse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s://www.hardwareluxx.de/community/threads/die-sparsamsten-systeme-30w-idle.1007101/post-27455351&quot;;&quot;Petik4827&quot;)" office:value-type="string" office:string-value="Petik4827" calcext:value-type="string">
            <text:p>Petik4827</text:p>
          </table:table-cell>
          <table:table-cell table:number-columns-repeated="1010"/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7.6" calcext:value-type="float">
            <text:p>17.6</text:p>
          </table:table-cell>
          <table:table-cell table:style-name="ce10" office:value-type="string" calcext:value-type="string">
            <text:p>C10</text:p>
          </table:table-cell>
          <table:table-cell table:style-name="ce13" office:value-type="string" calcext:value-type="string">
            <text:p>Intel Pentium J5005</text:p>
          </table:table-cell>
          <table:table-cell table:style-name="ce13" office:value-type="string" calcext:value-type="string">
            <text:p>Intel NUC NUC7PJYH</text:p>
          </table:table-cell>
          <table:table-cell table:style-name="ce5" office:value-type="string" calcext:value-type="string">
            <text:p>APD 19V 3,42A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Energy Logger 4000</text:p>
          </table:table-cell>
          <table:table-cell table:style-name="ce13" office:value-type="string" calcext:value-type="string">
            <text:p>Samsung SSD 850 EVO 120GB</text:p>
          </table:table-cell>
          <table:table-cell table:style-name="ce13" office:value-type="string" calcext:value-type="string">
            <text:p>1 x 4GB HyperX Impact DDR4 2133MHZ</text:p>
          </table:table-cell>
          <table:table-cell table:style-name="ce5" office:value-type="string" calcext:value-type="string">
            <text:p>Ubuntu Desktop 19.10</text:p>
          </table:table-cell>
          <table:table-cell table:style-name="ce13" office:value-type="string" calcext:value-type="string">
            <text:p>Logitech Unifying</text:p>
          </table:table-cell>
          <table:table-cell table:style-name="ce13" office:value-type="string" calcext:value-type="string">
            <text:p>NUC Serienkühler</text:p>
          </table:table-cell>
          <table:table-cell table:style-name="ce18" table:formula="of:=HYPERLINK(&quot;https://www.hardwareluxx.de/community/members/delacor.305758/&quot;;&quot;delacor&quot;)" office:value-type="string" office:string-value="delacor" calcext:value-type="string">
            <text:p>delacor</text:p>
          </table:table-cell>
          <table:table-cell table:number-columns-repeated="1010"/>
        </table:table-row>
        <table:table-row table:style-name="ro1">
          <table:table-cell table:style-name="ce2" office:value-type="float" office:value="3.5" calcext:value-type="float">
            <office:annotation draw:style-name="gr3" draw:text-style-name="P2" svg:width="385.46pt" svg:height="39.29pt" svg:x="78.63pt" svg:y="143.09pt" draw:caption-point-x="-11.54pt" draw:caption-point-y="-16.81pt">
              <dc:date>2024-12-24T00:00:00</dc:date>
              <text:p text:style-name="P1">3,5W (powertop optimiert ohne Logitech USB Empfänger / 3,3W mit auto-tune (hier ist die Tastatus und Maus aber laggy, daher Wert nicht benutzt / 3,8 ohne Powertop / Windows10 1809 3,8W / Seriell und LAN1 aus (LAN2 aktiv), WLAN Karte ausgebaut)</text:p>
            </office:annotation>
            <text:p>3.5</text:p>
          </table:table-cell>
          <table:table-cell table:style-name="ce2" office:value-type="float" office:value="12.4" calcext:value-type="float">
            <text:p>12.4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eleron 4205U</text:p>
          </table:table-cell>
          <table:table-cell table:style-name="ce5" office:value-type="string" calcext:value-type="string">
            <text:p>Shuttle DS10U</text:p>
          </table:table-cell>
          <table:table-cell table:style-name="ce5" office:value-type="string" calcext:value-type="string">
            <text:p>APD DA65A19 19V 1,6A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X500 250GB SATA</text:p>
          </table:table-cell>
          <table:table-cell table:style-name="ce5" office:value-type="string" calcext:value-type="string">
            <text:p>1 x 8GB Crucial DDR4-2400 - CT8G4SFS824A</text:p>
          </table:table-cell>
          <table:table-cell table:style-name="ce5" office:value-type="string" calcext:value-type="string">
            <text:p>Ubuntu 20.04 (5.4.0-26)</text:p>
          </table:table-cell>
          <table:table-cell table:style-name="ce5" office:value-type="string" calcext:value-type="string">
            <text:p>Logitech Unifying, ViewSonic VA2719-2K-SMHD QHD@DP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s://www.hardwareluxx.de/community/threads/die-sparsamsten-systeme-30w-idle.1007101/post-27461388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2" office:value-type="float" office:value="3.9" calcext:value-type="float">
            <office:annotation draw:style-name="gr3" draw:text-style-name="P2" svg:width="385.46pt" svg:height="26.99pt" svg:x="78.63pt" svg:y="165pt" draw:caption-point-x="-11.54pt" draw:caption-point-y="-22.99pt">
              <dc:date>2024-12-24T00:00:00</dc:date>
              <text:p text:style-name="P1"><text:s/>Ohne Maus und ohne Tastatur sind es bei schlafendem Monitor 2,9-3,2W idle</text:p>
            </office:annotation>
            <text:p>3.9</text:p>
          </table:table-cell>
          <table:table-cell table:style-name="ce2" office:value-type="float" office:value="44.7" calcext:value-type="float">
            <text:p>44.7</text:p>
          </table:table-cell>
          <table:table-cell table:style-name="ce10" office:value-type="string" calcext:value-type="string">
            <text:p>C7</text:p>
          </table:table-cell>
          <table:table-cell table:style-name="ce13" office:value-type="string" calcext:value-type="string">
            <text:p>Intel Core i3-8100</text:p>
          </table:table-cell>
          <table:table-cell table:style-name="ce5" office:value-type="string" calcext:value-type="string">
            <text:p>Fujitsu D3674-B</text:p>
          </table:table-cell>
          <table:table-cell table:style-name="ce5" office:value-type="string" calcext:value-type="string">
            <text:p>Leicke 12V 150W NT03016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WD Blue 1TB SATA + WD Blue SN550 500GB NVME</text:p>
          </table:table-cell>
          <table:table-cell table:style-name="ce5" office:value-type="string" calcext:value-type="string">
            <text:p>1 x 4GB DDR4-2133</text:p>
          </table:table-cell>
          <table:table-cell table:style-name="ce5" office:value-type="string" calcext:value-type="string">
            <text:p>Ubuntu 20.04.3</text:p>
          </table:table-cell>
          <table:table-cell table:style-name="ce5" office:value-type="string" calcext:value-type="string">
            <text:p>Logitech K120, Microsoft Wheel Mouse Optical, Liyama 27" Fullhd HDMI</text:p>
          </table:table-cell>
          <table:table-cell table:style-name="ce13" office:value-type="string" calcext:value-type="string">
            <text:p>passiv Scythe Samurai ZZ + 1x 80er Gehäuselüfter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758793" xlink:type="simple">littledevil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8.3" calcext:value-type="float">
            <text:p>8.3</text:p>
          </table:table-cell>
          <table:table-cell table:style-name="ce10"/>
          <table:table-cell table:style-name="ce13" office:value-type="string" calcext:value-type="string">
            <text:p>Intel Celeron N2820</text:p>
          </table:table-cell>
          <table:table-cell table:style-name="ce13" office:value-type="string" calcext:value-type="string">
            <text:p>Intel NUC DN2820FYKH</text:p>
          </table:table-cell>
          <table:table-cell table:style-name="ce13" office:value-type="string" calcext:value-type="string">
            <text:p>Tischnetzteil Asian Power Devices 12V 36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Samsung SSD 840 Evo 1TB</text:p>
          </table:table-cell>
          <table:table-cell table:style-name="ce13" office:value-type="string" calcext:value-type="string">
            <text:p>1 x 8GB Crucial CT102464BF160B (DDR3-1600, 1,35V)</text:p>
          </table:table-cell>
          <table:table-cell table:style-name="ce5" office:value-type="string" calcext:value-type="string">
            <text:p>Win8.1 64bit</text:p>
          </table:table-cell>
          <table:table-cell table:style-name="ce13" office:value-type="string" calcext:value-type="string">
            <text:p>Logitech Funkdongle für Maus + Tastatur</text:p>
          </table:table-cell>
          <table:table-cell table:style-name="ce13" office:value-type="string" calcext:value-type="string">
            <text:p>NUC Serienkühler</text:p>
          </table:table-cell>
          <table:table-cell table:style-name="ce21" table:formula="of:=HYPERLINK(&quot;http://www.hardwareluxx.de/community/f84/die-sparsamsten-systeme-30w-idle-1007101-8.html#post21965370&quot;;&quot;LordMiG&quot;)" office:value-type="string" office:string-value="LordMiG" calcext:value-type="string">
            <text:p>LordMiG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Xeon E3-1275 V5</text:p>
          </table:table-cell>
          <table:table-cell table:style-name="ce5" office:value-type="string" calcext:value-type="string">
            <text:p>Fujitsu D3417-B11</text:p>
          </table:table-cell>
          <table:table-cell table:style-name="ce5" office:value-type="string" calcext:value-type="string">
            <text:p>PicoPSU-80 + FSP FSP075-DIBAN2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PM981 MZVLB256HBHQ-000L7 256GB</text:p>
          </table:table-cell>
          <table:table-cell table:style-name="ce5" office:value-type="string" calcext:value-type="string">
            <text:p>1 x 16GB Samsung M391A2K43BB1-CPBQ DDR4-2133 ECC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 Wireless (Dongle), 19" Monitor (1280x1024 via DVI)</text:p>
          </table:table-cell>
          <table:table-cell table:style-name="ce5" office:value-type="string" calcext:value-type="string">
            <text:p>1 x Noctua NF-A9 PWM auf NH-D9L, extern versorgt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667562" xlink:type="simple">rh-ironman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9.1" calcext:value-type="float">
            <text:p>39.1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Pentium G4500</text:p>
          </table:table-cell>
          <table:table-cell table:style-name="ce5" office:value-type="string" calcext:value-type="string">
            <text:p>Fujitsu D3474-B</text:p>
          </table:table-cell>
          <table:table-cell table:style-name="ce5" office:value-type="string" calcext:value-type="string">
            <text:p>Zooty AD1280MB (80W)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 GB SSD</text:p>
          </table:table-cell>
          <table:table-cell table:style-name="ce5" office:value-type="string" calcext:value-type="string">
            <text:p>2 x 4GB Crucial DDR4-2400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K400, Samsung 24" FullHD-Monitor @ HDM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s://www.hardwareluxx.de/community/f84/die-sparsamsten-systeme-30w-idle-1007101-post25806925.html#post2580692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2.7" calcext:value-type="float">
            <text:p>32.7</text:p>
          </table:table-cell>
          <table:table-cell table:style-name="ce10" office:value-type="string" calcext:value-type="string">
            <text:p>C8</text:p>
          </table:table-cell>
          <table:table-cell table:style-name="ce14" office:value-type="string" calcext:value-type="string">
            <text:p>Intel Pentium G5400</text:p>
          </table:table-cell>
          <table:table-cell table:style-name="ce14" office:value-type="string" calcext:value-type="string">
            <text:p>Fujitsu D3674-B</text:p>
          </table:table-cell>
          <table:table-cell table:style-name="ce14" office:value-type="string" calcext:value-type="string">
            <text:p>Leicke NT00347 (90W)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14" office:value-type="string" calcext:value-type="string">
            <text:p>Samsung SSD 850 EVO 250GiB</text:p>
          </table:table-cell>
          <table:table-cell table:style-name="ce18" office:value-type="string" calcext:value-type="string">
            <text:p><text:a xlink:href="https://geizhals.de/crucial-ballistix-sport-lt-so-dimm-kit-8gb-bls2c4g4s26bfsd-bls2k4g4s26bfsd-a1592499.html" xlink:type="simple">2 x 4GiB DDR4 2666 (BLS2K4G4S26BFSD)</text:a></text:p>
          </table:table-cell>
          <table:table-cell table:style-name="ce19" office:value-type="string" calcext:value-type="string">
            <text:p>Windows Server 2019</text:p>
          </table:table-cell>
          <table:table-cell table:style-name="ce5" office:value-type="string" calcext:value-type="string">
            <text:p>Logitech K400 Plus, Eizo FlexScan S2201W</text:p>
          </table:table-cell>
          <table:table-cell table:style-name="ce5" office:value-type="string" calcext:value-type="string">
            <text:p>Passiv (Intel BXHTS1155LP)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072334" xlink:type="simple">Biolante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3-8100</text:p>
          </table:table-cell>
          <table:table-cell table:style-name="ce5" office:value-type="string" calcext:value-type="string">
            <text:p>ASRock H310M-STX</text:p>
          </table:table-cell>
          <table:table-cell table:style-name="ce5" office:value-type="string" calcext:value-type="string">
            <text:p>ASRock DeskMini 310 19V 120W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msung 970 Evo 1TB</text:p>
          </table:table-cell>
          <table:table-cell table:style-name="ce5" office:value-type="string" calcext:value-type="string">
            <text:p>2 x 8GB DDR4-2666 Crucial 1,2V</text:p>
          </table:table-cell>
          <table:table-cell table:style-name="ce5" office:value-type="string" calcext:value-type="string">
            <text:p>Ubuntu 20.04 (5.4)</text:p>
          </table:table-cell>
          <table:table-cell table:style-name="ce5" office:value-type="string" calcext:value-type="string">
            <text:p>Logitech Unifying, 2560x1440@HDMI</text:p>
          </table:table-cell>
          <table:table-cell table:style-name="ce5" office:value-type="string" calcext:value-type="string">
            <text:p>Intel Boxed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833379" xlink:type="simple">-DDD-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8.3" calcext:value-type="float">
            <text:p>18.3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eleron G3900</text:p>
          </table:table-cell>
          <table:table-cell table:style-name="ce5" office:value-type="string" calcext:value-type="string">
            <text:p>Fujitsu D3417-B</text:p>
          </table:table-cell>
          <table:table-cell table:style-name="ce5" office:value-type="string" calcext:value-type="string">
            <text:p>Leicke 60W extern (NT03012), picoPSU-90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Hitachi HTS54505</text:p>
          </table:table-cell>
          <table:table-cell table:style-name="ce5" office:value-type="string" calcext:value-type="string">
            <text:p>1 x 16GB Samsung DDR4-2133 RAM, ECC unbuffered (M391A2K43BB1-CPB)</text:p>
          </table:table-cell>
          <table:table-cell table:style-name="ce5" office:value-type="string" calcext:value-type="string">
            <text:p>Ubuntu Linux 16.04</text:p>
          </table:table-cell>
          <table:table-cell table:style-name="ce5" office:value-type="string" calcext:value-type="string">
            <text:p>nichts, da Server</text:p>
          </table:table-cell>
          <table:table-cell table:style-name="ce5" office:value-type="string" calcext:value-type="string">
            <text:p>Arctic Alpine 11 passiv (ACALP00011A)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5042983" xlink:type="simple">altaschwede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7100</text:p>
          </table:table-cell>
          <table:table-cell table:style-name="ce5" office:value-type="string" calcext:value-type="string">
            <text:p>AsRock H110M-STX</text:p>
          </table:table-cell>
          <table:table-cell table:style-name="ce5" office:value-type="string" calcext:value-type="string">
            <text:p>Das mitgelieferte (AsRock DeskMini)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Cresta</text:p>
          </table:table-cell>
          <table:table-cell table:style-name="ce5" office:value-type="string" calcext:value-type="string">
            <text:p>Crucial M500 128GB</text:p>
          </table:table-cell>
          <table:table-cell table:style-name="ce5" office:value-type="string" calcext:value-type="string">
            <text:p>2 x 4GB Crucial Ballistix Sport LT</text:p>
          </table:table-cell>
          <table:table-cell table:style-name="ce5" office:value-type="string" calcext:value-type="string">
            <text:p>Win10 64Bit Pro</text:p>
          </table:table-cell>
          <table:table-cell table:style-name="ce5" office:value-type="string" calcext:value-type="string">
            <text:p>Logitech K400</text:p>
          </table:table-cell>
          <table:table-cell table:style-name="ce5" office:value-type="string" calcext:value-type="string">
            <text:p>Intel Boxed</text:p>
          </table:table-cell>
          <table:table-cell table:style-name="ce18" table:formula="of:=HYPERLINK(&quot;https://www.hardwareluxx.de/community/f84/die-sparsamsten-systeme-30w-idle-1007101-57.html#post25815758&quot;;&quot;audiojunk66&quot;)" office:value-type="string" office:string-value="audiojunk66" calcext:value-type="string">
            <text:p>audiojunk66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eleron G3900</text:p>
          </table:table-cell>
          <table:table-cell table:style-name="ce5" office:value-type="string" calcext:value-type="string">
            <text:p>Fujitsu D3417-B</text:p>
          </table:table-cell>
          <table:table-cell table:style-name="ce5" office:value-type="string" calcext:value-type="string">
            <text:p>Leicke 120W + Pico-PSU 150XT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Toshiba MK2576GSX 2,5"</text:p>
          </table:table-cell>
          <table:table-cell table:style-name="ce5" office:value-type="string" calcext:value-type="string">
            <text:p>1 x 8GB Samsung M391A1G43DB0-CPB DDR4 mit ECC</text:p>
          </table:table-cell>
          <table:table-cell table:style-name="ce5" office:value-type="string" calcext:value-type="string">
            <text:p>Ubuntu Server 16.04.1</text:p>
          </table:table-cell>
          <table:table-cell table:style-name="ce5" office:value-type="string" calcext:value-type="string">
            <text:p>nichts, da Server</text:p>
          </table:table-cell>
          <table:table-cell table:style-name="ce5" office:value-type="string" calcext:value-type="string">
            <text:p>Intel Boxed</text:p>
          </table:table-cell>
          <table:table-cell table:style-name="ce18" table:formula="of:=HYPERLINK(&quot;http://www.hardwareluxx.de/community/f84/die-sparsamsten-systeme-30w-idle-1007101-50.html#post24965183&quot;;&quot;sweetchuck&quot;)" office:value-type="string" office:string-value="sweetchuck" calcext:value-type="string">
            <text:p>sweetchuck</text:p>
          </table:table-cell>
          <table:table-cell table:number-columns-repeated="1010"/>
        </table:table-row>
        <table:table-row table:style-name="ro1">
          <table:table-cell table:style-name="ce3" office:value-type="float" office:value="5.07" calcext:value-type="float">
            <text:p>5.07</text:p>
          </table:table-cell>
          <table:table-cell table:style-name="ce7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3-8100</text:p>
          </table:table-cell>
          <table:table-cell table:style-name="ce5" office:value-type="string" calcext:value-type="string">
            <text:p>Gigabyte C246N-WU2</text:p>
          </table:table-cell>
          <table:table-cell table:style-name="ce5" office:value-type="string" calcext:value-type="string">
            <text:p>PicoPSU90 + Mean Well GST40A12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WD Blue 1TB 3D SATA SSD</text:p>
          </table:table-cell>
          <table:table-cell table:style-name="ce5" office:value-type="string" calcext:value-type="string">
            <text:p>1 x 16GB Samsung DDR4-2133 M378A2K43BB1-CPB</text:p>
          </table:table-cell>
          <table:table-cell table:style-name="ce5" office:value-type="string" calcext:value-type="string">
            <text:p>Ubuntu 20.04 (5.8)</text:p>
          </table:table-cell>
          <table:table-cell table:style-name="ce5" office:value-type="string" calcext:value-type="string">
            <text:p>Logitech K400r, Full HD @ HDMI, 1G LAN, CEC 2019 aktiviert, powertop ausgeführt</text:p>
          </table:table-cell>
          <table:table-cell table:style-name="ce13" office:value-type="string" calcext:value-type="string">
            <text:p>passiv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415099" xlink:type="simple">mgut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25" calcext:value-type="float">
            <text:p>25</text:p>
          </table:table-cell>
          <table:table-cell table:style-name="ce10"/>
          <table:table-cell table:style-name="ce13" office:value-type="string" calcext:value-type="string">
            <text:p>AMD A4-5000</text:p>
          </table:table-cell>
          <table:table-cell table:style-name="ce5" office:value-type="string" calcext:value-type="string">
            <text:p>Zotac ZBOX nano AQ01</text:p>
          </table:table-cell>
          <table:table-cell table:style-name="ce13" office:value-type="string" calcext:value-type="string">
            <text:p>mitgeliefertes 19V-65W Tischnetzteil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Crucial M4 32GB mSATA SSD in 2,5" Adapter</text:p>
          </table:table-cell>
          <table:table-cell table:style-name="ce13" office:value-type="string" calcext:value-type="string">
            <text:p>1 x 4GB DDR3-1333 SoDIMM</text:p>
          </table:table-cell>
          <table:table-cell table:style-name="ce5" office:value-type="string" calcext:value-type="string">
            <text:p>Win7 64bit</text:p>
          </table:table-cell>
          <table:table-cell table:style-name="ce13" office:value-type="string" calcext:value-type="string">
            <text:p>Logitech Unifying Dongle, ohne mitgelieferte Mini-PCIe WLAN-Karte</text:p>
          </table:table-cell>
          <table:table-cell table:style-name="ce13" office:value-type="string" calcext:value-type="string">
            <text:p>1x Lüfter (eingebaut)</text:p>
          </table:table-cell>
          <table:table-cell table:style-name="ce21" table:formula="of:=HYPERLINK(&quot;http://www.hardwareluxx.de/community/f84/alltagstaugliche-desktop-systeme-mit-6w-idle-verbrauch-inkl-haswell-beispiel-1001484-8.html#post21884338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J4105</text:p>
          </table:table-cell>
          <table:table-cell table:style-name="ce5" office:value-type="string" calcext:value-type="string">
            <text:p>ASRock J4105-ITX</text:p>
          </table:table-cell>
          <table:table-cell table:style-name="ce5" office:value-type="string" calcext:value-type="string">
            <text:p>picoPSU 90W + 120W Netzteil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Evo 860 500GB &amp; 2x1TB Crucial MX500</text:p>
          </table:table-cell>
          <table:table-cell table:style-name="ce5" office:value-type="string" calcext:value-type="string">
            <text:p>2 x 4GB DDR4 SODIMM</text:p>
          </table:table-cell>
          <table:table-cell table:style-name="ce5" office:value-type="string" calcext:value-type="string">
            <text:p>Unraid 6.9.2</text:p>
          </table:table-cell>
          <table:table-cell table:style-name="ce13" office:value-type="string" calcext:value-type="string">
            <text:p>PS2 Tastatur</text:p>
          </table:table-cell>
          <table:table-cell table:style-name="ce5" office:value-type="string" calcext:value-type="string">
            <text:p>Passiv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9161730" xlink:type="simple">MPC561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46" calcext:value-type="float">
            <text:p>46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5-6500</text:p>
          </table:table-cell>
          <table:table-cell table:style-name="ce5" office:value-type="string" calcext:value-type="string">
            <text:p>MSI Z170I Gaming Pro AC</text:p>
          </table:table-cell>
          <table:table-cell table:style-name="ce5" office:value-type="string" calcext:value-type="string">
            <text:p>Pico PSU 90, 80 W Netzteil (Powertron)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850 Pro 1TB SSD</text:p>
          </table:table-cell>
          <table:table-cell table:style-name="ce5" office:value-type="string" calcext:value-type="string">
            <text:p>2 x 4GB Crucial DDR4</text:p>
          </table:table-cell>
          <table:table-cell table:style-name="ce5" office:value-type="string" calcext:value-type="string">
            <text:p>Win8.1 64bit</text:p>
          </table:table-cell>
          <table:table-cell table:style-name="ce13" office:value-type="string" calcext:value-type="string">
            <text:p>USB Maus und Tastatur, <text:s/>Optiarc DVD-RW AD-7260S, an Monitor 2560x1440 @60Hz</text:p>
          </table:table-cell>
          <table:table-cell table:style-name="ce5" office:value-type="string" calcext:value-type="string">
            <text:p>1 x CPU Lüfter 80mm (läuft mit 600 U/min)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4278537" xlink:type="simple">Reinhard62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2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3-10320</text:p>
          </table:table-cell>
          <table:table-cell table:style-name="ce5" office:value-type="string" calcext:value-type="string">
            <text:p>ASRock H410M-HDV R2.0</text:p>
          </table:table-cell>
          <table:table-cell table:style-name="ce5" office:value-type="string" calcext:value-type="string">
            <text:p>PicoPSU-90, 90W &amp; Zooty AD1280MB (80W)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70 Evo 250GB (SATA)</text:p>
          </table:table-cell>
          <table:table-cell table:style-name="ce5" office:value-type="string" calcext:value-type="string">
            <text:p>1 x Crucial DIMM 8GB, DDR4-2666 (CT8G4DFRA266)</text:p>
          </table:table-cell>
          <table:table-cell table:style-name="ce5" office:value-type="string" calcext:value-type="string">
            <text:p>Win10 21H2</text:p>
          </table:table-cell>
          <table:table-cell table:style-name="ce5" office:value-type="string" calcext:value-type="string">
            <text:p>Logitech MK270</text:p>
          </table:table-cell>
          <table:table-cell table:style-name="ce5" office:value-type="string" calcext:value-type="string">
            <text:p>Alpenföhn Silvretta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933758" xlink:type="simple">Guiekalle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2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3-10105</text:p>
          </table:table-cell>
          <table:table-cell table:style-name="ce5" office:value-type="string" calcext:value-type="string">
            <text:p>ASRock H510M-HVS R2.0</text:p>
          </table:table-cell>
          <table:table-cell table:style-name="ce5" office:value-type="string" calcext:value-type="string">
            <text:p>PicoPSU-90 &amp; Leicke (90W)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KINGSTON SV300S37A120G (SATA)</text:p>
          </table:table-cell>
          <table:table-cell table:style-name="ce5" office:value-type="string" calcext:value-type="string">
            <text:p>1 x 8GB CT8G4DFS8266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G 43UN700-B 42" (HDMI)</text:p>
          </table:table-cell>
          <table:table-cell table:style-name="ce5" office:value-type="string" calcext:value-type="string">
            <text:p>Alpenföhn Brocken ECO + Noctua NF-S12A PWM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9243115" xlink:type="simple">mifo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.5" calcext:value-type="float">
            <office:annotation draw:style-name="gr3" draw:text-style-name="P2" svg:width="385.46pt" svg:height="28.09pt" svg:x="78.63pt" svg:y="400.71pt" draw:caption-point-x="-11.54pt" draw:caption-point-y="-22.42pt">
              <dc:date>2024-12-24T00:00:00</dc:date>
              <text:p text:style-name="P1">5,5W incl. 5 x HDD: https://www.hardwareluxx.de/community/threads/die-sparsamsten-systeme-30w-idle.1007101/post-28777637</text:p>
            </office:annotation>
            <text:p>5.5</text:p>
          </table:table-cell>
          <table:table-cell table:style-name="ce2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Pentium G5400</text:p>
          </table:table-cell>
          <table:table-cell table:style-name="ce5" office:value-type="string" calcext:value-type="string">
            <text:p>Fujitsu D3644-B1 (R1.26.0)</text:p>
          </table:table-cell>
          <table:table-cell table:style-name="ce5" office:value-type="string" calcext:value-type="string">
            <text:p>Corsair RM550x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Crucial P1 1TB (+ Unraid auf SanDisk Cruzer Fit 16GB)</text:p>
          </table:table-cell>
          <table:table-cell table:style-name="ce5" office:value-type="string" calcext:value-type="string">
            <text:p>1 x 16GB Samsung DDR4-2666-ECC @ DDR4-2400</text:p>
          </table:table-cell>
          <table:table-cell table:style-name="ce5" office:value-type="string" calcext:value-type="string">
            <office:annotation draw:style-name="gr3" draw:text-style-name="P2" svg:width="861.85pt" svg:height="26.99pt" svg:x="1496.83pt" svg:y="401.24pt" draw:caption-point-x="-11.54pt" draw:caption-point-y="-22.96pt">
              <dc:date>2024-12-24T00:00:00</dc:date>
              <text:p text:style-name="P1">Powertop-Optimierungen &amp; iGPU-Treiber</text:p>
            </office:annotation>
            <text:p>Unraid 6.92</text:p>
          </table:table-cell>
          <table:table-cell table:style-name="ce5" office:value-type="string" calcext:value-type="string">
            <text:p>nichts, da Server (LAN aktiv)</text:p>
          </table:table-cell>
          <table:table-cell table:style-name="ce5" office:value-type="string" calcext:value-type="string">
            <text:p>semi-passiv 2 x Noctua NF-P14s redux-1200 PWM @ Noctua NA-FC1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771509" xlink:type="simple">Doc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40" calcext:value-type="float">
            <text:p>40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Pentium G4560</text:p>
          </table:table-cell>
          <table:table-cell table:style-name="ce5" office:value-type="string" calcext:value-type="string">
            <text:p>ASRock DeskMini 110 (H110M-STX)</text:p>
          </table:table-cell>
          <table:table-cell table:style-name="ce5" office:value-type="string" calcext:value-type="string">
            <text:p>Mitgeliefertes 120 Watt Tischnetzteil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Intel 600p 256GB &amp; 2xSeagate SpinPoint M9T 2TB</text:p>
          </table:table-cell>
          <table:table-cell table:style-name="ce5" office:value-type="string" calcext:value-type="string">
            <text:p>2 x 8GB Crucial Ballistix Sport LT SO-DIMM (DDR4-2400, 1,20V)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Maus, Tastatur, Monitor: Logitech K340/M505, Dell U2311H</text:p>
          </table:table-cell>
          <table:table-cell table:style-name="ce5" office:value-type="string" calcext:value-type="string">
            <text:p>Intel Boxed</text:p>
          </table:table-cell>
          <table:table-cell table:style-name="ce18" table:formula="of:=HYPERLINK(&quot;https://www.hardwareluxx.de/community/f84/die-sparsamsten-systeme-30w-idle-1007101-52.html#post25282262&quot;;&quot;AyGee&quot;)" office:value-type="string" office:string-value="AyGee" calcext:value-type="string">
            <text:p>AyGee</text:p>
          </table:table-cell>
          <table:table-cell table:number-columns-repeated="1010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eleron N3050</text:p>
          </table:table-cell>
          <table:table-cell table:style-name="ce5" office:value-type="string" calcext:value-type="string">
            <text:p>Intel NUC5CPYH</text:p>
          </table:table-cell>
          <table:table-cell table:style-name="ce5" office:value-type="string" calcext:value-type="string">
            <text:p>mitgeliefertes 19V Netzteil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32GB SSD</text:p>
          </table:table-cell>
          <table:table-cell table:style-name="ce5" office:value-type="string" calcext:value-type="string">
            <text:p>1 x 4GB DDR3L-1600 SoDIMM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Unifying Dongle, Gigabit Ethernet (WLAN im Gerätemanager deaktiviert), 1920x1200@HDMI</text:p>
          </table:table-cell>
          <table:table-cell table:style-name="ce13" office:value-type="string" calcext:value-type="string">
            <text:p>1x Lüfter (eingebaut)</text:p>
          </table:table-cell>
          <table:table-cell table:style-name="ce18" table:formula="of:=HYPERLINK(&quot;http://www.hardwareluxx.de/community/f84/die-sparsamsten-systeme-30w-idle-1007101-32.html#post23651186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>
          <table:table-cell table:style-name="ce2" office:value-type="float" office:value="5.7" calcext:value-type="float">
            <text:p>5.7</text:p>
          </table:table-cell>
          <table:table-cell table:style-name="ce5"/>
          <table:table-cell table:style-name="ce11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13" office:value-type="string" calcext:value-type="string">
            <text:p>Asrock B85M-ITX</text:p>
          </table:table-cell>
          <table:table-cell table:style-name="ce13" office:value-type="string" calcext:value-type="string">
            <text:p>PicoPSU-160-XT + Leicke 120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Crucial M4 500GB</text:p>
          </table:table-cell>
          <table:table-cell table:style-name="ce13" office:value-type="string" calcext:value-type="string">
            <text:p>2 x 4GB Samsung Green 1600Mhz</text:p>
          </table:table-cell>
          <table:table-cell table:style-name="ce13" office:value-type="string" calcext:value-type="string">
            <text:p>Win7 64bit</text:p>
          </table:table-cell>
          <table:table-cell table:style-name="ce13" office:value-type="string" calcext:value-type="string">
            <text:p>Cherry Board 3.0 / A4 Tech V3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41924&quot;;&quot;DonBanana&quot;)" office:value-type="string" office:string-value="DonBanana" calcext:value-type="string">
            <text:p>DonBanana</text:p>
          </table:table-cell>
          <table:table-cell table:number-columns-repeated="1010"/>
        </table:table-row>
        <table:table-row table:style-name="ro1">
          <table:table-cell table:style-name="ce2" office:value-type="float" office:value="5.8" calcext:value-type="float">
            <office:annotation draw:style-name="gr3" draw:text-style-name="P2" svg:width="385.46pt" svg:height="26.99pt" svg:x="78.63pt" svg:y="464.26pt" draw:caption-point-x="-11.54pt" draw:caption-point-y="-22.99pt">
              <dc:date>2024-12-24T00:00:00</dc:date>
              <text:p text:style-name="P1">mit deaktivierten PCI/SATA Slots und deaktiviertem Sound: 4,0W)</text:p>
            </office:annotation>
            <text:p>5.8</text:p>
          </table:table-cell>
          <table:table-cell table:style-name="ce2" office:value-type="float" office:value="124" calcext:value-type="float">
            <text:p>124</text:p>
          </table:table-cell>
          <table:table-cell table:style-name="ce11" office:value-type="string" calcext:value-type="string">
            <text:p>C8</text:p>
          </table:table-cell>
          <table:table-cell table:style-name="ce5" office:value-type="string" calcext:value-type="string">
            <text:p>Intel Core i7-9700K</text:p>
          </table:table-cell>
          <table:table-cell table:style-name="ce5" office:value-type="string" calcext:value-type="string">
            <text:p>Fujitsu D3643-H</text:p>
          </table:table-cell>
          <table:table-cell table:style-name="ce5" office:value-type="string" calcext:value-type="string">
            <text:p>PicoPSU-160XT + Leicke 156W NT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Gigabyte NVMe SSD 128GB</text:p>
          </table:table-cell>
          <table:table-cell table:style-name="ce5" office:value-type="string" calcext:value-type="string">
            <text:p>2 x 8GB Crucial DDR4-2400 1.2V CL17</text:p>
          </table:table-cell>
          <table:table-cell table:style-name="ce13" office:value-type="string" calcext:value-type="string">
            <text:p>Win10</text:p>
          </table:table-cell>
          <table:table-cell table:style-name="ce5" office:value-type="string" calcext:value-type="string">
            <text:p>Logitech K120 + Logitech Maus (Bildschirm über DVI)</text:p>
          </table:table-cell>
          <table:table-cell table:style-name="ce5" office:value-type="string" calcext:value-type="string">
            <text:p>Dynatron K199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9029156" xlink:type="simple">Wirman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51" calcext:value-type="float">
            <text:p>51</text:p>
          </table:table-cell>
          <table:table-cell table:style-name="ce11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PicoPSU-90-XLP + Zooty AD1280MB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256GB</text:p>
          </table:table-cell>
          <table:table-cell table:style-name="ce5" office:value-type="string" calcext:value-type="string">
            <text:p>1 x 4GB DDR3L-1600 Samsung Green Series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.html#post2185683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46" calcext:value-type="float">
            <text:p>46</text:p>
          </table:table-cell>
          <table:table-cell table:style-name="ce11" office:value-type="string" calcext:value-type="string">
            <text:p>C7</text:p>
          </table:table-cell>
          <table:table-cell table:style-name="ce13" office:value-type="string" calcext:value-type="string">
            <text:p>Intel Core i3-4330T</text:p>
          </table:table-cell>
          <table:table-cell table:style-name="ce13" office:value-type="string" calcext:value-type="string">
            <text:p>Asrock B85M-ITX</text:p>
          </table:table-cell>
          <table:table-cell table:style-name="ce13" office:value-type="string" calcext:value-type="string">
            <text:p>PicoPSU-150-XT + Leicke 60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Transcend TS256GSSD340</text:p>
          </table:table-cell>
          <table:table-cell table:style-name="ce13" office:value-type="string" calcext:value-type="string">
            <text:p>2 x 4 GB G.Skill RipJawsX DIMM Kit PC3-12800U @ 1,25V</text:p>
          </table:table-cell>
          <table:table-cell table:style-name="ce13" office:value-type="string" calcext:value-type="string">
            <text:p>Win8.1 64bit</text:p>
          </table:table-cell>
          <table:table-cell table:style-name="ce13" office:value-type="string" calcext:value-type="string">
            <text:p>Logitech K400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3.html#post22207059&quot;;&quot;ThunderX1977&quot;)" office:value-type="string" office:string-value="ThunderX1977" calcext:value-type="string">
            <text:p>ThunderX1977</text:p>
          </table:table-cell>
          <table:table-cell table:number-columns-repeated="10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3-6100</text:p>
          </table:table-cell>
          <table:table-cell table:style-name="ce5" office:value-type="string" calcext:value-type="string">
            <text:p>Asus H110i-Plus</text:p>
          </table:table-cell>
          <table:table-cell table:style-name="ce5" office:value-type="string" calcext:value-type="string">
            <text:p>Chenbro PC781 - extern FSP 96W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X400</text:p>
          </table:table-cell>
          <table:table-cell table:style-name="ce5" office:value-type="string" calcext:value-type="string">
            <text:p>2 x 4 GB CrucialValue</text:p>
          </table:table-cell>
          <table:table-cell table:style-name="ce5" office:value-type="string" calcext:value-type="string">
            <text:p>Ubuntu SRV 20.04.03 (Kernel 5.4.0-96)</text:p>
          </table:table-cell>
          <table:table-cell table:style-name="ce5" office:value-type="string" calcext:value-type="string">
            <text:p>Maus, Tastatur (beides USB), Monitor an/aus, ändert nichts am Ergebnis</text:p>
          </table:table-cell>
          <table:table-cell table:style-name="ce13" office:value-type="string" calcext:value-type="string">
            <text:p>Boxed</text:p>
          </table:table-cell>
          <table:table-cell table:style-name="ce20" table:formula="of:=HYPERLINK(&quot;https://www.hardwareluxx.de/community/threads/die-sparsamsten-systeme-30w-idle.1007101/post-29018180&quot;;&quot;Mearas&quot;)" office:value-type="string" office:string-value="Mearas" calcext:value-type="string">
            <text:p>Mearas</text:p>
          </table:table-cell>
          <table:table-cell table:number-columns-repeated="1010"/>
        </table:table-row>
        <table:table-row table:style-name="ro1">
          <table:table-cell table:style-name="ce3" office:value-type="float" office:value="6.07" calcext:value-type="float">
            <text:p>6.07</text:p>
          </table:table-cell>
          <table:table-cell table:style-name="ce7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3-8100</text:p>
          </table:table-cell>
          <table:table-cell table:style-name="ce5" office:value-type="string" calcext:value-type="string">
            <text:p>Gigabyte C246N-WU2</text:p>
          </table:table-cell>
          <table:table-cell table:style-name="ce5" office:value-type="string" calcext:value-type="string">
            <text:p>Corsair RM550x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WD Blue 1TB 3D SATA SSD</text:p>
          </table:table-cell>
          <table:table-cell table:style-name="ce5" office:value-type="string" calcext:value-type="string">
            <text:p>1 x 16GB Samsung DDR4-2133 M378A2K43BB1-CPB</text:p>
          </table:table-cell>
          <table:table-cell table:style-name="ce5" office:value-type="string" calcext:value-type="string">
            <text:p>Ubuntu 20.04 (5.8)</text:p>
          </table:table-cell>
          <table:table-cell table:style-name="ce5" office:value-type="string" calcext:value-type="string">
            <text:p>Logitech K400r, Full HD @ HDMI, 1G LAN, CEC 2019 aktiviert, powertop ausgeführt</text:p>
          </table:table-cell>
          <table:table-cell table:style-name="ce13" office:value-type="string" calcext:value-type="string">
            <text:p>passiv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415099" xlink:type="simple">mgut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8" calcext:value-type="float">
            <office:annotation draw:style-name="gr2" draw:text-style-name="P2" svg:width="503.57pt" svg:height="58.48pt" svg:x="140.43pt" svg:y="543pt" draw:caption-point-x="-11.54pt" draw:caption-point-y="-22.99pt">
              <dc:date>2024-12-24T00:00:00</dc:date>
              <text:p text:style-name="P1">Prime95: ca. 13W</text:p>
              <text:p text:style-name="P1">Prime95 + Furmark: ca. 18W</text:p>
              <text:p text:style-name="P1">Video-Wiedergabe: ca. 10-14W</text:p>
            </office:annotation>
            <text:p>18</text:p>
          </table:table-cell>
          <table:table-cell table:style-name="ce11"/>
          <table:table-cell table:style-name="ce5" office:value-type="string" calcext:value-type="string">
            <text:p>Intel Celeron N3150</text:p>
          </table:table-cell>
          <table:table-cell table:style-name="ce13" office:value-type="string" calcext:value-type="string">
            <text:p>Asrock N3150B-ITX</text:p>
          </table:table-cell>
          <table:table-cell table:style-name="ce5" office:value-type="string" calcext:value-type="string">
            <text:p>PicoPSU-150-XT + 60W-Universalnetzteil auf 12V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32GB SSD</text:p>
          </table:table-cell>
          <table:table-cell table:style-name="ce5" office:value-type="string" calcext:value-type="string">
            <text:p>1 x 4GB DDR3L-1600 SoDIMM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Unifying Dongle, Monitor 1920x1200 per HDMI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2.html#post23611477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1.2" calcext:value-type="float">
            <text:p>61.2</text:p>
          </table:table-cell>
          <table:table-cell table:style-name="ce11" office:value-type="string" calcext:value-type="string">
            <text:p>C8</text:p>
          </table:table-cell>
          <table:table-cell table:style-name="ce5" office:value-type="string" calcext:value-type="string">
            <text:p>Intel Core i3 7100</text:p>
          </table:table-cell>
          <table:table-cell table:style-name="ce13" office:value-type="string" calcext:value-type="string">
            <text:p>Z170N-WIFI rev. 2.0</text:p>
          </table:table-cell>
          <table:table-cell table:style-name="ce5" office:value-type="string" calcext:value-type="string">
            <text:p>LC-Power LC420-12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Samsung SSD CM871a</text:p>
          </table:table-cell>
          <table:table-cell table:style-name="ce5" office:value-type="string" calcext:value-type="string">
            <text:p>2 x 8GB Crucial BLS8G4D240FSE</text:p>
          </table:table-cell>
          <table:table-cell table:style-name="ce5" office:value-type="string" calcext:value-type="string">
            <text:p>Debian Stretch 9.5</text:p>
          </table:table-cell>
          <table:table-cell table:style-name="ce5" office:value-type="string" calcext:value-type="string">
            <text:p>Cherry KC1000, Perixx MX-1800, Fujitsu SL23T-1 LED</text:p>
          </table:table-cell>
          <table:table-cell table:style-name="ce13" office:value-type="string" calcext:value-type="string">
            <text:p>Alpine 11 - Passiv</text:p>
          </table:table-cell>
          <table:table-cell table:style-name="ce18" table:formula="of:=HYPERLINK(&quot;https://www.hardwareluxx.de/community/threads/die-sparsamsten-systeme-30w-idle.1007101/post-26589500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2" office:value-type="float" office:value="6.1" calcext:value-type="float">
            <office:annotation draw:style-name="gr3" draw:text-style-name="P2" svg:width="385.46pt" svg:height="26.99pt" svg:x="78.63pt" svg:y="574.5pt" draw:caption-point-x="-11.54pt" draw:caption-point-y="-22.99pt">
              <dc:date>2024-12-24T00:00:00</dc:date>
              <text:p text:style-name="P1">-0.100V Offset und Turbo aus; Cache-Vorausladung auch aus</text:p>
            </office:annotation>
            <text:p>6.1</text:p>
          </table:table-cell>
          <table:table-cell table:style-name="ce2"/>
          <table:table-cell table:style-name="ce11"/>
          <table:table-cell table:style-name="ce5" office:value-type="string" calcext:value-type="string">
            <text:p>Intel Core i5-7400</text:p>
          </table:table-cell>
          <table:table-cell table:style-name="ce5" office:value-type="string" calcext:value-type="string">
            <text:p>ASUS H110S1</text:p>
          </table:table-cell>
          <table:table-cell table:style-name="ce5" office:value-type="string" calcext:value-type="string">
            <text:p>Delta Electronics Netzteil 90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Samsung 850 SSD / Crucial BX300</text:p>
          </table:table-cell>
          <table:table-cell table:style-name="ce5" office:value-type="string" calcext:value-type="string">
            <text:p>2 x 4GB Kingston DDR4-2400</text:p>
          </table:table-cell>
          <table:table-cell table:style-name="ce5" office:value-type="string" calcext:value-type="string">
            <text:p>Fedora 28</text:p>
          </table:table-cell>
          <table:table-cell table:style-name="ce5" office:value-type="string" calcext:value-type="string">
            <text:p>USB Tastatur, Maus,HDMI und Netzwerk angeschlossen. mit Powertop Optimierungen.</text:p>
          </table:table-cell>
          <table:table-cell table:style-name="ce13" office:value-type="string" calcext:value-type="string">
            <text:p>Noctua NH-L9i</text:p>
          </table:table-cell>
          <table:table-cell table:style-name="ce18" table:formula="of:=HYPERLINK(&quot;https://www.hardwareluxx.de/community/threads/die-sparsamsten-systeme-30w-idle.1007101/post-26593485&quot;;&quot;Petik4827&quot;)" office:value-type="string" office:string-value="Petik4827" calcext:value-type="string">
            <text:p>Petik4827</text:p>
          </table:table-cell>
          <table:table-cell table:number-columns-repeated="1010"/>
        </table:table-row>
        <table:table-row table:style-name="ro1">
          <table:table-cell table:style-name="ce4" office:value-type="float" office:value="6.2" calcext:value-type="float">
            <office:annotation draw:style-name="gr3" draw:text-style-name="P2" svg:width="385.46pt" svg:height="26.99pt" svg:x="78.63pt" svg:y="590.26pt" draw:caption-point-x="-11.54pt" draw:caption-point-y="-22.99pt">
              <dc:date>2024-12-24T00:00:00</dc:date>
              <text:p text:style-name="P1">6 Watt ohne Sound und COM</text:p>
            </office:annotation>
            <text:p>6.2</text:p>
          </table:table-cell>
          <table:table-cell table:style-name="ce5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5-7500</text:p>
          </table:table-cell>
          <table:table-cell table:style-name="ce5" office:value-type="string" calcext:value-type="string">
            <text:p>ASUS H110i-Plus (ITX)</text:p>
          </table:table-cell>
          <table:table-cell table:style-name="ce5" office:value-type="string" calcext:value-type="string">
            <text:p>Corsair RM550x (2021)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Sandisk X400</text:p>
          </table:table-cell>
          <table:table-cell table:style-name="ce5" office:value-type="string" calcext:value-type="string">
            <text:p>2 x 4GB CrucialValue</text:p>
          </table:table-cell>
          <table:table-cell table:style-name="ce5" office:value-type="string" calcext:value-type="string">
            <text:p>Ubuntu SRV 20.04.03 (Kernel 5.4.0-96)</text:p>
          </table:table-cell>
          <table:table-cell table:style-name="ce5" office:value-type="string" calcext:value-type="string">
            <text:p>Maus, Tastatur (beides USB), Monitor an/aus, ändert nichts am Ergebnis</text:p>
          </table:table-cell>
          <table:table-cell table:style-name="ce5" office:value-type="string" calcext:value-type="string">
            <text:p>Boxed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998806" xlink:type="simple">Mearas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6.2" calcext:value-type="float">
            <text:p>6.2</text:p>
          </table:table-cell>
          <table:table-cell table:style-name="ce5" office:value-type="float" office:value="134" calcext:value-type="float">
            <text:p>134</text:p>
          </table:table-cell>
          <table:table-cell table:style-name="ce10" office:value-type="string" calcext:value-type="string">
            <text:p>C10</text:p>
          </table:table-cell>
          <table:table-cell table:style-name="ce5" office:value-type="string" calcext:value-type="string">
            <text:p>Intel Core i5-9600K</text:p>
          </table:table-cell>
          <table:table-cell table:style-name="ce16" office:value-type="string" calcext:value-type="string">
            <text:p>Fujitsu D3643-H12</text:p>
          </table:table-cell>
          <table:table-cell table:style-name="ce5" office:value-type="string" calcext:value-type="string">
            <text:p>LC420-12 V2.31 AT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50 EVO</text:p>
          </table:table-cell>
          <table:table-cell table:style-name="ce5" office:value-type="string" calcext:value-type="string">
            <text:p>2 x 8GB F4-3000C16D-16GISB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Cherry KC1000, Perixx MX-1800, Monitor@DVI2HDMI</text:p>
          </table:table-cell>
          <table:table-cell table:style-name="ce5" office:value-type="string" calcext:value-type="string">
            <text:p>Scythe Big Shuriken SCBSK-2000 mit be quiet! BL039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203425" xlink:type="simple">Sassicaia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6.2" calcext:value-type="float">
            <text:p>6.2</text:p>
          </table:table-cell>
          <table:table-cell table:style-name="ce5" office:value-type="float" office:value="84" calcext:value-type="float">
            <office:annotation draw:style-name="gr3" draw:text-style-name="P2" svg:width="503.57pt" svg:height="26.99pt" svg:x="140.43pt" svg:y="621.75pt" draw:caption-point-x="-11.54pt" draw:caption-point-y="-22.99pt">
              <dc:date>2024-12-24T00:00:00</dc:date>
              <text:p text:style-name="P1">prime95 Blend</text:p>
            </office:annotation>
            <text:p>8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Xeon E3-1246 v3</text:p>
          </table:table-cell>
          <table:table-cell table:style-name="ce5" office:value-type="string" calcext:value-type="string">
            <text:p>Asrock H87M-ITX</text:p>
          </table:table-cell>
          <table:table-cell table:style-name="ce5" office:value-type="string" calcext:value-type="string">
            <text:p>PicoPSU-90-XLP + 80W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post23699815.html#post2369981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6.3" calcext:value-type="float">
            <text:p>6.3</text:p>
          </table:table-cell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eleron G3900</text:p>
          </table:table-cell>
          <table:table-cell table:style-name="ce5" office:value-type="string" calcext:value-type="string">
            <text:p>ASRock B150M Pro4S/D3</text:p>
          </table:table-cell>
          <table:table-cell table:style-name="ce5" office:value-type="string" calcext:value-type="string">
            <text:p>picoPSU-150-XT + 120 Watt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Intel X25-M 80GB</text:p>
          </table:table-cell>
          <table:table-cell table:style-name="ce5" office:value-type="string" calcext:value-type="string">
            <text:p>2 x 4GB Kingston DDR3-1600 @ 1,4V</text:p>
          </table:table-cell>
          <table:table-cell table:style-name="ce5" office:value-type="string" calcext:value-type="string">
            <text:p>Win10 / Ubuntu 16.04 (LTS)</text:p>
          </table:table-cell>
          <table:table-cell table:style-name="ce5" office:value-type="string" calcext:value-type="string">
            <text:p>nix, da Server</text:p>
          </table:table-cell>
          <table:table-cell table:style-name="ce5" office:value-type="string" calcext:value-type="string">
            <text:p>Arctic Alpine 11 passiv</text:p>
          </table:table-cell>
          <table:table-cell table:style-name="ce18" table:formula="of:=HYPERLINK(&quot;https://www.hardwareluxx.de/community/f84/die-sparsamsten-systeme-30w-idle-1007101-53.html#post25306258&quot;;&quot;AyGee&quot;)" office:value-type="string" office:string-value="AyGee" calcext:value-type="string">
            <text:p>AyGee</text:p>
          </table:table-cell>
          <table:table-cell table:number-columns-repeated="1010"/>
        </table:table-row>
        <table:table-row table:style-name="ro1">
          <table:table-cell table:style-name="ce4" office:value-type="float" office:value="6.4" calcext:value-type="float">
            <text:p>6.4</text:p>
          </table:table-cell>
          <table:table-cell table:style-name="ce5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5-6500</text:p>
          </table:table-cell>
          <table:table-cell table:style-name="ce5" office:value-type="string" calcext:value-type="string">
            <text:p>MSI Z170M Mortar</text:p>
          </table:table-cell>
          <table:table-cell table:style-name="ce5" office:value-type="string" calcext:value-type="string">
            <text:p>PicoPSU 90, 80 W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850 Pro 1TB SSD</text:p>
          </table:table-cell>
          <table:table-cell table:style-name="ce5" office:value-type="string" calcext:value-type="string">
            <text:p>2 x 4GB Crucial DDR4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USB-Tastatur, <text:s/>PS2-Maus, <text:s/>Optiarc DVD-RW AD-7260S, </text:p>
          </table:table-cell>
          <table:table-cell table:style-name="ce5" office:value-type="string" calcext:value-type="string">
            <text:p>1 x CPU Lüfter 80mm</text:p>
          </table:table-cell>
          <table:table-cell table:style-name="ce18" table:formula="of:=HYPERLINK(&quot;http://www.hardwareluxx.de/community/f84/die-sparsamsten-systeme-30w-idle-1007101-40.html#post24249273&quot;;&quot;Reinhard62&quot;)" office:value-type="string" office:string-value="Reinhard62" calcext:value-type="string">
            <text:p>Reinhard62</text:p>
          </table:table-cell>
          <table:table-cell table:number-columns-repeated="1010"/>
        </table:table-row>
        <table:table-row table:style-name="ro1">
          <table:table-cell table:style-name="ce4" office:value-type="float" office:value="6.5" calcext:value-type="float">
            <text:p>6.5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6.5" calcext:value-type="float">
            <text:p>6.5</text:p>
          </table:table-cell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C7</text:p>
          </table:table-cell>
          <table:table-cell table:style-name="ce13" office:value-type="string" calcext:value-type="string">
            <text:p>Intel Core i3-6100</text:p>
          </table:table-cell>
          <table:table-cell table:style-name="ce13" office:value-type="string" calcext:value-type="string">
            <text:p>MSI B150I Gaming Pro</text:p>
          </table:table-cell>
          <table:table-cell table:style-name="ce5" office:value-type="string" calcext:value-type="string">
            <text:p>PicoPSU-90 + Seagate 6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ical M4 64GB</text:p>
          </table:table-cell>
          <table:table-cell table:style-name="ce5" office:value-type="string" calcext:value-type="string">
            <text:p>2 x 4GB DDR4-2133 Cruical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MK300 wireless/ Panasonic TX-L42FTW60</text:p>
          </table:table-cell>
          <table:table-cell table:style-name="ce5" office:value-type="string" calcext:value-type="string">
            <text:p>Boxed @ 900U/m</text:p>
          </table:table-cell>
          <table:table-cell table:style-name="ce18" table:formula="of:=HYPERLINK(&quot;http://www.hardwareluxx.de/community/f84/die-sparsamsten-systeme-30w-idle-1007101-47.html#post24470646&quot;;&quot;Antares69&quot;)" office:value-type="string" office:string-value="Antares69" calcext:value-type="string">
            <text:p>Antares69</text:p>
          </table:table-cell>
          <table:table-cell table:number-columns-repeated="1010"/>
        </table:table-row>
        <table:table-row table:style-name="ro1">
          <table:table-cell table:style-name="ce4" office:value-type="float" office:value="6.65" calcext:value-type="float">
            <text:p>6.65</text:p>
          </table:table-cell>
          <table:table-cell table:style-name="ce5" office:value-type="float" office:value="88" calcext:value-type="float">
            <text:p>88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AMD Ryzen 3 PRO 4350G</text:p>
          </table:table-cell>
          <table:table-cell table:style-name="ce5" office:value-type="string" calcext:value-type="string">
            <text:p>ASUS ROG Strix B550-I Gaming </text:p>
          </table:table-cell>
          <table:table-cell table:style-name="ce5" office:value-type="string" calcext:value-type="string">
            <text:p>PicoPSU-90 + Mean Well GST40A12-P1J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WD Blue 3D 1TB SATA SSD</text:p>
          </table:table-cell>
          <table:table-cell table:style-name="ce5" office:value-type="string" calcext:value-type="string">
            <text:p>1 x 4GB Crucial DDR4-3200 CT4G4DFS632A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r, im BIOS ErP, Energy Star und CEC2019 aktiviert, sowie Aura, HD Audio und Audio über Typ-C deaktiviert, ALPM lowest, Chipsatz-Lüfter gezogen, WLAN-Karte gezogen</text:p>
          </table:table-cell>
          <table:table-cell table:style-name="ce5" office:value-type="string" calcext:value-type="string">
            <text:p>Passiv (NH-D15 ohne Lüfter)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807563" xlink:type="simple">mgutt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6.8" calcext:value-type="float">
            <text:p>6.8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Pentium G5400</text:p>
          </table:table-cell>
          <table:table-cell table:style-name="ce5" office:value-type="string" calcext:value-type="string">
            <text:p>Fujitsu D3644B</text:p>
          </table:table-cell>
          <table:table-cell table:style-name="ce5" office:value-type="string" calcext:value-type="string">
            <text:p>BeQuiet SFX 2 300 Wat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No-Energy 3680+</text:p>
          </table:table-cell>
          <table:table-cell table:style-name="ce5" office:value-type="string" calcext:value-type="string">
            <text:p>Kingston A2000 256GB(OS)+2x WD Blue 250GB Sata SSD</text:p>
          </table:table-cell>
          <table:table-cell table:style-name="ce5" office:value-type="string" calcext:value-type="string">
            <text:p>1 x 16GB Samsung DDR4-2400 ECC DIMM CL17-17-17</text:p>
          </table:table-cell>
          <table:table-cell table:style-name="ce5" office:value-type="string" calcext:value-type="string">
            <text:p>TrueNAS Scale</text:p>
          </table:table-cell>
          <table:table-cell table:style-name="ce5" office:value-type="string" calcext:value-type="string">
            <text:p>nichts, da Server</text:p>
          </table:table-cell>
          <table:table-cell table:style-name="ce5" office:value-type="string" calcext:value-type="string">
            <text:p><text:s/>2x Noctua nf-a12x25, Lüftersteuerung per BIOS im Auto Mode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771786" xlink:type="simple">pas05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office:value-type="float" office:value="61" calcext:value-type="float">
            <text:p>6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13" office:value-type="string" calcext:value-type="string">
            <text:p>PicoPSU-150-XT + Leicke 12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Evo 120 GB</text:p>
          </table:table-cell>
          <table:table-cell table:style-name="ce5" office:value-type="string" calcext:value-type="string">
            <text:p>2 x 2GB Elixir M2F2G64CB88D7N-CG, 1333 Mhz</text:p>
          </table:table-cell>
          <table:table-cell table:style-name="ce5" office:value-type="string" calcext:value-type="string">
            <text:p>Ubuntu Server 14.04.4</text:p>
          </table:table-cell>
          <table:table-cell table:style-name="ce5" office:value-type="string" calcext:value-type="string">
            <text:p>nichts, da Serve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47.html#post24464605&quot;;&quot;sweetchuck&quot;)" office:value-type="string" office:string-value="sweetchuck" calcext:value-type="string">
            <text:p>sweetchuck</text:p>
          </table:table-cell>
          <table:table-cell table:number-columns-repeated="1010"/>
        </table:table-row>
        <table:table-row table:style-name="ro1"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36" calcext:value-type="float">
            <text:p>36</text:p>
          </table:table-cell>
          <table:table-cell table:style-name="ce11" office:value-type="string" calcext:value-type="string">
            <text:p>C3</text:p>
          </table:table-cell>
          <table:table-cell table:style-name="ce13" office:value-type="string" calcext:value-type="string">
            <text:p>Intel Pentium G4400</text:p>
          </table:table-cell>
          <table:table-cell table:style-name="ce13" office:value-type="string" calcext:value-type="string">
            <text:p>MSI H110i Pro</text:p>
          </table:table-cell>
          <table:table-cell table:style-name="ce13" office:value-type="string" calcext:value-type="string">
            <text:p>PicoPSU-90-XLP + Zooty AD1280MB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Crucial M4</text:p>
          </table:table-cell>
          <table:table-cell table:style-name="ce13" office:value-type="string" calcext:value-type="string">
            <text:p>1 x 8GB DDR4-2133 SK Hynix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49.html#post24664726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51" calcext:value-type="float">
            <text:p>51</text:p>
          </table:table-cell>
          <table:table-cell table:style-name="ce11" office:value-type="string" calcext:value-type="string">
            <text:p>C7</text:p>
          </table:table-cell>
          <table:table-cell table:style-name="ce13" office:value-type="string" calcext:value-type="string">
            <text:p>Intel Core i3-4130T</text:p>
          </table:table-cell>
          <table:table-cell table:style-name="ce13" office:value-type="string" calcext:value-type="string">
            <text:p>Asrock B85M-ITX</text:p>
          </table:table-cell>
          <table:table-cell table:style-name="ce13" office:value-type="string" calcext:value-type="string">
            <text:p>PicoPSU-150-XT + Leicke 120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office:annotation draw:style-name="gr3" draw:text-style-name="P2" svg:width="1102.85pt" svg:height="26.99pt" svg:x="1124.59pt" svg:y="779.24pt" draw:caption-point-x="-11.54pt" draw:caption-point-y="-22.96pt">
              <dc:date>2024-12-24T00:00:00</dc:date>
              <text:p text:style-name="P1">HDD -&gt; HGSTHTS545050A7E3800G</text:p>
            </office:annotation>
            <text:p>Kingston HyperX 120GB SSD, 500GB 2,5 HDD</text:p>
          </table:table-cell>
          <table:table-cell table:style-name="ce13" office:value-type="string" calcext:value-type="string">
            <text:p>2 x 4 GB Corsair Venegance low profile 1600</text:p>
          </table:table-cell>
          <table:table-cell table:style-name="ce13" office:value-type="string" calcext:value-type="string">
            <text:p>Win Server 2012 Standard</text:p>
          </table:table-cell>
          <table:table-cell table:style-name="ce13" office:value-type="string" calcext:value-type="string">
            <text:p>Logitech K400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3.html#post22207059&quot;;&quot;ThunderX1977&quot;)" office:value-type="string" office:string-value="ThunderX1977" calcext:value-type="string">
            <text:p>ThunderX1977</text:p>
          </table:table-cell>
          <table:table-cell table:number-columns-repeated="1010"/>
        </table:table-row>
        <table:table-row table:style-name="ro1">
          <table:table-cell table:style-name="ce3" office:value-type="float" office:value="7.22" calcext:value-type="float">
            <office:annotation draw:style-name="gr3" draw:text-style-name="P2" svg:width="385.46pt" svg:height="28.09pt" svg:x="78.63pt" svg:y="794.47pt" draw:caption-point-x="-11.54pt" draw:caption-point-y="-22.45pt">
              <dc:date>2024-12-24T00:00:00</dc:date>
              <text:p text:style-name="P1"><text:s/>Sobald man eine SATA Karte installiert, geht das Board nicht mehr auf C8. Dann kommt man auf 11,15W:</text:p>
            </office:annotation>
            <text:p>7.22</text:p>
          </table:table-cell>
          <table:table-cell table:style-name="ce7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3-8100</text:p>
          </table:table-cell>
          <table:table-cell table:style-name="ce5" office:value-type="string" calcext:value-type="string">
            <text:p>Gigabyte C246M-WU4</text:p>
          </table:table-cell>
          <table:table-cell table:style-name="ce5" office:value-type="string" calcext:value-type="string">
            <text:p>Corsair RM550x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WD Blue 1TB 3D SATA SSD</text:p>
          </table:table-cell>
          <table:table-cell table:style-name="ce5" office:value-type="string" calcext:value-type="string">
            <text:p>1 x 16GB Samsung DDR4-2133 M378A2K43BB1-CPB</text:p>
          </table:table-cell>
          <table:table-cell table:style-name="ce5" office:value-type="string" calcext:value-type="string">
            <text:p>Ubuntu 20.04 (5.8)</text:p>
          </table:table-cell>
          <table:table-cell table:style-name="ce5" office:value-type="string" calcext:value-type="string">
            <text:p>Logitech K400r, Full HD @ HDMI, 1G LAN, CEC 2019 aktiviert, powertop ausgeführt</text:p>
          </table:table-cell>
          <table:table-cell table:style-name="ce13" office:value-type="string" calcext:value-type="string">
            <text:p>passiv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446459" xlink:type="simple">mgut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81.2" calcext:value-type="float">
            <text:p>81.2</text:p>
          </table:table-cell>
          <table:table-cell table:style-name="ce11"/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 Pro3</text:p>
          </table:table-cell>
          <table:table-cell table:style-name="ce5" office:value-type="string" calcext:value-type="string">
            <text:p>PicoPSU-90-XLP + Leicke 120W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840 Evo 120GB</text:p>
          </table:table-cell>
          <table:table-cell table:style-name="ce5" office:value-type="string" calcext:value-type="string">
            <text:p>2 x 8 GB Crucial Ballistix Sport DIMM Kit 16GB, DDR3-1600, CL9-9-9-24 (BLS2CP8G3D1609DS1S00)</text:p>
          </table:table-cell>
          <table:table-cell table:style-name="ce13" office:value-type="string" calcext:value-type="string">
            <text:p>Win8.1 64bit</text:p>
          </table:table-cell>
          <table:table-cell table:style-name="ce5" office:value-type="string" calcext:value-type="string">
            <text:p>Logitech MK300 (wireless)</text:p>
          </table:table-cell>
          <table:table-cell table:style-name="ce13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1782&quot;;&quot;rewyn&quot;)" office:value-type="string" office:string-value="rewyn" calcext:value-type="string">
            <text:p>rewyn</text:p>
          </table:table-cell>
          <table:table-cell table:number-columns-repeated="1010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29.1" calcext:value-type="float">
            <text:p>29.1</text:p>
          </table:table-cell>
          <table:table-cell table:style-name="ce10"/>
          <table:table-cell table:style-name="ce5" office:value-type="string" calcext:value-type="string">
            <text:p>AMD Athlon 5350</text:p>
          </table:table-cell>
          <table:table-cell table:style-name="ce5" office:value-type="string" calcext:value-type="string">
            <text:p>MSI AM1I</text:p>
          </table:table-cell>
          <table:table-cell table:style-name="ce5" office:value-type="string" calcext:value-type="string">
            <text:p>PicoPSU-80 + Minwa MW A2102GS-F2USB</text:p>
          </table:table-cell>
          <table:table-cell table:style-name="ce13" office:value-type="string" calcext:value-type="string">
            <office:annotation draw:style-name="gr3" draw:text-style-name="P2" svg:width="714.64pt" svg:height="26.99pt" svg:x="782.19pt" svg:y="826.5pt" draw:caption-point-x="-11.54pt" draw:caption-point-y="-22.99pt">
              <dc:date>2024-12-24T00:00:00</dc:date>
              <text:p text:style-name="P1">(Radeon R3/HD 8400 @600MHz)</text:p>
            </office:annotation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SSD 320 Series 40GB</text:p>
          </table:table-cell>
          <table:table-cell table:style-name="ce13" office:value-type="string" calcext:value-type="string">
            <text:p>1 x 4GB DDR3-1066 Kingston KVR1066D3N7 @1.5V</text:p>
          </table:table-cell>
          <table:table-cell table:style-name="ce13" office:value-type="string" calcext:value-type="string">
            <text:p>Win8.1 64bit</text:p>
          </table:table-cell>
          <table:table-cell table:style-name="ce13" office:value-type="string" calcext:value-type="string">
            <text:p>Logitech K400 Wireless (Dongle), Dell UltraSharp 2209WA (DVI)</text:p>
          </table:table-cell>
          <table:table-cell table:style-name="ce13" office:value-type="string" calcext:value-type="string">
            <text:p>Boxed, extern versorgt</text:p>
          </table:table-cell>
          <table:table-cell table:style-name="ce21" table:formula="of:=HYPERLINK(&quot;http://www.hardwareluxx.de/community/f84/die-sparsamsten-systeme-30w-idle-1007101-15.html#post22376538&quot;;&quot;rh-ironman&quot;)" office:value-type="string" office:string-value="rh-ironman" calcext:value-type="string">
            <text:p>rh-ironman</text:p>
          </table:table-cell>
          <table:table-cell table:number-columns-repeated="1010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80" calcext:value-type="float">
            <office:annotation draw:style-name="gr3" draw:text-style-name="P2" svg:width="503.57pt" svg:height="26.99pt" svg:x="140.43pt" svg:y="842.26pt" draw:caption-point-x="-11.54pt" draw:caption-point-y="-22.99pt">
              <dc:date>2024-12-24T00:00:00</dc:date>
              <text:p text:style-name="P1">prime95 Blend</text:p>
            </office:annotation>
            <text:p>8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670</text:p>
          </table:table-cell>
          <table:table-cell table:style-name="ce5" office:value-type="string" calcext:value-type="string">
            <text:p>Gigabyte GA-Q87TN</text:p>
          </table:table-cell>
          <table:table-cell table:style-name="ce5" office:value-type="string" calcext:value-type="string">
            <text:p>Zooty AD1280MB (80W)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mSATA</text:p>
          </table:table-cell>
          <table:table-cell table:style-name="ce5" office:value-type="string" calcext:value-type="string">
            <text:p>2 x 4GB SO-DIMM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13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2" office:value-type="float" office:value="7.7" calcext:value-type="float">
            <office:annotation draw:style-name="gr5" draw:text-style-name="P2" svg:width="385.46pt" svg:height="28.09pt" svg:x="78.63pt" svg:y="857.45pt" draw:caption-point-x="-11.54pt" draw:caption-point-y="-22.42pt">
              <dc:date>2024-12-24T00:00:00</dc:date>
              <text:p text:style-name="P1">Mit einem Leicke 19V/60W NT komme ich an die 10W-Marke, die Reduzierung der Eingangsspannung auf 12V bringt also ca. 2W Ersparnis! </text:p>
            </office:annotation>
            <text:p>7.7</text:p>
          </table:table-cell>
          <table:table-cell table:style-name="ce2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Gigabyte GA-H87TN</text:p>
          </table:table-cell>
          <table:table-cell table:style-name="ce5" office:value-type="string" calcext:value-type="string">
            <office:annotation draw:style-name="gr5" draw:text-style-name="P2" svg:width="719.49pt" svg:height="27.01pt" svg:x="644pt" svg:y="857.99pt" draw:caption-point-x="-11.54pt" draw:caption-point-y="-22.96pt">
              <dc:date>2024-12-24T00:00:00</dc:date>
              <text:p text:style-name="P1">per selbstgebasteltem Adapter am internen Power-Header angeschlossen</text:p>
            </office:annotation>
            <text:p>60W-Universalnetzteil auf 12V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20GB mSATA SSD</text:p>
          </table:table-cell>
          <table:table-cell table:style-name="ce5" office:value-type="string" calcext:value-type="string">
            <text:p>1 x 4GB DDR3-1600 SoDIMM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Logitech Unifying Dongle, Montitor 1920x1200 per DP</text:p>
          </table:table-cell>
          <table:table-cell table:style-name="ce13" office:value-type="string" calcext:value-type="string">
            <text:p>Silverstone Nitrogon SST-NT07-115X Low Profile</text:p>
          </table:table-cell>
          <table:table-cell table:style-name="ce18" table:formula="of:=HYPERLINK(&quot;http://www.hardwareluxx.de/community/f84/die-sparsamsten-systeme-30w-idle-1007101-31.html#post23411903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23" calcext:value-type="float">
            <text:p>23</text:p>
          </table:table-cell>
          <table:table-cell table:style-name="ce10"/>
          <table:table-cell table:style-name="ce5" office:value-type="string" calcext:value-type="string">
            <text:p>AMD Sempron 3850</text:p>
          </table:table-cell>
          <table:table-cell table:style-name="ce5" office:value-type="string" calcext:value-type="string">
            <text:p>MSI AM1I</text:p>
          </table:table-cell>
          <table:table-cell table:style-name="ce5" office:value-type="string" calcext:value-type="string">
            <text:p>PicoPSU 90-XLP + 120W Leicke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4GB DDR3-1600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BenQ XL2720T, Logitech G5, Cherry G230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2.html#post22768011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3" office:value-type="float" office:value="7.79" calcext:value-type="float">
            <office:annotation draw:style-name="gr3" draw:text-style-name="P2" svg:width="385.46pt" svg:height="26.99pt" svg:x="78.63pt" svg:y="889.51pt" draw:caption-point-x="-11.54pt" draw:caption-point-y="-22.99pt">
              <dc:date>2024-12-24T00:00:00</dc:date>
              <text:p text:style-name="P1">im BIOS ErP und CEC 2019 aktiviert</text:p>
            </office:annotation>
            <text:p>7.79</text:p>
          </table:table-cell>
          <table:table-cell table:style-name="ce7" office:value-type="string" calcext:value-type="string">
            <text:p><text:a xlink:href="https://www.hardwareluxx.de/community/threads/die-sparsamsten-systeme-30w-idle.1007101/post-28415099" xlink:type="simple">INFO</text:a>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3-8100</text:p>
          </table:table-cell>
          <table:table-cell table:style-name="ce5" office:value-type="string" calcext:value-type="string">
            <text:p>Gigabyte C246N-WU2</text:p>
          </table:table-cell>
          <table:table-cell table:style-name="ce5" office:value-type="string" calcext:value-type="string">
            <text:p>PicoPSU90 + Mean Well GST40A12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WD Blue 1TB 3D SATA SSD</text:p>
          </table:table-cell>
          <table:table-cell table:style-name="ce5" office:value-type="string" calcext:value-type="string">
            <text:p>1 x 16GB Samsung DDR4-2133 M378A2K43BB1-CPB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r, Full HD @ HDMI</text:p>
          </table:table-cell>
          <table:table-cell table:style-name="ce13" office:value-type="string" calcext:value-type="string">
            <text:p>Boxed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750181" xlink:type="simple">mgut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PicoPSU 150XT + 120W Leicke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KM265</text:p>
          </table:table-cell>
          <table:table-cell table:style-name="ce5" office:value-type="string" calcext:value-type="string">
            <text:p>Seagate ST9160314AS</text:p>
          </table:table-cell>
          <table:table-cell table:style-name="ce5" office:value-type="string" calcext:value-type="string">
            <text:p>2 x 2GB Elixir M2F2G64CB88D7N-CG, 1333 Mhz</text:p>
          </table:table-cell>
          <table:table-cell table:style-name="ce5" office:value-type="string" calcext:value-type="string">
            <text:p>Ubuntu Server 14.04</text:p>
          </table:table-cell>
          <table:table-cell table:style-name="ce5" office:value-type="string" calcext:value-type="string">
            <text:p>nichts, da Server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5.html#post22957824&quot;;&quot;sweetchuck&quot;)" office:value-type="string" office:string-value="sweetchuck" calcext:value-type="string">
            <text:p>sweetchuck</text:p>
          </table:table-cell>
          <table:table-cell table:number-columns-repeated="101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Pentium G4560</text:p>
          </table:table-cell>
          <table:table-cell table:style-name="ce5" office:value-type="string" calcext:value-type="string">
            <text:p>Asrock B150M Pro4V</text:p>
          </table:table-cell>
          <table:table-cell table:style-name="ce5" office:value-type="string" calcext:value-type="string">
            <text:p>PicoPSU + 90W Leick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</text:p>
          </table:table-cell>
          <table:table-cell table:style-name="ce5" office:value-type="string" calcext:value-type="string">
            <text:p>4 x 8GB GSkill F4-2800c16q-32grk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Arctic Alpine 11 passiv</text:p>
          </table:table-cell>
          <table:table-cell table:style-name="ce18" table:formula="of:=HYPERLINK(&quot;https://www.hardwareluxx.de/community/f84/die-sparsamsten-systeme-30w-idle-1007101-52.html#post25239926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8.1" calcext:value-type="float">
            <text:p>8.1</text:p>
          </table:table-cell>
          <table:table-cell table:style-name="ce8"/>
          <table:table-cell table:style-name="ce10" office:value-type="string" calcext:value-type="string">
            <text:p>C10</text:p>
          </table:table-cell>
          <table:table-cell table:style-name="ce5" office:value-type="string" calcext:value-type="string">
            <text:p>Intel Pentium Gold G6500</text:p>
          </table:table-cell>
          <table:table-cell table:style-name="ce5" office:value-type="string" calcext:value-type="string">
            <text:p>ASRock B560M Pro 4</text:p>
          </table:table-cell>
          <table:table-cell table:style-name="ce5" office:value-type="string" calcext:value-type="string">
            <text:p>PicoPSU 160W + Leicke 154W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970 Evo Plus</text:p>
          </table:table-cell>
          <table:table-cell table:style-name="ce5" office:value-type="string" calcext:value-type="string">
            <text:p>1 x 8GB Crucial DDR4-3200</text:p>
          </table:table-cell>
          <table:table-cell table:style-name="ce5" office:value-type="string" calcext:value-type="string">
            <text:p>Unraid 6.10-RC3</text:p>
          </table:table-cell>
          <table:table-cell table:style-name="ce5" office:value-type="string" calcext:value-type="string">
            <text:p>PS2 Tastatur</text:p>
          </table:table-cell>
          <table:table-cell table:style-name="ce5" office:value-type="string" calcext:value-type="string">
            <text:p>Boxed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9114120" xlink:type="simple">MPC561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8.2" calcext:value-type="float">
            <office:annotation draw:style-name="gr3" draw:text-style-name="P2" svg:width="385.46pt" svg:height="26.99pt" svg:x="78.63pt" svg:y="952.5pt" draw:caption-point-x="-11.54pt" draw:caption-point-y="-22.99pt">
              <dc:date>2024-12-24T00:00:00</dc:date>
              <text:p text:style-name="P1">mit über Gerätemanager deaktiviertem WLAN</text:p>
            </office:annotation>
            <text:p>8.2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8.2" calcext:value-type="float">
            <text:p>8.2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PicoPSU-150-XT mit China Netzteil 12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office:annotation draw:style-name="gr3" draw:text-style-name="P2" svg:width="1102.85pt" svg:height="26.99pt" svg:x="1124.59pt" svg:y="968.26pt" draw:caption-point-x="-11.54pt" draw:caption-point-y="-22.99pt">
              <dc:date>2024-12-24T00:00:00</dc:date>
              <text:p text:style-name="P1">stromfresser, ca 2W</text:p>
            </office:annotation>
            <text:p>40GB Intel SSD V-25</text:p>
          </table:table-cell>
          <table:table-cell table:style-name="ce5" office:value-type="string" calcext:value-type="string">
            <text:p>2 x 8GB DDR3-1333 GSkill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G19 + Sharkoon Fireglider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5246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2GB DDR3-1333 Kingston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 ohne WLAN Karte</text:p>
          </table:table-cell>
          <table:table-cell table:style-name="ce5" office:value-type="string" calcext:value-type="string">
            <text:p>Boxed@1.000U/m</text:p>
          </table:table-cell>
          <table:table-cell table:style-name="ce21" table:formula="of:=HYPERLINK(&quot;http://www.hardwareluxx.de/community/f84/die-sparsamsten-systeme-30w-idle-1007101-12.html#post2219559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33" calcext:value-type="float">
            <office:annotation draw:style-name="gr3" draw:text-style-name="P2" svg:width="503.57pt" svg:height="26.99pt" svg:x="140.43pt" svg:y="999.75pt" draw:caption-point-x="-11.54pt" draw:caption-point-y="-22.99pt">
              <dc:date>2024-12-24T00:00:00</dc:date>
              <text:p text:style-name="P1">(prime95 In-place large FFTs)</text:p>
            </office:annotation>
            <text:p>3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PicoPSU-160XT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</text:p>
          </table:table-cell>
          <table:table-cell table:style-name="ce5" office:value-type="string" calcext:value-type="string">
            <text:p>1 x 8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6.html#post23059059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8.4" calcext:value-type="float">
            <text:p>8.4</text:p>
          </table:table-cell>
          <table:table-cell table:style-name="ce5" office:value-type="float" office:value="75.6" calcext:value-type="float">
            <text:p>75.6</text:p>
          </table:table-cell>
          <table:table-cell table:style-name="ce10" office:value-type="string" calcext:value-type="string">
            <text:p>C9</text:p>
          </table:table-cell>
          <table:table-cell table:style-name="ce5" office:value-type="string" calcext:value-type="string">
            <text:p>Intel Core i3-10100</text:p>
          </table:table-cell>
          <table:table-cell table:style-name="ce5" office:value-type="string" calcext:value-type="string">
            <text:p>Gigabyte B460M Aorus Pro</text:p>
          </table:table-cell>
          <table:table-cell table:style-name="ce5" office:value-type="string" calcext:value-type="string">
            <text:p>LC-Power LC420-12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970 Evo m2 500GB</text:p>
          </table:table-cell>
          <table:table-cell table:style-name="ce5" office:value-type="string" calcext:value-type="string">
            <text:p>2 x 8GB Crucial Ballistix Sport LT DDR4-3000</text:p>
          </table:table-cell>
          <table:table-cell table:style-name="ce5" office:value-type="string" calcext:value-type="string">
            <text:p>Win10 20H2</text:p>
          </table:table-cell>
          <table:table-cell table:style-name="ce5" office:value-type="string" calcext:value-type="string">
            <text:p>Cherry KC1000, Perixx MX-1800, DELL SE2419H</text:p>
          </table:table-cell>
          <table:table-cell table:style-name="ce5" office:value-type="string" calcext:value-type="string">
            <text:p>NT08-115XP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803709" xlink:type="simple">Sassicaia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B85 Pro4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Gigabyte Q87TN</text:p>
          </table:table-cell>
          <table:table-cell table:style-name="ce5" office:value-type="string" calcext:value-type="string">
            <text:p>HP 90W PA-1900-32HN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2GB DDR3-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2710T (DVI)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2.html#post22721389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C10</text:p>
          </table:table-cell>
          <table:table-cell table:style-name="ce5" office:value-type="string" calcext:value-type="string">
            <text:p>Intel Core i5-11600K</text:p>
          </table:table-cell>
          <table:table-cell table:style-name="ce5" office:value-type="string" calcext:value-type="string">
            <text:p>Asrock H510M ITX/ax</text:p>
          </table:table-cell>
          <table:table-cell table:style-name="ce5" office:value-type="string" calcext:value-type="string">
            <text:p>SilverStone SFX Series ST30SF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WD Black SN750 500GB</text:p>
          </table:table-cell>
          <table:table-cell table:style-name="ce5" office:value-type="string" calcext:value-type="string">
            <text:p>2 x 16GB CT16G4DFRA32A DDR4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Tastatur/ Maus Rapoo 9300M via USB Dongle. Dell S2421HS DP</text:p>
          </table:table-cell>
          <table:table-cell table:style-name="ce5" office:value-type="string" calcext:value-type="string">
            <text:p>Big Shuriken 2 Rev. B SCBSK-2100mit BL039 be quiet! Pure Wing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9212427" xlink:type="simple">Sassicaia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2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Xeon E3-1275 V5</text:p>
          </table:table-cell>
          <table:table-cell table:style-name="ce5" office:value-type="string" calcext:value-type="string">
            <text:p>Fujitsu D3417-B11</text:p>
          </table:table-cell>
          <table:table-cell table:style-name="ce5" office:value-type="string" calcext:value-type="string">
            <text:p>FSP300-60EGA(90) 300W 80Plus Gold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PM981 MZVLB256HBHQ-000L7 256GB</text:p>
          </table:table-cell>
          <table:table-cell table:style-name="ce5" office:value-type="string" calcext:value-type="string">
            <text:p>1 x 16GB Samsung M391A2K43BB1-CPBQ DDR4-2133 ECC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 Wireless (Dongle), 19" Monitor (1280x1024 via DVI)</text:p>
          </table:table-cell>
          <table:table-cell table:style-name="ce5" office:value-type="string" calcext:value-type="string">
            <text:p>1 x Noctua NF-A9 PWM auf NH-D9L, extern versorgt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667562" xlink:type="simple">rh-ironman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/>
          <table:table-cell table:style-name="ce11" office:value-type="string" calcext:value-type="string">
            <text:p>C6</text:p>
          </table:table-cell>
          <table:table-cell table:style-name="ce13" office:value-type="string" calcext:value-type="string">
            <text:p>Intel Celeron G1820</text:p>
          </table:table-cell>
          <table:table-cell table:style-name="ce13" office:value-type="string" calcext:value-type="string">
            <text:p>Asrock B85M-HDS</text:p>
          </table:table-cell>
          <table:table-cell table:style-name="ce13" office:value-type="string" calcext:value-type="string">
            <text:p>PicoPSU-90 + LS-PAB90 Bundle von cartft.com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ELV PCA301</text:p>
          </table:table-cell>
          <table:table-cell table:style-name="ce13" office:value-type="string" calcext:value-type="string">
            <text:p>Corsair Force LS 60GB SSD</text:p>
          </table:table-cell>
          <table:table-cell table:style-name="ce13" office:value-type="string" calcext:value-type="string">
            <text:p>1 x 8GB Kingston Value RAM DDR3-1600 (KVR16N11/8) mit 1.25 Volt</text:p>
          </table:table-cell>
          <table:table-cell table:style-name="ce13" office:value-type="string" calcext:value-type="string">
            <text:p>Win Home Server 2011 64-Bit</text:p>
          </table:table-cell>
          <table:table-cell table:style-name="ce13" office:value-type="string" calcext:value-type="string">
            <text:p>Logitech K400, USB Empfänger am PC, Sony AV-Receiver mit Philips 32" TV per HDMI, Auflösung 1280x720</text:p>
          </table:table-cell>
          <table:table-cell table:style-name="ce5" office:value-type="string" calcext:value-type="string">
            <text:p>Boxed@1.000U/m ?</text:p>
          </table:table-cell>
          <table:table-cell table:style-name="ce21" table:formula="of:=HYPERLINK(&quot;http://www.hardwareluxx.de/community/f84/die-sparsamsten-systeme-30w-idle-1007101-9.html#post22006835&quot;;&quot;Chres&quot;)" office:value-type="string" office:string-value="Chres" calcext:value-type="string">
            <text:p>Chres</text:p>
          </table:table-cell>
          <table:table-cell table:number-columns-repeated="1010"/>
        </table:table-row>
        <table:table-row table:style-name="ro1">
          <table:table-cell table:style-name="ce2" office:value-type="float" office:value="8.6" calcext:value-type="float">
            <office:annotation draw:style-name="gr6" draw:text-style-name="P2" svg:width="385.46pt" svg:height="184.51pt" svg:x="78.63pt" svg:y="1109.99pt" draw:caption-point-x="-11.54pt" draw:caption-point-y="-22.96pt">
              <dc:date>2024-12-24T00:00:00</dc:date>
              <text:p text:style-name="P1">Energieprofil: Ausbal.</text:p>
              <text:p text:style-name="P1">Idle: 8,6W (mit einfarbigem Desktop-Hintergrund)</text:p>
              <text:p text:style-name="P1">Monitor aus: 8,6W</text:p>
              <text:p text:style-name="P1">Download in Firefox: 10,0-10,6W</text:p>
              <text:p text:style-name="P1">Windows Aero Accessment Test: ~16-18W</text:p>
              <text:p text:style-name="P1">Kodi15.0 </text:p>
              <text:p text:style-name="P1">Installation: 10,0-10,6W</text:p>
              <text:p text:style-name="P1">Hauptmenü: 11,0W</text:p>
              <text:p text:style-name="P1">Playback (1080p, mkv, h264): 10,3W</text:p>
              <text:p text:style-name="P1"/>
              <text:p text:style-name="P1">Erreicht auch mit Monitor an bis zu 85% C7 (Throttlestop 8.0 beta 2)</text:p>
            </office:annotation>
            <text:p>8.6</text:p>
          </table:table-cell>
          <table:table-cell table:style-name="ce5"/>
          <table:table-cell table:style-name="ce11" office:value-type="string" calcext:value-type="string">
            <text:p>C7</text:p>
          </table:table-cell>
          <table:table-cell table:style-name="ce5" office:value-type="string" calcext:value-type="string">
            <text:p>Intel Celeron N3150</text:p>
          </table:table-cell>
          <table:table-cell table:style-name="ce5" office:value-type="string" calcext:value-type="string">
            <office:annotation draw:style-name="gr5" draw:text-style-name="P2" svg:width="660.5pt" svg:height="27.01pt" svg:x="464.09pt" svg:y="1109.99pt" draw:caption-point-x="-11.54pt" draw:caption-point-y="-22.96pt">
              <dc:date>2024-12-24T00:00:00</dc:date>
              <text:p text:style-name="P1">BIOS-Version 1.10</text:p>
            </office:annotation>
            <text:p>Asrock N3150B-ITX</text:p>
          </table:table-cell>
          <table:table-cell table:style-name="ce5" office:value-type="string" calcext:value-type="string">
            <text:p>LC-1320mi + LC75ITX (75Watt)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Voltcraft M-4660M</text:p>
          </table:table-cell>
          <table:table-cell table:style-name="ce5" office:value-type="string" calcext:value-type="string">
            <text:p>SanDisk SSD 64GB (SDSSDP-064G-G25)</text:p>
          </table:table-cell>
          <table:table-cell table:style-name="ce13" office:value-type="string" calcext:value-type="string">
            <text:p>1 x 4GB Kingston ValueRAM SO-DIMM DDR3L 1600 MHz PC3-12800 (KVR16LS11/4) @ 1.350V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, HDMI@1920x1080, 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alltagstaugliche-desktop-systeme-mit-6w-idle-verbrauch-inkl-haswell-beispiel-1001484-47.html#post23694115&quot;;&quot;Darkdoom&quot;)" office:value-type="string" office:string-value="Darkdoom" calcext:value-type="string">
            <text:p>Darkdoom</text:p>
          </table:table-cell>
          <table:table-cell table:number-columns-repeated="1010"/>
        </table:table-row>
        <table:table-row table:style-name="ro1">
          <table:table-cell table:style-name="ce4" office:value-type="float" office:value="8.7" calcext:value-type="float">
            <office:annotation draw:style-name="gr3" draw:text-style-name="P2" svg:width="385.46pt" svg:height="26.99pt" svg:x="78.63pt" svg:y="1125.75pt" draw:caption-point-x="-11.54pt" draw:caption-point-y="-22.99pt">
              <dc:date>2024-12-24T00:00:00</dc:date>
              <text:p text:style-name="P1"><text:s/>Idle: 8.0W DPMS (Monitor off)</text:p>
            </office:annotation>
            <text:p>8.7</text:p>
          </table:table-cell>
          <table:table-cell table:style-name="ce4" office:value-type="float" office:value="173" calcext:value-type="float">
            <text:p>173</text:p>
          </table:table-cell>
          <table:table-cell table:style-name="ce10" office:value-type="string" calcext:value-type="string">
            <text:p>C10</text:p>
          </table:table-cell>
          <table:table-cell table:style-name="ce5" office:value-type="string" calcext:value-type="string">
            <text:p>Intel Core i5-11600K</text:p>
          </table:table-cell>
          <table:table-cell table:style-name="ce5" office:value-type="string" calcext:value-type="string">
            <text:p>Asrock Z590M ITX/ax</text:p>
          </table:table-cell>
          <table:table-cell table:style-name="ce5" office:value-type="string" calcext:value-type="string">
            <text:p>be quiet! System Power 7 300W (2014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Kingston SNVS/500G</text:p>
          </table:table-cell>
          <table:table-cell table:style-name="ce5" office:value-type="string" calcext:value-type="string">
            <text:p>2 x 8GB BLS8G4D30AESCK </text:p>
          </table:table-cell>
          <table:table-cell table:style-name="ce5" office:value-type="string" calcext:value-type="string">
            <text:p>Win11</text:p>
          </table:table-cell>
          <table:table-cell table:style-name="ce5" office:value-type="string" calcext:value-type="string">
            <text:p>Tastatur/ Maus Rapoo 9300M via USB Dongle. Dell S2421HS HDMI</text:p>
          </table:table-cell>
          <table:table-cell table:style-name="ce5" office:value-type="string" calcext:value-type="string">
            <text:p>Boxed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762476" xlink:type="simple">Sassicaia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75" calcext:value-type="float">
            <text:p>7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60</text:p>
          </table:table-cell>
          <table:table-cell table:style-name="ce5" office:value-type="string" calcext:value-type="string">
            <text:p>Fujitsu D3222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4GB DDR3-1600 Crucial Ballistix Sport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5.html#post2387272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8.7" calcext:value-type="float">
            <text:p>8.7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2GB DDR3-1333 Kingston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 mit WLAN Karte</text:p>
          </table:table-cell>
          <table:table-cell table:style-name="ce5" office:value-type="string" calcext:value-type="string">
            <text:p>Boxed@1.000U/m</text:p>
          </table:table-cell>
          <table:table-cell table:style-name="ce21" table:formula="of:=HYPERLINK(&quot;http://www.hardwareluxx.de/community/f84/die-sparsamsten-systeme-30w-idle-1007101-12.html#post2219559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8.9" calcext:value-type="float">
            <text:p>8.9</text:p>
          </table:table-cell>
          <table:table-cell table:style-name="ce4"/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eleron N3150</text:p>
          </table:table-cell>
          <table:table-cell table:style-name="ce5" office:value-type="string" calcext:value-type="string">
            <text:p>Asrock N3150-ITX</text:p>
          </table:table-cell>
          <table:table-cell table:style-name="ce5" office:value-type="string" calcext:value-type="string">
            <text:p>PicoPSU 150XT, 60W-Universalnetzteil auf 12V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32GB SSD</text:p>
          </table:table-cell>
          <table:table-cell table:style-name="ce5" office:value-type="string" calcext:value-type="string">
            <text:p>2 x 2GB DDR3L-1600 SoDIMM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Unifying Dongle, Monitor 1920x1200 per HDM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2.html#post23636461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>
          <table:table-cell table:style-name="ce4" office:value-type="float" office:value="9" calcext:value-type="float">
            <office:annotation draw:style-name="gr7" draw:text-style-name="P2" svg:width="385.46pt" svg:height="252.03pt" svg:x="78.63pt" svg:y="1194.35pt" draw:caption-point-x="-11.54pt" draw:caption-point-y="-12.84pt">
              <dc:date>2024-12-24T00:00:00</dc:date>
              <text:p text:style-name="P1">--&gt; Messwerte auf dem Standard Desktop-Bildschirm von WIN 8.1 (grau mit Win-Logo)</text:p>
              <text:p text:style-name="P1">IDLE mit Bildschirm an inkl. LAN Kabel eingesteckt: Zustand C6 // Verbrauch auf KD302: 10,8 W</text:p>
              <text:p text:style-name="P1">IDLE mit Bildschirm an &amp; LAN Kabel ausgesteckt: Zustand C6 // Verbrauch auf KD302: 10,1 W</text:p>
              <text:p text:style-name="P1"/>
              <text:p text:style-name="P1">--&gt; Messwerte auf dem Standard Start-Bildschirm von WIN 8.1 (Violett mit App-Kacheln):</text:p>
              <text:p text:style-name="P1">IDLE mit Bildschirm an inkl. LAN Kabel eingesteckt: Zustand C6 // Verbrauch auf KD302: 9,0 W</text:p>
              <text:p text:style-name="P1">IDLE mit Bildschirm an &amp; LAN Kabel ausgesteckt: Zustand C6 // Verbrauch auf KD302: 8,3 W</text:p>
              <text:p text:style-name="P1"/>
              <text:p text:style-name="P1"/>
              <text:p text:style-name="P1">IDLE - System geht in den Energiesparmodus (LAN Kabel eingesteckt, Bildschirm geht aus usw.):</text:p>
              <text:p text:style-name="P1">Zustand C7 // Verbrauch auf KD302: 8,5 W</text:p>
              <text:p text:style-name="P1"/>
              <text:p text:style-name="P1">IDLE - System geht in den Energiesparmodus (LAN Kabel ausgesteckt, Bildschirm geht aus usw.):</text:p>
              <text:p text:style-name="P1">Zustand C7 // Verbrauch auf KD302: 7,8 W</text:p>
            </office:annotation>
            <text:p>9</text:p>
          </table:table-cell>
          <table:table-cell table:style-name="ce4"/>
          <table:table-cell table:style-name="ce10" office:value-type="string" calcext:value-type="string">
            <office:annotation draw:style-name="gr3" draw:text-style-name="P2" svg:width="590.34pt" svg:height="26.99pt" svg:x="191.85pt" svg:y="1204.5pt" draw:caption-point-x="-11.54pt" draw:caption-point-y="-22.99pt">
              <dc:date>2024-12-24T00:00:00</dc:date>
              <text:p text:style-name="P1">C7 mit Bildschirm aus</text:p>
            </office:annotation>
            <text:p>C6</text:p>
          </table:table-cell>
          <table:table-cell table:style-name="ce5" office:value-type="string" calcext:value-type="string">
            <text:p>Intel Core i5-4460T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Luxburg Slim // Typ: LTE-PA-1900-18H2 (19V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Plextor M5M 256GB (PX-256M5M) mSATA</text:p>
          </table:table-cell>
          <table:table-cell table:style-name="ce5" office:value-type="string" calcext:value-type="string">
            <text:p>2 x 4GB Kingston HyperX Impact 8GB SO-DIMM Kit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M105, Logitech K270</text:p>
          </table:table-cell>
          <table:table-cell table:style-name="ce5" office:value-type="string" calcext:value-type="string">
            <text:p>Noiseblocker NB-BlackSilentPro PC-P @ 1200rpm</text:p>
          </table:table-cell>
          <table:table-cell table:style-name="ce18" table:formula="of:=HYPERLINK(&quot;http://www.hardwareluxx.de/community/f84/die-sparsamsten-systeme-30w-idle-1007101-25.html#post22969735&quot;;&quot;Guiekalle&quot;)" office:value-type="string" office:string-value="Guiekalle" calcext:value-type="string">
            <text:p>Guiekalle</text:p>
          </table:table-cell>
          <table:table-cell table:number-columns-repeated="101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7" calcext:value-type="float">
            <office:annotation draw:style-name="gr2" draw:text-style-name="P2" svg:width="503.57pt" svg:height="58.48pt" svg:x="140.43pt" svg:y="1220.26pt" draw:caption-point-x="-11.54pt" draw:caption-point-y="-22.99pt">
              <dc:date>2024-12-24T00:00:00</dc:date>
              <text:p text:style-name="P1">Last (Prime 95 blend) 38 W</text:p>
              <text:p text:style-name="P1">Last (Dolphin Emulator) 47 W</text:p>
              <text:p text:style-name="P1">Last(Chrome + Netflix) 25 W </text:p>
            </office:annotation>
            <text:p>47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office:annotation draw:style-name="gr3" draw:text-style-name="P2" svg:width="660.5pt" svg:height="26.99pt" svg:x="464.09pt" svg:y="1220.26pt" draw:caption-point-x="-11.54pt" draw:caption-point-y="-22.99pt">
              <dc:date>2024-12-24T00:00:00</dc:date>
              <text:p text:style-name="P1">(wlan/bluetooth Modul nicht installiert)</text:p>
            </office:annotation>
            <text:p>Asrock Z97M-ITX/AC</text:p>
          </table:table-cell>
          <table:table-cell table:style-name="ce5" office:value-type="string" calcext:value-type="string">
            <text:p>Intertech E-I5 Gehäuse mit Wandler und 60W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Kingston V300 64GB / Samsung HDD M8 2.5" 1TB</text:p>
          </table:table-cell>
          <table:table-cell table:style-name="ce5" office:value-type="string" calcext:value-type="string">
            <text:p>2 x 2GB DDR3 Kingston HyperX @ 1333 Mhz 1,25V</text:p>
          </table:table-cell>
          <table:table-cell table:style-name="ce5" office:value-type="string" calcext:value-type="string">
            <text:p>Ubuntu 14.10</text:p>
          </table:table-cell>
          <table:table-cell table:style-name="ce5" office:value-type="string" calcext:value-type="string">
            <text:p>Rapoo Tastatur mit Touchpad, HDMI@1920p</text:p>
          </table:table-cell>
          <table:table-cell table:style-name="ce5" office:value-type="string" calcext:value-type="string">
            <text:p>Scythe Kozuti Kühler Aktiv</text:p>
          </table:table-cell>
          <table:table-cell table:style-name="ce22" table:formula="of:=HYPERLINK(&quot;http://www.hardwareluxx.de/community/f84/die-sparsamsten-systeme-30w-idle-1007101-27.html#post23075566&quot;;&quot;Bischi&quot;)" office:value-type="string" office:string-value="Bischi" calcext:value-type="string">
            <text:p>Bischi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52" calcext:value-type="float">
            <text:p>5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</text:p>
          </table:table-cell>
          <table:table-cell table:style-name="ce5" office:value-type="string" calcext:value-type="string">
            <text:p>PicoPSU-120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64GB SSD</text:p>
          </table:table-cell>
          <table:table-cell table:style-name="ce5" office:value-type="string" calcext:value-type="string">
            <text:p>2 x 2GB Samsung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style-name="ce5" table:number-columns-repeated="2"/>
          <table:table-cell table:number-columns-repeated="1008"/>
        </table:table-row>
        <table:table-row table:style-name="ro1">
          <table:table-cell table:style-name="ce4" office:value-type="float" office:value="9.2" calcext:value-type="float">
            <office:annotation draw:style-name="gr3" draw:text-style-name="P2" svg:width="385.46pt" svg:height="28.09pt" svg:x="78.63pt" svg:y="1251.21pt" draw:caption-point-x="-11.54pt" draw:caption-point-y="-22.45pt">
              <dc:date>2024-12-24T00:00:00</dc:date>
              <text:p text:style-name="P1">Mit dem Noctua NH-L12S zusätzlichen F4-3000C16D-32GISB und einer zusätzlichen 850 SATA liegt das System bei 9.6Watt</text:p>
            </office:annotation>
            <text:p>9.2</text:p>
          </table:table-cell>
          <table:table-cell table:style-name="ce4"/>
          <table:table-cell table:style-name="ce10" office:value-type="string" calcext:value-type="string">
            <text:p>C10</text:p>
          </table:table-cell>
          <table:table-cell table:style-name="ce5" office:value-type="string" calcext:value-type="string">
            <text:p>Intel Core i5 9600K</text:p>
          </table:table-cell>
          <table:table-cell table:style-name="ce5" office:value-type="string" calcext:value-type="string">
            <text:p>Z390 AORUS PRO WIFI</text:p>
          </table:table-cell>
          <table:table-cell table:style-name="ce5" office:value-type="string" calcext:value-type="string">
            <text:p>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970 EVO NVMe M.2</text:p>
          </table:table-cell>
          <table:table-cell table:style-name="ce5" office:value-type="string" calcext:value-type="string">
            <text:p>2x 8GB GSkill F4-3000C16D-16GISB</text:p>
          </table:table-cell>
          <table:table-cell table:style-name="ce5" office:value-type="string" calcext:value-type="string">
            <text:p>Win10 64bit</text:p>
          </table:table-cell>
          <table:table-cell table:style-name="ce5" office:value-type="string" calcext:value-type="string">
            <text:p>Cherry KC1000, Perixx MX-1800, U2414H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s://www.hardwareluxx.de/community/threads/die-sparsamsten-systeme-30w-idle.1007101/post-26731566&quot;;&quot;Sassicaia&quot;)" office:value-type="string" office:string-value="Sassicaia" calcext:value-type="string">
            <text:p>Sassicaia</text:p>
          </table:table-cell>
          <table:table-cell table:style-name="ce5" table:number-columns-repeated="2"/>
          <table:table-cell table:number-columns-repeated="1008"/>
        </table:table-row>
        <table:table-row table:style-name="ro1"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12.7" calcext:value-type="float">
            <text:p>12.7</text:p>
          </table:table-cell>
          <table:table-cell table:style-name="ce10"/>
          <table:table-cell table:style-name="ce5" office:value-type="string" calcext:value-type="string">
            <text:p>Intel Celeron J1800</text:p>
          </table:table-cell>
          <table:table-cell table:style-name="ce5" office:value-type="string" calcext:value-type="string">
            <text:p>GIGABYTE GA-J1800N-D2H</text:p>
          </table:table-cell>
          <table:table-cell table:style-name="ce5" office:value-type="string" calcext:value-type="string">
            <text:p>Pico-Box Z2-ATX-160 + AC/DC ALWAHA XH128 120Wat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OCZ Vertex Plus SSD 60GB</text:p>
          </table:table-cell>
          <table:table-cell table:style-name="ce5" office:value-type="string" calcext:value-type="string">
            <text:p>1 x 4GB Crucial - SO-DIMM, 204-polig - DDR3 - 1600MHz / PC3-12800 - CL11 (CT51264BF160BJ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K270 + Logitech M510 an einem Unify Empfänger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2.html#post22140160&quot;;&quot;axeldd&quot;)" office:value-type="string" office:string-value="axeldd" calcext:value-type="string">
            <text:p>axeldd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float" office:value="9.5" calcext:value-type="float">
            <text:p>9.5</text:p>
          </table:table-cell>
          <table:table-cell table:style-name="ce2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3-10320</text:p>
          </table:table-cell>
          <table:table-cell table:style-name="ce5" office:value-type="string" calcext:value-type="string">
            <text:p>ASRock H410M-HDV R2.0</text:p>
          </table:table-cell>
          <table:table-cell table:style-name="ce5" office:value-type="string" calcext:value-type="string">
            <text:p>be quiet! TFX Power 3 Gold 300W (BN323)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70 Evo 250GB (SATA)</text:p>
          </table:table-cell>
          <table:table-cell table:style-name="ce5" office:value-type="string" calcext:value-type="string">
            <text:p>1 x Crucial DIMM 8GB, DDR4-2666 (CT8G4DFRA266)</text:p>
          </table:table-cell>
          <table:table-cell table:style-name="ce5" office:value-type="string" calcext:value-type="string">
            <text:p>Win10 21H2</text:p>
          </table:table-cell>
          <table:table-cell table:style-name="ce5" office:value-type="string" calcext:value-type="string">
            <text:p>Logitech MK270</text:p>
          </table:table-cell>
          <table:table-cell table:style-name="ce5" office:value-type="string" calcext:value-type="string">
            <text:p>Alpenföhn Silvretta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933758" xlink:type="simple">Guiekalle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9.5" calcext:value-type="float">
            <text:p>9.5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Ubuntu 14.04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 @ 1000U/m</text:p>
          </table:table-cell>
          <table:table-cell table:style-name="ce18" table:formula="of:=HYPERLINK(&quot;http://www.hardwareluxx.de/community/f84/die-sparsamsten-systeme-30w-idle-1007101-post22557977.html#post22557977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5" office:value-type="float" office:value="9.5" calcext:value-type="float">
            <text:p>9.5</text:p>
          </table:table-cell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5" office:value-type="string" calcext:value-type="string">
            <text:p>Intel Celeron G3900 - 100mv</text:p>
          </table:table-cell>
          <table:table-cell table:style-name="ce5" office:value-type="string" calcext:value-type="string">
            <text:p>Asrock H110 ITX</text:p>
          </table:table-cell>
          <table:table-cell table:style-name="ce5" office:value-type="string" calcext:value-type="string">
            <text:p>picoPSU 90W + Meanwell Tisch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msung 830 250GB</text:p>
          </table:table-cell>
          <table:table-cell table:style-name="ce5" office:value-type="string" calcext:value-type="string">
            <text:p>2x8GB DDR4-21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<text:s/>- nix</text:p>
          </table:table-cell>
          <table:table-cell table:style-name="ce5" office:value-type="string" calcext:value-type="string">
            <text:p>Boxed, Lüfter abgesteckt</text:p>
          </table:table-cell>
          <table:table-cell table:style-name="ce18" table:formula="of:=HYPERLINK(&quot;https://www.hardwareluxx.de/community/threads/die-sparsamsten-systeme-30w-idle.1007101/post-26568003&quot;;&quot;Master Luke&quot;)" office:value-type="string" office:string-value="Master Luke" calcext:value-type="string">
            <text:p>Master Luke</text:p>
          </table:table-cell>
          <table:table-cell table:number-columns-repeated="1010"/>
        </table:table-row>
        <table:table-row table:style-name="ro1">
          <table:table-cell table:style-name="ce4" office:value-type="float" office:value="9.6" calcext:value-type="float">
            <text:p>9.6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</text:p>
          </table:table-cell>
          <table:table-cell table:style-name="ce5" office:value-type="string" calcext:value-type="string">
            <text:p>Asus H87I-Plus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 Pro4</text:p>
          </table:table-cell>
          <table:table-cell table:style-name="ce5" office:value-type="string" calcext:value-type="string">
            <text:p>PicoPSU-160-XT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1 x 4GB DDR3L-1600 Samsung Green Series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43.6" calcext:value-type="float">
            <text:p>43.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us B85M-E</text:p>
          </table:table-cell>
          <table:table-cell table:style-name="ce5" office:value-type="string" calcext:value-type="string">
            <text:p>LC75ITX aus LC-Power LC-1370Wmi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Liteonit 128GB LCS-128M6S</text:p>
          </table:table-cell>
          <table:table-cell table:style-name="ce5" office:value-type="string" calcext:value-type="string">
            <text:p>2 x 4GB DDR3 1333er <text:s/>G.Skill Kit F3-10600CL9D-8GBNT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aus und Tastatur TK820, U2412M@1920x1200@DisplayPort + Dell Aktiv Lautsprecher AX510</text:p>
          </table:table-cell>
          <table:table-cell table:style-name="ce5" office:value-type="string" calcext:value-type="string">
            <text:p>Mugen3 Passiv</text:p>
          </table:table-cell>
          <table:table-cell table:style-name="ce18" table:formula="of:=HYPERLINK(&quot;http://www.hardwareluxx.de/community/f84/die-sparsamsten-systeme-30w-idle-1007101-31.html#post23350199&quot;;&quot;Janero&quot;)" office:value-type="string" office:string-value="Janero" calcext:value-type="string">
            <text:p>Janero</text:p>
          </table:table-cell>
          <table:table-cell table:number-columns-repeated="1010"/>
        </table:table-row>
        <table:table-row table:style-name="ro1"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MSI B85I</text:p>
          </table:table-cell>
          <table:table-cell table:style-name="ce5" office:value-type="string" calcext:value-type="string">
            <text:p>PicoPSU-90 + Morex PJF84-PSADP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Evo 250GB</text:p>
          </table:table-cell>
          <table:table-cell table:style-name="ce5" office:value-type="string" calcext:value-type="string">
            <text:p>1 x 8 GB Crucial BLS8G3D1609ES2LX0CEU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B58 - USB, Fujitsu KB410 - USB, Dell U2414H - HDM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8.html#post23131473&quot;;&quot;HIrscHI&quot;)" office:value-type="string" office:string-value="HIrscHI" calcext:value-type="string">
            <text:p>HIrscHI</text:p>
          </table:table-cell>
          <table:table-cell table:number-columns-repeated="1010"/>
        </table:table-row>
        <table:table-row table:style-name="ro1">
          <table:table-cell table:style-name="ce4" office:value-type="float" office:value="9.9" calcext:value-type="float">
            <text:p>9.9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Pentium G2020</text:p>
          </table:table-cell>
          <table:table-cell table:style-name="ce5" office:value-type="string" calcext:value-type="string">
            <text:p>Intel DH61AG</text:p>
          </table:table-cell>
          <table:table-cell table:style-name="ce5" office:value-type="string" calcext:value-type="string">
            <text:p>90W HP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250GB</text:p>
          </table:table-cell>
          <table:table-cell table:style-name="ce5" office:value-type="string" calcext:value-type="string">
            <text:p>2 x 2GB Kingston SO-DIMM PC1066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Tastatur und Funkmaus Iiyama E511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39197&quot;;&quot;Modder&quot;)" office:value-type="string" office:string-value="Modder" calcext:value-type="string">
            <text:p>Modder</text:p>
          </table:table-cell>
          <table:table-cell table:number-columns-repeated="101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7.5" calcext:value-type="float">
            <text:p>27.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HDPLEX 120W AC-DC adapter / HDPLEX 150W DC-ATX Converter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Plextor M5M 256GB, mSATA</text:p>
          </table:table-cell>
          <table:table-cell table:style-name="ce5" office:value-type="string" calcext:value-type="string">
            <text:p>2 x 4GB Crucial Ballistix Sport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DiNovo Endge (Dongle)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7.html#post21942379&quot;;&quot;canada&quot;)" office:value-type="string" office:string-value="canada" calcext:value-type="string">
            <text:p>canada</text:p>
          </table:table-cell>
          <table:table-cell table:number-columns-repeated="1010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1</text:p>
          </table:table-cell>
          <table:table-cell table:style-name="ce5" office:value-type="string" calcext:value-type="string">
            <text:p>Intel Celeron J1800</text:p>
          </table:table-cell>
          <table:table-cell table:style-name="ce5" office:value-type="string" calcext:value-type="string">
            <text:p>GIGABYTE GA-J1800N-D2H</text:p>
          </table:table-cell>
          <table:table-cell table:style-name="ce5" office:value-type="string" calcext:value-type="string">
            <text:p>PicoPSU-90W + 60W 12V 5A Netzteil Adapter iMA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nDisk 128GB SSD</text:p>
          </table:table-cell>
          <table:table-cell table:style-name="ce5" office:value-type="string" calcext:value-type="string">
            <text:p>Crucial CT4G3S1339MCEU 4GB (1333MHz, CL9) DDR3-RAM</text:p>
          </table:table-cell>
          <table:table-cell table:style-name="ce5" office:value-type="string" calcext:value-type="string">
            <text:p>ArchLinux mit Kernel 3.13.6</text:p>
          </table:table-cell>
          <table:table-cell table:style-name="ce5" office:value-type="string" calcext:value-type="string">
            <text:p><text:s/>- nix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12/intel-bay-trail-d-desktop-mainboards-ft-silvermont-soc-985791-7.html#post22006217&quot;;&quot;Raudi1&quot;)" office:value-type="string" office:string-value="Raudi1" calcext:value-type="string">
            <text:p>Raudi1</text:p>
          </table:table-cell>
          <table:table-cell table:number-columns-repeated="101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Dell PA10 90W PSU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2 x 2GB Corsair S0-DDR3 1333 CSMO4GX3M2A1333C9</text:p>
          </table:table-cell>
          <table:table-cell table:style-name="ce5" office:value-type="string" calcext:value-type="string">
            <text:p>ArchLinux</text:p>
          </table:table-cell>
          <table:table-cell table:style-name="ce5" office:value-type="string" calcext:value-type="string">
            <text:p>Tastatur IBM RT3200 + noname Adapter auf USB</text:p>
          </table:table-cell>
          <table:table-cell table:style-name="ce5" office:value-type="string" calcext:value-type="string">
            <text:p>Scythe Big Shuriken 2</text:p>
          </table:table-cell>
          <table:table-cell table:style-name="ce21" table:formula="of:=HYPERLINK(&quot;http://www.hardwareluxx.de/community/f84/die-sparsamsten-systeme-30w-idle-1007101-9.html#post22010294&quot;;&quot;Fragfutter&quot;)" office:value-type="string" office:string-value="Fragfutter" calcext:value-type="string">
            <text:p>Fragfutter</text:p>
          </table:table-cell>
          <table:table-cell table:number-columns-repeated="101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68" calcext:value-type="float">
            <text:p>68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Plextor 128M5S</text:p>
          </table:table-cell>
          <table:table-cell table:style-name="ce5" office:value-type="string" calcext:value-type="string">
            <text:p>1 x 4GB GSKILL 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HDMI Monitor</text:p>
          </table:table-cell>
          <table:table-cell table:style-name="ce5" office:value-type="string" calcext:value-type="string">
            <text:p>EKL Alpenföhn Silvretta @1400 upm</text:p>
          </table:table-cell>
          <table:table-cell table:style-name="ce18" table:formula="of:=HYPERLINK(&quot;http://www.hardwareluxx.de/community/f84/die-sparsamsten-systeme-30w-idle-1007101-26.html#post23057869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N3150</text:p>
          </table:table-cell>
          <table:table-cell table:style-name="ce5" office:value-type="string" calcext:value-type="string">
            <text:p>Asrock N3150DC-ITX</text:p>
          </table:table-cell>
          <table:table-cell table:style-name="ce5" office:value-type="string" calcext:value-type="string">
            <text:p>mitgeliefertes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50evo 250GB+Seagate Momemtus XT 750GB</text:p>
          </table:table-cell>
          <table:table-cell table:style-name="ce5" office:value-type="string" calcext:value-type="string">
            <text:p>2 x 8GB Corsair LV DDR3 1600 CL9</text:p>
          </table:table-cell>
          <table:table-cell table:style-name="ce5" office:value-type="string" calcext:value-type="string">
            <text:p>Win Server 2012 r2</text:p>
          </table:table-cell>
          <table:table-cell table:style-name="ce5" office:value-type="string" calcext:value-type="string">
            <text:p>Cherry Tastatur, Maus, DVI, 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7.html#post24075572&quot;;&quot;yamcenutzer&quot;)" office:value-type="string" office:string-value="yamcenutzer" calcext:value-type="string">
            <text:p>yamcenutzer</text:p>
          </table:table-cell>
          <table:table-cell table:number-columns-repeated="101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420</text:p>
          </table:table-cell>
          <table:table-cell table:style-name="ce5" office:value-type="string" calcext:value-type="string">
            <text:p>ASRock B85M Pro3</text:p>
          </table:table-cell>
          <table:table-cell table:style-name="ce5" office:value-type="string" calcext:value-type="string">
            <text:p>Realan LR1204-120W12VDC &amp; FSP060-DIBAN2 (60W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msung SSD 840</text:p>
          </table:table-cell>
          <table:table-cell table:style-name="ce5" office:value-type="string" calcext:value-type="string">
            <text:p>2 x 4 GB Corsair CML8GX3M2A1600C9 DDR3 1600 Mhz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X500, Logitech K250, LG W2442PE</text:p>
          </table:table-cell>
          <table:table-cell table:style-name="ce5" office:value-type="string" calcext:value-type="string">
            <text:p>Boxed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649963" xlink:type="simple">raynold</text:a></text:p>
          </table:table-cell>
          <table:table-cell table:number-columns-repeated="1010"/>
        </table:table-row>
        <table:table-row table:style-name="ro1">
          <table:table-cell table:style-name="ce5" office:value-type="float" office:value="10.01" calcext:value-type="float">
            <text:p>10.01</text:p>
          </table:table-cell>
          <table:table-cell table:style-name="ce5"/>
          <table:table-cell table:style-name="ce10" office:value-type="string" calcext:value-type="string">
            <text:p>C9</text:p>
          </table:table-cell>
          <table:table-cell table:style-name="ce5" office:value-type="string" calcext:value-type="string">
            <text:p>Intel Core i3-10100E</text:p>
          </table:table-cell>
          <table:table-cell table:style-name="ce5" office:value-type="string" calcext:value-type="string">
            <text:p>Gigabyte W480M Vision W</text:p>
          </table:table-cell>
          <table:table-cell table:style-name="ce5" office:value-type="string" calcext:value-type="string">
            <text:p>Corsair RM550x (2021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Sandisk Ultra II 240GB SATA SSD</text:p>
          </table:table-cell>
          <table:table-cell table:style-name="ce5" office:value-type="string" calcext:value-type="string">
            <text:p>1 x 16GB Samsung DDR4-2133 M378A2K43BB1-CPB</text:p>
          </table:table-cell>
          <table:table-cell table:style-name="ce5" office:value-type="string" calcext:value-type="string">
            <text:p>Ubuntu 20.04 LTS</text:p>
          </table:table-cell>
          <table:table-cell table:style-name="ce5" office:value-type="string" calcext:value-type="string">
            <text:p>Logitech K400r, Full HD über HDMI, 1G LAN, BIOS: C-State Limit C10, powertop --auto-tune done</text:p>
          </table:table-cell>
          <table:table-cell table:style-name="ce5" office:value-type="string" calcext:value-type="string">
            <text:p>passiv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9071041" xlink:type="simple">mgutt</text:a></text:p>
          </table:table-cell>
          <table:table-cell table:number-columns-repeated="1010"/>
        </table:table-row>
        <table:table-row table:style-name="ro1">
          <table:table-cell table:style-name="ce5" office:value-type="float" office:value="10.1" calcext:value-type="float">
            <text:p>10.1</text:p>
          </table:table-cell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Asrock H81 Pro BTC</text:p>
          </table:table-cell>
          <table:table-cell table:style-name="ce5" office:value-type="string" calcext:value-type="string">
            <text:p>PicoPSU-90-XLP + Zooty AD1280MB (80W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3.html#post23710267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0.1" calcext:value-type="float">
            <office:annotation draw:style-name="gr3" draw:text-style-name="P2" svg:width="385.46pt" svg:height="26.99pt" svg:x="78.63pt" svg:y="1535.24pt" draw:caption-point-x="-11.54pt" draw:caption-point-y="-22.96pt">
              <dc:date>2024-12-24T00:00:00</dc:date>
              <text:p text:style-name="P1"><text:s/>Idle: 9.5W DPMS (Monitor off)</text:p>
            </office:annotation>
            <text:p>10.1</text:p>
          </table:table-cell>
          <table:table-cell table:style-name="ce5" office:value-type="float" office:value="170" calcext:value-type="float">
            <text:p>170</text:p>
          </table:table-cell>
          <table:table-cell table:style-name="ce10" office:value-type="string" calcext:value-type="string">
            <text:p>C10</text:p>
          </table:table-cell>
          <table:table-cell table:style-name="ce5" office:value-type="string" calcext:value-type="string">
            <text:p>Intel Core i5-11600K</text:p>
          </table:table-cell>
          <table:table-cell table:style-name="ce5" office:value-type="string" calcext:value-type="string">
            <text:p>Z590i Aorus Ultra</text:p>
          </table:table-cell>
          <table:table-cell table:style-name="ce5" office:value-type="string" calcext:value-type="string">
            <text:p>LC420-12 V2.31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970 Evo 500GB</text:p>
          </table:table-cell>
          <table:table-cell table:style-name="ce5" office:value-type="string" calcext:value-type="string">
            <text:p>2 x 16GB DDR4 CT16G4DFRA32A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Tastatur Maus Rapoo 9300M via USB Dongel, Dell S2421HS DP</text:p>
          </table:table-cell>
          <table:table-cell table:style-name="ce5" office:value-type="string" calcext:value-type="string">
            <text:p>Boxed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9270523" xlink:type="simple">Sassicaia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MSI H81TI</text:p>
          </table:table-cell>
          <table:table-cell table:style-name="ce5" office:value-type="string" calcext:value-type="string">
            <text:p>19V HP Notebooknetzteil 90W (Modell PA-1900-32HN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2GB ADATA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USB-Tastatur, iiyama GB2773HS per HDMI verbunden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8.html#post22450453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5" office:value-type="float" office:value="93" calcext:value-type="float">
            <text:p>93</text:p>
          </table:table-cell>
          <table:table-cell table:style-name="ce10" office:value-type="string" calcext:value-type="string">
            <office:annotation draw:style-name="gr5" draw:text-style-name="P2" svg:width="590.34pt" svg:height="27.01pt" svg:x="191.85pt" svg:y="1566.74pt" draw:caption-point-x="-11.54pt" draw:caption-point-y="-22.96pt">
              <dc:date>2024-12-24T00:00:00</dc:date>
              <text:p text:style-name="P1">9,3W bzw. 9,1 mit UV im C7 wenn Monitor aus ist</text:p>
            </office:annotation>
            <text:p>C6</text:p>
          </table:table-cell>
          <table:table-cell table:style-name="ce5" office:value-type="string" calcext:value-type="string">
            <text:p>Intel Core i3-4370</text:p>
          </table:table-cell>
          <table:table-cell table:style-name="ce5" office:value-type="string" calcext:value-type="string">
            <office:annotation draw:style-name="gr5" draw:text-style-name="P2" svg:width="660.5pt" svg:height="27.01pt" svg:x="464.09pt" svg:y="1566.74pt" draw:caption-point-x="-11.54pt" draw:caption-point-y="-22.96pt">
              <dc:date>2024-12-24T00:00:00</dc:date>
              <text:p text:style-name="P1">W-lan modul habe ich nicht eingebaut</text:p>
            </office:annotation>
            <text:p>AsRock H97M-ITX/ac</text:p>
          </table:table-cell>
          <table:table-cell table:style-name="ce5" office:value-type="string" calcext:value-type="string">
            <text:p>BeQuiet PurePower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840 EVO 250GB</text:p>
          </table:table-cell>
          <table:table-cell table:style-name="ce5" office:value-type="string" calcext:value-type="string">
            <text:p>2 x 4GB DDR3-1600 Crucial Ballistix Sport VLP 1.3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325, Cherry KC1000, Samsung Syncmaster 225UW @ DVI @ 1680x1050</text:p>
          </table:table-cell>
          <table:table-cell table:style-name="ce5" office:value-type="string" calcext:value-type="string">
            <text:p>Alpenföhn Silvretta Idle-modus @ ca. 750rpm</text:p>
          </table:table-cell>
          <table:table-cell table:style-name="ce18" table:formula="of:=HYPERLINK(&quot;http://www.hardwareluxx.de/community/f84/die-sparsamsten-systeme-30w-idle-1007101-31.html#post23243588&quot;;&quot;zappo&quot;)" office:value-type="string" office:string-value="zappo" calcext:value-type="string">
            <text:p>zappo</text:p>
          </table:table-cell>
          <table:table-cell table:number-columns-repeated="1010"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5" office:value-type="float" office:value="53" calcext:value-type="float">
            <text:p>5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2130</text:p>
          </table:table-cell>
          <table:table-cell table:style-name="ce5" office:value-type="string" calcext:value-type="string">
            <text:p>Intel DQ77KB</text:p>
          </table:table-cell>
          <table:table-cell table:style-name="ce5" office:value-type="string" calcext:value-type="string">
            <text:p>Onboard DC/DC-PSU + Leicke 90W AC/DC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30 128GB</text:p>
          </table:table-cell>
          <table:table-cell table:style-name="ce5" office:value-type="string" calcext:value-type="string">
            <text:p>2 x 2 GB S0-DIMM DDR3-1600 CL11 1,35V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PS2 Maus an USB-Adapter + USB-Keyboard, FSC p19-2 DVI @1280X1024 an HDMI-Adapter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6.html#post23950896&quot;;&quot;Nonni&quot;)" office:value-type="string" office:string-value="Nonni" calcext:value-type="string">
            <text:p>Nonni</text:p>
          </table:table-cell>
          <table:table-cell table:number-columns-repeated="1010"/>
        </table:table-row>
        <table:table-row table:style-name="ro1"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Dell PA10 90W PSU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2 x 2GB Corsair S0-DDR3 1333 CSMO4GX3M2A1333C9</text:p>
          </table:table-cell>
          <table:table-cell table:style-name="ce5" office:value-type="string" calcext:value-type="string">
            <text:p>Win8</text:p>
          </table:table-cell>
          <table:table-cell table:style-name="ce5" office:value-type="string" calcext:value-type="string">
            <text:p>Tastatur IBM RT3200 + noname Adapter auf USB</text:p>
          </table:table-cell>
          <table:table-cell table:style-name="ce5" office:value-type="string" calcext:value-type="string">
            <text:p>Scythe Big Shuriken 2</text:p>
          </table:table-cell>
          <table:table-cell table:style-name="ce21" table:formula="of:=HYPERLINK(&quot;http://www.hardwareluxx.de/community/f84/die-sparsamsten-systeme-30w-idle-1007101-8.html#post21953345&quot;;&quot;Fragfutter&quot;)" office:value-type="string" office:string-value="Fragfutter" calcext:value-type="string">
            <text:p>Fragfutter</text:p>
          </table:table-cell>
          <table:table-cell table:number-columns-repeated="1010"/>
        </table:table-row>
        <table:table-row table:style-name="ro1">
          <table:table-cell table:style-name="ce4" office:value-type="float" office:value="10.4" calcext:value-type="float">
            <text:p>10.4</text:p>
          </table:table-cell>
          <table:table-cell table:style-name="ce4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690S</text:p>
          </table:table-cell>
          <table:table-cell table:style-name="ce5" office:value-type="string" calcext:value-type="string">
            <office:annotation draw:style-name="gr5" draw:text-style-name="P2" svg:width="660.5pt" svg:height="27.01pt" svg:x="464.09pt" svg:y="1613.99pt" draw:caption-point-x="-11.54pt" draw:caption-point-y="-22.96pt">
              <dc:date>2024-12-24T00:00:00</dc:date>
              <text:p text:style-name="P1">(alles aktiv auch Wlan/BT), Sata im Raid Mode</text:p>
            </office:annotation>
            <text:p>ASRock Z97E-ITX/ac</text:p>
          </table:table-cell>
          <table:table-cell table:style-name="ce5" office:value-type="string" calcext:value-type="string">
            <text:p>PicoPSU-150XT + 120W Chinabrick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Extreme II 480GB</text:p>
          </table:table-cell>
          <table:table-cell table:style-name="ce5" office:value-type="string" calcext:value-type="string">
            <text:p>16GB Teamgroup Vulcan DDR3-2400 (1,65V)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G19 + Sharkoon Fireglider, HP W2207</text:p>
          </table:table-cell>
          <table:table-cell table:style-name="ce5" office:value-type="string" calcext:value-type="string">
            <office:annotation draw:style-name="gr5" draw:text-style-name="P2" svg:width="271.56pt" svg:height="27.01pt" svg:x="2227.44pt" svg:y="1613.99pt" draw:caption-point-x="-11.54pt" draw:caption-point-y="-22.96pt">
              <dc:date>2024-12-24T00:00:00</dc:date>
              <text:p text:style-name="P1">mit 92mm original Fan @PWM (ca 1000rpm)</text:p>
            </office:annotation>
            <text:p>EKL Alpenföhn Silvretta</text:p>
          </table:table-cell>
          <table:table-cell table:style-name="ce21" table:formula="of:=HYPERLINK(&quot;http://www.hardwareluxx.de/community/f84/die-sparsamsten-systeme-30w-idle-1007101-21.html#post22712820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7.5" calcext:value-type="float">
            <text:p>17.5</text:p>
          </table:table-cell>
          <table:table-cell table:style-name="ce10"/>
          <table:table-cell table:style-name="ce5" office:value-type="string" calcext:value-type="string">
            <text:p>Intel Celeron J1900</text:p>
          </table:table-cell>
          <table:table-cell table:style-name="ce5" office:value-type="string" calcext:value-type="string">
            <text:p>Asrock Q1900-ITX</text:p>
          </table:table-cell>
          <table:table-cell table:style-name="ce5" office:value-type="string" calcext:value-type="string">
            <text:p>PicoPSU 90-XLP + 120W Leick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4GB SO-DIMM DDR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BenQ XL2720T, Logitech G5, Cherry G230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2.html#post22768011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0.5" calcext:value-type="float">
            <text:p>10.5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MSI H81TI</text:p>
          </table:table-cell>
          <table:table-cell table:style-name="ce5" office:value-type="string" calcext:value-type="string">
            <office:annotation draw:style-name="gr3" draw:text-style-name="P2" svg:width="719.49pt" svg:height="26.99pt" svg:x="644pt" svg:y="1645.51pt" draw:caption-point-x="-11.54pt" draw:caption-point-y="-22.99pt">
              <dc:date>2024-12-24T00:00:00</dc:date>
              <text:p text:style-name="P1">MSI ProBox23 mitgeliefertes NT</text:p>
            </office:annotation>
            <text:p>120W NT (19,5V 6,15A Efficiency-Level V) Modell ADP-120MH D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2GB ADATA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USB-Tastatur, iiyama GB2773HS per HDMI verbunden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8.html#post22450453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0.5" calcext:value-type="float">
            <text:p>10.5</text:p>
          </table:table-cell>
          <table:table-cell table:style-name="ce5" office:value-type="float" office:value="66.5" calcext:value-type="float">
            <text:p>66.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 @ 1000U/m</text:p>
          </table:table-cell>
          <table:table-cell table:style-name="ce18" table:formula="of:=HYPERLINK(&quot;http://www.hardwareluxx.de/community/f84/die-sparsamsten-systeme-30w-idle-1007101-20.html#post22515161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10.5" calcext:value-type="float">
            <text:p>10.5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Ubuntu 14.04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 @ 1000U/m</text:p>
          </table:table-cell>
          <table:table-cell table:style-name="ce18" table:formula="of:=HYPERLINK(&quot;http://www.hardwareluxx.de/community/f84/die-sparsamsten-systeme-30w-idle-1007101-post22557977.html#post22557977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10.5" calcext:value-type="float">
            <text:p>10.5</text:p>
          </table:table-cell>
          <table:table-cell table:style-name="ce4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Xeon E3-1260L</text:p>
          </table:table-cell>
          <table:table-cell table:style-name="ce5" office:value-type="string" calcext:value-type="string">
            <text:p>Intel DB65AL</text:p>
          </table:table-cell>
          <table:table-cell table:style-name="ce5" office:value-type="string" calcext:value-type="string">
            <text:p>picoPSU 160W + Leicke 154W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Cruciak m4 SSD 128GB</text:p>
          </table:table-cell>
          <table:table-cell table:style-name="ce5" office:value-type="string" calcext:value-type="string">
            <text:p>2 x 4GB DDR3</text:p>
          </table:table-cell>
          <table:table-cell table:style-name="ce5" office:value-type="string" calcext:value-type="string">
            <text:p>Unraid 6.10-RC4</text:p>
          </table:table-cell>
          <table:table-cell table:style-name="ce5" office:value-type="string" calcext:value-type="string">
            <text:p>PS2 Tastatur</text:p>
          </table:table-cell>
          <table:table-cell table:style-name="ce5" office:value-type="string" calcext:value-type="string">
            <text:p>Boxed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9161363" xlink:type="simple">MPC561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0.6" calcext:value-type="float">
            <text:p>10.6</text:p>
          </table:table-cell>
          <table:table-cell table:style-name="ce4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3-9100</text:p>
          </table:table-cell>
          <table:table-cell table:style-name="ce5" office:value-type="string" calcext:value-type="string">
            <text:p>Fujitsu D3644-B</text:p>
          </table:table-cell>
          <table:table-cell table:style-name="ce5" office:value-type="string" calcext:value-type="string">
            <text:p>Corsair CX450M 4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LV Energy Master Basic</text:p>
          </table:table-cell>
          <table:table-cell table:style-name="ce5" office:value-type="string" calcext:value-type="string">
            <text:p>WD Blue SN550 250GB SSD</text:p>
          </table:table-cell>
          <table:table-cell table:style-name="ce5" office:value-type="string" calcext:value-type="string">
            <text:p>4 x 4GB ECC DIMM</text:p>
          </table:table-cell>
          <table:table-cell table:style-name="ce5" office:value-type="string" calcext:value-type="string">
            <text:p>Debian 11</text:p>
          </table:table-cell>
          <table:table-cell table:style-name="ce5" office:value-type="string" calcext:value-type="string">
            <text:p>nichts</text:p>
          </table:table-cell>
          <table:table-cell table:style-name="ce5" office:value-type="string" calcext:value-type="string">
            <text:p>Boxed + noctua PWM 0,96W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698114" xlink:type="simple">Thermitkühlung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16.9" calcext:value-type="float">
            <text:p>16.9</text:p>
          </table:table-cell>
          <table:table-cell table:style-name="ce10"/>
          <table:table-cell table:style-name="ce5" office:value-type="string" calcext:value-type="string">
            <text:p>Intel Celeron J1900</text:p>
          </table:table-cell>
          <table:table-cell table:style-name="ce5" office:value-type="string" calcext:value-type="string">
            <text:p>Asrock Q1900-ITX</text:p>
          </table:table-cell>
          <table:table-cell table:style-name="ce5" office:value-type="string" calcext:value-type="string">
            <text:p>Pico Box Z2-ATX-160 + AC/DC ALWAHA XH128 120Wat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OCZ Vertex Plus SSD 60GB</text:p>
          </table:table-cell>
          <table:table-cell table:style-name="ce5" office:value-type="string" calcext:value-type="string">
            <text:p>1 x 4GB Crucial SO-DIMM - DDR3 - 1600MHz (CT51264BF160BJ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K270 + Logitech M510 an einem Unify Empfänger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2.html#post22176392&quot;;&quot;axeldd&quot;)" office:value-type="string" office:string-value="axeldd" calcext:value-type="string">
            <text:p>axeldd</text:p>
          </table:table-cell>
          <table:table-cell table:number-columns-repeated="1010"/>
        </table:table-row>
        <table:table-row table:style-name="ro1">
          <table:table-cell table:style-name="ce4" office:value-type="float" office:value="10.87" calcext:value-type="float">
            <text:p>10.87</text:p>
          </table:table-cell>
          <table:table-cell table:style-name="ce4" office:value-type="float" office:value="97" calcext:value-type="float">
            <text:p>97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5-8600K</text:p>
          </table:table-cell>
          <table:table-cell table:style-name="ce5" office:value-type="string" calcext:value-type="string">
            <text:p>Asus ROG STRIX H370-I GAMING</text:p>
          </table:table-cell>
          <table:table-cell table:style-name="ce5" office:value-type="string" calcext:value-type="string">
            <text:p>Corsair SF450 Platinum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WD Blue 3D 1TB SATA SSD</text:p>
          </table:table-cell>
          <table:table-cell table:style-name="ce5" office:value-type="string" calcext:value-type="string">
            <text:p>1 x 16GB Samsung DDR4-2133 M378A2K43BB1-CPB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r, BIOS: Power Saving Mode + CEC 2019 enabled, LEDs + Audio + Realtek LAN disabled</text:p>
          </table:table-cell>
          <table:table-cell table:style-name="ce5" office:value-type="string" calcext:value-type="string">
            <text:p>Passiv (NH-D15 ohne Lüfter)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799600" xlink:type="simple">mgutt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5" office:value-type="string" calcext:value-type="string">
            <text:p>AMD Zacate E350</text:p>
          </table:table-cell>
          <table:table-cell table:style-name="ce5" office:value-type="string" calcext:value-type="string">
            <text:p>Zotac Fusion ITX</text:p>
          </table:table-cell>
          <table:table-cell table:style-name="ce5" office:value-type="string" calcext:value-type="string">
            <text:p>PicoPSU-120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2 x 2GB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.html#post218738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0.9" calcext:value-type="float">
            <text:p>10.9</text:p>
          </table:table-cell>
          <table:table-cell table:style-name="ce5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Pentium G4560</text:p>
          </table:table-cell>
          <table:table-cell table:style-name="ce5" office:value-type="string" calcext:value-type="string">
            <text:p>Asrock B150M Pro4V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</text:p>
          </table:table-cell>
          <table:table-cell table:style-name="ce5" office:value-type="string" calcext:value-type="string">
            <text:p>4 x 8GB GSkill F4-2800c16q-32grk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Arctic Alpine 11 passiv</text:p>
          </table:table-cell>
          <table:table-cell table:style-name="ce18" table:formula="of:=HYPERLINK(&quot;https://www.hardwareluxx.de/community/f84/die-sparsamsten-systeme-30w-idle-1007101-52.html#post25239926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5" office:value-type="string" calcext:value-type="string">
            <text:p>AMD Sempron 3850</text:p>
          </table:table-cell>
          <table:table-cell table:style-name="ce5" office:value-type="string" calcext:value-type="string">
            <text:p>MSI AM1I</text:p>
          </table:table-cell>
          <table:table-cell table:style-name="ce5" office:value-type="string" calcext:value-type="string">
            <text:p>Antec ISK300-65 + Delta 65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2,5" HDD</text:p>
          </table:table-cell>
          <table:table-cell table:style-name="ce5" office:value-type="string" calcext:value-type="string">
            <text:p>Transcend Jetram 4GB 1600</text:p>
          </table:table-cell>
          <table:table-cell table:style-name="ce5" office:value-type="string" calcext:value-type="string">
            <text:p>Win7</text:p>
          </table:table-cell>
          <table:table-cell table:style-name="ce5" office:value-type="string" calcext:value-type="string">
            <text:p>Standard Tastatur+optische Maus,VGA</text:p>
          </table:table-cell>
          <table:table-cell table:style-name="ce5" office:value-type="string" calcext:value-type="string">
            <text:p>Gehäuse 80er + CPU 50er</text:p>
          </table:table-cell>
          <table:table-cell table:style-name="ce21" table:formula="of:=HYPERLINK(&quot;http://www.hardwareluxx.de/community/f84/die-sparsamsten-systeme-30w-idle-1007101-15.html#post22391020&quot;;&quot;xrated&quot;)" office:value-type="string" office:string-value="xrated" calcext:value-type="string">
            <text:p>xrated</text:p>
          </table:table-cell>
          <table:table-cell table:number-columns-repeated="101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Plextor 128M5S</text:p>
          </table:table-cell>
          <table:table-cell table:style-name="ce5" office:value-type="string" calcext:value-type="string">
            <text:p>1 x 4GB GSKILL 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HDMI Monitor</text:p>
          </table:table-cell>
          <table:table-cell table:style-name="ce5" office:value-type="string" calcext:value-type="string">
            <text:p>EKL Alpenföhn Silvretta @1400 upm</text:p>
          </table:table-cell>
          <table:table-cell table:style-name="ce18" table:formula="of:=HYPERLINK(&quot;http://www.hardwareluxx.de/community/f84/die-sparsamsten-systeme-30w-idle-1007101-26.html#post23057869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>
          <table:table-cell table:style-name="ce4" office:value-type="float" office:value="11.1" calcext:value-type="float">
            <text:p>11.1</text:p>
          </table:table-cell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Pentium G4400</text:p>
          </table:table-cell>
          <table:table-cell table:style-name="ce5" office:value-type="string" calcext:value-type="string">
            <text:p>Asrock B150M Pro4V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</text:p>
          </table:table-cell>
          <table:table-cell table:style-name="ce5" office:value-type="string" calcext:value-type="string">
            <text:p>4 x 8GB GSkill F4-2800c16q-32grk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Arctic Alpine 11 passiv</text:p>
          </table:table-cell>
          <table:table-cell table:style-name="ce18" table:formula="of:=HYPERLINK(&quot;http://www.hardwareluxx.de/community/f84/die-sparsamsten-systeme-30w-idle-1007101-52.html#post25213320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11.2" calcext:value-type="float">
            <text:p>11.2</text:p>
          </table:table-cell>
          <table:table-cell table:style-name="ce5" office:value-type="float" office:value="81.9" calcext:value-type="float">
            <office:annotation draw:style-name="gr3" draw:text-style-name="P2" svg:width="503.57pt" svg:height="26.99pt" svg:x="140.43pt" svg:y="1834.5pt" draw:caption-point-x="-11.54pt" draw:caption-point-y="-22.99pt">
              <dc:date>2024-12-24T00:00:00</dc:date>
              <text:p text:style-name="P1">(In-place large FFT)</text:p>
            </office:annotation>
            <text:p>81.9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Enermax ETL300AWT Triathlor 80 Plus Bronz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2 x 8GB DDR3 1600 Crucial Ballistix Sport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HP über DVI (1280x1024), Logilink (Funk/USB)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2451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11.3" calcext:value-type="float">
            <text:p>11.3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3-4330</text:p>
          </table:table-cell>
          <table:table-cell table:style-name="ce5" office:value-type="string" calcext:value-type="string">
            <text:p>Asrock H87 Pro4</text:p>
          </table:table-cell>
          <table:table-cell table:style-name="ce5" office:value-type="string" calcext:value-type="string">
            <text:p>PicoPSU-120W WI mit 90W-19V Tisch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 GB SSD</text:p>
          </table:table-cell>
          <table:table-cell table:style-name="ce5" office:value-type="string" calcext:value-type="string">
            <text:p>1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nifying Dongle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alltagstaugliche-desktop-systeme-mit-10w-idle-verbrauch-inkl-llano-fm1-beispiel-799083-108.html#post21702706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5" office:value-type="string" calcext:value-type="string">
            <office:annotation draw:style-name="gr5" draw:text-style-name="P2" svg:width="581.36pt" svg:height="27.01pt" svg:x="310.59pt" svg:y="1865.99pt" draw:caption-point-x="-11.54pt" draw:caption-point-y="-22.96pt">
              <dc:date>2024-12-24T00:00:00</dc:date>
              <text:p text:style-name="P1">Turbo deaktiviert</text:p>
            </office:annotation>
            <text:p>Intel Core i5-6400T</text:p>
          </table:table-cell>
          <table:table-cell table:style-name="ce5" office:value-type="string" calcext:value-type="string">
            <text:p>ASRock H170M-ITX/DL</text:p>
          </table:table-cell>
          <table:table-cell table:style-name="ce5" office:value-type="string" calcext:value-type="string">
            <text:p>be quiet! TFX Power 2 300W Gold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msung SSD 850 Evo 1TB v3</text:p>
          </table:table-cell>
          <table:table-cell table:style-name="ce5" office:value-type="string" calcext:value-type="string">
            <text:p>1 x 8GB Crucial Ballistix Tactical LP DDR3-RAM 1600 MHz PC3-12800 CL8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MK330 Wireless Tastatur mit Maus, <text:s/>W-Lan USB Stick: dodocool AC600 WiFi Adapter 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49.html#post24652582&quot;;&quot;MCTmax&quot;)" office:value-type="string" office:string-value="MCTmax" calcext:value-type="string">
            <text:p>MCTmax</text:p>
          </table:table-cell>
          <table:table-cell table:number-columns-repeated="1010"/>
        </table:table-row>
        <table:table-row table:style-name="ro1"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30" calcext:value-type="float">
            <text:p>30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US H81MPlus</text:p>
          </table:table-cell>
          <table:table-cell table:style-name="ce5" office:value-type="string" calcext:value-type="string">
            <text:p>Leike, picoPSU-16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Hitachi HTS54505 2,5 Zoll</text:p>
          </table:table-cell>
          <table:table-cell table:style-name="ce5" office:value-type="string" calcext:value-type="string">
            <text:p>G.Skill 8GByte DDR3-1600 CL10-10-10-30 1,5V</text:p>
          </table:table-cell>
          <table:table-cell table:style-name="ce5" office:value-type="string" calcext:value-type="string">
            <text:p>Ubuntu 16.04</text:p>
          </table:table-cell>
          <table:table-cell table:style-name="ce5" office:value-type="string" calcext:value-type="string">
            <text:p>nichts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51.html#post25022045&quot;;&quot;altaschwede&quot;)" office:value-type="string" office:string-value="altaschwede" calcext:value-type="string">
            <text:p>altaschwede</text:p>
          </table:table-cell>
          <table:table-cell table:number-columns-repeated="1010"/>
        </table:table-row>
        <table:table-row table:style-name="ro1"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44.1" calcext:value-type="float">
            <text:p>44.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 120GB</text:p>
          </table:table-cell>
          <table:table-cell table:style-name="ce5" office:value-type="string" calcext:value-type="string">
            <text:p>2 x 2GB G.Skill F3-12800CL9D-4GBNQ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X518, Enermax Aurora, Fujitsu SL23T-1, Intel N1030 802.11b/g/n @PCIe x1 to mini PCIe half size</text:p>
          </table:table-cell>
          <table:table-cell table:style-name="ce5" office:value-type="string" calcext:value-type="string">
            <text:p>Cooler Master GeminII M4 passiv</text:p>
          </table:table-cell>
          <table:table-cell table:style-name="ce21" table:formula="of:=HYPERLINK(&quot;http://www.hardwareluxx.de/community/f84/die-sparsamsten-systeme-30w-idle-1007101-3.html#post21884254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2" office:value-type="float" office:value="11.87" calcext:value-type="float">
            <office:annotation draw:style-name="gr3" draw:text-style-name="P2" svg:width="385.46pt" svg:height="26.99pt" svg:x="78.63pt" svg:y="1913.24pt" draw:caption-point-x="-11.54pt" draw:caption-point-y="-22.96pt">
              <dc:date>2024-12-24T00:00:00</dc:date>
              <text:p text:style-name="P1">BIOS alle C-States aktiviert und Analog Audio deaktiviert</text:p>
            </office:annotation>
            <text:p>11.87</text:p>
          </table:table-cell>
          <table:table-cell table:style-name="ce2"/>
          <table:table-cell table:style-name="ce10"/>
          <table:table-cell table:style-name="ce5" office:value-type="string" calcext:value-type="string">
            <text:p>Intel Core i3-8100</text:p>
          </table:table-cell>
          <table:table-cell table:style-name="ce5" office:value-type="string" calcext:value-type="string">
            <text:p>ASRock Rack C246 WSI</text:p>
          </table:table-cell>
          <table:table-cell table:style-name="ce5" office:value-type="string" calcext:value-type="string">
            <text:p>PicoPSU90 + Mean Well GST40A12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WD Blue 1TB 3D SATA SSD</text:p>
          </table:table-cell>
          <table:table-cell table:style-name="ce5" office:value-type="string" calcext:value-type="string">
            <text:p>1 x 16GB Samsung DDR4-2133 M378A2K43BB1-CPB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r, Full HD @ HDMI</text:p>
          </table:table-cell>
          <table:table-cell table:style-name="ce13" office:value-type="string" calcext:value-type="string">
            <text:p>Boxed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750181" xlink:type="simple">mgutt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1.9" calcext:value-type="float">
            <text:p>11.9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7-4770</text:p>
          </table:table-cell>
          <table:table-cell table:style-name="ce5" office:value-type="string" calcext:value-type="string">
            <text:p>Asus H87I-Plus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1.9" calcext:value-type="float">
            <text:p>11.9</text:p>
          </table:table-cell>
          <table:table-cell table:style-name="ce5" office:value-type="float" office:value="77.5" calcext:value-type="float">
            <text:p>77.5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3-4160</text:p>
          </table:table-cell>
          <table:table-cell table:style-name="ce5" office:value-type="string" calcext:value-type="string">
            <text:p>Fujitsu D3222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Toshiba HG5d 128GB SSD</text:p>
          </table:table-cell>
          <table:table-cell table:style-name="ce5" office:value-type="string" calcext:value-type="string">
            <text:p>2 x 2GB DDR3-1333 Corsair (@1,5V)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G502, Fujitsu KB910, Dell P2714H@1920x1024@DVI</text:p>
          </table:table-cell>
          <table:table-cell table:style-name="ce5" office:value-type="string" calcext:value-type="string">
            <text:p>Thermaltake Macho 90 passiv, keine Gehäuselüfter</text:p>
          </table:table-cell>
          <table:table-cell table:style-name="ce18" table:formula="of:=HYPERLINK(&quot;http://www.hardwareluxx.de/community/f84/die-sparsamsten-systeme-30w-idle-1007101-34.html#post23850992&quot;;&quot;Xan27&quot;)" office:value-type="string" office:string-value="Xan27" calcext:value-type="string">
            <text:p>Xan27</text:p>
          </table:table-cell>
          <table:table-cell table:number-columns-repeated="1010"/>
        </table:table-row>
        <table:table-row table:style-name="ro1">
          <table:table-cell table:style-name="ce4" office:value-type="float" office:value="11.9" calcext:value-type="float">
            <text:p>11.9</text:p>
          </table:table-cell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6600T</text:p>
          </table:table-cell>
          <table:table-cell table:style-name="ce5" office:value-type="string" calcext:value-type="string">
            <text:p>Asrock B150M-ITX</text:p>
          </table:table-cell>
          <table:table-cell table:style-name="ce5" office:value-type="string" calcext:value-type="string">
            <text:p>80W NT Akasa Euler M + Seasonic 80W SSA-0901-12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Pro</text:p>
          </table:table-cell>
          <table:table-cell table:style-name="ce5" office:value-type="string" calcext:value-type="string">
            <text:p>2 x 8GB DDR4-2133 HyperX 1,2V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Performance MX, Microsoft Natural Ergonomic 4000, IBM L200p@1600x1200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43.html#post24309144&quot;;&quot;roboem&quot;)" office:value-type="string" office:string-value="roboem" calcext:value-type="string">
            <text:p>roboem</text:p>
          </table:table-cell>
          <table:table-cell table:number-columns-repeated="101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5" office:value-type="string" calcext:value-type="string">
            <text:p>AMD A4-5000</text:p>
          </table:table-cell>
          <table:table-cell table:style-name="ce5" office:value-type="string" calcext:value-type="string">
            <text:p>ASRock QC5000M</text:p>
          </table:table-cell>
          <table:table-cell table:style-name="ce5" office:value-type="string" calcext:value-type="string">
            <text:p>60w NoNam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msung SSD 840</text:p>
          </table:table-cell>
          <table:table-cell table:style-name="ce5" office:value-type="string" calcext:value-type="string">
            <text:p>1 x 4GB Kingston DDR3-1600</text:p>
          </table:table-cell>
          <table:table-cell table:style-name="ce5" office:value-type="string" calcext:value-type="string">
            <text:p>Win10 32Bit</text:p>
          </table:table-cell>
          <table:table-cell table:style-name="ce5" office:value-type="string" calcext:value-type="string">
            <text:p>Logitech MX500, Logitech K250, LG W2442PE</text:p>
          </table:table-cell>
          <table:table-cell table:style-name="ce5" office:value-type="string" calcext:value-type="string">
            <text:p>passiv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611976" xlink:type="simple">raynold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5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lix FHT-9992</text:p>
          </table:table-cell>
          <table:table-cell table:style-name="ce5" office:value-type="string" calcext:value-type="string">
            <text:p>OCZ Vertex 3 MaxIO 128GB</text:p>
          </table:table-cell>
          <table:table-cell table:style-name="ce5" office:value-type="string" calcext:value-type="string">
            <text:p>2 x 4GB GSkill Sniper @ 1.25V DDR3-1600 (default Werte)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Wireless Combo MK270, Samsung HDMI 1920x1080 60Hz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10.html#post22086622&quot;;&quot;ParHelia&quot;)" office:value-type="string" office:string-value="ParHelia" calcext:value-type="string">
            <text:p>ParHelia</text:p>
          </table:table-cell>
          <table:table-cell table:number-columns-repeated="101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5" office:value-type="string" calcext:value-type="string">
            <text:p>AMD Athlon 5350</text:p>
          </table:table-cell>
          <table:table-cell table:style-name="ce5" office:value-type="string" calcext:value-type="string">
            <text:p>Asrock AM1B-ITX</text:p>
          </table:table-cell>
          <table:table-cell table:style-name="ce5" office:value-type="string" calcext:value-type="string">
            <text:p>picoPSU-90 / EDACPOWER ELEC EA11351A-12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MT707CTL</text:p>
          </table:table-cell>
          <table:table-cell table:style-name="ce5" office:value-type="string" calcext:value-type="string">
            <text:p>Cruical M4 64GB</text:p>
          </table:table-cell>
          <table:table-cell table:style-name="ce5" office:value-type="string" calcext:value-type="string">
            <text:p>1 x 4GB DDR3-1333 HP (im Bios 1,26V eingestellt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K300 wireless/ Panasonic TX-L42FTW60</text:p>
          </table:table-cell>
          <table:table-cell table:style-name="ce5" office:value-type="string" calcext:value-type="string">
            <text:p>Boxed@600U/m -idle @1400U/m -prime95</text:p>
          </table:table-cell>
          <table:table-cell table:style-name="ce18" table:formula="of:=HYPERLINK(&quot;http://www.hardwareluxx.de/community/f84/die-sparsamsten-systeme-30w-idle-1007101-32.html#post23548555&quot;;&quot;Antares69&quot;)" office:value-type="string" office:string-value="Antares69" calcext:value-type="string">
            <text:p>Antares69</text:p>
          </table:table-cell>
          <table:table-cell table:number-columns-repeated="101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5" office:value-type="float" office:value="71" calcext:value-type="float">
            <text:p>7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6400</text:p>
          </table:table-cell>
          <table:table-cell table:style-name="ce5" office:value-type="string" calcext:value-type="string">
            <text:p>Fujitsu D3402-B</text:p>
          </table:table-cell>
          <table:table-cell table:style-name="ce5" office:value-type="string" calcext:value-type="string">
            <text:p>Seasonic G-Series G-36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Basetech Cost Control</text:p>
          </table:table-cell>
          <table:table-cell table:style-name="ce5" office:value-type="string" calcext:value-type="string">
            <text:p>Samsung 850 EVO 250GB</text:p>
          </table:table-cell>
          <table:table-cell table:style-name="ce5" office:value-type="string" calcext:value-type="string">
            <text:p>2 x 8 GB DDR4-2133 Crucial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Cherry MX-Board 3.0, Eizo Color Graphic CS230@1920x1080@DVI</text:p>
          </table:table-cell>
          <table:table-cell table:style-name="ce5" office:value-type="string" calcext:value-type="string">
            <text:p>be quiet! Pure Rock@Stock</text:p>
          </table:table-cell>
          <table:table-cell table:style-name="ce18" table:formula="of:=HYPERLINK(&quot;http://www.hardwareluxx.de/community/f84/die-sparsamsten-systeme-30w-idle-1007101-45.html#post24409032&quot;;&quot;xhamster&quot;)" office:value-type="string" office:string-value="xhamster" calcext:value-type="string">
            <text:p>xhamster</text:p>
          </table:table-cell>
          <table:table-cell table:number-columns-repeated="1010"/>
        </table:table-row>
        <table:table-row table:style-name="ro1">
          <table:table-cell table:style-name="ce4" office:value-type="float" office:value="12.1" calcext:value-type="float">
            <text:p>12.1</text:p>
          </table:table-cell>
          <table:table-cell table:style-name="ce5" office:value-type="float" office:value="91" calcext:value-type="float">
            <text:p>91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4670</text:p>
          </table:table-cell>
          <table:table-cell table:style-name="ce5" office:value-type="string" calcext:value-type="string">
            <text:p>ASUS Q87T</text:p>
          </table:table-cell>
          <table:table-cell table:style-name="ce5" office:value-type="string" calcext:value-type="string">
            <text:p>HP-Notebook-Netzteil 120W, 18,5V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AVM DECT 200</text:p>
          </table:table-cell>
          <table:table-cell table:style-name="ce5" office:value-type="string" calcext:value-type="string">
            <text:p>M550 mSATA 256GB, 2xWD Red 1TB 2,5" @HW-RAID1</text:p>
          </table:table-cell>
          <table:table-cell table:style-name="ce5" office:value-type="string" calcext:value-type="string">
            <text:p>2 x 8GB DDR3-1600 SO-DIMM Kingston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USB Funkmouse/-keyboard, Monitor per HDMI</text:p>
          </table:table-cell>
          <table:table-cell table:style-name="ce5" office:value-type="string" calcext:value-type="string">
            <text:p>BQ Shadow Rock Topflow 180-190rpm</text:p>
          </table:table-cell>
          <table:table-cell table:style-name="ce18" table:formula="of:=HYPERLINK(&quot;http://www.hardwareluxx.de/community/f84/die-sparsamsten-systeme-30w-idle-1007101-27.html#post23079977&quot;;&quot;Schubbie&quot;)" office:value-type="string" office:string-value="Schubbie" calcext:value-type="string">
            <text:p>Schubbie</text:p>
          </table:table-cell>
          <table:table-cell table:number-columns-repeated="1010"/>
        </table:table-row>
        <table:table-row table:style-name="ro1">
          <table:table-cell table:style-name="ce4" office:value-type="float" office:value="12.1" calcext:value-type="float">
            <text:p>12.1</text:p>
          </table:table-cell>
          <table:table-cell table:style-name="ce5"/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PicoPSU 90W + Leicke 90W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onitor 3000</text:p>
          </table:table-cell>
          <table:table-cell table:style-name="ce5" office:value-type="string" calcext:value-type="string">
            <text:p>Sandisk SSD Plus 480GB</text:p>
          </table:table-cell>
          <table:table-cell table:style-name="ce5" office:value-type="string" calcext:value-type="string">
            <text:p>2 x 8GB G.Skill Ripjaws DDR3-1600 1.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1 Gehäuselüfter 3-Pin</text:p>
          </table:table-cell>
          <table:table-cell table:style-name="ce5"/>
          <table:table-cell table:style-name="ce18" table:formula="of:=HYPERLINK(&quot;https://www.hardwareluxx.de/community/f84/die-sparsamsten-systeme-30w-idle-1007101-53.html#post25305322&quot;;&quot;StarGeneral&quot;)" office:value-type="string" office:string-value="StarGeneral" calcext:value-type="string">
            <text:p>StarGeneral</text:p>
          </table:table-cell>
          <table:table-cell table:number-columns-repeated="1010"/>
        </table:table-row>
        <table:table-row table:style-name="ro1"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H87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WSE LVM 120</text:p>
          </table:table-cell>
          <table:table-cell table:style-name="ce5" office:value-type="string" calcext:value-type="string">
            <text:p>Sandisk 64GB</text:p>
          </table:table-cell>
          <table:table-cell table:style-name="ce5" office:value-type="string" calcext:value-type="string">
            <text:p>1 x 4GB Corsair Vengeance LP DDR3-1600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RDP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2.html#post22191135&quot;;&quot;dyn.TrApS&quot;)" office:value-type="string" office:string-value="dyn.TrApS" calcext:value-type="string">
            <text:p>dyn.TrApS</text:p>
          </table:table-cell>
          <table:table-cell table:number-columns-repeated="1010"/>
        </table:table-row>
        <table:table-row table:style-name="ro1"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MSI H81M ECO</text:p>
          </table:table-cell>
          <table:table-cell table:style-name="ce5" office:value-type="string" calcext:value-type="string">
            <text:p>PicoPSU-160XT + Zooty AD1280MB 8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3.html#post236661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2.2" calcext:value-type="float">
            <text:p>12.2</text:p>
          </table:table-cell>
          <table:table-cell table:style-name="ce4"/>
          <table:table-cell table:style-name="ce10"/>
          <table:table-cell table:style-name="ce5" office:value-type="string" calcext:value-type="string">
            <office:annotation draw:style-name="gr8" draw:text-style-name="P2" svg:width="581.36pt" svg:height="33pt" svg:x="310.59pt" svg:y="2102.26pt" draw:caption-point-x="-11.54pt" draw:caption-point-y="-22.99pt">
              <dc:date>2024-12-24T00:00:00</dc:date>
              <text:p text:style-name="P1">Turbo deaktiviert</text:p>
            </office:annotation>
            <text:p>Intel Core i5-6400T</text:p>
          </table:table-cell>
          <table:table-cell table:style-name="ce5" office:value-type="string" calcext:value-type="string">
            <text:p>ASUS H110I-PLUS D3</text:p>
          </table:table-cell>
          <table:table-cell table:style-name="ce5" office:value-type="string" calcext:value-type="string">
            <text:p>be quiet! TFX Power 2 300W Gold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SSD 850 Evo 1TB v3</text:p>
          </table:table-cell>
          <table:table-cell table:style-name="ce5" office:value-type="string" calcext:value-type="string">
            <text:p>1 x 8GB Crucial Ballistix Tactical LP DDR3-RAM 1600 MHz PC3-12800 CL8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MK330 Wireless Tastatur mit Maus, <text:s/>W-Lan USB Stick: dodocool AC600 WiFi Adapter 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47.html#post24475408&quot;;&quot;MCTmax&quot;)" office:value-type="string" office:string-value="MCTmax" calcext:value-type="string">
            <text:p>MCTmax</text:p>
          </table:table-cell>
          <table:table-cell table:number-columns-repeated="1010"/>
        </table:table-row>
        <table:table-row table:style-name="ro2"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MSI H97M ECO</text:p>
          </table:table-cell>
          <table:table-cell table:style-name="ce15" office:value-type="string" calcext:value-type="string">
            <text:p>PicoPSU-160XT + Leicke 12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3.html#post236661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2">
          <table:table-cell table:style-name="ce4" office:value-type="float" office:value="12.3" calcext:value-type="float">
            <text:p>12.3</text:p>
          </table:table-cell>
          <table:table-cell table:style-name="ce4"/>
          <table:table-cell table:style-name="ce10"/>
          <table:table-cell table:style-name="ce5" office:value-type="string" calcext:value-type="string">
            <text:p>Intel Pentium G850</text:p>
          </table:table-cell>
          <table:table-cell table:style-name="ce5" office:value-type="string" calcext:value-type="string">
            <text:p>Intel DQ67SW</text:p>
          </table:table-cell>
          <table:table-cell table:style-name="ce5" office:value-type="string" calcext:value-type="string">
            <text:p>PICO-PSU T6U7 + Delta Electronics ADP-30WB</text:p>
          </table:table-cell>
          <table:table-cell table:style-name="ce5" office:value-type="string" calcext:value-type="string">
            <text:p>iGPU</text:p>
          </table:table-cell>
          <table:table-cell table:style-name="ce5"/>
          <table:table-cell table:style-name="ce5" office:value-type="string" calcext:value-type="string">
            <text:p>64GB JetFlash USB 3.0 Stick @ USB 2.0</text:p>
          </table:table-cell>
          <table:table-cell table:style-name="ce5" office:value-type="string" calcext:value-type="string">
            <text:p>1 x 4GB Kingston</text:p>
          </table:table-cell>
          <table:table-cell table:style-name="ce5" office:value-type="string" calcext:value-type="string">
            <text:p>Debian 9.5</text:p>
          </table:table-cell>
          <table:table-cell table:style-name="ce5" office:value-type="string" calcext:value-type="string">
            <text:p>CPU-Lüfter, Tastatur und Monitor abgezogen. Audio, eSata, FireWire und RS232 im Bios deaktiviert.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s://www.hardwareluxx.de/community/threads/die-sparsamsten-systeme-30w-idle.1007101/post-26613968&quot;;&quot;blackydevil&quot;)" office:value-type="string" office:string-value="blackydevil" calcext:value-type="string">
            <text:p>blackydevil</text:p>
          </table:table-cell>
          <table:table-cell table:number-columns-repeated="1010"/>
        </table:table-row>
        <table:table-row table:style-name="ro2"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44.1" calcext:value-type="float">
            <text:p>44.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 120GB</text:p>
          </table:table-cell>
          <table:table-cell table:style-name="ce5" office:value-type="string" calcext:value-type="string">
            <text:p>2 x 2GB G.Skill F3-12800CL9D-4GBNQ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X518, Enermax Aurora, Fujitsu SL23T-1, Intel N1030 802.11b/g/n @PCIe x1 to mini PCIe half size</text:p>
          </table:table-cell>
          <table:table-cell table:style-name="ce5" office:value-type="string" calcext:value-type="string">
            <text:p>Boxed Kühler/Lüfter ~1.000rpm</text:p>
          </table:table-cell>
          <table:table-cell table:style-name="ce21" table:formula="of:=HYPERLINK(&quot;http://www.hardwareluxx.de/community/f84/die-sparsamsten-systeme-30w-idle-1007101-3.html#post21884254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12.4" calcext:value-type="float">
            <office:annotation draw:style-name="gr3" draw:text-style-name="P2" svg:width="385.46pt" svg:height="26.99pt" svg:x="78.63pt" svg:y="2174.26pt" draw:caption-point-x="-11.54pt" draw:caption-point-y="-22.99pt">
              <dc:date>2024-12-24T00:00:00</dc:date>
              <text:p text:style-name="P1"><text:s/>Idle ohne die Festplatten und Lüfter: ca. 10,8 W</text:p>
            </office:annotation>
            <text:p>12.4</text:p>
          </table:table-cell>
          <table:table-cell table:style-name="ce4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3-10100</text:p>
          </table:table-cell>
          <table:table-cell table:style-name="ce5" office:value-type="string" calcext:value-type="string">
            <text:p>Asrock B560M Pro4</text:p>
          </table:table-cell>
          <table:table-cell table:style-name="ce5" office:value-type="string" calcext:value-type="string">
            <text:p>be quiet! System Power B9 350W 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SDSSDH3-1TB, 2x5TB ST5000DM003-2FH18L, 2x12TB MG07ACA12TE</text:p>
          </table:table-cell>
          <table:table-cell table:style-name="ce5" office:value-type="string" calcext:value-type="string">
            <text:p>1 x 16GB CT16G4DFS8266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Gehäuse-Lüfter: 2 x Noctua NF-S12A PWM, DELL U2415, 24" HDMI</text:p>
          </table:table-cell>
          <table:table-cell table:style-name="ce5" office:value-type="string" calcext:value-type="string">
            <text:p>Boxed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9243115" xlink:type="simple">mifo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2.6" calcext:value-type="float">
            <text:p>12.6</text:p>
          </table:table-cell>
          <table:table-cell table:style-name="ce4" office:value-type="float" office:value="80" calcext:value-type="float">
            <text:p>8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Gigabyte Q87TN</text:p>
          </table:table-cell>
          <table:table-cell table:style-name="ce5" office:value-type="string" calcext:value-type="string">
            <text:p>HP 90W PA-1900-32HN</text:p>
          </table:table-cell>
          <table:table-cell table:style-name="ce5" office:value-type="string" calcext:value-type="string">
            <office:annotation draw:style-name="gr5" draw:text-style-name="P2" svg:width="714.64pt" svg:height="27.01pt" svg:x="782.19pt" svg:y="2189.99pt" draw:caption-point-x="-11.54pt" draw:caption-point-y="-22.96pt">
              <dc:date>2024-12-24T00:00:00</dc:date>
              <text:p text:style-name="P1">Sapphire Ultimate Radeon HD7750 (passiv) @PCIe 3.0 x4</text:p>
            </office:annotation>
            <text:p>HD7750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2GB DDR3-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2710T (DVI)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1.html#post22719494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73" calcext:value-type="float">
            <text:p>73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US H87I-PLUS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2GB DDR3-1333 Kingston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12.html#post2219559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77" calcext:value-type="float">
            <text:p>77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30</text:p>
          </table:table-cell>
          <table:table-cell table:style-name="ce5" office:value-type="string" calcext:value-type="string">
            <text:p>Zotac H87-ITX</text:p>
          </table:table-cell>
          <table:table-cell table:style-name="ce5" office:value-type="string" calcext:value-type="string">
            <text:p>be quiet! System Power 7 300 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500</text:p>
          </table:table-cell>
          <table:table-cell table:style-name="ce5" office:value-type="string" calcext:value-type="string">
            <text:p>Sandisk X110 64 GB mSATA SSD; WD Red 4 TB HDD</text:p>
          </table:table-cell>
          <table:table-cell table:style-name="ce5" office:value-type="string" calcext:value-type="string">
            <text:p>2 x 2 GB DDR3-1600 G'Skill Eco. Laufen mit 1,4 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nifying Dongle, TV in Full-HDM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40030&quot;;&quot;jurke&quot;)" office:value-type="string" office:string-value="jurke" calcext:value-type="string">
            <text:p>jurke</text:p>
          </table:table-cell>
          <table:table-cell table:number-columns-repeated="101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" calcext:value-type="float">
            <text:p>62</text:p>
          </table:table-cell>
          <table:table-cell table:style-name="ce10"/>
          <table:table-cell table:style-name="ce5" office:value-type="string" calcext:value-type="string">
            <text:p>Intel Core i5-6500</text:p>
          </table:table-cell>
          <table:table-cell table:style-name="ce5" office:value-type="string" calcext:value-type="string">
            <text:p>ASRock H170M Pro4</text:p>
          </table:table-cell>
          <table:table-cell table:style-name="ce5" office:value-type="string" calcext:value-type="string">
            <text:p>picoPSU-150-XT &amp; 120W NT "ENG - Switch Mode Power Supply"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30 128GB</text:p>
          </table:table-cell>
          <table:table-cell table:style-name="ce5" office:value-type="string" calcext:value-type="string">
            <text:p>2 x 8GB HyperX Fury HX421C14FB/8 2133MHz DDR4 @1.2V (Standard)</text:p>
          </table:table-cell>
          <table:table-cell table:style-name="ce5" office:value-type="string" calcext:value-type="string">
            <text:p>Archlinux</text:p>
          </table:table-cell>
          <table:table-cell table:style-name="ce5" office:value-type="string" calcext:value-type="string">
            <text:p>1x Display mit DVI, 1x USB-Tastatur</text:p>
          </table:table-cell>
          <table:table-cell table:style-name="ce5" office:value-type="string" calcext:value-type="string">
            <text:p>Noctua NH-U9B SE2 Tower Kühler</text:p>
          </table:table-cell>
          <table:table-cell table:style-name="ce18" table:formula="of:=HYPERLINK(&quot;http://www.hardwareluxx.de/community/f84/die-sparsamsten-systeme-30w-idle-1007101-36.html#post23921640&quot;;&quot;hwrhymes&quot;)" office:value-type="string" office:string-value="hwrhymes" calcext:value-type="string">
            <text:p>hwrhymes</text:p>
          </table:table-cell>
          <table:table-cell table:number-columns-repeated="101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7-4770S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be quiet!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onitor 3000</text:p>
          </table:table-cell>
          <table:table-cell table:style-name="ce5" office:value-type="string" calcext:value-type="string">
            <text:p>Crucial M500 480GB</text:p>
          </table:table-cell>
          <table:table-cell table:style-name="ce5" office:value-type="string" calcext:value-type="string">
            <text:p>2 x 8GB 1,3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BT/WLAN-Karte eingebaut aber ungenutzt</text:p>
          </table:table-cell>
          <table:table-cell table:style-name="ce5" office:value-type="string" calcext:value-type="string">
            <text:p>140mm CPU-Lüfter@500rpm</text:p>
          </table:table-cell>
          <table:table-cell table:style-name="ce21" table:formula="of:=HYPERLINK(&quot;http://www.hardwareluxx.de/community/f84/die-sparsamsten-systeme-30w-idle-1007101-6.html#post21941767&quot;;&quot;got no name&quot;)" office:value-type="string" office:string-value="got no name" calcext:value-type="string">
            <text:p>got no name</text:p>
          </table:table-cell>
          <table:table-cell table:number-columns-repeated="101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67.5" calcext:value-type="float">
            <text:p>67.5</text:p>
          </table:table-cell>
          <table:table-cell table:style-name="ce12" table:formula="of:=HYPERLINK(&quot;http://www.hardwareluxx.de/community/f84/spontane-neustarts-mit-aktiviertem-c6-modus-auf-asrock-boards-1032098.html#post22484269&quot;;&quot;C3&quot;)" office:value-type="string" office:string-value="C3" calcext:value-type="string">
            <text:p>C3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4145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10"/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150XT + 120W China Brick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UltraPlus 128GB</text:p>
          </table:table-cell>
          <table:table-cell table:style-name="ce5" office:value-type="string" calcext:value-type="string">
            <text:p>2 x 4GB DDR3 1600</text:p>
          </table:table-cell>
          <table:table-cell table:style-name="ce5" office:value-type="string" calcext:value-type="string">
            <text:p>Ubuntu</text:p>
          </table:table-cell>
          <table:table-cell table:style-name="ce5" office:value-type="string" calcext:value-type="string">
            <text:p>G19+Sharkoon Fireglide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8.html#post23125280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46.8" calcext:value-type="float">
            <text:p>46.8</text:p>
          </table:table-cell>
          <table:table-cell table:style-name="ce12" table:formula="of:=HYPERLINK(&quot;http://abload.de/img/b85m-g3258intelrhdgranxsz2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us B85M-G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X100 128GB, HGST Travelstar 5K1000 1TB 2.5</text:p>
          </table:table-cell>
          <table:table-cell table:style-name="ce5" office:value-type="string" calcext:value-type="string">
            <text:p>2 x 4GB Crucial Ballistix Sport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MX518, Fujitsu SL23T-1 LED (HDMI), DVD/R GH22NS50</text:p>
          </table:table-cell>
          <table:table-cell table:style-name="ce5" office:value-type="string" calcext:value-type="string">
            <text:p>Scythe Kozuti @ 800 U/m</text:p>
          </table:table-cell>
          <table:table-cell table:style-name="ce21" table:formula="of:=HYPERLINK(&quot;http://www.hardwareluxx.de/community/f84/die-sparsamsten-systeme-30w-idle-1007101-18.html#post22450487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13.2" calcext:value-type="float">
            <text:p>13.2</text:p>
          </table:table-cell>
          <table:table-cell table:style-name="ce4"/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7-4770</text:p>
          </table:table-cell>
          <table:table-cell table:style-name="ce5" office:value-type="string" calcext:value-type="string">
            <text:p>Supermicro X10SLL-F</text:p>
          </table:table-cell>
          <table:table-cell table:style-name="ce5" office:value-type="string" calcext:value-type="string">
            <text:p>PicoPSU 150 + Leicke 12V-12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40GB 2,5" SATA HDD</text:p>
          </table:table-cell>
          <table:table-cell table:style-name="ce5" office:value-type="string" calcext:value-type="string">
            <text:p>2 x 8GB DDR3-1600 ECC</text:p>
          </table:table-cell>
          <table:table-cell table:style-name="ce5" office:value-type="string" calcext:value-type="string">
            <text:p>Ubuntu 14.04 LTS Server</text:p>
          </table:table-cell>
          <table:table-cell table:style-name="ce5" office:value-type="string" calcext:value-type="string">
            <text:p>Logitech Unifying Dongle, VGA an AST2400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9.html#post23187812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78.5" calcext:value-type="float">
            <text:p>78.5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Basic 2</text:p>
          </table:table-cell>
          <table:table-cell table:style-name="ce5" office:value-type="string" calcext:value-type="string">
            <text:p>Samsung SSD 840 EVO 250GB</text:p>
          </table:table-cell>
          <table:table-cell table:style-name="ce5" office:value-type="string" calcext:value-type="string">
            <text:p>2 x 4GB Crucial Ballistix Sport DIMM Kit 8GB,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RX250, Noname, HANNS-G JC198D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.html#post21872936&quot;;&quot;nico123&quot;)" office:value-type="string" office:string-value="nico123" calcext:value-type="string">
            <text:p>nico123</text:p>
          </table:table-cell>
          <table:table-cell table:number-columns-repeated="1010"/>
        </table:table-row>
        <table:table-row table:style-name="ro1">
          <table:table-cell table:style-name="ce4" office:value-type="float" office:value="13.3" calcext:value-type="float">
            <text:p>13.3</text:p>
          </table:table-cell>
          <table:table-cell table:style-name="ce4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5-12500</text:p>
          </table:table-cell>
          <table:table-cell table:style-name="ce5" office:value-type="string" calcext:value-type="string">
            <text:p>GIGABYTE Z690 UD DDR4</text:p>
          </table:table-cell>
          <table:table-cell table:style-name="ce5" office:value-type="string" calcext:value-type="string">
            <text:p>Cooler Master VS-Series V450SM <text:s/>4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NZR SEM10</text:p>
          </table:table-cell>
          <table:table-cell table:style-name="ce5" office:value-type="string" calcext:value-type="string">
            <text:p>Samsung PM961 NVMe 256 GB</text:p>
          </table:table-cell>
          <table:table-cell table:style-name="ce5" office:value-type="string" calcext:value-type="string">
            <text:p>1 x 8GB F4-3200C16D-16GVGB @ DDR4-2133 1,2V</text:p>
          </table:table-cell>
          <table:table-cell table:style-name="ce5" office:value-type="string" calcext:value-type="string">
            <office:annotation draw:style-name="gr3" draw:text-style-name="P2" svg:width="861.85pt" svg:height="26.99pt" svg:x="1496.83pt" svg:y="2347.51pt" draw:caption-point-x="-11.54pt" draw:caption-point-y="-22.99pt">
              <dc:date>2024-12-24T00:00:00</dc:date>
              <text:p text:style-name="P1">mit Powertop 2.13 und --auto-tune</text:p>
            </office:annotation>
            <text:p>Win10</text:p>
          </table:table-cell>
          <table:table-cell table:style-name="ce5" office:value-type="string" calcext:value-type="string">
            <text:p>Logitech K400, Sony TV@1920x1080@HDMI</text:p>
          </table:table-cell>
          <table:table-cell table:style-name="ce5" office:value-type="string" calcext:value-type="string">
            <text:p>Boxed</text:p>
          </table:table-cell>
          <table:table-cell table:style-name="ce18" office:value-type="string" calcext:value-type="string">
            <text:p><text:a xlink:href="https://www.hardwareluxx.de/community/threads/die-sparsamsten-systeme-30w-idle.1007101/post-29538923" xlink:type="simple">KAF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3.5" calcext:value-type="float">
            <text:p>13.5</text:p>
          </table:table-cell>
          <table:table-cell table:style-name="ce4"/>
          <table:table-cell table:style-name="ce10" office:value-type="string" calcext:value-type="string">
            <text:p>C10</text:p>
          </table:table-cell>
          <table:table-cell table:style-name="ce5" office:value-type="string" calcext:value-type="string">
            <text:p>Intel Core i5-12500</text:p>
          </table:table-cell>
          <table:table-cell table:style-name="ce5" office:value-type="string" calcext:value-type="string">
            <text:p>GIGABYTE Z690 UD DDR4</text:p>
          </table:table-cell>
          <table:table-cell table:style-name="ce5" office:value-type="string" calcext:value-type="string">
            <text:p>Cooler Master VS-Series V450SM <text:s/>4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NZR SEM10</text:p>
          </table:table-cell>
          <table:table-cell table:style-name="ce5" office:value-type="string" calcext:value-type="string">
            <text:p>Sandisk 32 GB USB-Stick</text:p>
          </table:table-cell>
          <table:table-cell table:style-name="ce5" office:value-type="string" calcext:value-type="string">
            <text:p>1 x 8GB F4-3200C16D-16GVGB @ DDR4-2133 1,2V</text:p>
          </table:table-cell>
          <table:table-cell table:style-name="ce5" office:value-type="string" calcext:value-type="string">
            <office:annotation draw:style-name="gr3" draw:text-style-name="P2" svg:width="861.85pt" svg:height="26.99pt" svg:x="1496.83pt" svg:y="2363.24pt" draw:caption-point-x="-11.54pt" draw:caption-point-y="-22.96pt">
              <dc:date>2024-12-24T00:00:00</dc:date>
              <text:p text:style-name="P1">mit Powertop 2.13 und --auto-tune</text:p>
            </office:annotation>
            <text:p>Unraid 6.11.2</text:p>
          </table:table-cell>
          <table:table-cell table:style-name="ce5" office:value-type="string" calcext:value-type="string">
            <text:p>Logitech K400, Sony TV@1920x1080@HDMI</text:p>
          </table:table-cell>
          <table:table-cell table:style-name="ce5" office:value-type="string" calcext:value-type="string">
            <text:p>Boxed</text:p>
          </table:table-cell>
          <table:table-cell table:style-name="ce18" office:value-type="string" calcext:value-type="string">
            <text:p><text:a xlink:href="https://www.hardwareluxx.de/community/threads/die-sparsamsten-systeme-30w-idle.1007101/post-29538923" xlink:type="simple">KAF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Fujitsu D3222</text:p>
          </table:table-cell>
          <table:table-cell table:style-name="ce5" office:value-type="string" calcext:value-type="string">
            <text:p>PicoPSU-160XT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</text:p>
          </table:table-cell>
          <table:table-cell table:style-name="ce5" office:value-type="string" calcext:value-type="string">
            <text:p>1 x 4GB DDR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7.html#post23070780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56.2" calcext:value-type="float">
            <text:p>56.2</text:p>
          </table:table-cell>
          <table:table-cell table:style-name="ce12" table:formula="of:=HYPERLINK(&quot;http://abload.de/img/b85mpro3c-statebqoqg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rock B85M Pro3</text:p>
          </table:table-cell>
          <table:table-cell table:style-name="ce5" office:value-type="string" calcext:value-type="string">
            <text:p>be quiet! S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SDSSDP-128G-G25 + WD Green 3.5"</text:p>
          </table:table-cell>
          <table:table-cell table:style-name="ce5" office:value-type="string" calcext:value-type="string">
            <text:p>2 x 4GB Corsair Vengeance Low Profile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+ Perrix MX1800 - Fujitsu SL23T-1 LED (HDMI)</text:p>
          </table:table-cell>
          <table:table-cell table:style-name="ce5" office:value-type="string" calcext:value-type="string">
            <text:p>Thermalright Macho 120 passiv</text:p>
          </table:table-cell>
          <table:table-cell table:style-name="ce18" table:formula="of:=HYPERLINK(&quot;http://www.hardwareluxx.de/community/f84/die-sparsamsten-systeme-30w-idle-1007101-33.html#post23730215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92" calcext:value-type="float">
            <office:annotation draw:style-name="gr4" draw:text-style-name="P2" svg:width="503.57pt" svg:height="42.75pt" svg:x="140.43pt" svg:y="2410.5pt" draw:caption-point-x="-11.54pt" draw:caption-point-y="-22.99pt">
              <dc:date>2024-12-24T00:00:00</dc:date>
              <text:p text:style-name="P1">Prime95 =92 Watt </text:p>
              <text:p text:style-name="P1">Prime95 + Furmark =109 Watt</text:p>
            </office:annotation>
            <text:p>9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AMD Ryzen 7 5700G</text:p>
          </table:table-cell>
          <table:table-cell table:style-name="ce5" office:value-type="string" calcext:value-type="string">
            <text:p>ASUS ROG Strix B550-F Gaming</text:p>
          </table:table-cell>
          <table:table-cell table:style-name="ce5" office:value-type="string" calcext:value-type="string">
            <text:p>Seasonic Prime TX-6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ilicon Power P34A80 1TB M.2 (PCIe 3.0 x4) SSD</text:p>
          </table:table-cell>
          <table:table-cell table:style-name="ce5" office:value-type="string" calcext:value-type="string">
            <office:annotation draw:style-name="gr3" draw:text-style-name="P2" svg:width="925.06pt" svg:height="26.99pt" svg:x="1363.49pt" svg:y="2410.5pt" draw:caption-point-x="-11.54pt" draw:caption-point-y="-22.99pt">
              <dc:date>2024-12-24T00:00:00</dc:date>
              <text:p text:style-name="P1">@ DDR4-2666 1,2 Volt</text:p>
            </office:annotation>
            <text:p>2 x 16GB Crucial Ballistix Sport DDR4-3200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G403, Corsair Vengeance K70, Dell S2721DGFA@2560x1440@60Hz@DisplayPort</text:p>
          </table:table-cell>
          <table:table-cell table:style-name="ce5" office:value-type="string" calcext:value-type="string">
            <text:p>Scythe Mugen 5 mit 120mm Lüfter + 2x 140 mm Gehäuselüfter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647375" xlink:type="simple">Wilhelm_II.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1037U</text:p>
          </table:table-cell>
          <table:table-cell table:style-name="ce5" office:value-type="string" calcext:value-type="string">
            <text:p>Biostar NM70I-1037U</text:p>
          </table:table-cell>
          <table:table-cell table:style-name="ce5" office:value-type="string" calcext:value-type="string">
            <text:p>PicoPSU-160XT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</text:p>
          </table:table-cell>
          <table:table-cell table:style-name="ce5" office:value-type="string" calcext:value-type="string">
            <text:p>1 x 2GB DDR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7.html#post23078437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50" calcext:value-type="float">
            <text:p>5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420</text:p>
          </table:table-cell>
          <table:table-cell table:style-name="ce5" office:value-type="string" calcext:value-type="string">
            <text:p>MSI B85-G41 PC Mate</text:p>
          </table:table-cell>
          <table:table-cell table:style-name="ce5" office:value-type="string" calcext:value-type="string">
            <text:p>LC-1340mi + LC-Power 75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1 x 4GB DDR3-1333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link USB Funk Tastaur und Maus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8.html#post23131256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6" table:formula="of:=HYPERLINK(&quot;http://abload.de/img/b150mpro4s-d3_powercasqq.jpg&quot;;&quot;13,7&quot;)" office:value-type="string" office:string-value="13,7" calcext:value-type="string">
            <text:p>13,7</text:p>
          </table:table-cell>
          <table:table-cell table:style-name="ce4" office:value-type="float" office:value="47.8" calcext:value-type="float">
            <text:p>47.8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Pentium G4400</text:p>
          </table:table-cell>
          <table:table-cell table:style-name="ce5" office:value-type="string" calcext:value-type="string">
            <text:p>ASRock B150M Pro4V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Evo + 2,5 HDD M9T</text:p>
          </table:table-cell>
          <table:table-cell table:style-name="ce5" office:value-type="string" calcext:value-type="string">
            <text:p>4 x 8GB DDR4-2800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Arctic Alpine 11 passiv</text:p>
          </table:table-cell>
          <table:table-cell table:style-name="ce18" table:formula="of:=HYPERLINK(&quot;http://www.hardwareluxx.de/community/f84/die-sparsamsten-systeme-30w-idle-1007101-50.html#post24953923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5" office:value-type="float" office:value="13.9" calcext:value-type="float">
            <text:p>13.9</text:p>
          </table:table-cell>
          <table:table-cell table:style-name="ce5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office:annotation draw:style-name="gr3" draw:text-style-name="P2" svg:width="660.5pt" svg:height="26.99pt" svg:x="464.09pt" svg:y="2473.51pt" draw:caption-point-x="-11.54pt" draw:caption-point-y="-22.99pt">
              <dc:date>2024-12-24T00:00:00</dc:date>
              <text:p text:style-name="P1">BIOS 10.5</text:p>
            </office:annotation>
            <text:p>MSI H81I (MS-7851) 2.0</text:p>
          </table:table-cell>
          <table:table-cell table:style-name="ce5" office:value-type="string" calcext:value-type="string">
            <text:p>be quiet! L8-3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X25-V 40 GB</text:p>
          </table:table-cell>
          <table:table-cell table:style-name="ce5" office:value-type="string" calcext:value-type="string">
            <text:p>1 x 4GB XMS3 (1333 MHz, CL9)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Razer Deathadder (USB), Noppoo Choc Mini (USB), ASUS PB278Q (2560x1440, HDMI@60Hz), USB Stick</text:p>
          </table:table-cell>
          <table:table-cell table:style-name="ce5" office:value-type="string" calcext:value-type="string">
            <text:p>1x Noctua NF-F12@301 RPM</text:p>
          </table:table-cell>
          <table:table-cell table:style-name="ce18" table:formula="of:=HYPERLINK(&quot;http://www.hardwareluxx.de/community/f84/die-sparsamsten-systeme-30w-idle-1007101-24.html#post22936038&quot;;&quot;Hoagie&quot;)" office:value-type="string" office:string-value="Hoagie" calcext:value-type="string">
            <text:p>Hoagie</text:p>
          </table:table-cell>
          <table:table-cell table:number-columns-repeated="1010"/>
        </table:table-row>
        <table:table-row table:style-name="ro1"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86.3" calcext:value-type="float">
            <text:p>86.3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6600</text:p>
          </table:table-cell>
          <table:table-cell table:style-name="ce5" office:value-type="string" calcext:value-type="string">
            <office:annotation draw:style-name="gr3" draw:text-style-name="P2" svg:width="660.5pt" svg:height="26.99pt" svg:x="464.09pt" svg:y="2489.24pt" draw:caption-point-x="-11.54pt" draw:caption-point-y="-22.96pt">
              <dc:date>2024-12-24T00:00:00</dc:date>
              <text:p text:style-name="P1">Bios 1.50</text:p>
            </office:annotation>
            <text:p>ASROCK H170M Pro4</text:p>
          </table:table-cell>
          <table:table-cell table:style-name="ce5" office:value-type="string" calcext:value-type="string">
            <text:p>Enermax pro82+ 425W, lüfter@540RPM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840 Evo 250GB+2x2,5 Wd Red1TB Raid-0 in Stillstand</text:p>
          </table:table-cell>
          <table:table-cell table:style-name="ce5" office:value-type="string" calcext:value-type="string">
            <text:p>2 x 8GB DDR4-2133 CL15, 1,2V (Crucial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PS2 Mouse + Keyboard an Y-Kabel, Fujitsu Siemens p19-2 DVI @1280X1024</text:p>
          </table:table-cell>
          <table:table-cell table:style-name="ce5" office:value-type="string" calcext:value-type="string">
            <text:p>Scythe Mugen-2 mit 2 x Scythe Slipstream SY1225SL12M (max 1200RPM</text:p>
          </table:table-cell>
          <table:table-cell table:style-name="ce18" table:formula="of:=HYPERLINK(&quot;http://www.hardwareluxx.de/community/f84/die-sparsamsten-systeme-30w-idle-1007101-36.html#post23949542&quot;;&quot;Nonni&quot;)" office:value-type="string" office:string-value="Nonni" calcext:value-type="string">
            <text:p>Nonni</text:p>
          </table:table-cell>
          <table:table-cell table:number-columns-repeated="1010"/>
        </table:table-row>
        <table:table-row table:style-name="ro1"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46.2" calcext:value-type="float">
            <text:p>46.2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Pentium G4400</text:p>
          </table:table-cell>
          <table:table-cell table:style-name="ce5" office:value-type="string" calcext:value-type="string">
            <text:p>ASRock B150M Pro4S/D3</text:p>
          </table:table-cell>
          <table:table-cell table:style-name="ce5" office:value-type="string" calcext:value-type="string">
            <text:p>BeQuiet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SSD-128Gb + WD 10JPVT</text:p>
          </table:table-cell>
          <table:table-cell table:style-name="ce5" office:value-type="string" calcext:value-type="string">
            <text:p>2 x 8GB DDR3-1866 1,5V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+ Perrix MX1800 - Fujitsu SL23T-1 LED (HDMI)</text:p>
          </table:table-cell>
          <table:table-cell table:style-name="ce5" office:value-type="string" calcext:value-type="string">
            <text:p>Arctic Alpine 11 passiv</text:p>
          </table:table-cell>
          <table:table-cell table:style-name="ce18" table:formula="of:=HYPERLINK(&quot;http://www.hardwareluxx.de/community/f84/die-sparsamsten-systeme-30w-idle-1007101-50.html#post24846166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10" office:value-type="string" calcext:value-type="string">
            <text:p>C10</text:p>
          </table:table-cell>
          <table:table-cell table:style-name="ce5" office:value-type="string" calcext:value-type="string">
            <text:p>Intel Core i5-12500</text:p>
          </table:table-cell>
          <table:table-cell table:style-name="ce5" office:value-type="string" calcext:value-type="string">
            <text:p>ASRock B660M Steel Legend</text:p>
          </table:table-cell>
          <table:table-cell table:style-name="ce5" office:value-type="string" calcext:value-type="string">
            <text:p>Cooler Master VS-Series V450SM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NZR SEM10</text:p>
          </table:table-cell>
          <table:table-cell table:style-name="ce5" office:value-type="string" calcext:value-type="string">
            <text:p>Sandisk 32 GB USB-Stick</text:p>
          </table:table-cell>
          <table:table-cell table:style-name="ce5" office:value-type="string" calcext:value-type="string">
            <text:p>1 x 4GB DDR4-2666 Samsung 1,2V</text:p>
          </table:table-cell>
          <table:table-cell table:style-name="ce5" office:value-type="string" calcext:value-type="string">
            <office:annotation draw:style-name="gr5" draw:text-style-name="P2" svg:width="861.85pt" svg:height="27.01pt" svg:x="1496.83pt" svg:y="2520.74pt" draw:caption-point-x="-11.54pt" draw:caption-point-y="-22.96pt">
              <dc:date>2024-12-24T00:00:00</dc:date>
              <text:p text:style-name="P1">mit Powertop 2.13 und --auto-tune</text:p>
            </office:annotation>
            <text:p>Unraid 6.11.1</text:p>
          </table:table-cell>
          <table:table-cell table:style-name="ce5" office:value-type="string" calcext:value-type="string">
            <text:p>nichts</text:p>
          </table:table-cell>
          <table:table-cell table:style-name="ce5" office:value-type="string" calcext:value-type="string">
            <text:p>Boxed</text:p>
          </table:table-cell>
          <table:table-cell table:style-name="ce18" office:value-type="string" calcext:value-type="string">
            <text:p><text:a xlink:href="https://www.hardwareluxx.de/community/threads/die-sparsamsten-systeme-30w-idle.1007101/post-29527675" xlink:type="simple">KAF</text:a></text:p>
          </table:table-cell>
          <table:table-cell table:number-columns-repeated="101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39.8" calcext:value-type="float">
            <text:p>39.8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40</text:p>
          </table:table-cell>
          <table:table-cell table:style-name="ce5" office:value-type="string" calcext:value-type="string">
            <text:p>ASUS Z97I-Plus</text:p>
          </table:table-cell>
          <table:table-cell table:style-name="ce5" office:value-type="string" calcext:value-type="string">
            <text:p>BeQuiet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Kingston M2 SSD 120GB</text:p>
          </table:table-cell>
          <table:table-cell table:style-name="ce5" office:value-type="string" calcext:value-type="string">
            <text:p>2 x 4GB Crucial Ballisitx Tacital 1866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Funkmaus und Tastatur per Unify Empfänger, Onboard Wifi etc. deaktiviert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38.html#post24152173&quot;;&quot;TheLo0s&quot;)" office:value-type="string" office:string-value="TheLo0s" calcext:value-type="string">
            <text:p>TheLo0s</text:p>
          </table:table-cell>
          <table:table-cell table:number-columns-repeated="1010"/>
        </table:table-row>
        <table:table-row table:style-name="ro1">
          <table:table-cell table:style-name="ce4" office:value-type="float" office:value="14.2" calcext:value-type="float">
            <office:annotation draw:style-name="gr3" draw:text-style-name="P2" svg:width="385.46pt" svg:height="26.99pt" svg:x="78.63pt" svg:y="2552.26pt" draw:caption-point-x="-11.54pt" draw:caption-point-y="-22.99pt">
              <dc:date>2024-12-24T00:00:00</dc:date>
              <text:p text:style-name="P1">mit SSD am ASMedia SATA-Port. Weitere Infos siehe Post im Forum</text:p>
            </office:annotation>
            <text:p>14.2</text:p>
          </table:table-cell>
          <table:table-cell table:style-name="ce5" office:value-type="float" office:value="49" calcext:value-type="float">
            <office:annotation draw:style-name="gr3" draw:text-style-name="P2" svg:width="503.57pt" svg:height="26.99pt" svg:x="140.43pt" svg:y="2552.26pt" draw:caption-point-x="-11.54pt" draw:caption-point-y="-22.99pt">
              <dc:date>2024-12-24T00:00:00</dc:date>
              <text:p text:style-name="P1">prime95 Blend</text:p>
            </office:annotation>
            <text:p>49</text:p>
          </table:table-cell>
          <table:table-cell table:style-name="ce10" office:value-type="string" calcext:value-type="string">
            <office:annotation draw:style-name="gr3" draw:text-style-name="P2" svg:width="590.34pt" svg:height="26.99pt" svg:x="191.85pt" svg:y="2552.26pt" draw:caption-point-x="-11.54pt" draw:caption-point-y="-22.99pt">
              <dc:date>2024-12-24T00:00:00</dc:date>
              <text:p text:style-name="P1">mit SSD am ASMedia SATA-Port. Weitere Infos siehe Post im Forum</text:p>
            </office:annotation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MSI Z87-GD65 Gaming</text:p>
          </table:table-cell>
          <table:table-cell table:style-name="ce5" office:value-type="string" calcext:value-type="string">
            <text:p>PicoPSU-160XT + Zooty AD1280MB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3.html#post236661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4.2" calcext:value-type="float">
            <text:p>14.2</text:p>
          </table:table-cell>
          <table:table-cell table:style-name="ce5"/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4440</text:p>
          </table:table-cell>
          <table:table-cell table:style-name="ce5" office:value-type="string" calcext:value-type="string">
            <text:p>Asrock B85 Pro4</text:p>
          </table:table-cell>
          <table:table-cell table:style-name="ce5" office:value-type="string" calcext:value-type="string">
            <text:p>PicoPSU-90-XLP + Leicke 120W NT</text:p>
          </table:table-cell>
          <table:table-cell table:style-name="ce5" office:value-type="string" calcext:value-type="string">
            <office:annotation draw:style-name="gr5" draw:text-style-name="P2" svg:width="714.64pt" svg:height="27.01pt" svg:x="782.19pt" svg:y="2567.99pt" draw:caption-point-x="-11.54pt" draw:caption-point-y="-22.96pt">
              <dc:date>2024-12-24T00:00:00</dc:date>
              <text:p text:style-name="P1">Sapphire Ultimate Radeon HD7750 (passiv) @PCIe 2.0 x16 (x4)</text:p>
            </office:annotation>
            <text:p>HD7750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1 x 4GB DDR3-1600 Crucial Ballistix Sport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iiyama GB2773HS ohne ZCP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5.html#post21934004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4.3" calcext:value-type="float">
            <text:p>14.3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us H81I-Plus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4.3" calcext:value-type="float">
            <text:p>14.3</text:p>
          </table:table-cell>
          <table:table-cell table:style-name="ce5" office:value-type="float" office:value="90.4" calcext:value-type="float">
            <office:annotation draw:style-name="gr3" draw:text-style-name="P2" svg:width="503.57pt" svg:height="26.99pt" svg:x="140.43pt" svg:y="2599.51pt" draw:caption-point-x="-11.54pt" draw:caption-point-y="-22.99pt">
              <dc:date>2024-12-24T00:00:00</dc:date>
              <text:p text:style-name="P1">In-place large FFT</text:p>
            </office:annotation>
            <text:p>90.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Xeon E3-1225-V3</text:p>
          </table:table-cell>
          <table:table-cell table:style-name="ce5" office:value-type="string" calcext:value-type="string">
            <text:p>Dell PowerEdge T20</text:p>
          </table:table-cell>
          <table:table-cell table:style-name="ce5" office:value-type="string" calcext:value-type="string">
            <text:p>HU290EM-01 290Watt Netzteil 80 PLUS Bronz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4 x 4GB DDR3 1866 Elpida ECC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Fujitsu Siemens über VGA (1280x1024), Maus und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1541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14.6" calcext:value-type="float">
            <text:p>14.6</text:p>
          </table:table-cell>
          <table:table-cell table:style-name="ce5" office:value-type="float" office:value="111" calcext:value-type="float">
            <text:p>11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90</text:p>
          </table:table-cell>
          <table:table-cell table:style-name="ce5" office:value-type="string" calcext:value-type="string">
            <text:p>Fujitsu D3221-A1</text:p>
          </table:table-cell>
          <table:table-cell table:style-name="ce5" office:value-type="string" calcext:value-type="string">
            <text:p>DPS-250AB ATX FSC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msung 850Evo 250GB</text:p>
          </table:table-cell>
          <table:table-cell table:style-name="ce5" office:value-type="string" calcext:value-type="string">
            <text:p>2 x 8GB DDR3 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FSC Maus und Tastatur, Monitor@DVI</text:p>
          </table:table-cell>
          <table:table-cell table:style-name="ce5" office:value-type="string" calcext:value-type="string">
            <text:p>AVC Aktiv</text:p>
          </table:table-cell>
          <table:table-cell table:style-name="ce18" table:formula="of:=HYPERLINK(&quot;http://www.hardwareluxx.de/community/f84/die-sparsamsten-systeme-30w-idle-1007101-31.html#post23324382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6" table:formula="of:=HYPERLINK(&quot;http://abload.de/img/z87m_ocf_kd302lowerrerqnx.jpg&quot;;&quot;14,8&quot;)" office:value-type="string" office:string-value="14,8" calcext:value-type="string">
            <text:p>14,8</text:p>
          </table:table-cell>
          <table:table-cell table:style-name="ce5" office:value-type="float" office:value="44" calcext:value-type="float">
            <text:p>44</text:p>
          </table:table-cell>
          <table:table-cell table:style-name="ce12" table:formula="of:=HYPERLINK(&quot;http://abload.de/img/z87m_ocf_c6itqlh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Rock Z87M OC Formula</text:p>
          </table:table-cell>
          <table:table-cell table:style-name="ce5" office:value-type="string" calcext:value-type="string">
            <text:p>BeQuiet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SSD-128GB + WD 10JPVT</text:p>
          </table:table-cell>
          <table:table-cell table:style-name="ce5" office:value-type="string" calcext:value-type="string">
            <text:p>2 x 4GB Corsair Vengeance DDR3-1600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47.html#post24427518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14.9" calcext:value-type="float">
            <text:p>14.9</text:p>
          </table:table-cell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5" office:value-type="string" calcext:value-type="string">
            <text:p>Intel Atom D425</text:p>
          </table:table-cell>
          <table:table-cell table:style-name="ce5" office:value-type="string" calcext:value-type="string">
            <text:p>Intel D425KT</text:p>
          </table:table-cell>
          <table:table-cell table:style-name="ce5" office:value-type="string" calcext:value-type="string">
            <text:p>LC-1340mi + LC-Power 75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Hitachi 2.5" 120GB</text:p>
          </table:table-cell>
          <table:table-cell table:style-name="ce5" office:value-type="string" calcext:value-type="string">
            <text:p>1 x 2GB DDR3-800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link USB Funk Tastaur und Maus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8.html#post23131256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5-12400</text:p>
          </table:table-cell>
          <table:table-cell table:style-name="ce5" office:value-type="string" calcext:value-type="string">
            <text:p>MSI Mortar B660M DDR4</text:p>
          </table:table-cell>
          <table:table-cell table:style-name="ce5" office:value-type="string" calcext:value-type="string">
            <text:p>Corsair RM650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Zaeel JGQ02S-01</text:p>
          </table:table-cell>
          <table:table-cell table:style-name="ce5" office:value-type="string" calcext:value-type="string">
            <text:p>Samsung 980 500GB</text:p>
          </table:table-cell>
          <table:table-cell table:style-name="ce5" office:value-type="string" calcext:value-type="string">
            <text:p>2 x 8GB Corsair Vengeance 3200Mhz</text:p>
          </table:table-cell>
          <table:table-cell table:style-name="ce5" office:value-type="string" calcext:value-type="string">
            <text:p>Unraid 6.10.3</text:p>
          </table:table-cell>
          <table:table-cell table:style-name="ce5" office:value-type="string" calcext:value-type="string">
            <text:p>Cherry DW 5100</text:p>
          </table:table-cell>
          <table:table-cell table:style-name="ce5" office:value-type="string" calcext:value-type="string">
            <text:p>Boxed @ 600rpm</text:p>
          </table:table-cell>
          <table:table-cell table:style-name="ce18" office:value-type="string" calcext:value-type="string">
            <text:p><text:a xlink:href="https://www.hardwareluxx.de/community/threads/die-sparsamsten-systeme-30w-idle.1007101/post-29471799" xlink:type="simple">LingLing11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43.3" calcext:value-type="float">
            <text:p>43.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MSI Z97M-G43</text:p>
          </table:table-cell>
          <table:table-cell table:style-name="ce5" office:value-type="string" calcext:value-type="string">
            <text:p>be quiet! L8 300 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Teamgroup Dark L3 60 GB</text:p>
          </table:table-cell>
          <table:table-cell table:style-name="ce5" office:value-type="string" calcext:value-type="string">
            <text:p>1 x 8GB DDR3-1333 Kingston KTD-XPS730B/8G @ 1,5 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318e, Cherry G85-23100DE-0, Eizo EV2335w @ Displayport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6.html#post22404651&quot;;&quot;Cave Canem&quot;)" office:value-type="string" office:string-value="Cave Canem" calcext:value-type="string">
            <text:p>Cave Canem</text:p>
          </table:table-cell>
          <table:table-cell table:number-columns-repeated="101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office:annotation draw:style-name="gr5" draw:text-style-name="P2" svg:width="719.49pt" svg:height="27.01pt" svg:x="644pt" svg:y="2693.99pt" draw:caption-point-x="-11.54pt" draw:caption-point-y="-22.96pt">
              <dc:date>2024-12-24T00:00:00</dc:date>
              <text:p text:style-name="P1">LC-1340mi case</text:p>
            </office:annotation>
            <text:p>LC Power 75W adapter, China PicoPSU 16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Cresta RCE1106</text:p>
          </table:table-cell>
          <table:table-cell table:style-name="ce5" office:value-type="string" calcext:value-type="string">
            <text:p>OCZ Onyx 32GB SSD</text:p>
          </table:table-cell>
          <table:table-cell table:style-name="ce5" office:value-type="string" calcext:value-type="string">
            <text:p>1 x 4GB Crucial DDR3 1333 CT51264BA1339</text:p>
          </table:table-cell>
          <table:table-cell table:style-name="ce5" office:value-type="string" calcext:value-type="string">
            <text:p>Win7 32bit</text:p>
          </table:table-cell>
          <table:table-cell table:style-name="ce5" office:value-type="string" calcext:value-type="string">
            <text:p>Logitech tastatur und maus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8.html#post21975929&quot;;&quot;audiojunk66&quot;)" office:value-type="string" office:string-value="audiojunk66" calcext:value-type="string">
            <text:p>audiojunk66</text:p>
          </table:table-cell>
          <table:table-cell table:number-columns-repeated="1010"/>
        </table:table-row>
        <table:table-row table:style-name="ro1">
          <table:table-cell table:style-name="ce4" office:value-type="float" office:value="15.2" calcext:value-type="float">
            <text:p>15.2</text:p>
          </table:table-cell>
          <table:table-cell table:style-name="ce5" office:value-type="float" office:value="49" calcext:value-type="float">
            <text:p>49</text:p>
          </table:table-cell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MSI Z87-GD65 Gaming</text:p>
          </table:table-cell>
          <table:table-cell table:style-name="ce5" office:value-type="string" calcext:value-type="string">
            <text:p>PicoPSU-160XT + 80W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 64GB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8.html#post2314407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5.3" calcext:value-type="float">
            <text:p>15.3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 Extreme6</text:p>
          </table:table-cell>
          <table:table-cell table:style-name="ce5" office:value-type="string" calcext:value-type="string">
            <text:p>PicoPSU-160XT + Zooty AD1280MB (80W NT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3.html#post236661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5.3" calcext:value-type="float">
            <text:p>15.3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620</text:p>
          </table:table-cell>
          <table:table-cell table:style-name="ce5" office:value-type="string" calcext:value-type="string">
            <text:p>Asrock Z68 ITX-HT</text:p>
          </table:table-cell>
          <table:table-cell table:style-name="ce5" office:value-type="string" calcext:value-type="string">
            <text:p>LC Power 75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40GB Intel X25-V</text:p>
          </table:table-cell>
          <table:table-cell table:style-name="ce5" office:value-type="string" calcext:value-type="string">
            <text:p>2 x 4GB Gskill 1333 @ 1.5V</text:p>
          </table:table-cell>
          <table:table-cell table:style-name="ce5" office:value-type="string" calcext:value-type="string">
            <text:p>Proxmox Ve 3.2-4</text:p>
          </table:table-cell>
          <table:table-cell table:style-name="ce5" office:value-type="string" calcext:value-type="string">
            <text:p>G19 + Sharkoon Fireglider, Monitor @ 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7.html#post22442487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93" calcext:value-type="float">
            <text:p>9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traight Power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WSE LVM 120</text:p>
          </table:table-cell>
          <table:table-cell table:style-name="ce5" office:value-type="string" calcext:value-type="string">
            <text:p>Crucial M4 256GB</text:p>
          </table:table-cell>
          <table:table-cell table:style-name="ce5" office:value-type="string" calcext:value-type="string">
            <text:p>2 x 4GB Corsair Vengeance LP DDR3-1600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Unifying, Dell U2312HM</text:p>
          </table:table-cell>
          <table:table-cell table:style-name="ce5" office:value-type="string" calcext:value-type="string">
            <text:p>Noctua NH-U12S</text:p>
          </table:table-cell>
          <table:table-cell table:style-name="ce21" table:formula="of:=HYPERLINK(&quot;http://www.hardwareluxx.de/community/f84/die-sparsamsten-systeme-30w-idle-1007101-12.html#post22191135&quot;;&quot;dyn.TrApS&quot;)" office:value-type="string" office:string-value="dyn.TrApS" calcext:value-type="string">
            <text:p>dyn.TrApS</text:p>
          </table:table-cell>
          <table:table-cell table:number-columns-repeated="1010"/>
        </table:table-row>
        <table:table-row table:style-name="ro1"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74" calcext:value-type="float">
            <text:p>74</text:p>
          </table:table-cell>
          <table:table-cell table:style-name="ce10"/>
          <table:table-cell table:style-name="ce5" office:value-type="string" calcext:value-type="string">
            <text:p>AMD A8-3820</text:p>
          </table:table-cell>
          <table:table-cell table:style-name="ce5" office:value-type="string" calcext:value-type="string">
            <text:p>Gigabyte A75N-USB3</text:p>
          </table:table-cell>
          <table:table-cell table:style-name="ce5" office:value-type="string" calcext:value-type="string">
            <text:p>PicoPSU 160-XT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1 x 4GB DDR3-1600 Samsung Green Series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.html#post21873636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5.8" calcext:value-type="float">
            <office:annotation draw:style-name="gr3" draw:text-style-name="P2" svg:width="385.46pt" svg:height="28.09pt" svg:x="78.63pt" svg:y="2787.96pt" draw:caption-point-x="-11.54pt" draw:caption-point-y="-22.45pt">
              <dc:date>2024-12-24T00:00:00</dc:date>
              <text:p text:style-name="P1">mit SSD am Intel SATA-Port und Package C-State im BIOS auf Auto oder C3. Weitere Infos siehe Post im Forum</text:p>
            </office:annotation>
            <text:p>15.8</text:p>
          </table:table-cell>
          <table:table-cell table:style-name="ce4"/>
          <table:table-cell table:style-name="ce10" office:value-type="string" calcext:value-type="string">
            <office:annotation draw:style-name="gr3" draw:text-style-name="P2" svg:width="590.34pt" svg:height="26.99pt" svg:x="191.85pt" svg:y="2788.5pt" draw:caption-point-x="-11.54pt" draw:caption-point-y="-22.99pt">
              <dc:date>2024-12-24T00:00:00</dc:date>
              <text:p text:style-name="P1">Mit C6 höherer Idle-Verbrauch. Weitere Infos siehe Post im Forum</text:p>
            </office:annotation>
            <text:p>C3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 Extreme4</text:p>
          </table:table-cell>
          <table:table-cell table:style-name="ce5" office:value-type="string" calcext:value-type="string">
            <text:p>PicoPSU-160XT + Zooty AD1280MB (80W NT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 64GB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3.html#post236661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3">
          <table:table-cell table:style-name="ce4" office:value-type="float" office:value="15.8" calcext:value-type="float">
            <text:p>15.8</text:p>
          </table:table-cell>
          <table:table-cell table:style-name="ce4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AMD E-350</text:p>
          </table:table-cell>
          <table:table-cell table:style-name="ce5" office:value-type="string" calcext:value-type="string">
            <text:p>MSI E350IA-E44</text:p>
          </table:table-cell>
          <table:table-cell table:style-name="ce5" office:value-type="string" calcext:value-type="string">
            <text:p>PicoPSU 160W + 70W China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4000</text:p>
          </table:table-cell>
          <table:table-cell table:style-name="ce5" office:value-type="string" calcext:value-type="string">
            <text:p>Toshiba MK5075GSX 2,5" HDD 500GB</text:p>
          </table:table-cell>
          <table:table-cell table:style-name="ce5" office:value-type="string" calcext:value-type="string">
            <text:p>1x 2GB DDR3-1333 1.35v CL9 takeMS</text:p>
          </table:table-cell>
          <table:table-cell table:style-name="ce5" office:value-type="string" calcext:value-type="string">
            <text:p>OpnSense 20.1</text:p>
          </table:table-cell>
          <table:table-cell table:style-name="ce5" office:value-type="string" calcext:value-type="string">
            <text:p>2x USB NIC</text:p>
          </table:table-cell>
          <table:table-cell table:style-name="ce5" office:value-type="string" calcext:value-type="string">
            <text:p>120er Noctua 120 NF-P12</text:p>
          </table:table-cell>
          <table:table-cell table:style-name="ce18" table:formula="of:=HYPERLINK(&quot;https://www.hardwareluxx.de/community/members/delacor.305758/&quot;;&quot;delacor&quot;)" office:value-type="string" office:string-value="delacor" calcext:value-type="string">
            <text:p>delacor</text:p>
          </table:table-cell>
          <table:table-cell table:number-columns-repeated="101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Core i3-4330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FSP Group NB 1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MT707CTL</text:p>
          </table:table-cell>
          <table:table-cell table:style-name="ce5" office:value-type="string" calcext:value-type="string">
            <text:p>Crucial m4 64GB, mSATA 6Gb/s</text:p>
          </table:table-cell>
          <table:table-cell table:style-name="ce5" office:value-type="string" calcext:value-type="string">
            <text:p>2 x GeIL Green SO-DIMM 4GB, DDR3L-1333, CL9-9-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325, Logitech K360, Asus VW222U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41118&quot;;&quot;Biolante&quot;)" office:value-type="string" office:string-value="Biolante" calcext:value-type="string">
            <text:p>Biolante</text:p>
          </table:table-cell>
          <table:table-cell table:number-columns-repeated="101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62.8" calcext:value-type="float">
            <text:p>62.8</text:p>
          </table:table-cell>
          <table:table-cell table:style-name="ce12" table:formula="of:=HYPERLINK(&quot;http://www.hardwareluxx.de/community/f84/spontane-neustarts-mit-aktiviertem-c6-modus-auf-asrock-boards-1032098.html#post22484269&quot;;&quot;C3&quot;)" office:value-type="string" office:string-value="C3" calcext:value-type="string">
            <text:p>C3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Sea Sonic SS-300TGW 300W TF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4145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5" office:value-type="string" calcext:value-type="string">
            <text:p>Intel Celeron G2020</text:p>
          </table:table-cell>
          <table:table-cell table:style-name="ce5" office:value-type="string" calcext:value-type="string">
            <text:p>Asrock H61M-ITX</text:p>
          </table:table-cell>
          <table:table-cell table:style-name="ce5" office:value-type="string" calcext:value-type="string">
            <text:p>Antec ISK 110 VESA 90W Extern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unbekannt</text:p>
          </table:table-cell>
          <table:table-cell table:style-name="ce5" office:value-type="string" calcext:value-type="string">
            <text:p>4GB Ram 1.5V 1600 G.Skill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WiFi aktiv, Maus, Bluetooth Apple Wireless Keyboard, HDMI am Fernseher</text:p>
          </table:table-cell>
          <table:table-cell table:style-name="ce5" office:value-type="string" calcext:value-type="string">
            <text:p>unbekannt</text:p>
          </table:table-cell>
          <table:table-cell table:style-name="ce18" table:formula="of:=HYPERLINK(&quot;http://www.hardwareluxx.de/community/f84/die-sparsamsten-systeme-30w-idle-1007101-23.html#post22883279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42" calcext:value-type="float">
            <text:p>4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Rock Z87M OC Formula</text:p>
          </table:table-cell>
          <table:table-cell table:style-name="ce5" office:value-type="string" calcext:value-type="string">
            <text:p>BQ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REV Typ: 2580</text:p>
          </table:table-cell>
          <table:table-cell table:style-name="ce5" office:value-type="string" calcext:value-type="string">
            <text:p>Intel 330 SSD 60 GB</text:p>
          </table:table-cell>
          <table:table-cell table:style-name="ce5" office:value-type="string" calcext:value-type="string">
            <text:p>2 x 4Gb G-Skill Ares F3-2400C11-4GAB @ 1600 Mhz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G19, Logitech G9, Samsung T260 per HDMI, WLAN Stick</text:p>
          </table:table-cell>
          <table:table-cell table:style-name="ce5" office:value-type="string" calcext:value-type="string">
            <text:p>120er Noctua 120 NF-P12</text:p>
          </table:table-cell>
          <table:table-cell table:style-name="ce18" table:formula="of:=HYPERLINK(&quot;http://www.hardwareluxx.de/community/f84/die-sparsamsten-systeme-30w-idle-1007101-23.html#post22883977&quot;;&quot;simder&quot;)" office:value-type="string" office:string-value="simder" calcext:value-type="string">
            <text:p>simder</text:p>
          </table:table-cell>
          <table:table-cell table:number-columns-repeated="1010"/>
        </table:table-row>
        <table:table-row table:style-name="ro1">
          <table:table-cell table:style-name="ce4" office:value-type="float" office:value="16.1" calcext:value-type="float">
            <text:p>16.1</text:p>
          </table:table-cell>
          <table:table-cell table:style-name="ce4" office:value-type="float" office:value="75" calcext:value-type="float">
            <text:p>75</text:p>
          </table:table-cell>
          <table:table-cell table:style-name="ce10"/>
          <table:table-cell table:style-name="ce5" office:value-type="string" calcext:value-type="string">
            <text:p>AMD Ryzen 5 2400G</text:p>
          </table:table-cell>
          <table:table-cell table:style-name="ce5" office:value-type="string" calcext:value-type="string">
            <text:p>ASRock B450M-HDV</text:p>
          </table:table-cell>
          <table:table-cell table:style-name="ce5" office:value-type="string" calcext:value-type="string">
            <text:p>BQ E10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Conrad SEM4500</text:p>
          </table:table-cell>
          <table:table-cell table:style-name="ce5" office:value-type="string" calcext:value-type="string">
            <text:p>WD Blue 3D SATA SSD 1TB</text:p>
          </table:table-cell>
          <table:table-cell table:style-name="ce5" office:value-type="string" calcext:value-type="string">
            <text:p>1 x 16 GB Crucial Ballistix Sport LT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Fujitsu KB521, Fujitsu M520</text:p>
          </table:table-cell>
          <table:table-cell table:style-name="ce5" office:value-type="string" calcext:value-type="string">
            <text:p>LC-Power AiRazor Black Series, 120mm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760858" xlink:type="simple">AlexAnder2308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6.3" calcext:value-type="float">
            <text:p>16.3</text:p>
          </table:table-cell>
          <table:table-cell table:style-name="ce4"/>
          <table:table-cell table:style-name="ce10" office:value-type="string" calcext:value-type="string">
            <text:p>C10</text:p>
          </table:table-cell>
          <table:table-cell table:style-name="ce5" office:value-type="string" calcext:value-type="string">
            <text:p>Intel Core i5-12500</text:p>
          </table:table-cell>
          <table:table-cell table:style-name="ce5" office:value-type="string" calcext:value-type="string">
            <text:p>MSI PRO Z690-A DDR4</text:p>
          </table:table-cell>
          <table:table-cell table:style-name="ce5" office:value-type="string" calcext:value-type="string">
            <text:p>Corsair RMx Series 2021 RM550x 5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eagate IronWolf 510 960 GB</text:p>
          </table:table-cell>
          <table:table-cell table:style-name="ce5" office:value-type="string" calcext:value-type="string">
            <text:p>2 x 16 GB Crucial DDR4 2666</text:p>
          </table:table-cell>
          <table:table-cell table:style-name="ce5" office:value-type="string" calcext:value-type="string">
            <text:p>Linux Mint</text:p>
          </table:table-cell>
          <table:table-cell table:style-name="ce5" office:value-type="string" calcext:value-type="string">
            <text:p>Corsair K55 Tastatur, LED aus / Corsair Harpoon Maus - ohne Monitor</text:p>
          </table:table-cell>
          <table:table-cell table:style-name="ce5" office:value-type="string" calcext:value-type="string">
            <text:p>Boxed</text:p>
          </table:table-cell>
          <table:table-cell table:style-name="ce18" office:value-type="string" calcext:value-type="string">
            <text:p><text:a xlink:href="https://www.hardwareluxx.de/community/threads/die-sparsamsten-systeme-30w-idle.1007101/post-29425923" xlink:type="simple">sparsdir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29.8" calcext:value-type="float">
            <text:p>29.8</text:p>
          </table:table-cell>
          <table:table-cell table:style-name="ce10"/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B75M-ITX</text:p>
          </table:table-cell>
          <table:table-cell table:style-name="ce5" office:value-type="string" calcext:value-type="string">
            <text:p>PicoPSU-150-XT und Seasonic SSA-0601D-12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Basic 2</text:p>
          </table:table-cell>
          <table:table-cell table:style-name="ce5" office:value-type="string" calcext:value-type="string">
            <text:p>Samsung 840 250GB</text:p>
          </table:table-cell>
          <table:table-cell table:style-name="ce5" office:value-type="string" calcext:value-type="string">
            <text:p>1 x 4GB low profile Kingston KVR1333D3N9/4G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Fujitsu Siemens OEM (USB) Maus+Tastatur, Fujitsu Siemens L22W-6SA, Hitachi LG GH10N DVD Brenner</text:p>
          </table:table-cell>
          <table:table-cell table:style-name="ce5" office:value-type="string" calcext:value-type="string">
            <text:p>Noctua NF-P12@400rpm</text:p>
          </table:table-cell>
          <table:table-cell table:style-name="ce21" table:formula="of:=HYPERLINK(&quot;http://www.hardwareluxx.de/community/f84/die-sparsamsten-systeme-30w-idle-1007101-3.html#post21881471&quot;;&quot;alpha-3&quot;)" office:value-type="string" office:string-value="alpha-3" calcext:value-type="string">
            <text:p>alpha-3</text:p>
          </table:table-cell>
          <table:table-cell table:number-columns-repeated="1010"/>
        </table:table-row>
        <table:table-row table:style-name="ro1">
          <table:table-cell table:style-name="ce4" office:value-type="float" office:value="16.5" calcext:value-type="float">
            <office:annotation draw:style-name="gr3" draw:text-style-name="P2" svg:width="385.46pt" svg:height="26.99pt" svg:x="78.63pt" svg:y="2930.26pt" draw:caption-point-x="-11.54pt" draw:caption-point-y="-22.99pt">
              <dc:date>2024-12-24T00:00:00</dc:date>
              <text:p text:style-name="P1">ohne KVM reduziert sich der Idle-Verbrauch um ca 1,8W </text:p>
            </office:annotation>
            <text:p>16.5</text:p>
          </table:table-cell>
          <table:table-cell table:style-name="ce4" office:value-type="float" office:value="52" calcext:value-type="float">
            <text:p>5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MSI Z97M GAMING</text:p>
          </table:table-cell>
          <table:table-cell table:style-name="ce5" office:value-type="string" calcext:value-type="string">
            <text:p>Antec Earth Watts Platinum 4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Transcend TS64GMSA340 (in SATA-Adapter)</text:p>
          </table:table-cell>
          <table:table-cell table:style-name="ce5" office:value-type="string" calcext:value-type="string">
            <text:p>2 x 4GB DDR3-1600 (G.SKILL TridentX F3-2400C9D-8GTXD @ AUTO)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Avocent Switchview DVI, MS Natural Keyboard 4000, Razer Diamondback</text:p>
          </table:table-cell>
          <table:table-cell table:style-name="ce5" office:value-type="string" calcext:value-type="string">
            <text:p>1x Thermalright TY-150 am CPU-Kühler</text:p>
          </table:table-cell>
          <table:table-cell table:style-name="ce20" table:formula="of:=HYPERLINK(&quot;http://www.hardwareluxx.de/community/f84/die-sparsamsten-systeme-30w-idle-1007101-31.html#post23476294&quot;;&quot;emissary42&quot;)" office:value-type="string" office:string-value="emissary42" calcext:value-type="string">
            <text:p>emissary42</text:p>
          </table:table-cell>
          <table:table-cell table:number-columns-repeated="1010"/>
        </table:table-row>
        <table:table-row table:style-name="ro1"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T</text:p>
          </table:table-cell>
          <table:table-cell table:style-name="ce5" office:value-type="string" calcext:value-type="string">
            <text:p>Asus P8H77-M LE</text:p>
          </table:table-cell>
          <table:table-cell table:style-name="ce5" office:value-type="string" calcext:value-type="string">
            <text:p>PicoPSU 8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UltraII 960 GB / Crucial M4 128 GB</text:p>
          </table:table-cell>
          <table:table-cell table:style-name="ce5" office:value-type="string" calcext:value-type="string">
            <text:p>2 x 4GB DDR3-1333 1.35V G.Skill Aegis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office:annotation draw:style-name="gr5" draw:text-style-name="P2" svg:width="515.31pt" svg:height="27.01pt" svg:x="1913.53pt" svg:y="2945.99pt" draw:caption-point-x="-11.54pt" draw:caption-point-y="-22.96pt">
              <dc:date>2024-12-24T00:00:00</dc:date>
              <text:p text:style-name="P1">+ Terratec Cinergy C PCI, Trends DAC USB</text:p>
            </office:annotation>
            <text:p>MS Basic Optical USB, Labtec PS/2, Dell G2410@1920x1024@DVI, LG DVD GH22NS40 SATA</text:p>
          </table:table-cell>
          <table:table-cell table:style-name="ce5" office:value-type="string" calcext:value-type="string">
            <text:p>Noctua NH-C12P, per Lüftersteuerung auf die kleinste Drehzahl geregelt.</text:p>
          </table:table-cell>
          <table:table-cell table:style-name="ce18" table:formula="of:=HYPERLINK(&quot;http://www.hardwareluxx.de/community/f84/die-sparsamsten-systeme-30w-idle-1007101-43.html#post24319008&quot;;&quot;Dusauber&quot;)" office:value-type="string" office:string-value="Dusauber" calcext:value-type="string">
            <text:p>Dusauber</text:p>
          </table:table-cell>
          <table:table-cell table:number-columns-repeated="1010"/>
        </table:table-row>
        <table:table-row table:style-name="ro1">
          <table:table-cell table:style-name="ce4" office:value-type="float" office:value="16.8" calcext:value-type="float">
            <text:p>16.8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LC Power 1320mi integrier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Transcend JetFlash 700</text:p>
          </table:table-cell>
          <table:table-cell table:style-name="ce5" office:value-type="string" calcext:value-type="string">
            <text:p>1 x 4GB Kingston Value Ram 1333</text:p>
          </table:table-cell>
          <table:table-cell table:style-name="ce5" office:value-type="string" calcext:value-type="string">
            <text:p>OpenELEC 4.0.7</text:p>
          </table:table-cell>
          <table:table-cell table:style-name="ce5" office:value-type="string" calcext:value-type="string">
            <text:p>Logitech Maus, Trust Tastatur, Samsung UE55F6170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8.html#post22471704&quot;;&quot;schorle90&quot;)" office:value-type="string" office:string-value="schorle90" calcext:value-type="string">
            <text:p>schorle90</text:p>
          </table:table-cell>
          <table:table-cell table:number-columns-repeated="1010"/>
        </table:table-row>
        <table:table-row table:style-name="ro1"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B75 Pro3</text:p>
          </table:table-cell>
          <table:table-cell table:style-name="ce5" office:value-type="string" calcext:value-type="string">
            <text:p>PicoPSU-90-XLP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</text:p>
          </table:table-cell>
          <table:table-cell table:style-name="ce5" office:value-type="string" calcext:value-type="string">
            <text:p>1 x 2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3.html#post21881084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6.9" calcext:value-type="float">
            <text:p>16.9</text:p>
          </table:table-cell>
          <table:table-cell table:style-name="ce4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no-name von Amazon</text:p>
          </table:table-cell>
          <table:table-cell table:style-name="ce5" office:value-type="string" calcext:value-type="string">
            <text:p>Seagate 4 TB</text:p>
          </table:table-cell>
          <table:table-cell table:style-name="ce5" office:value-type="string" calcext:value-type="string">
            <text:p>1 x 4 GB G-Skill Ripjaw 1333MHZ @ 1.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nifying/K400</text:p>
          </table:table-cell>
          <table:table-cell table:style-name="ce5" office:value-type="string" calcext:value-type="string">
            <text:p>1 x 120er + Boxed Kühler</text:p>
          </table:table-cell>
          <table:table-cell table:style-name="ce18" table:formula="of:=HYPERLINK(&quot;http://www.hardwareluxx.de/community/f84/die-sparsamsten-systeme-30w-idle-1007101-25.html#post22951147&quot;;&quot;Gorerotic&quot;)" office:value-type="string" office:string-value="Gorerotic" calcext:value-type="string">
            <text:p>Gorerotic</text:p>
          </table:table-cell>
          <table:table-cell table:number-columns-repeated="101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2.1" calcext:value-type="float">
            <text:p>82.1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3-10100</text:p>
          </table:table-cell>
          <table:table-cell table:style-name="ce5" office:value-type="string" calcext:value-type="string">
            <text:p>GIGABYTE Z590I Vision D</text:p>
          </table:table-cell>
          <table:table-cell table:style-name="ce5" office:value-type="string" calcext:value-type="string">
            <text:p>Seasonic Focus PX750 Platinum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970 Evo M.2</text:p>
          </table:table-cell>
          <table:table-cell table:style-name="ce5" office:value-type="string" calcext:value-type="string">
            <text:p>2 x 8GB BLS8G4D30AESCK Crucial DDR4 3000 </text:p>
          </table:table-cell>
          <table:table-cell table:style-name="ce5" office:value-type="string" calcext:value-type="string">
            <text:p>Win10 21H2</text:p>
          </table:table-cell>
          <table:table-cell table:style-name="ce5" office:value-type="string" calcext:value-type="string">
            <text:p>Tastatur/ Maus Rapoo 9300M via USB Dongel, Dell S2421HS Thunderbolt @Displayport</text:p>
          </table:table-cell>
          <table:table-cell table:style-name="ce5" office:value-type="string" calcext:value-type="string">
            <text:p>bq Pure Rock Slim 2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871157" xlink:type="simple">Sassicaia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32.3" calcext:value-type="float">
            <text:p>32.3</text:p>
          </table:table-cell>
          <table:table-cell table:style-name="ce10"/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B75M-ITX</text:p>
          </table:table-cell>
          <table:table-cell table:style-name="ce5" office:value-type="string" calcext:value-type="string">
            <text:p>PicoPSU-90 und Seasonic SSA-0601D-12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Basic 2</text:p>
          </table:table-cell>
          <table:table-cell table:style-name="ce5" office:value-type="string" calcext:value-type="string">
            <text:p>Samsung 840 500GB</text:p>
          </table:table-cell>
          <table:table-cell table:style-name="ce5" office:value-type="string" calcext:value-type="string">
            <text:p>2 x 4GB low profile Kingston ( 2x KVR1333D3N9/4G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Razer DeathAdder Black Edition, IBM Model M Tastatur, LG Flatron W2600HP</text:p>
          </table:table-cell>
          <table:table-cell table:style-name="ce5" office:value-type="string" calcext:value-type="string">
            <text:p>Noctua NH-L9i@900rpm/Noctua NF-A4x10 FLX@1900rpm</text:p>
          </table:table-cell>
          <table:table-cell table:style-name="ce21" table:formula="of:=HYPERLINK(&quot;http://www.hardwareluxx.de/community/f84/die-sparsamsten-systeme-30w-idle-1007101-3.html#post21880722&quot;;&quot;alpha-3&quot;)" office:value-type="string" office:string-value="alpha-3" calcext:value-type="string">
            <text:p>alpha-3</text:p>
          </table:table-cell>
          <table:table-cell table:number-columns-repeated="1010"/>
        </table:table-row>
        <table:table-row table:style-name="ro1">
          <table:table-cell table:style-name="ce4" office:value-type="float" office:value="17.4" calcext:value-type="float">
            <text:p>17.4</text:p>
          </table:table-cell>
          <table:table-cell table:style-name="ce4" office:value-type="string" calcext:value-type="string">
            <text:p>48,2</text:p>
          </table:table-cell>
          <table:table-cell table:style-name="ce10"/>
          <table:table-cell table:style-name="ce5" office:value-type="string" calcext:value-type="string">
            <text:p>Intel C2D Mobile P9500</text:p>
          </table:table-cell>
          <table:table-cell table:style-name="ce5" office:value-type="string" calcext:value-type="string">
            <text:p>DFI CA100-D</text:p>
          </table:table-cell>
          <table:table-cell table:style-name="ce5" office:value-type="string" calcext:value-type="string">
            <text:p>PicoPSU Gelb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30 Series 128GB</text:p>
          </table:table-cell>
          <table:table-cell table:style-name="ce5" office:value-type="string" calcext:value-type="string">
            <text:p>2 x TS512MSK64V3N (Transcend DDR3 SO-DIMM 4GB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Wireless Optical Desktop Receiver 2.0, md86540, Hyundai Q17+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9.html#post21978732&quot;;&quot;Biolante&quot;)" office:value-type="string" office:string-value="Biolante" calcext:value-type="string">
            <text:p>Biolante</text:p>
          </table:table-cell>
          <table:table-cell table:number-columns-repeated="1010"/>
        </table:table-row>
        <table:table-row table:style-name="ro1">
          <table:table-cell table:style-name="ce4" office:value-type="float" office:value="17.7" calcext:value-type="float">
            <text:p>17.7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H81TM-ITX</text:p>
          </table:table-cell>
          <table:table-cell table:style-name="ce5" office:value-type="string" calcext:value-type="string">
            <text:p>19V HP Notebooknetzteil 90W PA-1900-32HN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2GB ADATA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USB-Tastatur, iiyama GB2773HS per DVI verbunden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8.html#post224514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7.8" calcext:value-type="float">
            <text:p>17.8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Gigabyte B75N</text:p>
          </table:table-cell>
          <table:table-cell table:style-name="ce5" office:value-type="string" calcext:value-type="string">
            <text:p>Pico PSU 150 + 120W China Brick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40GB SSD</text:p>
          </table:table-cell>
          <table:table-cell table:style-name="ce5" office:value-type="string" calcext:value-type="string">
            <text:p>2 x 4GB GSkill DDR3-1333</text:p>
          </table:table-cell>
          <table:table-cell table:style-name="ce5" office:value-type="string" calcext:value-type="string">
            <text:p>Win 2012R2 Server</text:p>
          </table:table-cell>
          <table:table-cell table:style-name="ce5" office:value-type="string" calcext:value-type="string">
            <text:p>Sharkoon Fireglider, Logitech G19, HP w2207 (per DVI)</text:p>
          </table:table-cell>
          <table:table-cell table:style-name="ce5" office:value-type="string" calcext:value-type="string">
            <text:p>1155 Boxed kühler@pwm</text:p>
          </table:table-cell>
          <table:table-cell table:style-name="ce18" table:formula="of:=HYPERLINK(&quot;http://www.hardwareluxx.de/community/f84/die-sparsamsten-systeme-30w-idle-1007101-23.html#post22867794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6400</text:p>
          </table:table-cell>
          <table:table-cell table:style-name="ce5" office:value-type="string" calcext:value-type="string">
            <text:p>Fujitsu D3402-B</text:p>
          </table:table-cell>
          <table:table-cell table:style-name="ce5" office:value-type="string" calcext:value-type="string">
            <text:p>Seasonic G-Series G-360</text:p>
          </table:table-cell>
          <table:table-cell table:style-name="ce5" office:value-type="string" calcext:value-type="string">
            <office:annotation draw:style-name="gr3" draw:text-style-name="P2" svg:width="714.64pt" svg:height="26.99pt" svg:x="782.19pt" svg:y="3087.75pt" draw:caption-point-x="-11.54pt" draw:caption-point-y="-22.99pt">
              <dc:date>2024-12-24T00:00:00</dc:date>
              <text:p text:style-name="P1">StormX OC 2 GB GDDR5</text:p>
            </office:annotation>
            <text:p>Palit GeForce GTX 750 </text:p>
          </table:table-cell>
          <table:table-cell table:style-name="ce5" office:value-type="string" calcext:value-type="string">
            <text:p>Basetech Cost Control</text:p>
          </table:table-cell>
          <table:table-cell table:style-name="ce5" office:value-type="string" calcext:value-type="string">
            <text:p>Samsung 850 EVO 250GB</text:p>
          </table:table-cell>
          <table:table-cell table:style-name="ce5" office:value-type="string" calcext:value-type="string">
            <text:p>2 x 8 GB DDR4-2133 Crucial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Cherry MX-Board 3.0, Eizo Color Graphic CS230@1920x1080@DVI</text:p>
          </table:table-cell>
          <table:table-cell table:style-name="ce5" office:value-type="string" calcext:value-type="string">
            <text:p>be quiet! Pure Rock@Stock</text:p>
          </table:table-cell>
          <table:table-cell table:style-name="ce18" table:formula="of:=HYPERLINK(&quot;http://www.hardwareluxx.de/community/f84/die-sparsamsten-systeme-30w-idle-1007101-45.html#post24409032&quot;;&quot;xhamster&quot;)" office:value-type="string" office:string-value="xhamster" calcext:value-type="string">
            <text:p>xhamster</text:p>
          </table:table-cell>
          <table:table-cell table:number-columns-repeated="1010"/>
        </table:table-row>
        <table:table-row table:style-name="ro1">
          <table:table-cell table:style-name="ce4" office:value-type="float" office:value="18.2" calcext:value-type="float">
            <text:p>18.2</text:p>
          </table:table-cell>
          <table:table-cell table:style-name="ce5" office:value-type="float" office:value="36.2" calcext:value-type="float">
            <text:p>36.2</text:p>
          </table:table-cell>
          <table:table-cell table:style-name="ce12" table:formula="of:=HYPERLINK(&quot;http://abload.de/img/h61probtcn1ebc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H61 Pro BTC</text:p>
          </table:table-cell>
          <table:table-cell table:style-name="ce5" office:value-type="string" calcext:value-type="string">
            <text:p>be quiet! L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HGST Travelstar 7K1000 1TB 2.5"</text:p>
          </table:table-cell>
          <table:table-cell table:style-name="ce5" office:value-type="string" calcext:value-type="string">
            <text:p>2 x 4GB Corsair Vengeance Low Profile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MX518, Fujitsu SL23T-1 LED (HDMI)</text:p>
          </table:table-cell>
          <table:table-cell table:style-name="ce5" office:value-type="string" calcext:value-type="string">
            <text:p>Scythe Big Shuriken 2 Rev. B @ passiv</text:p>
          </table:table-cell>
          <table:table-cell table:style-name="ce18" table:formula="of:=HYPERLINK(&quot;http://www.hardwareluxx.de/community/f84/die-sparsamsten-systeme-30w-idle-1007101-23.html#post22883086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18.4" calcext:value-type="float">
            <text:p>18.4</text:p>
          </table:table-cell>
          <table:table-cell table:style-name="ce4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5-12500</text:p>
          </table:table-cell>
          <table:table-cell table:style-name="ce5" office:value-type="string" calcext:value-type="string">
            <text:p>MSI PRO Z690-A DDR4</text:p>
          </table:table-cell>
          <table:table-cell table:style-name="ce5" office:value-type="string" calcext:value-type="string">
            <text:p>Corsair RMx Series 2021 RM550x 5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eagate IronWolf 510 960 GB</text:p>
          </table:table-cell>
          <table:table-cell table:style-name="ce5" office:value-type="string" calcext:value-type="string">
            <text:p>2 x 16 GB Crucial DDR4 2666</text:p>
          </table:table-cell>
          <table:table-cell table:style-name="ce5" office:value-type="string" calcext:value-type="string">
            <text:p>Linux Mint</text:p>
          </table:table-cell>
          <table:table-cell table:style-name="ce5" office:value-type="string" calcext:value-type="string">
            <text:p>Corsair K55 Tastatur, LED aus / Corsair Harpoon Maus - mit Monitor</text:p>
          </table:table-cell>
          <table:table-cell table:style-name="ce5" office:value-type="string" calcext:value-type="string">
            <text:p>Boxed</text:p>
          </table:table-cell>
          <table:table-cell table:style-name="ce18" office:value-type="string" calcext:value-type="string">
            <text:p><text:a xlink:href="https://www.hardwareluxx.de/community/threads/die-sparsamsten-systeme-30w-idle.1007101/post-29425923" xlink:type="simple">sparsdir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8.4" calcext:value-type="float">
            <text:p>18.4</text:p>
          </table:table-cell>
          <table:table-cell table:style-name="ce5" office:value-type="float" office:value="47" calcext:value-type="float">
            <text:p>47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3220</text:p>
          </table:table-cell>
          <table:table-cell table:style-name="ce5" office:value-type="string" calcext:value-type="string">
            <text:p>Fujitsu D3162-A1</text:p>
          </table:table-cell>
          <table:table-cell table:style-name="ce5" office:value-type="string" calcext:value-type="string">
            <office:annotation draw:style-name="gr3" draw:text-style-name="P2" svg:width="719.49pt" svg:height="26.99pt" svg:x="644pt" svg:y="3135pt" draw:caption-point-x="-11.54pt" draw:caption-point-y="-22.99pt">
              <dc:date>2024-12-24T00:00:00</dc:date>
              <text:p text:style-name="P1">Fujitsu P910-L NT- Sonderanfertigung</text:p>
            </office:annotation>
            <text:p>DPS-250AB ATX FSC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WD5000AAKX 3,5' 500GB</text:p>
          </table:table-cell>
          <table:table-cell table:style-name="ce5" office:value-type="string" calcext:value-type="string">
            <text:p>2 x 4 GB 1.5V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FSC Maus und Tastatur, Monitor@DVI</text:p>
          </table:table-cell>
          <table:table-cell table:style-name="ce5" office:value-type="string" calcext:value-type="string">
            <text:p>AVC Aktiv</text:p>
          </table:table-cell>
          <table:table-cell table:style-name="ce18" table:formula="of:=HYPERLINK(&quot;http://www.hardwareluxx.de/community/f84/die-sparsamsten-systeme-30w-idle-1007101-post23241617.html#post23241617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18.6" calcext:value-type="float">
            <text:p>18.6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4670</text:p>
          </table:table-cell>
          <table:table-cell table:style-name="ce5" office:value-type="string" calcext:value-type="string">
            <text:p>MSI H87M-G43</text:p>
          </table:table-cell>
          <table:table-cell table:style-name="ce5" office:value-type="string" calcext:value-type="string">
            <text:p>PicoPSU-150-XT + Leicke 120W 12V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Pro 128GB</text:p>
          </table:table-cell>
          <table:table-cell table:style-name="ce5" office:value-type="string" calcext:value-type="string">
            <text:p>2 x 8GB Crucial Ballistix Sport ULV DIMM, DDR3-1600 @ 1,275V</text:p>
          </table:table-cell>
          <table:table-cell table:style-name="ce5" office:value-type="string" calcext:value-type="string">
            <text:p>Ubuntu 13.04 - Kernel 3.13.3</text:p>
          </table:table-cell>
          <table:table-cell table:style-name="ce5" office:value-type="string" calcext:value-type="string">
            <text:p>Logitech Illuminated Keyboard, Kensington USB Trackball, Dell U2412</text:p>
          </table:table-cell>
          <table:table-cell table:style-name="ce5" office:value-type="string" calcext:value-type="string">
            <text:p>1x beQuiet SW2 PWM 140mm</text:p>
          </table:table-cell>
          <table:table-cell table:style-name="ce21" table:formula="of:=HYPERLINK(&quot;http://www.hardwareluxx.de/community/f84/die-sparsamsten-systeme-30w-idle-1007101-3.html#post21901309&quot;;&quot;Droste&quot;)" office:value-type="string" office:string-value="Droste" calcext:value-type="string">
            <text:p>Droste</text:p>
          </table:table-cell>
          <table:table-cell table:number-columns-repeated="1010"/>
        </table:table-row>
        <table:table-row table:style-name="ro1"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51" calcext:value-type="float">
            <text:p>51</text:p>
          </table:table-cell>
          <table:table-cell table:style-name="ce10"/>
          <table:table-cell table:style-name="ce5" office:value-type="string" calcext:value-type="string">
            <text:p>Intel Celeron G530</text:p>
          </table:table-cell>
          <table:table-cell table:style-name="ce5" office:value-type="string" calcext:value-type="string">
            <text:p>Asrock B75 Pro3</text:p>
          </table:table-cell>
          <table:table-cell table:style-name="ce5" office:value-type="string" calcext:value-type="string">
            <text:p>PicoPSU-160-XT+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Kingston SSDNow V+ 100 96GB</text:p>
          </table:table-cell>
          <table:table-cell table:style-name="ce5" office:value-type="string" calcext:value-type="string">
            <text:p>2 x 2GB Kingston DDR3-1333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86" calcext:value-type="float">
            <text:p>86</text:p>
          </table:table-cell>
          <table:table-cell table:style-name="ce10"/>
          <table:table-cell table:style-name="ce5" office:value-type="string" calcext:value-type="string">
            <text:p>Intel Core i5-3570K</text:p>
          </table:table-cell>
          <table:table-cell table:style-name="ce5" office:value-type="string" calcext:value-type="string">
            <text:p>Intel DH77EB</text:p>
          </table:table-cell>
          <table:table-cell table:style-name="ce5" office:value-type="string" calcext:value-type="string">
            <text:p>Sea Sonic SS-300TGW 300W TF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 231E</text:p>
          </table:table-cell>
          <table:table-cell table:style-name="ce5" office:value-type="string" calcext:value-type="string">
            <text:p>Crucial m4 SSD 128GB mSATA</text:p>
          </table:table-cell>
          <table:table-cell table:style-name="ce5" office:value-type="string" calcext:value-type="string">
            <text:p>2 x 4 GB DDR3-1866 Crucial 1,5V</text:p>
          </table:table-cell>
          <table:table-cell table:style-name="ce5" office:value-type="string" calcext:value-type="string">
            <text:p>Ubuntu 12.04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5.html#post21915793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2400</text:p>
          </table:table-cell>
          <table:table-cell table:style-name="ce5" office:value-type="string" calcext:value-type="string">
            <text:p>Fujitsu D3032</text:p>
          </table:table-cell>
          <table:table-cell table:style-name="ce5" office:value-type="string" calcext:value-type="string">
            <text:p>Fujitsu 280W 85+ (TFX?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Expert II</text:p>
          </table:table-cell>
          <table:table-cell table:style-name="ce5" office:value-type="string" calcext:value-type="string">
            <text:p>WD5000</text:p>
          </table:table-cell>
          <table:table-cell table:style-name="ce5" office:value-type="string" calcext:value-type="string">
            <text:p>1 x 4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SB-Maus, PS-2 Tastatur, DVD-RW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2.html#post21878752&quot;;&quot;V12&quot;)" office:value-type="string" office:string-value="V12" calcext:value-type="string">
            <text:p>V12</text:p>
          </table:table-cell>
          <table:table-cell table:number-columns-repeated="101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5" office:value-type="float" office:value="82" calcext:value-type="float">
            <text:p>8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43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XFX HD 7750 passiv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Samsung 840 Evo 120GB</text:p>
          </table:table-cell>
          <table:table-cell table:style-name="ce5" office:value-type="string" calcext:value-type="string">
            <text:p>2 x 4GB Kingston 2Rx8 PC3-12800S-11-11-F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DVI Monitor</text:p>
          </table:table-cell>
          <table:table-cell table:style-name="ce5" office:value-type="string" calcext:value-type="string">
            <text:p>1x Scythe Mugen 2 Lüfter @300U/m</text:p>
          </table:table-cell>
          <table:table-cell table:style-name="ce18" table:formula="of:=HYPERLINK(&quot;http://www.hardwareluxx.de/community/f84/die-sparsamsten-systeme-30w-idle-1007101-26.html#post23057530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>
          <table:table-cell table:style-name="ce4" office:value-type="float" office:value="19.2" calcext:value-type="float">
            <text:p>19.2</text:p>
          </table:table-cell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H97M-ITX/ac</text:p>
          </table:table-cell>
          <table:table-cell table:style-name="ce5" office:value-type="string" calcext:value-type="string">
            <text:p>Chieftec Flyer FN-02B / Chieftec SFX-350BS-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CM Tchibo 267773</text:p>
          </table:table-cell>
          <table:table-cell table:style-name="ce5" office:value-type="string" calcext:value-type="string">
            <text:p>Samsung 850Pro 128GB</text:p>
          </table:table-cell>
          <table:table-cell table:style-name="ce5" office:value-type="string" calcext:value-type="string">
            <text:p>2 x 2GB <text:s/>G.Skill NQ Series DDR3-1600 DIMM CL9,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700, Cherry Strait Black Corded, Samsung 245B@1920x1200@VGA</text:p>
          </table:table-cell>
          <table:table-cell table:style-name="ce5" office:value-type="string" calcext:value-type="string">
            <text:p>Intel Boxed, Geh Lüfter Chieftec Flyer FN-02B, Bios auf Silent-Mode</text:p>
          </table:table-cell>
          <table:table-cell table:style-name="ce18" table:formula="of:=HYPERLINK(&quot;http://www.hardwareluxx.de/community/f84/die-sparsamsten-systeme-30w-idle-1007101-36.html#post23960482&quot;;&quot;Axident&quot;)" office:value-type="string" office:string-value="Axident" calcext:value-type="string">
            <text:p>Axident</text:p>
          </table:table-cell>
          <table:table-cell table:number-columns-repeated="1010"/>
        </table:table-row>
        <table:table-row table:style-name="ro1">
          <table:table-cell table:style-name="ce4" office:value-type="float" office:value="19.4" calcext:value-type="float">
            <office:annotation draw:style-name="gr3" draw:text-style-name="P2" svg:width="385.46pt" svg:height="26.99pt" svg:x="78.63pt" svg:y="3245.24pt" draw:caption-point-x="-11.54pt" draw:caption-point-y="-22.96pt">
              <dc:date>2024-12-24T00:00:00</dc:date>
              <text:p text:style-name="P1"><text:s/>CPU undervolting offset -70 und Turbo aus</text:p>
            </office:annotation>
            <text:p>19.4</text:p>
          </table:table-cell>
          <table:table-cell table:style-name="ce5" office:value-type="float" office:value="148.3" calcext:value-type="float">
            <text:p>148.3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10400F</text:p>
          </table:table-cell>
          <table:table-cell table:style-name="ce5" office:value-type="string" calcext:value-type="string">
            <text:p>ASRock B460M-ITX/AC</text:p>
          </table:table-cell>
          <table:table-cell table:style-name="ce5" office:value-type="string" calcext:value-type="string">
            <text:p>be quiet! System Power 9</text:p>
          </table:table-cell>
          <table:table-cell table:style-name="ce5" office:value-type="string" calcext:value-type="string">
            <text:p>ASUS Phoenix GeForce GTX 1650 SUPER OC 4GB</text:p>
          </table:table-cell>
          <table:table-cell table:style-name="ce5" office:value-type="string" calcext:value-type="string">
            <text:p>PM 231E</text:p>
          </table:table-cell>
          <table:table-cell table:style-name="ce5" office:value-type="string" calcext:value-type="string">
            <text:p>Samsung SSD 970 EVO Plus 500GB, M.2</text:p>
          </table:table-cell>
          <table:table-cell table:style-name="ce5" office:value-type="string" calcext:value-type="string">
            <text:p>1 x 16GB G.Skill Aegis DDR4-3000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520 Wireless Tastatur und Logitech M720 Wireless Maus</text:p>
          </table:table-cell>
          <table:table-cell table:style-name="ce5" office:value-type="string" calcext:value-type="string">
            <text:p>SATA Controller aus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593828" xlink:type="simple">MCTmax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9.5" calcext:value-type="float">
            <text:p>19.5</text:p>
          </table:table-cell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 160XT + 180W Dell DA3 NT</text:p>
          </table:table-cell>
          <table:table-cell table:style-name="ce5" office:value-type="string" calcext:value-type="string">
            <office:annotation draw:style-name="gr3" draw:text-style-name="P2" svg:width="714.64pt" svg:height="26.99pt" svg:x="782.19pt" svg:y="3261pt" draw:caption-point-x="-11.54pt" draw:caption-point-y="-22.99pt">
              <dc:date>2024-12-24T00:00:00</dc:date>
              <text:p text:style-name="P1">passiv@Prolimatech MK-26</text:p>
            </office:annotation>
            <text:p>GeForce GTX 750TI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mSATA SSD 256GB</text:p>
          </table:table-cell>
          <table:table-cell table:style-name="ce5" office:value-type="string" calcext:value-type="string">
            <text:p>2 x 4GB DDR3-1600 Crucial Ballistix Sport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BenQ XL2720T, Logitech G5, Cherry G230, WLAN/Bluetooth über Gerätemanager deaktiviert</text:p>
          </table:table-cell>
          <table:table-cell table:style-name="ce5" office:value-type="string" calcext:value-type="string">
            <text:p>passiv </text:p>
          </table:table-cell>
          <table:table-cell table:style-name="ce21" table:formula="of:=HYPERLINK(&quot;http://www.hardwareluxx.de/community/f84/die-sparsamsten-systeme-30w-idle-1007101-22.html#post22769591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9.6" calcext:value-type="float">
            <text:p>19.6</text:p>
          </table:table-cell>
          <table:table-cell table:style-name="ce4" office:value-type="float" office:value="75" calcext:value-type="float">
            <text:p>75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Gigabyte Z87-D3HP</text:p>
          </table:table-cell>
          <table:table-cell table:style-name="ce5" office:value-type="string" calcext:value-type="string">
            <text:p>Seasonic G-4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Expert II</text:p>
          </table:table-cell>
          <table:table-cell table:style-name="ce5" office:value-type="string" calcext:value-type="string">
            <text:p>Samsung 840 Evo</text:p>
          </table:table-cell>
          <table:table-cell table:style-name="ce5" office:value-type="string" calcext:value-type="string">
            <text:p>2 x 4GB Kingston HyperX LoVo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Tastatur Cherry G81-3000 PS-2, Logitech USB-Maus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4.html#post21908704&quot;;&quot;V12&quot;)" office:value-type="string" office:string-value="V12" calcext:value-type="string">
            <text:p>V12</text:p>
          </table:table-cell>
          <table:table-cell table:number-columns-repeated="1010"/>
        </table:table-row>
        <table:table-row table:style-name="ro1">
          <table:table-cell table:style-name="ce4" office:value-type="float" office:value="19.6" calcext:value-type="float">
            <text:p>19.6</text:p>
          </table:table-cell>
          <table:table-cell table:style-name="ce4" office:value-type="float" office:value="44.6" calcext:value-type="float">
            <text:p>44.6</text:p>
          </table:table-cell>
          <table:table-cell table:style-name="ce12" table:formula="of:=HYPERLINK(&quot;http://abload.de/img/dh67gd_c6umrl5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Pentium G2020</text:p>
          </table:table-cell>
          <table:table-cell table:style-name="ce5" office:value-type="string" calcext:value-type="string">
            <text:p>Intel DH67GD</text:p>
          </table:table-cell>
          <table:table-cell table:style-name="ce5" office:value-type="string" calcext:value-type="string">
            <text:p>be quiet! S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SSD 330 + 2,5 HDD</text:p>
          </table:table-cell>
          <table:table-cell table:style-name="ce5" office:value-type="string" calcext:value-type="string">
            <text:p>2 x 4GB 1600 Corsair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Scythe Big Shuriken 2 Rev. B</text:p>
          </table:table-cell>
          <table:table-cell table:style-name="ce18" table:formula="of:=HYPERLINK(&quot;http://www.hardwareluxx.de/community/f84/die-sparsamsten-systeme-30w-idle-1007101-31.html#post23467761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MSI B85M-E43 DASH</text:p>
          </table:table-cell>
          <table:table-cell table:style-name="ce5" office:value-type="string" calcext:value-type="string">
            <text:p>be quiet! Straight Power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REV Typ: 2580</text:p>
          </table:table-cell>
          <table:table-cell table:style-name="ce5" office:value-type="string" calcext:value-type="string">
            <text:p>Intel SSD 330 60GB</text:p>
          </table:table-cell>
          <table:table-cell table:style-name="ce5" office:value-type="string" calcext:value-type="string">
            <text:p>4 GB Kingston ValueRam 1333 MHZ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G9x, Logitech G19, Samsung T260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2.html#post21873461&quot;;&quot;simder&quot;)" office:value-type="string" office:string-value="simder" calcext:value-type="string">
            <text:p>simder</text:p>
          </table:table-cell>
          <table:table-cell table:number-columns-repeated="101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5" office:value-type="float" office:value="81" calcext:value-type="float">
            <text:p>81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443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Zotac GTX 750Ti 2GB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Samsung 840 Evo 120GB</text:p>
          </table:table-cell>
          <table:table-cell table:style-name="ce5" office:value-type="string" calcext:value-type="string">
            <text:p>2 x 4GB Kingston 2Rx8 PC3-12800S-11-11-F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DVI Monitor</text:p>
          </table:table-cell>
          <table:table-cell table:style-name="ce5" office:value-type="string" calcext:value-type="string">
            <text:p>1x Scythe Mugen 2 Lüfter @300U/m</text:p>
          </table:table-cell>
          <table:table-cell table:style-name="ce18" table:formula="of:=HYPERLINK(&quot;http://www.hardwareluxx.de/community/f84/die-sparsamsten-systeme-30w-idle-1007101-26.html#post23057530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>
          <table:table-cell table:style-name="ce4" office:value-type="float" office:value="20.3" calcext:value-type="float">
            <text:p>20.3</text:p>
          </table:table-cell>
          <table:table-cell table:style-name="ce5" office:value-type="float" office:value="98.4" calcext:value-type="float">
            <text:p>98.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5675C</text:p>
          </table:table-cell>
          <table:table-cell table:style-name="ce5" office:value-type="string" calcext:value-type="string">
            <text:p>GA-Z97MX-Gaming 5</text:p>
          </table:table-cell>
          <table:table-cell table:style-name="ce5" office:value-type="string" calcext:value-type="string">
            <text:p>L8-CM-53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Evo, HDD 2.5" WD10JPVT</text:p>
          </table:table-cell>
          <table:table-cell table:style-name="ce5" office:value-type="string" calcext:value-type="string">
            <text:p>4 x 8GB HX318C10FBK2 DDR3-1866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Perrix MX1800, U2414H (HDMI)</text:p>
          </table:table-cell>
          <table:table-cell table:style-name="ce5" office:value-type="string" calcext:value-type="string">
            <text:p>GeminII M4</text:p>
          </table:table-cell>
          <table:table-cell table:style-name="ce18" table:formula="of:=HYPERLINK(&quot;http://www.hardwareluxx.de/community/f84/die-sparsamsten-systeme-30w-idle-1007101-37.html#post24022594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20.5" calcext:value-type="float">
            <text:p>20.5</text:p>
          </table:table-cell>
          <table:table-cell table:style-name="ce5" office:value-type="float" office:value="43.5" calcext:value-type="float">
            <text:p>43.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620</text:p>
          </table:table-cell>
          <table:table-cell table:style-name="ce5" office:value-type="string" calcext:value-type="string">
            <text:p>Gigabyte GA-B75M-D3H</text:p>
          </table:table-cell>
          <table:table-cell table:style-name="ce5" office:value-type="string" calcext:value-type="string">
            <text:p>Pico-Box Z3-ATX-200 mit Fujitsu Notebook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1 x 2GB DDR3 1066 OZC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link (Funk/USB), Samsung über DVI (1920x1080) 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7.html#post23089187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21" calcext:value-type="float">
            <office:annotation draw:style-name="gr3" draw:text-style-name="P2" svg:width="385.46pt" svg:height="26.99pt" svg:x="78.63pt" svg:y="3371.24pt" draw:caption-point-x="-11.54pt" draw:caption-point-y="-22.96pt">
              <dc:date>2024-12-24T00:00:00</dc:date>
              <text:p text:style-name="P1">mit 4 Turnkey Linux VMs aktiv</text:p>
            </office:annotation>
            <text:p>21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2400</text:p>
          </table:table-cell>
          <table:table-cell table:style-name="ce5" office:value-type="string" calcext:value-type="string">
            <text:p>Intel DQ67SW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Kingston 240GB SSD</text:p>
          </table:table-cell>
          <table:table-cell table:style-name="ce5" office:value-type="string" calcext:value-type="string">
            <text:p>32GB Mushkin DDR3-1333</text:p>
          </table:table-cell>
          <table:table-cell table:style-name="ce5" office:value-type="string" calcext:value-type="string">
            <text:p>Proxmox VE 3.2</text:p>
          </table:table-cell>
          <table:table-cell table:style-name="ce5" office:value-type="string" calcext:value-type="string">
            <text:p>zum Test: Sharkoon Fireglider + Logitech G19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5.html#post22387575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16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LC-Power LC7300 300W</text:p>
          </table:table-cell>
          <table:table-cell table:style-name="ce5" office:value-type="string" calcext:value-type="string">
            <text:p>MSI GTX 750Ti 2GB OC Twin Frozr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30 128GB</text:p>
          </table:table-cell>
          <table:table-cell table:style-name="ce5" office:value-type="string" calcext:value-type="string">
            <text:p>2 x 4GB DDR3-1600 GEIL 1,50V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Microsoft 2000 Tastatur, Perixx MX-1000, Acer S240HLBID@1920x1080@HDMI</text:p>
          </table:table-cell>
          <table:table-cell table:style-name="ce5" office:value-type="string" calcext:value-type="string">
            <text:p>1x DeepCool UF120 @ 500rpm</text:p>
          </table:table-cell>
          <table:table-cell table:style-name="ce18" table:formula="of:=HYPERLINK(&quot;http://www.hardwareluxx.de/community/f84/die-sparsamsten-systeme-30w-idle-1007101-31.html#post23488200&quot;;&quot;zega&quot;)" office:value-type="string" office:string-value="zega" calcext:value-type="string">
            <text:p>zega</text:p>
          </table:table-cell>
          <table:table-cell table:number-columns-repeated="1010"/>
        </table:table-row>
        <table:table-row table:style-name="ro1">
          <table:table-cell table:style-name="ce4" office:value-type="float" office:value="21.6" calcext:value-type="float">
            <text:p>21.6</text:p>
          </table:table-cell>
          <table:table-cell table:style-name="ce5" office:value-type="float" office:value="215" calcext:value-type="float">
            <text:p>215</text:p>
          </table:table-cell>
          <table:table-cell table:style-name="ce10"/>
          <table:table-cell table:style-name="ce5" office:value-type="string" calcext:value-type="string">
            <text:p>Intel Core i7-6700</text:p>
          </table:table-cell>
          <table:table-cell table:style-name="ce5" office:value-type="string" calcext:value-type="string">
            <text:p>Fujitsu D3401-B</text:p>
          </table:table-cell>
          <table:table-cell table:style-name="ce5" office:value-type="string" calcext:value-type="string">
            <text:p>Coolermaster V450S</text:p>
          </table:table-cell>
          <table:table-cell table:style-name="ce5" office:value-type="string" calcext:value-type="string">
            <text:p>GTX970 EVGA SC ACX 2.0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512GB</text:p>
          </table:table-cell>
          <table:table-cell table:style-name="ce5" office:value-type="string" calcext:value-type="string">
            <text:p>2 x 8GB DDR4 2133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A4-Tech Bloody V3, Cherry MX-Board 3.0, X-Star DP2710@2560x1440@DVI</text:p>
          </table:table-cell>
          <table:table-cell table:style-name="ce5" office:value-type="string" calcext:value-type="string">
            <text:p>1xNoctua Industrial NF-F12@600RPM</text:p>
          </table:table-cell>
          <table:table-cell table:style-name="ce18" table:formula="of:=HYPERLINK(&quot;http://www.hardwareluxx.de/community/f84/die-sparsamsten-systeme-30w-idle-1007101-45.html#post24400910&quot;;&quot;DonBanana&quot;)" office:value-type="string" office:string-value="DonBanana" calcext:value-type="string">
            <text:p>DonBanana</text:p>
          </table:table-cell>
          <table:table-cell table:number-columns-repeated="101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7-2600K</text:p>
          </table:table-cell>
          <table:table-cell table:style-name="ce5" office:value-type="string" calcext:value-type="string">
            <text:p>Asus P8Z68V-Pro</text:p>
          </table:table-cell>
          <table:table-cell table:style-name="ce5" office:value-type="string" calcext:value-type="string">
            <text:p>Tagan TG600-BZ - Piperock series 600 Wat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CM 220052 (Tchibo)</text:p>
          </table:table-cell>
          <table:table-cell table:style-name="ce5" office:value-type="string" calcext:value-type="string">
            <text:p>Intel SSD X25-M Postville 80Gb</text:p>
          </table:table-cell>
          <table:table-cell table:style-name="ce5" office:value-type="string" calcext:value-type="string">
            <text:p>8 GB Corsair Vengeance LP DDR3-1600 CL9</text:p>
          </table:table-cell>
          <table:table-cell table:style-name="ce5" office:value-type="string" calcext:value-type="string">
            <text:p>Kubuntu 14.04</text:p>
          </table:table-cell>
          <table:table-cell table:style-name="ce5" office:value-type="string" calcext:value-type="string">
            <text:p>Microsoft Sidewinder X8 Maus, Sidewinder X6-Keyboard, Samsung T260 1920x1200 (DVI)</text:p>
          </table:table-cell>
          <table:table-cell table:style-name="ce5" office:value-type="string" calcext:value-type="string">
            <text:p>Noctua NH-U9B (ca. 1000 U/min)</text:p>
          </table:table-cell>
          <table:table-cell table:style-name="ce21" table:formula="of:=HYPERLINK(&quot;http://www.hardwareluxx.de/community/f84/die-sparsamsten-systeme-30w-idle-1007101-14.html#post22268095&quot;;&quot;Karle81&quot;)" office:value-type="string" office:string-value="Karle81" calcext:value-type="string">
            <text:p>Karle81</text:p>
          </table:table-cell>
          <table:table-cell table:number-columns-repeated="1010"/>
        </table:table-row>
        <table:table-row table:style-name="ro1">
          <table:table-cell table:style-name="ce4" office:value-type="float" office:value="22.45" calcext:value-type="float">
            <text:p>22.45</text:p>
          </table:table-cell>
          <table:table-cell table:style-name="ce4"/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Core i5-8600K</text:p>
          </table:table-cell>
          <table:table-cell table:style-name="ce5" office:value-type="string" calcext:value-type="string">
            <text:p>Asus ROG STRIX H370-I GAMING</text:p>
          </table:table-cell>
          <table:table-cell table:style-name="ce5" office:value-type="string" calcext:value-type="string">
            <text:p>Corsair SF450 Platinum</text:p>
          </table:table-cell>
          <table:table-cell table:style-name="ce5" office:value-type="string" calcext:value-type="string">
            <text:p>Asus Rog Strix GTX 1660 Ti OC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WD Blue 3D 1TB SATA SSD</text:p>
          </table:table-cell>
          <table:table-cell table:style-name="ce5" office:value-type="string" calcext:value-type="string">
            <text:p>1 x 16GB Samsung DDR4-2133 M378A2K43BB1-CPB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r, BIOS: Power Saving Mode + CEC 2019 enabled, LEDs + Audio + Realtek LAN disabled</text:p>
          </table:table-cell>
          <table:table-cell table:style-name="ce5" office:value-type="string" calcext:value-type="string">
            <text:p>Passiv (NH-D15 ohne Lüfter)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799600" xlink:type="simple">mgutt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22.8" calcext:value-type="float">
            <text:p>22.8</text:p>
          </table:table-cell>
          <table:table-cell table:style-name="ce5" office:value-type="float" office:value="75" calcext:value-type="float">
            <office:annotation draw:style-name="gr5" draw:text-style-name="P2" svg:width="503.57pt" svg:height="27.01pt" svg:x="140.43pt" svg:y="3449.99pt" draw:caption-point-x="-11.54pt" draw:caption-point-y="-22.96pt">
              <dc:date>2024-12-24T00:00:00</dc:date>
              <text:p text:style-name="P1">140 Prime+Furmark</text:p>
            </office:annotation>
            <text:p>75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ASRock H87M-ITX</text:p>
          </table:table-cell>
          <table:table-cell table:style-name="ce5" office:value-type="string" calcext:value-type="string">
            <text:p>be quiet! E9 400W</text:p>
          </table:table-cell>
          <table:table-cell table:style-name="ce5" office:value-type="string" calcext:value-type="string">
            <office:annotation draw:style-name="gr5" draw:text-style-name="P2" svg:width="714.64pt" svg:height="27.01pt" svg:x="782.19pt" svg:y="3449.99pt" draw:caption-point-x="-11.54pt" draw:caption-point-y="-22.96pt">
              <dc:date>2024-12-24T00:00:00</dc:date>
              <text:p text:style-name="P1">(H777F1G2M)</text:p>
            </office:annotation>
            <text:p>HIS HD 7770 iCooler 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Plextor PX-128M3</text:p>
          </table:table-cell>
          <table:table-cell table:style-name="ce5" office:value-type="string" calcext:value-type="string">
            <text:p>1x Kingston KVR16N11/8G 8GB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Razer Copperhead - USB, Fujitsu KB410 - USB, Dell U2414H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4.html#post22939166&quot;;&quot;HIrscHI&quot;)" office:value-type="string" office:string-value="HIrscHI" calcext:value-type="string">
            <text:p>HIrscHI</text:p>
          </table:table-cell>
          <table:table-cell table:number-columns-repeated="101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5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6500</text:p>
          </table:table-cell>
          <table:table-cell table:style-name="ce5" office:value-type="string" calcext:value-type="string">
            <text:p>Supermicro C7H170-M</text:p>
          </table:table-cell>
          <table:table-cell table:style-name="ce5" office:value-type="string" calcext:value-type="string">
            <text:p>Cooler Master V-Series V550</text:p>
          </table:table-cell>
          <table:table-cell table:style-name="ce5" office:value-type="string" calcext:value-type="string">
            <office:annotation draw:style-name="gr3" draw:text-style-name="P2" svg:width="714.64pt" svg:height="26.99pt" svg:x="782.19pt" svg:y="3465.75pt" draw:caption-point-x="-11.54pt" draw:caption-point-y="-22.99pt">
              <dc:date>2024-12-24T00:00:00</dc:date>
              <text:p text:style-name="P1"><text:s/>EVGA GeForce GTX 980 Ti Superclocked+ ACX 2.0+</text:p>
            </office:annotation>
            <text:p>EVGA GeForce GTX 980 Ti ...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SSD 850 Evo 500GB</text:p>
          </table:table-cell>
          <table:table-cell table:style-name="ce5" office:value-type="string" calcext:value-type="string">
            <text:p>2 x 8 GB G.Skill Trident Z DIMM Kit 16GB, DDR4-2800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Illuminated Keyboard K740 + SteelSeries Rival weiß + <text:s/>NEC MultiSync EA274WMi</text:p>
          </table:table-cell>
          <table:table-cell table:style-name="ce5" office:value-type="string" calcext:value-type="string">
            <office:annotation draw:style-name="gr3" draw:text-style-name="P2" svg:width="271.56pt" svg:height="28.09pt" svg:x="2227.44pt" svg:y="3465.21pt" draw:caption-point-x="-11.54pt" draw:caption-point-y="-22.45pt">
              <dc:date>2024-12-24T00:00:00</dc:date>
              <text:p text:style-name="P1"><text:s/>Noiseblocker NB-eLoop B12-2 + Noiseblocker NB-eLoop B14-2</text:p>
            </office:annotation>
            <text:p>Prolimatech Black Megahalems + Noiseblocker NB-eLoop B12-PS + ...</text:p>
          </table:table-cell>
          <table:table-cell table:style-name="ce18" table:formula="of:=HYPERLINK(&quot;http://www.hardwareluxx.de/community/f84/die-sparsamsten-systeme-30w-idle-1007101-43.html#post24324751&quot;;&quot;thom_cat&quot;)" office:value-type="string" office:string-value="thom_cat" calcext:value-type="string">
            <text:p>thom_cat</text:p>
          </table:table-cell>
          <table:table-cell table:number-columns-repeated="1010"/>
        </table:table-row>
        <table:table-row table:style-name="ro1">
          <table:table-cell table:style-name="ce4" office:value-type="float" office:value="23.2" calcext:value-type="float">
            <office:annotation draw:style-name="gr3" draw:text-style-name="P2" svg:width="385.46pt" svg:height="28.09pt" svg:x="78.63pt" svg:y="3480.97pt" draw:caption-point-x="-11.54pt" draw:caption-point-y="-22.45pt">
              <dc:date>2024-12-24T00:00:00</dc:date>
              <text:p text:style-name="P1">1V http://www.hardwareluxx.de/community/f84/die-sparsamsten-systeme-30w-idle-1007101-33.html#post23708161</text:p>
            </office:annotation>
            <text:p>23.2</text:p>
          </table:table-cell>
          <table:table-cell table:style-name="ce5" office:value-type="float" office:value="88" calcext:value-type="float">
            <office:annotation draw:style-name="gr3" draw:text-style-name="P2" svg:width="503.57pt" svg:height="26.99pt" svg:x="140.43pt" svg:y="3481.51pt" draw:caption-point-x="-11.54pt" draw:caption-point-y="-22.99pt">
              <dc:date>2024-12-24T00:00:00</dc:date>
              <text:p text:style-name="P1">1,1875V</text:p>
            </office:annotation>
            <text:p>88</text:p>
          </table:table-cell>
          <table:table-cell table:style-name="ce10"/>
          <table:table-cell table:style-name="ce5" office:value-type="string" calcext:value-type="string">
            <text:p>AMD A8-3870</text:p>
          </table:table-cell>
          <table:table-cell table:style-name="ce5" office:value-type="string" calcext:value-type="string">
            <text:p>Gigabyte GA-A75M-UD2H</text:p>
          </table:table-cell>
          <table:table-cell table:style-name="ce5" office:value-type="string" calcext:value-type="string">
            <text:p>Coolermaster V450S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4 x 4GB DDR3-1333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-Maus, PS2-IBM, 2x Monito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32.html#post23635840&quot;;&quot;FrauKrauter&quot;)" office:value-type="string" office:string-value="FrauKrauter" calcext:value-type="string">
            <text:p>FrauKrauter</text:p>
          </table:table-cell>
          <table:table-cell table:number-columns-repeated="1010"/>
        </table:table-row>
        <table:table-row table:style-name="ro1">
          <table:table-cell table:style-name="ce4" office:value-type="float" office:value="23.5" calcext:value-type="float">
            <text:p>23.5</text:p>
          </table:table-cell>
          <table:table-cell table:style-name="ce4" office:value-type="float" office:value="88" calcext:value-type="float">
            <office:annotation draw:style-name="gr3" draw:text-style-name="P2" svg:width="503.57pt" svg:height="26.99pt" svg:x="140.43pt" svg:y="3497.24pt" draw:caption-point-x="-11.54pt" draw:caption-point-y="-22.96pt">
              <dc:date>2024-12-24T00:00:00</dc:date>
              <text:p text:style-name="P1">Prime95 Blend</text:p>
            </office:annotation>
            <text:p>88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Xeon E3-1246 V3</text:p>
          </table:table-cell>
          <table:table-cell table:style-name="ce5" office:value-type="string" calcext:value-type="string">
            <text:p>Asrock Z87 Extreme6</text:p>
          </table:table-cell>
          <table:table-cell table:style-name="ce5" office:value-type="string" calcext:value-type="string">
            <text:p>Coolermaster V450</text:p>
          </table:table-cell>
          <table:table-cell table:style-name="ce5" office:value-type="string" calcext:value-type="string">
            <text:p>Inno3D iChill GeForce GTX 1070 X4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</text:p>
          </table:table-cell>
          <table:table-cell table:style-name="ce5" office:value-type="string" calcext:value-type="string">
            <text:p>2 x 8GB Kingston DDR3-1600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s://www.hardwareluxx.de/community/f84/die-sparsamsten-systeme-30w-idle-1007101-52.html#post25258064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80.4" calcext:value-type="float">
            <text:p>80.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3470</text:p>
          </table:table-cell>
          <table:table-cell table:style-name="ce5" office:value-type="string" calcext:value-type="string">
            <text:p>Asrock H77M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SD Kingston SVP200S + HDD WD10JPVT 2.5"</text:p>
          </table:table-cell>
          <table:table-cell table:style-name="ce5" office:value-type="string" calcext:value-type="string">
            <text:p>2 x 4GB Corsair XMS3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+ MX518, Fujitsu SL23T-1 LED (HDMI), DVD/R GH22NS50</text:p>
          </table:table-cell>
          <table:table-cell table:style-name="ce5" office:value-type="string" calcext:value-type="string">
            <text:p>Scythe Big Shuriken</text:p>
          </table:table-cell>
          <table:table-cell table:style-name="ce21" table:formula="of:=HYPERLINK(&quot;http://www.hardwareluxx.de/community/f84/die-sparsamsten-systeme-30w-idle-1007101-15.html#post22384447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5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Xeon E3-1230 v3</text:p>
          </table:table-cell>
          <table:table-cell table:style-name="ce5" office:value-type="string" calcext:value-type="string">
            <text:p>MSI Z87M Gaming</text:p>
          </table:table-cell>
          <table:table-cell table:style-name="ce5" office:value-type="string" calcext:value-type="string">
            <text:p>Coolermaster V450S</text:p>
          </table:table-cell>
          <table:table-cell table:style-name="ce5" office:value-type="string" calcext:value-type="string">
            <text:p>MSI GTX660 TF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840 Pro 256GB + Samsung 830 256GB</text:p>
          </table:table-cell>
          <table:table-cell table:style-name="ce5" office:value-type="string" calcext:value-type="string">
            <text:p>8 GB Avexir Blitz Gaming Dragon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Illuminated Keyboard, SteelSeries Sensei, Dell Ultrasharp 2407WFP</text:p>
          </table:table-cell>
          <table:table-cell table:style-name="ce5" office:value-type="string" calcext:value-type="string">
            <text:p>2x be Quiet Silent Wings</text:p>
          </table:table-cell>
          <table:table-cell table:style-name="ce21" table:formula="of:=HYPERLINK(&quot;http://www.hardwareluxx.de/community/f84/die-sparsamsten-systeme-30w-idle-1007101-9.html#post22007633&quot;;&quot;thom_cat&quot;)" office:value-type="string" office:string-value="thom_cat" calcext:value-type="string">
            <text:p>thom_cat</text:p>
          </table:table-cell>
          <table:table-cell table:number-columns-repeated="101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6500</text:p>
          </table:table-cell>
          <table:table-cell table:style-name="ce5" office:value-type="string" calcext:value-type="string">
            <text:p>MSI Z170 Krait Gaming</text:p>
          </table:table-cell>
          <table:table-cell table:style-name="ce5" office:value-type="string" calcext:value-type="string">
            <text:p>Cooler Master V-Series V5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850 Pro + 840 Pro 256GB</text:p>
          </table:table-cell>
          <table:table-cell table:style-name="ce5" office:value-type="string" calcext:value-type="string">
            <text:p>G.Skill 16GB Kit DDR4-3200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Illuminated Keyboard K740 + SteelSeries Rival weiß, NEC MultiSync EA274WMi</text:p>
          </table:table-cell>
          <table:table-cell table:style-name="ce5" office:value-type="string" calcext:value-type="string">
            <text:p>Prolimatech Black Megahalems, NB-eLoop B12-PS, B12-2 + <text:s/>B14-2</text:p>
          </table:table-cell>
          <table:table-cell table:style-name="ce18" table:formula="of:=HYPERLINK(&quot;http://www.hardwareluxx.de/community/f84/die-sparsamsten-systeme-30w-idle-1007101-39.html#post24232220&quot;;&quot;thom_cat&quot;)" office:value-type="string" office:string-value="thom_cat" calcext:value-type="string">
            <text:p>thom_cat</text:p>
          </table:table-cell>
          <table:table-cell table:number-columns-repeated="1010"/>
        </table:table-row>
        <table:table-row table:style-name="ro1">
          <table:table-cell table:style-name="ce4" office:value-type="float" office:value="24.7" calcext:value-type="float">
            <text:p>24.7</text:p>
          </table:table-cell>
          <table:table-cell table:style-name="ce4" office:value-type="float" office:value="82.3" calcext:value-type="float">
            <text:p>82.3</text:p>
          </table:table-cell>
          <table:table-cell table:style-name="ce10"/>
          <table:table-cell table:style-name="ce5" office:value-type="string" calcext:value-type="string">
            <text:p>AMD A4-5300</text:p>
          </table:table-cell>
          <table:table-cell table:style-name="ce5" office:value-type="string" calcext:value-type="string">
            <text:p>Gigabyte GA-F2A75M-HD2</text:p>
          </table:table-cell>
          <table:table-cell table:style-name="ce5" office:value-type="string" calcext:value-type="string">
            <text:p>be quiet! L8-CM 53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Western Digital Black 320GB 2,5"</text:p>
          </table:table-cell>
          <table:table-cell table:style-name="ce5" office:value-type="string" calcext:value-type="string">
            <text:p>1 x 4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, Monitor 19'@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7454&quot;;&quot;StarGeneral&quot;)" office:value-type="string" office:string-value="StarGeneral" calcext:value-type="string">
            <text:p>StarGeneral</text:p>
          </table:table-cell>
          <table:table-cell table:number-columns-repeated="1010"/>
        </table:table-row>
        <table:table-row table:style-name="ro1">
          <table:table-cell table:style-name="ce4" office:value-type="float" office:value="24.8" calcext:value-type="float">
            <text:p>24.8</text:p>
          </table:table-cell>
          <table:table-cell table:style-name="ce5">
            <office:annotation draw:style-name="gr5" draw:text-style-name="P2" svg:width="503.57pt" svg:height="27.01pt" svg:x="140.43pt" svg:y="3575.99pt" draw:caption-point-x="-11.54pt" draw:caption-point-y="-22.96pt">
              <dc:date>2024-12-24T00:00:00</dc:date>
              <text:p text:style-name="P1">In-place large FFT</text:p>
            </office:annotation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Gigabyte Z68X-UD3H-B3</text:p>
          </table:table-cell>
          <table:table-cell table:style-name="ce5" office:value-type="string" calcext:value-type="string">
            <text:p>Pico-Box Z3 + Noname Notebook-Netzteil mit 6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2 x 4GB DDR3 1333 A-Data mit 1,5v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Fujitsu Siemens über DVI (1280x1024), Maus,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63684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5"/>
          <table:table-cell table:style-name="ce10"/>
          <table:table-cell table:style-name="ce5" office:value-type="string" calcext:value-type="string">
            <office:annotation draw:style-name="gr3" draw:text-style-name="P2" svg:width="581.36pt" svg:height="26.99pt" svg:x="310.59pt" svg:y="3591.75pt" draw:caption-point-x="-11.54pt" draw:caption-point-y="-22.99pt">
              <dc:date>2024-12-24T00:00:00</dc:date>
              <text:p text:style-name="P1">Wakü @ 4.5Ghz</text:p>
            </office:annotation>
            <text:p>Intel Core i5-4670K </text:p>
          </table:table-cell>
          <table:table-cell table:style-name="ce5" office:value-type="string" calcext:value-type="string">
            <text:p>Gigabyte Z87MX-D3H</text:p>
          </table:table-cell>
          <table:table-cell table:style-name="ce5" office:value-type="string" calcext:value-type="string">
            <text:p>Seasonic P-400FL</text:p>
          </table:table-cell>
          <table:table-cell table:style-name="ce5" office:value-type="string" calcext:value-type="string">
            <text:p>GTX 670 @Wakü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256GB, 512GB</text:p>
          </table:table-cell>
          <table:table-cell table:style-name="ce5" office:value-type="string" calcext:value-type="string">
            <text:p>2 x 4GB Samsung Green 2133 CL10 1.36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QPAD MK50, A4 Tech Bloody V3</text:p>
          </table:table-cell>
          <table:table-cell table:style-name="ce5" office:value-type="string" calcext:value-type="string">
            <text:p>Wakü-Pumpe, drei NF-F12 auf ca. 350RPM</text:p>
          </table:table-cell>
          <table:table-cell table:style-name="ce21" table:formula="of:=HYPERLINK(&quot;http://www.hardwareluxx.de/community/f84/die-sparsamsten-systeme-30w-idle-1007101.html#post21872736&quot;;&quot;DonBanana&quot;)" office:value-type="string" office:string-value="DonBanana" calcext:value-type="string">
            <text:p>DonBanana</text:p>
          </table:table-cell>
          <table:table-cell table:number-columns-repeated="101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5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office:annotation draw:style-name="gr3" draw:text-style-name="P2" svg:width="714.64pt" svg:height="26.99pt" svg:x="782.19pt" svg:y="3607.51pt" draw:caption-point-x="-11.54pt" draw:caption-point-y="-22.99pt">
              <dc:date>2024-12-24T00:00:00</dc:date>
              <text:p text:style-name="P1">+ 12cm Arctic Cooling Mono Plus Lüfter @ konstant 5V</text:p>
            </office:annotation>
            <text:p>EVGA GTX 750 1GB</text:p>
          </table:table-cell>
          <table:table-cell table:style-name="ce5" office:value-type="string" calcext:value-type="string">
            <text:p>Elix FHT-9992</text:p>
          </table:table-cell>
          <table:table-cell table:style-name="ce5" office:value-type="string" calcext:value-type="string">
            <text:p>2 X OCZ Vertex 3 MaxIO 128GB</text:p>
          </table:table-cell>
          <table:table-cell table:style-name="ce5" office:value-type="string" calcext:value-type="string">
            <text:p>2 x 4GB GSkill Sniper @ 1.25V DDR3-1600 (default Werte)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Wireless Combo MK270, Samsung HDMI 1920x1080 60Hz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10.html#post22086622&quot;;&quot;ParHelia&quot;)" office:value-type="string" office:string-value="ParHelia" calcext:value-type="string">
            <text:p>ParHelia</text:p>
          </table:table-cell>
          <table:table-cell table:number-columns-repeated="101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MSI B85M-P33</text:p>
          </table:table-cell>
          <table:table-cell table:style-name="ce5" office:value-type="string" calcext:value-type="string">
            <text:p>Fujitsu 3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3,5er HDD 7200U/m</text:p>
          </table:table-cell>
          <table:table-cell table:style-name="ce5" office:value-type="string" calcext:value-type="string">
            <text:p>1 x 4GB Crucial 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Standard Tastatur+optische Maus,VGA</text:p>
          </table:table-cell>
          <table:table-cell table:style-name="ce5" office:value-type="string" calcext:value-type="string">
            <text:p>Boxed + 2 x 80er 2000U/m</text:p>
          </table:table-cell>
          <table:table-cell table:style-name="ce21" table:formula="of:=HYPERLINK(&quot;http://www.hardwareluxx.de/community/f84/die-sparsamsten-systeme-30w-idle-1007101-17.html#post22438127&quot;;&quot;xrated&quot;)" office:value-type="string" office:string-value="xrated" calcext:value-type="string">
            <text:p>xrated</text:p>
          </table:table-cell>
          <table:table-cell table:number-columns-repeated="101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3-8100</text:p>
          </table:table-cell>
          <table:table-cell table:style-name="ce5" office:value-type="string" calcext:value-type="string">
            <text:p>Gigabyte C246N-WU2</text:p>
          </table:table-cell>
          <table:table-cell table:style-name="ce5" office:value-type="string" calcext:value-type="string">
            <text:p>Corsair SF 4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?!?!</text:p>
          </table:table-cell>
          <table:table-cell table:style-name="ce5" office:value-type="string" calcext:value-type="string">
            <text:p>3 x SSD 3 x HDD</text:p>
          </table:table-cell>
          <table:table-cell table:style-name="ce5" office:value-type="string" calcext:value-type="string">
            <text:p>2 x 32GB DDR4 ECC</text:p>
          </table:table-cell>
          <table:table-cell table:style-name="ce5" office:value-type="string" calcext:value-type="string">
            <text:p>Proxmox</text:p>
          </table:table-cell>
          <table:table-cell table:style-name="ce5" office:value-type="string" calcext:value-type="string">
            <text:p>Mellanox 10Gbe mit DAC</text:p>
          </table:table-cell>
          <table:table-cell table:style-name="ce5" office:value-type="string" calcext:value-type="string">
            <text:p>Noctua U9L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456009" xlink:type="simple">deveth0</text:a></text:p>
          </table:table-cell>
          <table:table-cell table:number-columns-repeated="1010"/>
        </table:table-row>
        <table:table-row table:style-name="ro1">
          <table:table-cell table:style-name="ce5" office:value-type="float" office:value="25.7" calcext:value-type="float">
            <text:p>25.7</text:p>
          </table:table-cell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office:annotation draw:style-name="gr5" draw:text-style-name="P2" svg:width="660.5pt" svg:height="27.01pt" svg:x="464.09pt" svg:y="3654.74pt" draw:caption-point-x="-11.54pt" draw:caption-point-y="-22.96pt">
              <dc:date>2024-12-24T00:00:00</dc:date>
              <text:p text:style-name="P1">BIOS 10.5</text:p>
            </office:annotation>
            <text:p>MSI H81I (MS-7851) 2.0</text:p>
          </table:table-cell>
          <table:table-cell table:style-name="ce5" office:value-type="string" calcext:value-type="string">
            <text:p>be quiet! L8-350W</text:p>
          </table:table-cell>
          <table:table-cell table:style-name="ce5" office:value-type="string" calcext:value-type="string">
            <office:annotation draw:style-name="gr5" draw:text-style-name="P2" svg:width="714.64pt" svg:height="27.01pt" svg:x="782.19pt" svg:y="3654.74pt" draw:caption-point-x="-11.54pt" draw:caption-point-y="-22.96pt">
              <dc:date>2024-12-24T00:00:00</dc:date>
              <text:p text:style-name="P1">(ASUS GTX750TI-OC-2GD5) per DVI-D@60Hz</text:p>
            </office:annotation>
            <text:p>Asus GTX 750 Ti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X25-V 40 GB</text:p>
          </table:table-cell>
          <table:table-cell table:style-name="ce5" office:value-type="string" calcext:value-type="string">
            <text:p>Corsair 1x4 GB XMS3 (1333 MHz, CL9)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Razer Deathadder (USB), Noppoo Choc Mini (USB), ASUS PB278Q (2560x1440, HDMI@60Hz), USB Stick</text:p>
          </table:table-cell>
          <table:table-cell table:style-name="ce5" office:value-type="string" calcext:value-type="string">
            <text:p>1x Noctua NF-F12@301 RPM</text:p>
          </table:table-cell>
          <table:table-cell table:style-name="ce18" table:formula="of:=HYPERLINK(&quot;http://www.hardwareluxx.de/community/f84/die-sparsamsten-systeme-30w-idle-1007101-24.html#post22936038&quot;;&quot;Hoagie&quot;)" office:value-type="string" office:string-value="Hoagie" calcext:value-type="string">
            <text:p>Hoagie</text:p>
          </table:table-cell>
          <table:table-cell table:number-columns-repeated="1010"/>
        </table:table-row>
        <table:table-row table:style-name="ro1">
          <table:table-cell table:style-name="ce5" office:value-type="float" office:value="25.7" calcext:value-type="float">
            <text:p>25.7</text:p>
          </table:table-cell>
          <table:table-cell table:style-name="ce5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Intel DH67BL</text:p>
          </table:table-cell>
          <table:table-cell table:style-name="ce5" office:value-type="string" calcext:value-type="string">
            <text:p>Enermax PRO82+ 385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GT-PM-04 (von Aldi)</text:p>
          </table:table-cell>
          <table:table-cell table:style-name="ce5" office:value-type="string" calcext:value-type="string">
            <text:p>Samsung SSD 830 256 GB</text:p>
          </table:table-cell>
          <table:table-cell table:style-name="ce5" office:value-type="string" calcext:value-type="string">
            <text:p>4 x 4GB Mushkin Silverline DDR3-1333 CL9 Kit "Stiletto" @ 1.5V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Microsoft Sculpt, Tastatur SteelSeries 6Gv2, 1920x1080@Dell ST2220T</text:p>
          </table:table-cell>
          <table:table-cell table:style-name="ce5" office:value-type="string" calcext:value-type="string">
            <text:p>Boxed + 2 Gehäuselüfter</text:p>
          </table:table-cell>
          <table:table-cell table:style-name="ce18" table:formula="of:=HYPERLINK(&quot;http://www.hardwareluxx.de/community/f84/die-sparsamsten-systeme-30w-idle-1007101-31.html#post23450177&quot;;&quot;daaawooo&quot;)" office:value-type="string" office:string-value="daaawooo" calcext:value-type="string">
            <text:p>daaawooo</text:p>
          </table:table-cell>
          <table:table-cell table:number-columns-repeated="1010"/>
        </table:table-row>
        <table:table-row table:style-name="ro1">
          <table:table-cell table:style-name="ce5" office:value-type="float" office:value="26.2" calcext:value-type="float">
            <text:p>26.2</text:p>
          </table:table-cell>
          <table:table-cell table:style-name="ce5" office:value-type="float" office:value="112" calcext:value-type="float">
            <text:p>112</text:p>
          </table:table-cell>
          <table:table-cell table:style-name="ce10" office:value-type="string" calcext:value-type="string">
            <text:p>C0</text:p>
          </table:table-cell>
          <table:table-cell table:style-name="ce5" office:value-type="string" calcext:value-type="string">
            <text:p>Intel Core i7-5775C</text:p>
          </table:table-cell>
          <table:table-cell table:style-name="ce5" office:value-type="string" calcext:value-type="string">
            <text:p>ASRock Z97 Extreme4</text:p>
          </table:table-cell>
          <table:table-cell table:style-name="ce5" office:value-type="string" calcext:value-type="string">
            <text:p>CoolerMaster V550S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CM</text:p>
          </table:table-cell>
          <table:table-cell table:style-name="ce5" office:value-type="string" calcext:value-type="string">
            <text:p>Samsung 840Pro 128GB + 2x840Pro 128GB Raid0</text:p>
          </table:table-cell>
          <table:table-cell table:style-name="ce5" office:value-type="string" calcext:value-type="string">
            <text:p>4 x 4GB DDR3-1600 Corsair Vengeance 1,3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700, Cherry Strait Black Corded, Samsung 245B@1920x1200@DVI, DuoFlex S2 TV Card + Octopus LE PCIe Bridge</text:p>
          </table:table-cell>
          <table:table-cell table:style-name="ce5" office:value-type="string" calcext:value-type="string">
            <text:p>Wakü Aquastream (alte Ver) 2x120 Airstream@580rpm 1x140 SW2@485rpm</text:p>
          </table:table-cell>
          <table:table-cell table:style-name="ce18" table:formula="of:=HYPERLINK(&quot;http://www.hardwareluxx.de/community/f84/die-sparsamsten-systeme-30w-idle-1007101-34.html#post23856675&quot;;&quot;Axident&quot;)" office:value-type="string" office:string-value="Axident" calcext:value-type="string">
            <text:p>Axident</text:p>
          </table:table-cell>
          <table:table-cell table:number-columns-repeated="1010"/>
        </table:table-row>
        <table:table-row table:style-name="ro1">
          <table:table-cell table:style-name="ce5" office:value-type="float" office:value="26.6" calcext:value-type="float">
            <text:p>26.6</text:p>
          </table:table-cell>
          <table:table-cell table:style-name="ce5" office:value-type="float" office:value="101.6" calcext:value-type="float">
            <office:annotation draw:style-name="gr5" draw:text-style-name="P2" svg:width="503.57pt" svg:height="27.01pt" svg:x="140.43pt" svg:y="3701.99pt" draw:caption-point-x="-11.54pt" draw:caption-point-y="-22.96pt">
              <dc:date>2024-12-24T00:00:00</dc:date>
              <text:p text:style-name="P1">In-place large FFT</text:p>
            </office:annotation>
            <text:p>101.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Xeon E3-1245-V2</text:p>
          </table:table-cell>
          <table:table-cell table:style-name="ce5" office:value-type="string" calcext:value-type="string">
            <text:p>Asus P8Q77-M</text:p>
          </table:table-cell>
          <table:table-cell table:style-name="ce5" office:value-type="string" calcext:value-type="string">
            <text:p>be quiet! Straight P. BQT E6 5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4 x 8GB DDR3 1600 Crucial Ballistix Sport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Samsung über DVI (1920x1080), Maus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2219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2500K</text:p>
          </table:table-cell>
          <table:table-cell table:style-name="ce5" office:value-type="string" calcext:value-type="string">
            <text:p>MSI Z77A-GD55</text:p>
          </table:table-cell>
          <table:table-cell table:style-name="ce5" office:value-type="string" calcext:value-type="string">
            <text:p>be quiet! E9 400W</text:p>
          </table:table-cell>
          <table:table-cell table:style-name="ce5" office:value-type="string" calcext:value-type="string">
            <office:annotation draw:style-name="gr3" draw:text-style-name="P2" svg:width="714.64pt" svg:height="26.99pt" svg:x="782.19pt" svg:y="3717.75pt" draw:caption-point-x="-11.54pt" draw:caption-point-y="-22.99pt">
              <dc:date>2024-12-24T00:00:00</dc:date>
              <text:p text:style-name="P1">N660-TF-2GD5/OC Twin Frozr III</text:p>
            </office:annotation>
            <text:p>MSI GeForce GTX 660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SSD 830 256GB+Patriot Pyro SE 240GB</text:p>
          </table:table-cell>
          <table:table-cell table:style-name="ce5" office:value-type="string" calcext:value-type="string">
            <text:p>Samsung Green 8GB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Illuminated Keyboard, SteelSeries Sensei, Eizo FlexScan S1931SA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.html#post21866606&quot;;&quot;thom_cat&quot;)" office:value-type="string" office:string-value="thom_cat" calcext:value-type="string">
            <text:p>thom_cat</text:p>
          </table:table-cell>
          <table:table-cell table:number-columns-repeated="1010"/>
        </table:table-row>
        <table:table-row table:style-name="ro1">
          <table:table-cell table:style-name="ce4" office:value-type="float" office:value="28.1" calcext:value-type="float">
            <text:p>28.1</text:p>
          </table:table-cell>
          <table:table-cell table:style-name="ce5" office:value-type="string" calcext:value-type="string">
            <text:p>230-260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7-4790K</text:p>
          </table:table-cell>
          <table:table-cell table:style-name="ce5" office:value-type="string" calcext:value-type="string">
            <text:p>MSI Z97M-G43</text:p>
          </table:table-cell>
          <table:table-cell table:style-name="ce5" office:value-type="string" calcext:value-type="string">
            <text:p>be quiet! Straight Power 10-CM 500W</text:p>
          </table:table-cell>
          <table:table-cell table:style-name="ce5" office:value-type="string" calcext:value-type="string">
            <text:p>nVidia GeForce GTX970</text:p>
          </table:table-cell>
          <table:table-cell table:style-name="ce5" office:value-type="string" calcext:value-type="string">
            <text:p>Profitec KD302</text:p>
          </table:table-cell>
          <table:table-cell table:style-name="ce5" office:value-type="string" calcext:value-type="string">
            <text:p>Samsung 850 Evo 250GB SSD + HGST Travelstar 5K1000 1TB</text:p>
          </table:table-cell>
          <table:table-cell table:style-name="ce5" office:value-type="string" calcext:value-type="string">
            <text:p>2 x 4GB DDR3-1600 Crucial Ballistix Sport</text:p>
          </table:table-cell>
          <table:table-cell table:style-name="ce5" office:value-type="string" calcext:value-type="string">
            <text:p>Win10 64bit</text:p>
          </table:table-cell>
          <table:table-cell table:style-name="ce5" office:value-type="string" calcext:value-type="string">
            <text:p>Logitech G502, Fujitsu KB910, Dell P2714H@1920x1024@DVI</text:p>
          </table:table-cell>
          <table:table-cell table:style-name="ce5" office:value-type="string" calcext:value-type="string">
            <text:p>Scythe Tatsumi @330U/min, keine Gehäuselüfter</text:p>
          </table:table-cell>
          <table:table-cell table:style-name="ce18" table:formula="of:=HYPERLINK(&quot;http://www.hardwareluxx.de/community/f84/die-sparsamsten-systeme-30w-idle-1007101-35.html#post23880665&quot;;&quot;Xan27&quot;)" office:value-type="string" office:string-value="Xan27" calcext:value-type="string">
            <text:p>Xan27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4" office:value-type="float" office:value="28.4" calcext:value-type="float">
            <text:p>28.4</text:p>
          </table:table-cell>
          <table:table-cell table:style-name="ce5" office:value-type="float" office:value="60.1" calcext:value-type="float">
            <office:annotation draw:style-name="gr3" draw:text-style-name="P2" svg:width="503.57pt" svg:height="26.99pt" svg:x="140.43pt" svg:y="3749.24pt" draw:caption-point-x="-11.54pt" draw:caption-point-y="-22.96pt">
              <dc:date>2024-12-24T00:00:00</dc:date>
              <text:p text:style-name="P1">In-place large FFT</text:p>
            </office:annotation>
            <text:p>60.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Gigabyte Z68X-UD3H-B3</text:p>
          </table:table-cell>
          <table:table-cell table:style-name="ce5" office:value-type="string" calcext:value-type="string">
            <text:p>Enermax 385W pro82+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2 x 4GB DDR3 1333 A-Data mit 1,5v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Fujitsu Siemens über DVI (1280x1024), Maus,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49300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28.5" calcext:value-type="float">
            <text:p>28.5</text:p>
          </table:table-cell>
          <table:table-cell table:style-name="ce5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AMD Ryzen 5 PRO 4650G</text:p>
          </table:table-cell>
          <table:table-cell table:style-name="ce5" office:value-type="string" calcext:value-type="string">
            <text:p>ASRock B550M Pro4</text:p>
          </table:table-cell>
          <table:table-cell table:style-name="ce5" office:value-type="string" calcext:value-type="string">
            <text:p>be quiet! Pure Power 11 FM 5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2 x SSD 4 x HDD</text:p>
          </table:table-cell>
          <table:table-cell table:style-name="ce5" office:value-type="string" calcext:value-type="string">
            <text:p>2 x 16GB DDR4 2666MHz ECC</text:p>
          </table:table-cell>
          <table:table-cell table:style-name="ce5" office:value-type="string" calcext:value-type="string">
            <text:p>Unraid 6.10 RC2</text:p>
          </table:table-cell>
          <table:table-cell table:style-name="ce5" office:value-type="string" calcext:value-type="string">
            <text:p><text:s/>4Port Sata Adapter aus China PCIE x4 &amp; NVIDIA Mellanox ConnectX-3 EN</text:p>
          </table:table-cell>
          <table:table-cell table:style-name="ce5" office:value-type="string" calcext:value-type="string">
            <text:p>AMD Wraith + 3x Arctic P14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803338" xlink:type="simple">warchild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28.8" calcext:value-type="float">
            <text:p>28.8</text:p>
          </table:table-cell>
          <table:table-cell table:style-name="ce5" office:value-type="float" office:value="292" calcext:value-type="float">
            <text:p>292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7-4790S</text:p>
          </table:table-cell>
          <table:table-cell table:style-name="ce5" office:value-type="string" calcext:value-type="string">
            <text:p>Asus Z97I-Plus</text:p>
          </table:table-cell>
          <table:table-cell table:style-name="ce5" office:value-type="string" calcext:value-type="string">
            <text:p>HDPlex 250 W DC Powerboard &amp; Dell PA9 330 W PSU</text:p>
          </table:table-cell>
          <table:table-cell table:style-name="ce5" office:value-type="string" calcext:value-type="string">
            <office:annotation draw:style-name="gr5" draw:text-style-name="P2" svg:width="714.64pt" svg:height="27.01pt" svg:x="782.19pt" svg:y="3780.74pt" draw:caption-point-x="-11.54pt" draw:caption-point-y="-22.96pt">
              <dc:date>2024-12-24T00:00:00</dc:date>
              <text:p text:style-name="P1">SSC ACX 2.0 (neue Version 3795)</text:p>
            </office:annotation>
            <text:p>EVGA GTX970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50 EVO 500 GB M.2</text:p>
          </table:table-cell>
          <table:table-cell table:style-name="ce5" office:value-type="string" calcext:value-type="string">
            <text:p>2 x 8GB DDR3-1866 <text:s/>Corsair Vengeance Pro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Panasonic UJ-265, Logitech DiNovo Laser, <text:s/>Asus PB278Q@2560x1440@HDMI</text:p>
          </table:table-cell>
          <table:table-cell table:style-name="ce5" office:value-type="string" calcext:value-type="string">
            <office:annotation draw:style-name="gr5" draw:text-style-name="P2" svg:width="271.56pt" svg:height="27.01pt" svg:x="2227.44pt" svg:y="3780.74pt" draw:caption-point-x="-11.54pt" draw:caption-point-y="-22.96pt">
              <dc:date>2024-12-24T00:00:00</dc:date>
              <text:p text:style-name="P1">BQ Silent Wings 2 (2x), Noctua 40 mm (am Powerboard)</text:p>
            </office:annotation>
            <text:p>Arctic Freezer 13 CO, ...</text:p>
          </table:table-cell>
          <table:table-cell table:style-name="ce18" table:formula="of:=HYPERLINK(&quot;http://www.hardwareluxx.de/community/f84/die-sparsamsten-systeme-30w-idle-1007101-33.html#post23761432&quot;;&quot;detunedguitar&quot;)" office:value-type="string" office:string-value="detunedguitar" calcext:value-type="string">
            <text:p>detunedguitar</text:p>
          </table:table-cell>
          <table:table-cell table:number-columns-repeated="1010"/>
        </table:table-row>
        <table:table-row table:style-name="ro1">
          <table:table-cell table:style-name="ce4" office:value-type="float" office:value="28.9" calcext:value-type="float">
            <text:p>28.9</text:p>
          </table:table-cell>
          <table:table-cell table:style-name="ce5" office:value-type="float" office:value="299.1" calcext:value-type="float">
            <text:p>299.1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7-4790S</text:p>
          </table:table-cell>
          <table:table-cell table:style-name="ce5" office:value-type="string" calcext:value-type="string">
            <text:p>Asus Z97I-Plus</text:p>
          </table:table-cell>
          <table:table-cell table:style-name="ce5" office:value-type="string" calcext:value-type="string">
            <text:p>HDPlex 250 W DC Powerboard &amp; Dell PA9 330 W PSU</text:p>
          </table:table-cell>
          <table:table-cell table:style-name="ce5" office:value-type="string" calcext:value-type="string">
            <office:annotation draw:style-name="gr3" draw:text-style-name="P2" svg:width="714.64pt" svg:height="26.99pt" svg:x="782.19pt" svg:y="3796.5pt" draw:caption-point-x="-11.54pt" draw:caption-point-y="-22.99pt">
              <dc:date>2024-12-24T00:00:00</dc:date>
              <text:p text:style-name="P1">SSC ACX 2.0</text:p>
            </office:annotation>
            <text:p>EVGA GTX970 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PRO 128 GB &amp; 840 EVO 250 GB</text:p>
          </table:table-cell>
          <table:table-cell table:style-name="ce5" office:value-type="string" calcext:value-type="string">
            <text:p>1 x 8GB DDR3-1866 <text:s/>Corsair Vengeance Pro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Panasonic UJ-265, Logitech DiNovo Laser, <text:s/>Asus PB278Q@2560x1440@HDMI</text:p>
          </table:table-cell>
          <table:table-cell table:style-name="ce5" office:value-type="string" calcext:value-type="string">
            <office:annotation draw:style-name="gr3" draw:text-style-name="P2" svg:width="271.56pt" svg:height="26.99pt" svg:x="2227.44pt" svg:y="3796.5pt" draw:caption-point-x="-11.54pt" draw:caption-point-y="-22.99pt">
              <dc:date>2024-12-24T00:00:00</dc:date>
              <text:p text:style-name="P1">BQ Silent Wings 2 (2x), Noctua 40 mm (am Powerboard)</text:p>
            </office:annotation>
            <text:p>Arctic Freezer 13 CO, ...</text:p>
          </table:table-cell>
          <table:table-cell table:style-name="ce18" table:formula="of:=HYPERLINK(&quot;http://www.hardwareluxx.de/community/f84/die-sparsamsten-systeme-30w-idle-1007101-32.html#post23498250&quot;;&quot;detunedguitar&quot;)" office:value-type="string" office:string-value="detunedguitar" calcext:value-type="string">
            <text:p>detunedguitar</text:p>
          </table:table-cell>
          <table:table-cell table:number-columns-repeated="101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5"/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6500</text:p>
          </table:table-cell>
          <table:table-cell table:style-name="ce5" office:value-type="string" calcext:value-type="string">
            <text:p>Gigabyte GA-Z170-HD3P</text:p>
          </table:table-cell>
          <table:table-cell table:style-name="ce5" office:value-type="string" calcext:value-type="string">
            <text:p>LC-Power LC6650GP4</text:p>
          </table:table-cell>
          <table:table-cell table:style-name="ce5" office:value-type="string" calcext:value-type="string">
            <text:p>PowerColor Radeon R9 390 PCS+</text:p>
          </table:table-cell>
          <table:table-cell table:style-name="ce5" office:value-type="string" calcext:value-type="string">
            <text:p>TCM Art. 220052</text:p>
          </table:table-cell>
          <table:table-cell table:style-name="ce5" office:value-type="string" calcext:value-type="string">
            <text:p>Kingston SSDNow V300 240GB</text:p>
          </table:table-cell>
          <table:table-cell table:style-name="ce5" office:value-type="string" calcext:value-type="string">
            <text:p>2 x 4 GB Kingston HyperX Fury DDR4-2133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G400, Cherry KC1000, Hannspree HL274HPB</text:p>
          </table:table-cell>
          <table:table-cell table:style-name="ce5" office:value-type="string" calcext:value-type="string">
            <text:p>Arctic Freezer i30 120mm@1350 U/min</text:p>
          </table:table-cell>
          <table:table-cell table:style-name="ce18" table:formula="of:=HYPERLINK(&quot;http://www.hardwareluxx.de/community/f84/die-sparsamsten-systeme-30w-idle-1007101-46.html#post24417093&quot;;&quot;MaxthonFan&quot;)" office:value-type="string" office:string-value="MaxthonFan" calcext:value-type="string">
            <text:p>MaxthonFan</text:p>
          </table:table-cell>
          <table:table-cell table:number-columns-repeated="1010"/>
        </table:table-row>
        <table:table-row table:style-name="ro1"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53.5" calcext:value-type="float">
            <text:p>53.5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Rock Z87M OC Formula</text:p>
          </table:table-cell>
          <table:table-cell table:style-name="ce5" office:value-type="string" calcext:value-type="string">
            <text:p>be quiet! E9 400W</text:p>
          </table:table-cell>
          <table:table-cell table:style-name="ce5" office:value-type="string" calcext:value-type="string">
            <text:p>EVGA 780 TI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® SSD 520 Series 120GB</text:p>
          </table:table-cell>
          <table:table-cell table:style-name="ce5" office:value-type="string" calcext:value-type="string">
            <text:p>2 x 4GB G-Skill Ares F3-2400C11-4GAB (8 GB)@ 1600 Mhz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G19, Logitech G9, Samsung T260 per DVI</text:p>
          </table:table-cell>
          <table:table-cell table:style-name="ce5" office:value-type="string" calcext:value-type="string">
            <text:p>1 x 120er</text:p>
          </table:table-cell>
          <table:table-cell table:style-name="ce18" table:formula="of:=HYPERLINK(&quot;http://www.hardwareluxx.de/community/f84/die-sparsamsten-systeme-30w-idle-1007101-25.html#post22940626&quot;;&quot;simder&quot;)" office:value-type="string" office:string-value="simder" calcext:value-type="string">
            <text:p>simder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3">
          <table:table-cell table:style-name="ce5"/>
          <table:table-cell/>
          <table:table-cell table:style-name="ce10"/>
          <table:table-cell table:number-columns-repeated="1021"/>
        </table:table-row>
        <table:table-row table:style-name="ro1">
          <table:table-cell table:style-name="ce5"/>
          <table:table-cell/>
          <table:table-cell table:style-name="ce10"/>
          <table:table-cell table:number-columns-repeated="2"/>
          <table:table-cell table:style-name="ce17" office:value-type="string" calcext:value-type="string">
            <text:p>Stand der Tabelle: siehe Google Docs</text:p>
          </table:table-cell>
          <table:table-cell table:number-columns-repeated="1018"/>
        </table:table-row>
        <table:table-row table:style-name="ro1">
          <table:table-cell table:style-name="ce5"/>
          <table:table-cell/>
          <table:table-cell table:style-name="ce10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5"/>
          <table:table-cell/>
          <table:table-cell table:style-name="ce10"/>
          <table:table-cell table:number-columns-repeated="1021"/>
        </table:table-row>
        <table:table-row table:style-name="ro1" table:number-rows-repeated="14">
          <table:table-cell table:style-name="ce5"/>
          <table:table-cell/>
          <table:table-cell table:style-name="ce10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914">
          <table:table-cell table:style-name="ce5"/>
          <table:table-cell/>
          <table:table-cell table:style-name="ce10"/>
          <table:table-cell table:number-columns-repeated="1021"/>
        </table:table-row>
        <table:table-row table:style-name="ro3" table:number-rows-repeated="104739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All.$A$1" table:cell-range-address="$All.$A$1:.$X$242"/>
        </table:named-expressions>
      </table:table>
      <table:table table:name="Notebook" table:style-name="ta2"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number-columns-repeated="1008" table:default-cell-style-name="Default"/>
        <table:table-row table:style-name="ro1">
          <table:table-cell table:style-name="ce1" office:value-type="string" calcext:value-type="string">
            <text:p>Idle M-OFF</text:p>
          </table:table-cell>
          <table:table-cell table:style-name="ce1" office:value-type="string" calcext:value-type="string">
            <text:p>Idle M-ON</text:p>
          </table:table-cell>
          <table:table-cell table:style-name="ce1" office:value-type="string" calcext:value-type="string">
            <text:p>Last Watt</text:p>
          </table:table-cell>
          <table:table-cell table:style-name="ce9" office:value-type="string" calcext:value-type="string">
            <text:p>M-Zoll</text:p>
          </table:table-cell>
          <table:table-cell table:style-name="ce9" office:value-type="string" calcext:value-type="string">
            <office:annotation draw:style-name="gr1" draw:text-style-name="P2" svg:width="370.26pt" svg:height="58.51pt" svg:x="234.23pt" svg:y="23.24pt" draw:caption-point-x="-11.54pt" draw:caption-point-y="-22.96pt">
              <dc:date>2024-12-24T00:00:00</dc:date>
              <text:p text:style-name="P1">Package</text:p>
              <text:p text:style-name="P1">Windows - ThrottleStop 6.0</text:p>
              <text:p text:style-name="P1">Linux - Powertop</text:p>
            </office:annotation>
            <text:p>C-Stat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ainboard</text:p>
          </table:table-cell>
          <table:table-cell table:style-name="ce1" office:value-type="string" calcext:value-type="string">
            <text:p>Netzteil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Messgerät</text:p>
          </table:table-cell>
          <table:table-cell table:style-name="ce1" office:value-type="string" calcext:value-type="string">
            <text:p>HDD / SSD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Betriebssystem</text:p>
          </table:table-cell>
          <table:table-cell table:style-name="ce1" office:value-type="string" calcext:value-type="string">
            <text:p>Lüfter</text:p>
          </table:table-cell>
          <table:table-cell table:style-name="ce1" office:value-type="string" calcext:value-type="string">
            <text:p>Maus, Tastatur, Monitor</text:p>
          </table:table-cell>
          <table:table-cell table:style-name="ce1" office:value-type="string" calcext:value-type="string">
            <text:p>User</text:p>
          </table:table-cell>
          <table:table-cell table:style-name="ce23" table:number-columns-repeated="10"/>
          <table:table-cell table:number-columns-repeated="998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string" calcext:value-type="string">
            <text:p>C10</text:p>
          </table:table-cell>
          <table:table-cell table:style-name="ce13" office:value-type="string" calcext:value-type="string">
            <text:p>Intel Core i5-10300H</text:p>
          </table:table-cell>
          <table:table-cell table:style-name="ce5" office:value-type="string" calcext:value-type="string">
            <office:annotation draw:style-name="gr3" draw:text-style-name="P2" svg:width="303.53pt" svg:height="26.99pt" svg:x="484.3pt" svg:y="39pt" draw:caption-point-x="-11.54pt" draw:caption-point-y="-22.99pt">
              <dc:date>2024-12-24T00:00:00</dc:date>
              <text:p text:style-name="P1">Bios 1.8.0</text:p>
            </office:annotation>
            <text:p>Dell 041C82 Inspiron 7501</text:p>
          </table:table-cell>
          <table:table-cell table:style-name="ce5" office:value-type="string" calcext:value-type="string">
            <text:p>Dell 90W</text:p>
          </table:table-cell>
          <table:table-cell table:style-name="ce13" office:value-type="string" calcext:value-type="string">
            <text:p>iGPU</text:p>
          </table:table-cell>
          <table:table-cell table:style-name="ce15" office:value-type="string" calcext:value-type="string">
            <office:annotation draw:style-name="gr4" draw:text-style-name="P2" svg:width="387.55pt" svg:height="42.75pt" svg:x="655.88pt" svg:y="39pt" draw:caption-point-x="-11.54pt" draw:caption-point-y="-22.99pt">
              <dc:date>2024-12-24T00:00:00</dc:date>
              <text:p text:style-name="P1">Messung in DC</text:p>
              <text:p text:style-name="P1"/>
            </office:annotation>
            <text:p>KD302</text:p>
          </table:table-cell>
          <table:table-cell table:style-name="ce5" office:value-type="string" calcext:value-type="string">
            <text:p>NVMe SK-Hynix BC711 512GB</text:p>
          </table:table-cell>
          <table:table-cell table:style-name="ce5" office:value-type="string" calcext:value-type="string">
            <text:p>1 x 8GB DDR4 2933</text:p>
          </table:table-cell>
          <table:table-cell table:style-name="ce15" office:value-type="string" calcext:value-type="string">
            <text:p>Win10 21H1</text:p>
          </table:table-cell>
          <table:table-cell table:style-name="ce13"/>
          <table:table-cell table:style-name="ce5" office:value-type="string" calcext:value-type="string">
            <text:p>IVO061FS IPS Full HD 300nits, Tastatur beleuchtet, Rapoo 9300M via BT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8575254" xlink:type="simple">Sassicaia</text:a></text:p>
          </table:table-cell>
          <table:table-cell table:number-columns-repeated="1008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GPU" table:style-name="ta3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Idle Watt</text:p>
          </table:table-cell>
          <table:table-cell table:style-name="ce1" office:value-type="string" calcext:value-type="string">
            <text:p>Last Watt</text:p>
          </table:table-cell>
          <table:table-cell table:style-name="ce9" office:value-type="string" calcext:value-type="string">
            <office:annotation draw:style-name="gr1" draw:text-style-name="P2" svg:width="599.39pt" svg:height="58.51pt" svg:x="141.85pt" svg:y="23.24pt" draw:caption-point-x="-11.54pt" draw:caption-point-y="-22.96pt">
              <dc:date>2024-12-24T00:00:00</dc:date>
              <text:p text:style-name="P1">Package</text:p>
              <text:p text:style-name="P1">Windows - ThrottleStop 6.0</text:p>
              <text:p text:style-name="P1">Linux - Powertop</text:p>
            </office:annotation>
            <text:p>C-Stat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ainboard</text:p>
          </table:table-cell>
          <table:table-cell table:style-name="ce1" office:value-type="string" calcext:value-type="string">
            <text:p>Netzteil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Messgerät</text:p>
          </table:table-cell>
          <table:table-cell table:style-name="ce1" office:value-type="string" calcext:value-type="string">
            <text:p>HDD / SSD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Betriebssystem</text:p>
          </table:table-cell>
          <table:table-cell table:style-name="ce1" office:value-type="string" calcext:value-type="string">
            <text:p>Maus, Tastatur, Monitor</text:p>
          </table:table-cell>
          <table:table-cell table:style-name="ce1" office:value-type="string" calcext:value-type="string">
            <text:p>Lüfter</text:p>
          </table:table-cell>
          <table:table-cell table:style-name="ce1" office:value-type="string" calcext:value-type="string">
            <text:p>User</text:p>
          </table:table-cell>
          <table:table-cell table:style-name="ce23" table:number-columns-repeated="10"/>
          <table:table-cell table:number-columns-repeated="1000"/>
        </table:table-row>
        <table:table-row table:style-name="ro1">
          <table:table-cell table:style-name="ce2" office:value-type="float" office:value="3.2" calcext:value-type="float">
            <office:annotation draw:style-name="gr3" draw:text-style-name="P2" svg:width="304.95pt" svg:height="26.99pt" svg:x="55.7pt" svg:y="39pt" draw:caption-point-x="-11.54pt" draw:caption-point-y="-22.99pt">
              <dc:date>2024-12-24T00:00:00</dc:date>
              <text:p text:style-name="P1">nach längerer Zeit nichts tun</text:p>
            </office:annotation>
            <text:p>3.2</text:p>
          </table:table-cell>
          <table:table-cell table:style-name="ce2" office:value-type="float" office:value="8.3" calcext:value-type="float">
            <text:p>8.3</text:p>
          </table:table-cell>
          <table:table-cell table:style-name="ce10"/>
          <table:table-cell table:style-name="ce13" office:value-type="string" calcext:value-type="string">
            <text:p>Intel Celeron N2820</text:p>
          </table:table-cell>
          <table:table-cell table:style-name="ce13" office:value-type="string" calcext:value-type="string">
            <text:p>Intel NUC DN2820FYKH</text:p>
          </table:table-cell>
          <table:table-cell table:style-name="ce13" office:value-type="string" calcext:value-type="string">
            <text:p>Tischnetzteil Asian Power Devices 12V 36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Samsung SSD 840 Evo 1TB</text:p>
          </table:table-cell>
          <table:table-cell table:style-name="ce13" office:value-type="string" calcext:value-type="string">
            <text:p>1 x 8GB Crucial CT102464BF160B (DDR3-1600, 1,35V)</text:p>
          </table:table-cell>
          <table:table-cell table:style-name="ce13" office:value-type="string" calcext:value-type="string">
            <text:p>Win 8.1 Pro 64bit</text:p>
          </table:table-cell>
          <table:table-cell table:style-name="ce13" office:value-type="string" calcext:value-type="string">
            <text:p>Logitech Funkdongle für Maus + Tastatur</text:p>
          </table:table-cell>
          <table:table-cell table:style-name="ce13" office:value-type="string" calcext:value-type="string">
            <text:p>NUC Serienkühler</text:p>
          </table:table-cell>
          <table:table-cell table:style-name="ce21" table:formula="of:=HYPERLINK(&quot;http://www.hardwareluxx.de/community/f84/die-sparsamsten-systeme-30w-idle-1007101-8.html#post21965370&quot;;&quot;LordMiG&quot;)" office:value-type="string" office:string-value="LordMiG" calcext:value-type="string">
            <text:p>LordMiG</text:p>
          </table:table-cell>
          <table:table-cell table:number-columns-repeated="1010"/>
        </table:table-row>
        <table:table-row table:style-name="ro1"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8.3" calcext:value-type="float">
            <text:p>8.3</text:p>
          </table:table-cell>
          <table:table-cell table:style-name="ce10"/>
          <table:table-cell table:style-name="ce13" office:value-type="string" calcext:value-type="string">
            <text:p>Intel Celeron N2820</text:p>
          </table:table-cell>
          <table:table-cell table:style-name="ce13" office:value-type="string" calcext:value-type="string">
            <text:p>Intel NUC DN2820FYKH</text:p>
          </table:table-cell>
          <table:table-cell table:style-name="ce13" office:value-type="string" calcext:value-type="string">
            <text:p>Tischnetzteil Asian Power Devices 12V 36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Samsung SSD 840 Evo 1TB</text:p>
          </table:table-cell>
          <table:table-cell table:style-name="ce13" office:value-type="string" calcext:value-type="string">
            <text:p>1 x 8GB Crucial CT102464BF160B (DDR3-1600, 1,35V)</text:p>
          </table:table-cell>
          <table:table-cell table:style-name="ce13" office:value-type="string" calcext:value-type="string">
            <text:p>Win 8.1 Pro 64bit</text:p>
          </table:table-cell>
          <table:table-cell table:style-name="ce13" office:value-type="string" calcext:value-type="string">
            <text:p>Logitech Funkdongle für Maus + Tastatur</text:p>
          </table:table-cell>
          <table:table-cell table:style-name="ce13" office:value-type="string" calcext:value-type="string">
            <text:p>NUC Serienkühler</text:p>
          </table:table-cell>
          <table:table-cell table:style-name="ce21" table:formula="of:=HYPERLINK(&quot;http://www.hardwareluxx.de/community/f84/die-sparsamsten-systeme-30w-idle-1007101-8.html#post21965370&quot;;&quot;LordMiG&quot;)" office:value-type="string" office:string-value="LordMiG" calcext:value-type="string">
            <text:p>LordMiG</text:p>
          </table:table-cell>
          <table:table-cell table:number-columns-repeated="1010"/>
        </table:table-row>
        <table:table-row table:style-name="ro1"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25" calcext:value-type="float">
            <text:p>25</text:p>
          </table:table-cell>
          <table:table-cell table:style-name="ce10"/>
          <table:table-cell table:style-name="ce13" office:value-type="string" calcext:value-type="string">
            <text:p>AMD A4-5000</text:p>
          </table:table-cell>
          <table:table-cell table:style-name="ce5" office:value-type="string" calcext:value-type="string">
            <text:p>Zotac ZBOX nano AQ01</text:p>
          </table:table-cell>
          <table:table-cell table:style-name="ce13" office:value-type="string" calcext:value-type="string">
            <text:p>mitgeliefertes 19V-65W Tischnetzteil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Crucial M4 32GB mSATA SSD in 2,5" Adapter</text:p>
          </table:table-cell>
          <table:table-cell table:style-name="ce13" office:value-type="string" calcext:value-type="string">
            <text:p>1 x 4GB DDR3-1333 SoDIMM</text:p>
          </table:table-cell>
          <table:table-cell table:style-name="ce5" office:value-type="string" calcext:value-type="string">
            <text:p>Win7 64bit</text:p>
          </table:table-cell>
          <table:table-cell table:style-name="ce13" office:value-type="string" calcext:value-type="string">
            <text:p>Logitech Unifying Dongle, ohne mitgelieferte Mini-PCIe WLAN-Karte</text:p>
          </table:table-cell>
          <table:table-cell table:style-name="ce13" office:value-type="string" calcext:value-type="string">
            <text:p>1x Lüfter (eingebaut)</text:p>
          </table:table-cell>
          <table:table-cell table:style-name="ce21" table:formula="of:=HYPERLINK(&quot;http://www.hardwareluxx.de/community/f84/alltagstaugliche-desktop-systeme-mit-6w-idle-verbrauch-inkl-haswell-beispiel-1001484-8.html#post21884338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>
          <table:table-cell table:style-name="ce2" office:value-type="float" office:value="5.7" calcext:value-type="float">
            <text:p>5.7</text:p>
          </table:table-cell>
          <table:table-cell table:style-name="ce5"/>
          <table:table-cell table:style-name="ce11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13" office:value-type="string" calcext:value-type="string">
            <text:p>Asrock B85M-ITX</text:p>
          </table:table-cell>
          <table:table-cell table:style-name="ce13" office:value-type="string" calcext:value-type="string">
            <text:p>PicoPSU-160-XT + Leicke 120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Crucial M4 500GB</text:p>
          </table:table-cell>
          <table:table-cell table:style-name="ce13" office:value-type="string" calcext:value-type="string">
            <text:p>2 x 4GB Samsung Green 1600Mhz</text:p>
          </table:table-cell>
          <table:table-cell table:style-name="ce13" office:value-type="string" calcext:value-type="string">
            <text:p>Win7 64bit</text:p>
          </table:table-cell>
          <table:table-cell table:style-name="ce13" office:value-type="string" calcext:value-type="string">
            <text:p>Cherry Board 3.0 / A4 Tech V3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41924&quot;;&quot;DonBanana&quot;)" office:value-type="string" office:string-value="DonBanana" calcext:value-type="string">
            <text:p>DonBanana</text:p>
          </table:table-cell>
          <table:table-cell table:number-columns-repeated="1010"/>
        </table:table-row>
        <table:table-row table:style-name="ro1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51" calcext:value-type="float">
            <text:p>51</text:p>
          </table:table-cell>
          <table:table-cell table:style-name="ce11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PicoPSU-90-XLP + Zooty AD1280MB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256GB</text:p>
          </table:table-cell>
          <table:table-cell table:style-name="ce5" office:value-type="string" calcext:value-type="string">
            <text:p>1 x 4GB DDR3L-1600 Samsung Green Series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.html#post2185683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46" calcext:value-type="float">
            <text:p>46</text:p>
          </table:table-cell>
          <table:table-cell table:style-name="ce11" office:value-type="string" calcext:value-type="string">
            <text:p>C7</text:p>
          </table:table-cell>
          <table:table-cell table:style-name="ce13" office:value-type="string" calcext:value-type="string">
            <text:p>Intel Core i3-4330T</text:p>
          </table:table-cell>
          <table:table-cell table:style-name="ce13" office:value-type="string" calcext:value-type="string">
            <text:p>Asrock B85M-ITX</text:p>
          </table:table-cell>
          <table:table-cell table:style-name="ce13" office:value-type="string" calcext:value-type="string">
            <text:p>PicoPSU-150-XT + Leicke 60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Transcend TS256GSSD340</text:p>
          </table:table-cell>
          <table:table-cell table:style-name="ce13" office:value-type="string" calcext:value-type="string">
            <text:p>2 x 4 GB G.Skill RipJawsX DIMM Kit PC3-12800U @ 1,25V</text:p>
          </table:table-cell>
          <table:table-cell table:style-name="ce13" office:value-type="string" calcext:value-type="string">
            <text:p>Win8.1 64bit</text:p>
          </table:table-cell>
          <table:table-cell table:style-name="ce13" office:value-type="string" calcext:value-type="string">
            <text:p>Logitech K400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3.html#post22207059&quot;;&quot;ThunderX1977&quot;)" office:value-type="string" office:string-value="ThunderX1977" calcext:value-type="string">
            <text:p>ThunderX1977</text:p>
          </table:table-cell>
          <table:table-cell table:number-columns-repeated="1010"/>
        </table:table-row>
        <table:table-row table:style-name="ro1">
          <table:table-cell table:style-name="ce4" office:value-type="float" office:value="6.5" calcext:value-type="float">
            <text:p>6.5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6.8" calcext:value-type="float">
            <text:p>6.8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51" calcext:value-type="float">
            <text:p>51</text:p>
          </table:table-cell>
          <table:table-cell table:style-name="ce11" office:value-type="string" calcext:value-type="string">
            <text:p>C7</text:p>
          </table:table-cell>
          <table:table-cell table:style-name="ce13" office:value-type="string" calcext:value-type="string">
            <text:p>Intel Core i3-4130T</text:p>
          </table:table-cell>
          <table:table-cell table:style-name="ce13" office:value-type="string" calcext:value-type="string">
            <text:p>Asrock B85M-ITX</text:p>
          </table:table-cell>
          <table:table-cell table:style-name="ce13" office:value-type="string" calcext:value-type="string">
            <text:p>PicoPSU-150-XT + Leicke 120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office:annotation draw:style-name="gr3" draw:text-style-name="P2" svg:width="1254.25pt" svg:height="26.99pt" svg:x="1085.05pt" svg:y="165pt" draw:caption-point-x="-11.54pt" draw:caption-point-y="-22.99pt">
              <dc:date>2024-12-24T00:00:00</dc:date>
              <text:p text:style-name="P1">HDD -&gt; HGSTHTS545050A7E3800G</text:p>
            </office:annotation>
            <text:p>Kingston HyperX 120GB SSD, 500GB 2,5 HDD</text:p>
          </table:table-cell>
          <table:table-cell table:style-name="ce13" office:value-type="string" calcext:value-type="string">
            <text:p>2 x 4 GB Corsair Venegance low profile 1600</text:p>
          </table:table-cell>
          <table:table-cell table:style-name="ce13" office:value-type="string" calcext:value-type="string">
            <text:p>Win Server 2012 Standard</text:p>
          </table:table-cell>
          <table:table-cell table:style-name="ce13" office:value-type="string" calcext:value-type="string">
            <text:p>Logitech K400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3.html#post22207059&quot;;&quot;ThunderX1977&quot;)" office:value-type="string" office:string-value="ThunderX1977" calcext:value-type="string">
            <text:p>ThunderX1977</text:p>
          </table:table-cell>
          <table:table-cell table:number-columns-repeated="1010"/>
        </table:table-row>
        <table:table-row table:style-name="ro1"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81.2" calcext:value-type="float">
            <text:p>81.2</text:p>
          </table:table-cell>
          <table:table-cell table:style-name="ce11"/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 Pro3</text:p>
          </table:table-cell>
          <table:table-cell table:style-name="ce5" office:value-type="string" calcext:value-type="string">
            <text:p>PicoPSU-90-XLP + Leicke 120W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Conrad EnergyCheck3000</text:p>
          </table:table-cell>
          <table:table-cell table:style-name="ce5" office:value-type="string" calcext:value-type="string">
            <text:p>Samsung 840 Evo 120GB</text:p>
          </table:table-cell>
          <table:table-cell table:style-name="ce5" office:value-type="string" calcext:value-type="string">
            <text:p>2 x 8 GB Crucial Ballistix Sport DIMM Kit 16GB, DDR3-1600, CL9-9-9-24 (BLS2CP8G3D1609DS1S00)</text:p>
          </table:table-cell>
          <table:table-cell table:style-name="ce13" office:value-type="string" calcext:value-type="string">
            <text:p>Win8.1 64bit</text:p>
          </table:table-cell>
          <table:table-cell table:style-name="ce5" office:value-type="string" calcext:value-type="string">
            <text:p>Logitech MK300 (wireless)</text:p>
          </table:table-cell>
          <table:table-cell table:style-name="ce13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1782&quot;;&quot;rewyn&quot;)" office:value-type="string" office:string-value="rewyn" calcext:value-type="string">
            <text:p>rewyn</text:p>
          </table:table-cell>
          <table:table-cell table:number-columns-repeated="1010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29.1" calcext:value-type="float">
            <text:p>29.1</text:p>
          </table:table-cell>
          <table:table-cell table:style-name="ce10"/>
          <table:table-cell table:style-name="ce5" office:value-type="string" calcext:value-type="string">
            <text:p>AMD Athlon 5350</text:p>
          </table:table-cell>
          <table:table-cell table:style-name="ce5" office:value-type="string" calcext:value-type="string">
            <text:p>MSI AM1I</text:p>
          </table:table-cell>
          <table:table-cell table:style-name="ce5" office:value-type="string" calcext:value-type="string">
            <text:p>PicoPSU-80 + Minwa MW A2102GS-F2USB</text:p>
          </table:table-cell>
          <table:table-cell table:style-name="ce13" office:value-type="string" calcext:value-type="string">
            <office:annotation draw:style-name="gr3" draw:text-style-name="P2" svg:width="917.46pt" svg:height="26.99pt" svg:x="741.23pt" svg:y="196.5pt" draw:caption-point-x="-11.54pt" draw:caption-point-y="-22.99pt">
              <dc:date>2024-12-24T00:00:00</dc:date>
              <text:p text:style-name="P1">(Radeon R3/HD 8400 @600MHz)</text:p>
            </office:annotation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SSD 320 Series 40GB</text:p>
          </table:table-cell>
          <table:table-cell table:style-name="ce13" office:value-type="string" calcext:value-type="string">
            <text:p>1 x 4GB DDR3-1066 Kingston KVR1066D3N7 @1.5V</text:p>
          </table:table-cell>
          <table:table-cell table:style-name="ce13" office:value-type="string" calcext:value-type="string">
            <text:p>Win8.1 64bit</text:p>
          </table:table-cell>
          <table:table-cell table:style-name="ce13" office:value-type="string" calcext:value-type="string">
            <text:p>Logitech K400 Wireless (Dongle), Dell UltraSharp 2209WA (DVI)</text:p>
          </table:table-cell>
          <table:table-cell table:style-name="ce13" office:value-type="string" calcext:value-type="string">
            <text:p>Boxed, extern versorgt</text:p>
          </table:table-cell>
          <table:table-cell table:style-name="ce21" table:formula="of:=HYPERLINK(&quot;http://www.hardwareluxx.de/community/f84/die-sparsamsten-systeme-30w-idle-1007101-15.html#post22376538&quot;;&quot;rh-ironman&quot;)" office:value-type="string" office:string-value="rh-ironman" calcext:value-type="string">
            <text:p>rh-ironman</text:p>
          </table:table-cell>
          <table:table-cell table:number-columns-repeated="1010"/>
        </table:table-row>
        <table:table-row table:style-name="ro1">
          <table:table-cell table:style-name="ce2" office:value-type="float" office:value="7.7" calcext:value-type="float">
            <office:annotation draw:style-name="gr3" draw:text-style-name="P2" svg:width="304.95pt" svg:height="39.29pt" svg:x="55.7pt" svg:y="206.11pt" draw:caption-point-x="-11.54pt" draw:caption-point-y="-16.84pt">
              <dc:date>2024-12-24T00:00:00</dc:date>
              <text:p text:style-name="P1">Mit einem Leicke 19V/60W NT komme ich an die 10W-Marke, die Reduzierung der Eingangsspannung auf 12V bringt also ca. 2W Ersparnis! </text:p>
            </office:annotation>
            <text:p>7.7</text:p>
          </table:table-cell>
          <table:table-cell table:style-name="ce2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Gigabyte GA-H87TN</text:p>
          </table:table-cell>
          <table:table-cell table:style-name="ce5" office:value-type="string" calcext:value-type="string">
            <office:annotation draw:style-name="gr3" draw:text-style-name="P2" svg:width="882.06pt" svg:height="26.99pt" svg:x="632.89pt" svg:y="212.26pt" draw:caption-point-x="-11.54pt" draw:caption-point-y="-22.99pt">
              <dc:date>2024-12-24T00:00:00</dc:date>
              <text:p text:style-name="P1">per selbstgebasteltem Adapter am internen Power-Header angeschlossen</text:p>
            </office:annotation>
            <text:p>60W-Universalnetzteil auf 12V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20GB mSATA SSD</text:p>
          </table:table-cell>
          <table:table-cell table:style-name="ce5" office:value-type="string" calcext:value-type="string">
            <text:p>1 x 4GB DDR3-1600 SoDIMM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Logitech Unifying Dongle, Montitor 1920x1200 per DP</text:p>
          </table:table-cell>
          <table:table-cell table:style-name="ce13" office:value-type="string" calcext:value-type="string">
            <text:p>Silverstone Nitrogon SST-NT07-115X Low Profile</text:p>
          </table:table-cell>
          <table:table-cell table:style-name="ce18" table:formula="of:=HYPERLINK(&quot;http://www.hardwareluxx.de/community/f84/die-sparsamsten-systeme-30w-idle-1007101-31.html#post23411903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23" calcext:value-type="float">
            <text:p>23</text:p>
          </table:table-cell>
          <table:table-cell table:style-name="ce10"/>
          <table:table-cell table:style-name="ce5" office:value-type="string" calcext:value-type="string">
            <text:p>AMD Sempron 3850</text:p>
          </table:table-cell>
          <table:table-cell table:style-name="ce5" office:value-type="string" calcext:value-type="string">
            <text:p>MSI AM1I</text:p>
          </table:table-cell>
          <table:table-cell table:style-name="ce5" office:value-type="string" calcext:value-type="string">
            <text:p>PicoPSU 90-XLP + 120W Leicke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4GB DDR3-1600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BenQ XL2720T, Logitech G5, Cherry G230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2.html#post22768011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PicoPSU 150XT + 120W Leicke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KM265</text:p>
          </table:table-cell>
          <table:table-cell table:style-name="ce5" office:value-type="string" calcext:value-type="string">
            <text:p>Seagate ST9160314AS</text:p>
          </table:table-cell>
          <table:table-cell table:style-name="ce5" office:value-type="string" calcext:value-type="string">
            <text:p>2 x 2 GB Elixir M2F2G64CB88D7N-CG, 1333 Mhz</text:p>
          </table:table-cell>
          <table:table-cell table:style-name="ce5" office:value-type="string" calcext:value-type="string">
            <text:p>Ubuntu Server 14.04</text:p>
          </table:table-cell>
          <table:table-cell table:style-name="ce5" office:value-type="string" calcext:value-type="string">
            <text:p>nichts, da Server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5.html#post22957824&quot;;&quot;sweetchuck&quot;)" office:value-type="string" office:string-value="sweetchuck" calcext:value-type="string">
            <text:p>sweetchuck</text:p>
          </table:table-cell>
          <table:table-cell table:number-columns-repeated="1010"/>
        </table:table-row>
        <table:table-row table:style-name="ro1">
          <table:table-cell table:style-name="ce4" office:value-type="float" office:value="8.2" calcext:value-type="float">
            <office:annotation draw:style-name="gr3" draw:text-style-name="P2" svg:width="304.95pt" svg:height="26.99pt" svg:x="55.7pt" svg:y="259.51pt" draw:caption-point-x="-11.54pt" draw:caption-point-y="-22.99pt">
              <dc:date>2024-12-24T00:00:00</dc:date>
              <text:p text:style-name="P1">mit über Gerätemanager deaktiviertem WLAN</text:p>
            </office:annotation>
            <text:p>8.2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8.2" calcext:value-type="float">
            <text:p>8.2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PicoPSU-150-XT mit China Netzteil 12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office:annotation draw:style-name="gr3" draw:text-style-name="P2" svg:width="1254.25pt" svg:height="26.99pt" svg:x="1085.05pt" svg:y="275.24pt" draw:caption-point-x="-11.54pt" draw:caption-point-y="-22.96pt">
              <dc:date>2024-12-24T00:00:00</dc:date>
              <text:p text:style-name="P1">stromfresser, ca 2W</text:p>
            </office:annotation>
            <text:p>40GB Intel SSD V-25</text:p>
          </table:table-cell>
          <table:table-cell table:style-name="ce5" office:value-type="string" calcext:value-type="string">
            <text:p>2 x 8GB DDR3-1333 GSkill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G19 + Sharkoon Fireglider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5246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2GB DDR3-1333 Kingston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 ohne WLAN Karte</text:p>
          </table:table-cell>
          <table:table-cell table:style-name="ce5" office:value-type="string" calcext:value-type="string">
            <text:p>Boxed@1.000U/m</text:p>
          </table:table-cell>
          <table:table-cell table:style-name="ce21" table:formula="of:=HYPERLINK(&quot;http://www.hardwareluxx.de/community/f84/die-sparsamsten-systeme-30w-idle-1007101-12.html#post2219559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33" calcext:value-type="float">
            <office:annotation draw:style-name="gr5" draw:text-style-name="P2" svg:width="531.35pt" svg:height="27.01pt" svg:x="101.54pt" svg:y="306.74pt" draw:caption-point-x="-11.54pt" draw:caption-point-y="-22.96pt">
              <dc:date>2024-12-24T00:00:00</dc:date>
              <text:p text:style-name="P1">(prime95 In-place large FFTs)</text:p>
            </office:annotation>
            <text:p>3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PicoPSU-160XT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</text:p>
          </table:table-cell>
          <table:table-cell table:style-name="ce5" office:value-type="string" calcext:value-type="string">
            <text:p>1 x 8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6.html#post23059059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B85 Pro4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Gigabyte Q87TN</text:p>
          </table:table-cell>
          <table:table-cell table:style-name="ce5" office:value-type="string" calcext:value-type="string">
            <text:p>HP 90W PA-1900-32HN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2GB DDR3-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2710T (DVI)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2.html#post22721389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/>
          <table:table-cell table:style-name="ce11" office:value-type="string" calcext:value-type="string">
            <text:p>C6</text:p>
          </table:table-cell>
          <table:table-cell table:style-name="ce13" office:value-type="string" calcext:value-type="string">
            <text:p>Intel Celeron G1820</text:p>
          </table:table-cell>
          <table:table-cell table:style-name="ce13" office:value-type="string" calcext:value-type="string">
            <text:p>Asrock B85M-HDS</text:p>
          </table:table-cell>
          <table:table-cell table:style-name="ce13" office:value-type="string" calcext:value-type="string">
            <text:p>PicoPSU-90 + LS-PAB90 Bundle von cartft.com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ELV PCA301</text:p>
          </table:table-cell>
          <table:table-cell table:style-name="ce13" office:value-type="string" calcext:value-type="string">
            <text:p>Corsair Force LS 60GB SSD</text:p>
          </table:table-cell>
          <table:table-cell table:style-name="ce13" office:value-type="string" calcext:value-type="string">
            <text:p>1 x 8GB Kingston Value RAM DDR3-1600 (KVR16N11/8) mit 1.25 Volt</text:p>
          </table:table-cell>
          <table:table-cell table:style-name="ce13" office:value-type="string" calcext:value-type="string">
            <text:p>Win Home Server 2011 64-Bit</text:p>
          </table:table-cell>
          <table:table-cell table:style-name="ce13" office:value-type="string" calcext:value-type="string">
            <text:p>Logitech K400, USB Empfänger am PC, Sony AV-Receiver mit Philips 32" TV per HDMI, Auflösung 1280x720</text:p>
          </table:table-cell>
          <table:table-cell table:style-name="ce5" office:value-type="string" calcext:value-type="string">
            <text:p>Boxed@1.000U/m ?</text:p>
          </table:table-cell>
          <table:table-cell table:style-name="ce21" table:formula="of:=HYPERLINK(&quot;http://www.hardwareluxx.de/community/f84/die-sparsamsten-systeme-30w-idle-1007101-9.html#post22006835&quot;;&quot;Chres&quot;)" office:value-type="string" office:string-value="Chres" calcext:value-type="string">
            <text:p>Chres</text:p>
          </table:table-cell>
          <table:table-cell table:number-columns-repeated="1010"/>
        </table:table-row>
        <table:table-row table:style-name="ro1">
          <table:table-cell table:style-name="ce4" office:value-type="float" office:value="8.7" calcext:value-type="float">
            <text:p>8.7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2GB DDR3-1333 Kingston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 mit WLAN Karte</text:p>
          </table:table-cell>
          <table:table-cell table:style-name="ce5" office:value-type="string" calcext:value-type="string">
            <text:p>Boxed@1.000U/m</text:p>
          </table:table-cell>
          <table:table-cell table:style-name="ce21" table:formula="of:=HYPERLINK(&quot;http://www.hardwareluxx.de/community/f84/die-sparsamsten-systeme-30w-idle-1007101-12.html#post2219559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9" calcext:value-type="float">
            <office:annotation draw:style-name="gr9" draw:text-style-name="P2" svg:width="304.95pt" svg:height="252.03pt" svg:x="55.7pt" svg:y="391.12pt" draw:caption-point-x="-11.54pt" draw:caption-point-y="-12.84pt">
              <dc:date>2024-12-24T00:00:00</dc:date>
              <text:p text:style-name="P1">--&gt; Messwerte auf dem Standard Desktop-Bildschirm von WIN 8.1 (grau mit Win-Logo)</text:p>
              <text:p text:style-name="P1">IDLE mit Bildschirm an inkl. LAN Kabel eingesteckt: Zustand C6 // Verbrauch auf KD302: 10,8 W</text:p>
              <text:p text:style-name="P1">IDLE mit Bildschirm an &amp; LAN Kabel ausgesteckt: Zustand C6 // Verbrauch auf KD302: 10,1 W</text:p>
              <text:p text:style-name="P1"/>
              <text:p text:style-name="P1">--&gt; Messwerte auf dem Standard Start-Bildschirm von WIN 8.1 (Violett mit App-Kacheln):</text:p>
              <text:p text:style-name="P1">IDLE mit Bildschirm an inkl. LAN Kabel eingesteckt: Zustand C6 // Verbrauch auf KD302: 9,0 W</text:p>
              <text:p text:style-name="P1">IDLE mit Bildschirm an &amp; LAN Kabel ausgesteckt: Zustand C6 // Verbrauch auf KD302: 8,3 W</text:p>
              <text:p text:style-name="P1"/>
              <text:p text:style-name="P1"/>
              <text:p text:style-name="P1">IDLE - System geht in den Energiesparmodus (LAN Kabel eingesteckt, Bildschirm geht aus usw.):</text:p>
              <text:p text:style-name="P1">Zustand C7 // Verbrauch auf KD302: 8,5 W</text:p>
              <text:p text:style-name="P1"/>
              <text:p text:style-name="P1">IDLE - System geht in den Energiesparmodus (LAN Kabel ausgesteckt, Bildschirm geht aus usw.):</text:p>
              <text:p text:style-name="P1">Zustand C7 // Verbrauch auf KD302: 7,8 W</text:p>
            </office:annotation>
            <text:p>9</text:p>
          </table:table-cell>
          <table:table-cell table:style-name="ce4"/>
          <table:table-cell table:style-name="ce10" office:value-type="string" calcext:value-type="string">
            <office:annotation draw:style-name="gr3" draw:text-style-name="P2" svg:width="599.39pt" svg:height="26.99pt" svg:x="141.85pt" svg:y="401.24pt" draw:caption-point-x="-11.54pt" draw:caption-point-y="-22.96pt">
              <dc:date>2024-12-24T00:00:00</dc:date>
              <text:p text:style-name="P1">C7 mit Bildschirm aus</text:p>
            </office:annotation>
            <text:p>C6</text:p>
          </table:table-cell>
          <table:table-cell table:style-name="ce5" office:value-type="string" calcext:value-type="string">
            <text:p>Intel Core i5-4460T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Luxburg Slim // Typ: LTE-PA-1900-18H2 (19V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Plextor M5M 256GB (PX-256M5M) mSATA</text:p>
          </table:table-cell>
          <table:table-cell table:style-name="ce5" office:value-type="string" calcext:value-type="string">
            <text:p>2 x 4GB Kingston HyperX Impact 8GB SO-DIMM Kit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M105, Logitech K270</text:p>
          </table:table-cell>
          <table:table-cell table:style-name="ce5" office:value-type="string" calcext:value-type="string">
            <text:p>Noiseblocker NB-BlackSilentPro PC-P @ 1200rpm</text:p>
          </table:table-cell>
          <table:table-cell table:style-name="ce18" table:formula="of:=HYPERLINK(&quot;http://www.hardwareluxx.de/community/f84/die-sparsamsten-systeme-30w-idle-1007101-25.html#post22969735&quot;;&quot;Guiekalle&quot;)" office:value-type="string" office:string-value="Guiekalle" calcext:value-type="string">
            <text:p>Guiekalle</text:p>
          </table:table-cell>
          <table:table-cell table:number-columns-repeated="101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7" calcext:value-type="float">
            <office:annotation draw:style-name="gr2" draw:text-style-name="P2" svg:width="531.35pt" svg:height="58.48pt" svg:x="101.54pt" svg:y="417pt" draw:caption-point-x="-11.54pt" draw:caption-point-y="-22.99pt">
              <dc:date>2024-12-24T00:00:00</dc:date>
              <text:p text:style-name="P1">Last (Prime 95 blend) 38 W</text:p>
              <text:p text:style-name="P1">Last (Dolphin Emulator) 47 W</text:p>
              <text:p text:style-name="P1">Last(Chrome + Netflix) 25 W </text:p>
            </office:annotation>
            <text:p>47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office:annotation draw:style-name="gr3" draw:text-style-name="P2" svg:width="724.39pt" svg:height="26.99pt" svg:x="360.65pt" svg:y="417pt" draw:caption-point-x="-11.54pt" draw:caption-point-y="-22.99pt">
              <dc:date>2024-12-24T00:00:00</dc:date>
              <text:p text:style-name="P1">(wlan/bluetooth Modul nicht installiert)</text:p>
            </office:annotation>
            <text:p>Asrock Z97M-ITX/AC</text:p>
          </table:table-cell>
          <table:table-cell table:style-name="ce5" office:value-type="string" calcext:value-type="string">
            <text:p>Intertech E-I5 Gehäuse mit Wandler und 60W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Kingston V300 64GB / Samsung HDD M8 2.5" 1TB</text:p>
          </table:table-cell>
          <table:table-cell table:style-name="ce5" office:value-type="string" calcext:value-type="string">
            <text:p>2 x 2GB DDR3 Kingston HyperX @ 1333 Mhz 1,25V</text:p>
          </table:table-cell>
          <table:table-cell table:style-name="ce5" office:value-type="string" calcext:value-type="string">
            <text:p>Ubuntu 14.10</text:p>
          </table:table-cell>
          <table:table-cell table:style-name="ce5" office:value-type="string" calcext:value-type="string">
            <text:p>Rapoo Tastatur mit Touchpad, HDMI@1920p</text:p>
          </table:table-cell>
          <table:table-cell table:style-name="ce5" office:value-type="string" calcext:value-type="string">
            <text:p>Scythe Kozuti Kühler Aktiv</text:p>
          </table:table-cell>
          <table:table-cell table:style-name="ce22" table:formula="of:=HYPERLINK(&quot;http://www.hardwareluxx.de/community/f84/die-sparsamsten-systeme-30w-idle-1007101-27.html#post23075566&quot;;&quot;Bischi&quot;)" office:value-type="string" office:string-value="Bischi" calcext:value-type="string">
            <text:p>Bischi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52" calcext:value-type="float">
            <text:p>5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</text:p>
          </table:table-cell>
          <table:table-cell table:style-name="ce5" office:value-type="string" calcext:value-type="string">
            <text:p>PicoPSU-120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64GB SSD</text:p>
          </table:table-cell>
          <table:table-cell table:style-name="ce5" office:value-type="string" calcext:value-type="string">
            <text:p>2 x 2GB Samsung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style-name="ce5" table:number-columns-repeated="2"/>
          <table:table-cell table:number-columns-repeated="1008"/>
        </table:table-row>
        <table:table-row table:style-name="ro1"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12.7" calcext:value-type="float">
            <text:p>12.7</text:p>
          </table:table-cell>
          <table:table-cell table:style-name="ce10"/>
          <table:table-cell table:style-name="ce5" office:value-type="string" calcext:value-type="string">
            <text:p>Intel Celeron J1800</text:p>
          </table:table-cell>
          <table:table-cell table:style-name="ce5" office:value-type="string" calcext:value-type="string">
            <text:p>GIGABYTE GA-J1800N-D2H</text:p>
          </table:table-cell>
          <table:table-cell table:style-name="ce5" office:value-type="string" calcext:value-type="string">
            <text:p>Pico-Box Z2-ATX-160 + AC/DC ALWAHA XH128 120Wat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OCZ Vertex Plus SSD 60GB</text:p>
          </table:table-cell>
          <table:table-cell table:style-name="ce5" office:value-type="string" calcext:value-type="string">
            <text:p>1 x 4GB Crucial - SO-DIMM, 204-polig - DDR3 - 1600MHz / PC3-12800 - CL11 (CT51264BF160BJ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K270 + Logitech M510 an einem Unify Empfänger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2.html#post22140160&quot;;&quot;axeldd&quot;)" office:value-type="string" office:string-value="axeldd" calcext:value-type="string">
            <text:p>axeldd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4" office:value-type="float" office:value="9.5" calcext:value-type="float">
            <text:p>9.5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Ubuntu 14.04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 @ 1000U/m</text:p>
          </table:table-cell>
          <table:table-cell table:style-name="ce18" table:formula="of:=HYPERLINK(&quot;http://www.hardwareluxx.de/community/f84/die-sparsamsten-systeme-30w-idle-1007101-post22557977.html#post22557977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9.6" calcext:value-type="float">
            <text:p>9.6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</text:p>
          </table:table-cell>
          <table:table-cell table:style-name="ce5" office:value-type="string" calcext:value-type="string">
            <text:p>Asus H87I-Plus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 Pro4</text:p>
          </table:table-cell>
          <table:table-cell table:style-name="ce5" office:value-type="string" calcext:value-type="string">
            <text:p>PicoPSU-160-XT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1 x 4GB DDR3L-1600 Samsung Green Series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43.6" calcext:value-type="float">
            <text:p>43.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us B85M-E</text:p>
          </table:table-cell>
          <table:table-cell table:style-name="ce5" office:value-type="string" calcext:value-type="string">
            <text:p>LC75ITX aus LC-Power LC-1370Wmi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Liteonit 128GB LCS-128M6S</text:p>
          </table:table-cell>
          <table:table-cell table:style-name="ce5" office:value-type="string" calcext:value-type="string">
            <text:p>2 x 4GB DDR3 1333er <text:s/>G.Skill Kit F3-10600CL9D-8GBNT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aus und Tastatur TK820, U2412M@1920x1200@DisplayPort + Dell Aktiv Lautsprecher AX510</text:p>
          </table:table-cell>
          <table:table-cell table:style-name="ce5" office:value-type="string" calcext:value-type="string">
            <text:p>Mugen3 Passiv</text:p>
          </table:table-cell>
          <table:table-cell table:style-name="ce18" table:formula="of:=HYPERLINK(&quot;http://www.hardwareluxx.de/community/f84/die-sparsamsten-systeme-30w-idle-1007101-31.html#post23350199&quot;;&quot;Janero&quot;)" office:value-type="string" office:string-value="Janero" calcext:value-type="string">
            <text:p>Janero</text:p>
          </table:table-cell>
          <table:table-cell table:number-columns-repeated="1010"/>
        </table:table-row>
        <table:table-row table:style-name="ro1"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MSI B85I</text:p>
          </table:table-cell>
          <table:table-cell table:style-name="ce5" office:value-type="string" calcext:value-type="string">
            <text:p>PicoPSU-90 + Morex PJF84-PSADP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Evo 250GB</text:p>
          </table:table-cell>
          <table:table-cell table:style-name="ce5" office:value-type="string" calcext:value-type="string">
            <text:p>1 x 8 GB Crucial BLS8G3D1609ES2LX0CEU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B58 - USB, Fujitsu KB410 - USB, Dell U2414H - HDM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8.html#post23131473&quot;;&quot;HIrscHI&quot;)" office:value-type="string" office:string-value="HIrscHI" calcext:value-type="string">
            <text:p>HIrscHI</text:p>
          </table:table-cell>
          <table:table-cell table:number-columns-repeated="1010"/>
        </table:table-row>
        <table:table-row table:style-name="ro1">
          <table:table-cell table:style-name="ce4" office:value-type="float" office:value="9.9" calcext:value-type="float">
            <text:p>9.9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Pentium G2020</text:p>
          </table:table-cell>
          <table:table-cell table:style-name="ce5" office:value-type="string" calcext:value-type="string">
            <text:p>Intel DH61AG</text:p>
          </table:table-cell>
          <table:table-cell table:style-name="ce5" office:value-type="string" calcext:value-type="string">
            <text:p>90W HP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250GB</text:p>
          </table:table-cell>
          <table:table-cell table:style-name="ce5" office:value-type="string" calcext:value-type="string">
            <text:p>2 x 2GB Kingston SO-DIMM PC1066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Tastatur und Funkmaus Iiyama E511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39197&quot;;&quot;Modder&quot;)" office:value-type="string" office:string-value="Modder" calcext:value-type="string">
            <text:p>Modder</text:p>
          </table:table-cell>
          <table:table-cell table:number-columns-repeated="101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7.5" calcext:value-type="float">
            <text:p>27.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HDPLEX 120W AC-DC adapter / HDPLEX 150W DC-ATX Converter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Plextor M5M 256GB, mSATA</text:p>
          </table:table-cell>
          <table:table-cell table:style-name="ce5" office:value-type="string" calcext:value-type="string">
            <text:p>2x 4GB Crucial Ballistix Sport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DiNovo Endge (Dongle)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7.html#post21942379&quot;;&quot;canada&quot;)" office:value-type="string" office:string-value="canada" calcext:value-type="string">
            <text:p>canada</text:p>
          </table:table-cell>
          <table:table-cell table:number-columns-repeated="1010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1</text:p>
          </table:table-cell>
          <table:table-cell table:style-name="ce5" office:value-type="string" calcext:value-type="string">
            <text:p>Intel Celeron J1800</text:p>
          </table:table-cell>
          <table:table-cell table:style-name="ce5" office:value-type="string" calcext:value-type="string">
            <text:p>GIGABYTE GA-J1800N-D2H</text:p>
          </table:table-cell>
          <table:table-cell table:style-name="ce5" office:value-type="string" calcext:value-type="string">
            <text:p>PicoPSU-90W + 60W 12V 5A Netzteil Adapter iMA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nDisk 128GB SSD</text:p>
          </table:table-cell>
          <table:table-cell table:style-name="ce5" office:value-type="string" calcext:value-type="string">
            <text:p>Crucial CT4G3S1339MCEU 4GB (1333MHz, CL9) DDR3-RAM</text:p>
          </table:table-cell>
          <table:table-cell table:style-name="ce5" office:value-type="string" calcext:value-type="string">
            <text:p>ArchLinux mit Kernel 3.13.6</text:p>
          </table:table-cell>
          <table:table-cell table:style-name="ce5" office:value-type="string" calcext:value-type="string">
            <text:p>ohne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12/intel-bay-trail-d-desktop-mainboards-ft-silvermont-soc-985791-7.html#post22006217&quot;;&quot;Raudi1&quot;)" office:value-type="string" office:string-value="Raudi1" calcext:value-type="string">
            <text:p>Raudi1</text:p>
          </table:table-cell>
          <table:table-cell table:number-columns-repeated="101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Dell PA10 90W PSU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2 x 2GB Corsair S0-DDR3 1333 CSMO4GX3M2A1333C9</text:p>
          </table:table-cell>
          <table:table-cell table:style-name="ce5" office:value-type="string" calcext:value-type="string">
            <text:p>ArchLinux</text:p>
          </table:table-cell>
          <table:table-cell table:style-name="ce5" office:value-type="string" calcext:value-type="string">
            <text:p>Tastatur IBM RT3200 + noname Adapter auf USB</text:p>
          </table:table-cell>
          <table:table-cell table:style-name="ce5" office:value-type="string" calcext:value-type="string">
            <text:p>Scythe Big Shuriken 2</text:p>
          </table:table-cell>
          <table:table-cell table:style-name="ce21" table:formula="of:=HYPERLINK(&quot;http://www.hardwareluxx.de/community/f84/die-sparsamsten-systeme-30w-idle-1007101-9.html#post22010294&quot;;&quot;Fragfutter&quot;)" office:value-type="string" office:string-value="Fragfutter" calcext:value-type="string">
            <text:p>Fragfutter</text:p>
          </table:table-cell>
          <table:table-cell table:number-columns-repeated="101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68" calcext:value-type="float">
            <text:p>68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Plextor 128M5S</text:p>
          </table:table-cell>
          <table:table-cell table:style-name="ce5" office:value-type="string" calcext:value-type="string">
            <text:p>1 x 4GB GSKILL 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HDMI Monitor</text:p>
          </table:table-cell>
          <table:table-cell table:style-name="ce5" office:value-type="string" calcext:value-type="string">
            <text:p>EKL Alpenföhn Silvretta @1400 upm</text:p>
          </table:table-cell>
          <table:table-cell table:style-name="ce18" table:formula="of:=HYPERLINK(&quot;http://www.hardwareluxx.de/community/f84/die-sparsamsten-systeme-30w-idle-1007101-26.html#post23057869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MSI H81TI</text:p>
          </table:table-cell>
          <table:table-cell table:style-name="ce5" office:value-type="string" calcext:value-type="string">
            <text:p>19V HP Notebooknetzteil 90W (Modell PA-1900-32HN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2GB ADATA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USB-Tastatur, iiyama GB2773HS per HDMI verbunden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8.html#post22450453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5" office:value-type="float" office:value="93" calcext:value-type="float">
            <text:p>93</text:p>
          </table:table-cell>
          <table:table-cell table:style-name="ce10" office:value-type="string" calcext:value-type="string">
            <office:annotation draw:style-name="gr3" draw:text-style-name="P2" svg:width="599.39pt" svg:height="26.99pt" svg:x="141.85pt" svg:y="637.51pt" draw:caption-point-x="-11.54pt" draw:caption-point-y="-22.99pt">
              <dc:date>2024-12-24T00:00:00</dc:date>
              <text:p text:style-name="P1">9,3W bzw. 9,1 mit UV im C7 wenn Monitor aus ist</text:p>
            </office:annotation>
            <text:p>C6</text:p>
          </table:table-cell>
          <table:table-cell table:style-name="ce5" office:value-type="string" calcext:value-type="string">
            <text:p>Intel Core i3-4370</text:p>
          </table:table-cell>
          <table:table-cell table:style-name="ce5" office:value-type="string" calcext:value-type="string">
            <office:annotation draw:style-name="gr3" draw:text-style-name="P2" svg:width="724.39pt" svg:height="26.99pt" svg:x="360.65pt" svg:y="637.51pt" draw:caption-point-x="-11.54pt" draw:caption-point-y="-22.99pt">
              <dc:date>2024-12-24T00:00:00</dc:date>
              <text:p text:style-name="P1">W-lan modul habe ich nicht eingebaut</text:p>
            </office:annotation>
            <text:p>AsRock H97M-ITX/ac</text:p>
          </table:table-cell>
          <table:table-cell table:style-name="ce5" office:value-type="string" calcext:value-type="string">
            <text:p>BeQuiet PurePower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840 EVO 250GB</text:p>
          </table:table-cell>
          <table:table-cell table:style-name="ce5" office:value-type="string" calcext:value-type="string">
            <text:p>2 x 4GB DDR3-1600 Crucial Ballistix Sport VLP 1.3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325, Cherry KC1000, Samsung Syncmaster 225UW @ DVI @ 1680x1050</text:p>
          </table:table-cell>
          <table:table-cell table:style-name="ce5" office:value-type="string" calcext:value-type="string">
            <text:p>Alpenföhn Silvretta Idle-modus @ ca. 750rpm</text:p>
          </table:table-cell>
          <table:table-cell table:style-name="ce18" table:formula="of:=HYPERLINK(&quot;http://www.hardwareluxx.de/community/f84/die-sparsamsten-systeme-30w-idle-1007101-31.html#post23243588&quot;;&quot;zappo&quot;)" office:value-type="string" office:string-value="zappo" calcext:value-type="string">
            <text:p>zappo</text:p>
          </table:table-cell>
          <table:table-cell table:number-columns-repeated="1010"/>
        </table:table-row>
        <table:table-row table:style-name="ro1"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Dell PA10 90W PSU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2 x 2GB Corsair S0-DDR3 1333 CSMO4GX3M2A1333C9</text:p>
          </table:table-cell>
          <table:table-cell table:style-name="ce5" office:value-type="string" calcext:value-type="string">
            <text:p>Win8</text:p>
          </table:table-cell>
          <table:table-cell table:style-name="ce5" office:value-type="string" calcext:value-type="string">
            <text:p>Tastatur IBM RT3200 + noname Adapter auf USB</text:p>
          </table:table-cell>
          <table:table-cell table:style-name="ce5" office:value-type="string" calcext:value-type="string">
            <text:p>Scythe Big Shuriken 2</text:p>
          </table:table-cell>
          <table:table-cell table:style-name="ce21" table:formula="of:=HYPERLINK(&quot;http://www.hardwareluxx.de/community/f84/die-sparsamsten-systeme-30w-idle-1007101-8.html#post21953345&quot;;&quot;Fragfutter&quot;)" office:value-type="string" office:string-value="Fragfutter" calcext:value-type="string">
            <text:p>Fragfutter</text:p>
          </table:table-cell>
          <table:table-cell table:number-columns-repeated="1010"/>
        </table:table-row>
        <table:table-row table:style-name="ro1">
          <table:table-cell table:style-name="ce4" office:value-type="float" office:value="10.4" calcext:value-type="float">
            <text:p>10.4</text:p>
          </table:table-cell>
          <table:table-cell table:style-name="ce4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690S</text:p>
          </table:table-cell>
          <table:table-cell table:style-name="ce5" office:value-type="string" calcext:value-type="string">
            <office:annotation draw:style-name="gr3" draw:text-style-name="P2" svg:width="724.39pt" svg:height="26.99pt" svg:x="360.65pt" svg:y="669pt" draw:caption-point-x="-11.54pt" draw:caption-point-y="-22.99pt">
              <dc:date>2024-12-24T00:00:00</dc:date>
              <text:p text:style-name="P1">(alles aktiv auch Wlan/BT), Sata im Raid Mode</text:p>
            </office:annotation>
            <text:p>ASRock Z97E-ITX/ac</text:p>
          </table:table-cell>
          <table:table-cell table:style-name="ce5" office:value-type="string" calcext:value-type="string">
            <text:p>PicoPSU-150XT + 120W Chinabrick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Extreme II 480GB</text:p>
          </table:table-cell>
          <table:table-cell table:style-name="ce5" office:value-type="string" calcext:value-type="string">
            <text:p>16GB Teamgroup Vulcan DDR3-2400 (1,65V)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G19 + Sharkoon Fireglider, HP W2207</text:p>
          </table:table-cell>
          <table:table-cell table:style-name="ce5" office:value-type="string" calcext:value-type="string">
            <office:annotation draw:style-name="gr3" draw:text-style-name="P2" svg:width="271.56pt" svg:height="26.99pt" svg:x="2339.29pt" svg:y="669pt" draw:caption-point-x="-11.54pt" draw:caption-point-y="-22.99pt">
              <dc:date>2024-12-24T00:00:00</dc:date>
              <text:p text:style-name="P1">mit 92mm original Fan @PWM (ca 1000rpm)</text:p>
            </office:annotation>
            <text:p>EKL Alpenföhn Silvretta</text:p>
          </table:table-cell>
          <table:table-cell table:style-name="ce21" table:formula="of:=HYPERLINK(&quot;http://www.hardwareluxx.de/community/f84/die-sparsamsten-systeme-30w-idle-1007101-21.html#post22712820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7.5" calcext:value-type="float">
            <text:p>17.5</text:p>
          </table:table-cell>
          <table:table-cell table:style-name="ce10"/>
          <table:table-cell table:style-name="ce5" office:value-type="string" calcext:value-type="string">
            <text:p>Intel Celeron J1900</text:p>
          </table:table-cell>
          <table:table-cell table:style-name="ce5" office:value-type="string" calcext:value-type="string">
            <text:p>Asrock Q1900-ITX</text:p>
          </table:table-cell>
          <table:table-cell table:style-name="ce5" office:value-type="string" calcext:value-type="string">
            <text:p>PicoPSU 90-XLP + 120W Leick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4GB SO-DIMM DDR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BenQ XL2720T, Logitech G5, Cherry G230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2.html#post22768011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0.5" calcext:value-type="float">
            <text:p>10.5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MSI H81TI</text:p>
          </table:table-cell>
          <table:table-cell table:style-name="ce5" office:value-type="string" calcext:value-type="string">
            <office:annotation draw:style-name="gr3" draw:text-style-name="P2" svg:width="882.06pt" svg:height="26.99pt" svg:x="632.89pt" svg:y="700.5pt" draw:caption-point-x="-11.54pt" draw:caption-point-y="-22.99pt">
              <dc:date>2024-12-24T00:00:00</dc:date>
              <text:p text:style-name="P1">MSI ProBox23 mitgeliefertes NT</text:p>
            </office:annotation>
            <text:p>120W NT (19,5V 6,15A Efficiency-Level V) Modell ADP-120MH D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2GB ADATA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USB-Tastatur, iiyama GB2773HS per HDMI verbunden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8.html#post22450453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0.5" calcext:value-type="float">
            <text:p>10.5</text:p>
          </table:table-cell>
          <table:table-cell table:style-name="ce5" office:value-type="float" office:value="66.5" calcext:value-type="float">
            <text:p>66.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 @ 1000U/m</text:p>
          </table:table-cell>
          <table:table-cell table:style-name="ce18" table:formula="of:=HYPERLINK(&quot;http://www.hardwareluxx.de/community/f84/die-sparsamsten-systeme-30w-idle-1007101-20.html#post22515161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10.5" calcext:value-type="float">
            <text:p>10.5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Ubuntu 14.04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 @ 1000U/m</text:p>
          </table:table-cell>
          <table:table-cell table:style-name="ce18" table:formula="of:=HYPERLINK(&quot;http://www.hardwareluxx.de/community/f84/die-sparsamsten-systeme-30w-idle-1007101-post22557977.html#post22557977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16.9" calcext:value-type="float">
            <text:p>16.9</text:p>
          </table:table-cell>
          <table:table-cell table:style-name="ce10"/>
          <table:table-cell table:style-name="ce5" office:value-type="string" calcext:value-type="string">
            <text:p>Intel Celeron J1900</text:p>
          </table:table-cell>
          <table:table-cell table:style-name="ce5" office:value-type="string" calcext:value-type="string">
            <text:p>Asrock Q1900-ITX</text:p>
          </table:table-cell>
          <table:table-cell table:style-name="ce5" office:value-type="string" calcext:value-type="string">
            <text:p>Pico Box Z2-ATX-160 + AC/DC ALWAHA XH128 120Wat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OCZ Vertex Plus SSD 60GB</text:p>
          </table:table-cell>
          <table:table-cell table:style-name="ce5" office:value-type="string" calcext:value-type="string">
            <text:p>Crucial - Memory - 4GB - SO-DIMM, 204-polig - DDR3 - 1600MHz / PC3-12800 - CL11 (CT51264BF160BJ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K270 + Logitech M510 an einem Unify Empfänger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2.html#post22176392&quot;;&quot;axeldd&quot;)" office:value-type="string" office:string-value="axeldd" calcext:value-type="string">
            <text:p>axeldd</text:p>
          </table:table-cell>
          <table:table-cell table:number-columns-repeated="1010"/>
        </table:table-row>
        <table:table-row table:style-name="ro1"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5" office:value-type="string" calcext:value-type="string">
            <text:p>AMD Zacate E350</text:p>
          </table:table-cell>
          <table:table-cell table:style-name="ce5" office:value-type="string" calcext:value-type="string">
            <text:p>Zotac Fusion ITX</text:p>
          </table:table-cell>
          <table:table-cell table:style-name="ce5" office:value-type="string" calcext:value-type="string">
            <text:p>PicoPSU-120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2x2GB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.html#post218738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5" office:value-type="string" calcext:value-type="string">
            <text:p>AMD Sempron 3850</text:p>
          </table:table-cell>
          <table:table-cell table:style-name="ce5" office:value-type="string" calcext:value-type="string">
            <text:p>MSI AM1I</text:p>
          </table:table-cell>
          <table:table-cell table:style-name="ce5" office:value-type="string" calcext:value-type="string">
            <text:p>Antec ISK300-65 + Delta 65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2,5" HDD</text:p>
          </table:table-cell>
          <table:table-cell table:style-name="ce5" office:value-type="string" calcext:value-type="string">
            <text:p>Transcend Jetram 4GB 1600</text:p>
          </table:table-cell>
          <table:table-cell table:style-name="ce5" office:value-type="string" calcext:value-type="string">
            <text:p>Win7</text:p>
          </table:table-cell>
          <table:table-cell table:style-name="ce5" office:value-type="string" calcext:value-type="string">
            <text:p>Standard Tastatur+optische Maus,VGA</text:p>
          </table:table-cell>
          <table:table-cell table:style-name="ce5" office:value-type="string" calcext:value-type="string">
            <text:p>Gehäuse 80er + CPU 50er</text:p>
          </table:table-cell>
          <table:table-cell table:style-name="ce21" table:formula="of:=HYPERLINK(&quot;http://www.hardwareluxx.de/community/f84/die-sparsamsten-systeme-30w-idle-1007101-15.html#post22391020&quot;;&quot;xrated&quot;)" office:value-type="string" office:string-value="xrated" calcext:value-type="string">
            <text:p>xrated</text:p>
          </table:table-cell>
          <table:table-cell table:number-columns-repeated="101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Plextor 128M5S</text:p>
          </table:table-cell>
          <table:table-cell table:style-name="ce5" office:value-type="string" calcext:value-type="string">
            <text:p>1 x 4GB GSKILL 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HDMI Monitor</text:p>
          </table:table-cell>
          <table:table-cell table:style-name="ce5" office:value-type="string" calcext:value-type="string">
            <text:p>EKL Alpenföhn Silvretta @1400 upm</text:p>
          </table:table-cell>
          <table:table-cell table:style-name="ce18" table:formula="of:=HYPERLINK(&quot;http://www.hardwareluxx.de/community/f84/die-sparsamsten-systeme-30w-idle-1007101-26.html#post23057869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>
          <table:table-cell table:style-name="ce4" office:value-type="float" office:value="11.2" calcext:value-type="float">
            <text:p>11.2</text:p>
          </table:table-cell>
          <table:table-cell table:style-name="ce5" office:value-type="float" office:value="81.9" calcext:value-type="float">
            <office:annotation draw:style-name="gr5" draw:text-style-name="P2" svg:width="531.35pt" svg:height="27.01pt" svg:x="101.54pt" svg:y="810.74pt" draw:caption-point-x="-11.54pt" draw:caption-point-y="-22.96pt">
              <dc:date>2024-12-24T00:00:00</dc:date>
              <text:p text:style-name="P1">(In-place large FFT)</text:p>
            </office:annotation>
            <text:p>81.9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Enermax ETL300AWT Triathlor 80 Plus Bronz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2 x 8GB DDR3 1600 Crucial Ballistix Sport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HP über DVI (1280x1024), Logilink (Funk/USB)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2451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11.3" calcext:value-type="float">
            <text:p>11.3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3-4330</text:p>
          </table:table-cell>
          <table:table-cell table:style-name="ce5" office:value-type="string" calcext:value-type="string">
            <text:p>Asrock H87 Pro4</text:p>
          </table:table-cell>
          <table:table-cell table:style-name="ce5" office:value-type="string" calcext:value-type="string">
            <text:p>PicoPSU-120W WI mit 90W-19V Tisch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 GB SSD</text:p>
          </table:table-cell>
          <table:table-cell table:style-name="ce5" office:value-type="string" calcext:value-type="string">
            <text:p>1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nifying Dongle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alltagstaugliche-desktop-systeme-mit-10w-idle-verbrauch-inkl-llano-fm1-beispiel-799083-108.html#post21702706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44.1" calcext:value-type="float">
            <text:p>44.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 120GB</text:p>
          </table:table-cell>
          <table:table-cell table:style-name="ce5" office:value-type="string" calcext:value-type="string">
            <text:p>G.Skill 2x2GB F3-12800CL9D-4GBNQ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X518, Enermax Aurora, Fujitsu SL23T-1, Intel N1030 802.11b/g/n @PCIe x1 to mini PCIe half size</text:p>
          </table:table-cell>
          <table:table-cell table:style-name="ce5" office:value-type="string" calcext:value-type="string">
            <text:p>Cooler Master GeminII M4 passiv</text:p>
          </table:table-cell>
          <table:table-cell table:style-name="ce21" table:formula="of:=HYPERLINK(&quot;http://www.hardwareluxx.de/community/f84/die-sparsamsten-systeme-30w-idle-1007101-3.html#post21884254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11.9" calcext:value-type="float">
            <text:p>11.9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7-4770</text:p>
          </table:table-cell>
          <table:table-cell table:style-name="ce5" office:value-type="string" calcext:value-type="string">
            <text:p>Asus H87I-Plus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5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lix FHT-9992</text:p>
          </table:table-cell>
          <table:table-cell table:style-name="ce5" office:value-type="string" calcext:value-type="string">
            <text:p>OCZ Vertex 3 MaxIO 128GB</text:p>
          </table:table-cell>
          <table:table-cell table:style-name="ce5" office:value-type="string" calcext:value-type="string">
            <text:p>2 x 4GB GSkill Sniper @ 1.25V DDR3-1600 (default Werte)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Wireless Combo MK270, Samsung HDMI 1920x1080 60Hz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10.html#post22086622&quot;;&quot;ParHelia&quot;)" office:value-type="string" office:string-value="ParHelia" calcext:value-type="string">
            <text:p>ParHelia</text:p>
          </table:table-cell>
          <table:table-cell table:number-columns-repeated="1010"/>
        </table:table-row>
        <table:table-row table:style-name="ro1">
          <table:table-cell table:style-name="ce4" office:value-type="float" office:value="12.1" calcext:value-type="float">
            <text:p>12.1</text:p>
          </table:table-cell>
          <table:table-cell table:style-name="ce5" office:value-type="float" office:value="91" calcext:value-type="float">
            <text:p>91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4670</text:p>
          </table:table-cell>
          <table:table-cell table:style-name="ce5" office:value-type="string" calcext:value-type="string">
            <text:p>ASUS Q87T</text:p>
          </table:table-cell>
          <table:table-cell table:style-name="ce5" office:value-type="string" calcext:value-type="string">
            <text:p>HP-Notebook-Netzteil 120W, 18,5V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AVM DECT 200</text:p>
          </table:table-cell>
          <table:table-cell table:style-name="ce5" office:value-type="string" calcext:value-type="string">
            <text:p>M550 mSATA 256GB, 2xWD Red 1TB 2,5" @HW-RAID1</text:p>
          </table:table-cell>
          <table:table-cell table:style-name="ce5" office:value-type="string" calcext:value-type="string">
            <text:p>2 x 8GB DDR3-1600 SO-DIMM Kingston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USB Funkmouse/-keyboard, Monitor per HDMI</text:p>
          </table:table-cell>
          <table:table-cell table:style-name="ce5" office:value-type="string" calcext:value-type="string">
            <text:p>BQ Shadow Rock Topflow 180-190rpm</text:p>
          </table:table-cell>
          <table:table-cell table:style-name="ce18" table:formula="of:=HYPERLINK(&quot;http://www.hardwareluxx.de/community/f84/die-sparsamsten-systeme-30w-idle-1007101-27.html#post23079977&quot;;&quot;Schubbie&quot;)" office:value-type="string" office:string-value="Schubbie" calcext:value-type="string">
            <text:p>Schubbie</text:p>
          </table:table-cell>
          <table:table-cell table:number-columns-repeated="1010"/>
        </table:table-row>
        <table:table-row table:style-name="ro1"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H87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WSE LVM 120</text:p>
          </table:table-cell>
          <table:table-cell table:style-name="ce5" office:value-type="string" calcext:value-type="string">
            <text:p>Sandisk 64GB</text:p>
          </table:table-cell>
          <table:table-cell table:style-name="ce5" office:value-type="string" calcext:value-type="string">
            <text:p>4GB Corsair Vengeance LP DDR3-1600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RDP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2.html#post22191135&quot;;&quot;dyn.TrApS&quot;)" office:value-type="string" office:string-value="dyn.TrApS" calcext:value-type="string">
            <text:p>dyn.TrApS</text:p>
          </table:table-cell>
          <table:table-cell table:number-columns-repeated="1010"/>
        </table:table-row>
        <table:table-row table:style-name="ro1"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44.1" calcext:value-type="float">
            <text:p>44.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 120GB</text:p>
          </table:table-cell>
          <table:table-cell table:style-name="ce5" office:value-type="string" calcext:value-type="string">
            <text:p>G.Skill 2x2GB F3-12800CL9D-4GBNQ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X518, Enermax Aurora, Fujitsu SL23T-1, Intel N1030 802.11b/g/n @PCIe x1 to mini PCIe half size</text:p>
          </table:table-cell>
          <table:table-cell table:style-name="ce5" office:value-type="string" calcext:value-type="string">
            <text:p>Boxed Kühler/Lüfter ~1.000rpm</text:p>
          </table:table-cell>
          <table:table-cell table:style-name="ce21" table:formula="of:=HYPERLINK(&quot;http://www.hardwareluxx.de/community/f84/die-sparsamsten-systeme-30w-idle-1007101-3.html#post21884254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6" calcext:value-type="float">
            <text:p>12.6</text:p>
          </table:table-cell>
          <table:table-cell table:style-name="ce4" office:value-type="float" office:value="80" calcext:value-type="float">
            <text:p>8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Gigabyte Q87TN</text:p>
          </table:table-cell>
          <table:table-cell table:style-name="ce5" office:value-type="string" calcext:value-type="string">
            <text:p>HP 90W PA-1900-32HN</text:p>
          </table:table-cell>
          <table:table-cell table:style-name="ce5" office:value-type="string" calcext:value-type="string">
            <office:annotation draw:style-name="gr3" draw:text-style-name="P2" svg:width="917.46pt" svg:height="26.99pt" svg:x="741.23pt" svg:y="921pt" draw:caption-point-x="-11.54pt" draw:caption-point-y="-7.23pt">
              <dc:date>2024-12-24T00:00:00</dc:date>
              <text:p text:style-name="P1">Sapphire Ultimate Radeon HD7750 (passiv) @PCIe 3.0 x4</text:p>
            </office:annotation>
            <text:p>HD7750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2GB DDR3-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2710T (DVI)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1.html#post22719494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73" calcext:value-type="float">
            <text:p>73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US H87I-PLUS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2GB DDR3-1333 Kingston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12.html#post2219559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77" calcext:value-type="float">
            <text:p>77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30</text:p>
          </table:table-cell>
          <table:table-cell table:style-name="ce5" office:value-type="string" calcext:value-type="string">
            <text:p>Zotac H87-ITX</text:p>
          </table:table-cell>
          <table:table-cell table:style-name="ce5" office:value-type="string" calcext:value-type="string">
            <text:p>be quiet! System Power 7 300 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500</text:p>
          </table:table-cell>
          <table:table-cell table:style-name="ce5" office:value-type="string" calcext:value-type="string">
            <text:p>Sandisk X110 64 GB mSATA SSD; WD Red 4 TB HDD</text:p>
          </table:table-cell>
          <table:table-cell table:style-name="ce5" office:value-type="string" calcext:value-type="string">
            <text:p>2 x 2 GB DDR3-1600 G'Skill Eco. Laufen mit 1,4 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nifying Dongle, TV in Full-HDM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40030&quot;;&quot;jurke&quot;)" office:value-type="string" office:string-value="jurke" calcext:value-type="string">
            <text:p>jurke</text:p>
          </table:table-cell>
          <table:table-cell table:number-columns-repeated="101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7-4770S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be quiet!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onitor 3000</text:p>
          </table:table-cell>
          <table:table-cell table:style-name="ce5" office:value-type="string" calcext:value-type="string">
            <text:p>Crucial M500 480GB</text:p>
          </table:table-cell>
          <table:table-cell table:style-name="ce5" office:value-type="string" calcext:value-type="string">
            <text:p>2 x 8GB 1,3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BT/WLAN-Karte eingebaut aber ungenutzt</text:p>
          </table:table-cell>
          <table:table-cell table:style-name="ce5" office:value-type="string" calcext:value-type="string">
            <text:p>140mm CPU-Lüfter@500rpm</text:p>
          </table:table-cell>
          <table:table-cell table:style-name="ce21" table:formula="of:=HYPERLINK(&quot;http://www.hardwareluxx.de/community/f84/die-sparsamsten-systeme-30w-idle-1007101-6.html#post21941767&quot;;&quot;got no name&quot;)" office:value-type="string" office:string-value="got no name" calcext:value-type="string">
            <text:p>got no name</text:p>
          </table:table-cell>
          <table:table-cell table:number-columns-repeated="101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67.5" calcext:value-type="float">
            <text:p>67.5</text:p>
          </table:table-cell>
          <table:table-cell table:style-name="ce12" table:formula="of:=HYPERLINK(&quot;http://www.hardwareluxx.de/community/f84/spontane-neustarts-mit-aktiviertem-c6-modus-auf-asrock-boards-1032098.html#post22484269&quot;;&quot;C3&quot;)" office:value-type="string" office:string-value="C3" calcext:value-type="string">
            <text:p>C3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4145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10"/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150XT + 120W China Brick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UltraPlus 128GB</text:p>
          </table:table-cell>
          <table:table-cell table:style-name="ce5" office:value-type="string" calcext:value-type="string">
            <text:p>2 x 4GB DDR3 1600</text:p>
          </table:table-cell>
          <table:table-cell table:style-name="ce5" office:value-type="string" calcext:value-type="string">
            <text:p>Ubuntu</text:p>
          </table:table-cell>
          <table:table-cell table:style-name="ce5" office:value-type="string" calcext:value-type="string">
            <text:p>G19+Sharkoon Fireglide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8.html#post23125280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46.8" calcext:value-type="float">
            <text:p>46.8</text:p>
          </table:table-cell>
          <table:table-cell table:style-name="ce12" table:formula="of:=HYPERLINK(&quot;http://abload.de/img/b85m-g3258intelrhdgranxsz2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us B85M-G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X100 128GB, HGST Travelstar 5K1000 1TB 2.5</text:p>
          </table:table-cell>
          <table:table-cell table:style-name="ce5" office:value-type="string" calcext:value-type="string">
            <text:p>2 x 4GB Crucial Ballistix Sport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MX518, Fujitsu SL23T-1 LED (HDMI), DVD/R GH22NS50</text:p>
          </table:table-cell>
          <table:table-cell table:style-name="ce5" office:value-type="string" calcext:value-type="string">
            <text:p>Scythe Kozuti @ 800 U/m</text:p>
          </table:table-cell>
          <table:table-cell table:style-name="ce21" table:formula="of:=HYPERLINK(&quot;http://www.hardwareluxx.de/community/f84/die-sparsamsten-systeme-30w-idle-1007101-18.html#post22450487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13.2" calcext:value-type="float">
            <text:p>13.2</text:p>
          </table:table-cell>
          <table:table-cell table:style-name="ce4"/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7-4770</text:p>
          </table:table-cell>
          <table:table-cell table:style-name="ce5" office:value-type="string" calcext:value-type="string">
            <text:p>Supermicro X10SLL-F</text:p>
          </table:table-cell>
          <table:table-cell table:style-name="ce5" office:value-type="string" calcext:value-type="string">
            <text:p>PicoPSU 150 + Leicke 12V-12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40GB 2,5" SATA HDD</text:p>
          </table:table-cell>
          <table:table-cell table:style-name="ce5" office:value-type="string" calcext:value-type="string">
            <text:p>2 x 8GB DDR3-1600 ECC</text:p>
          </table:table-cell>
          <table:table-cell table:style-name="ce5" office:value-type="string" calcext:value-type="string">
            <text:p>Ubuntu 14.04 LTS Server</text:p>
          </table:table-cell>
          <table:table-cell table:style-name="ce5" office:value-type="string" calcext:value-type="string">
            <text:p>Logitech Unifying Dongle, VGA an AST2400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9.html#post23187812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78.5" calcext:value-type="float">
            <text:p>78.5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Basic 2</text:p>
          </table:table-cell>
          <table:table-cell table:style-name="ce5" office:value-type="string" calcext:value-type="string">
            <text:p>Samsung SSD 840 EVO 250GB</text:p>
          </table:table-cell>
          <table:table-cell table:style-name="ce5" office:value-type="string" calcext:value-type="string">
            <text:p>Crucial Ballistix Sport DIMM Kit 8GB,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RX250, Noname, HANNS-G JC198D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.html#post21872936&quot;;&quot;nico123&quot;)" office:value-type="string" office:string-value="nico123" calcext:value-type="string">
            <text:p>nico123</text:p>
          </table:table-cell>
          <table:table-cell table:number-columns-repeated="1010"/>
        </table:table-row>
        <table:table-row table:style-name="ro1"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Fujitsu D3222</text:p>
          </table:table-cell>
          <table:table-cell table:style-name="ce5" office:value-type="string" calcext:value-type="string">
            <text:p>PicoPSU-160XT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</text:p>
          </table:table-cell>
          <table:table-cell table:style-name="ce5" office:value-type="string" calcext:value-type="string">
            <text:p>1 x 4GB DDR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7.html#post23070780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1037U</text:p>
          </table:table-cell>
          <table:table-cell table:style-name="ce5" office:value-type="string" calcext:value-type="string">
            <text:p>Biostar NM70I-1037U</text:p>
          </table:table-cell>
          <table:table-cell table:style-name="ce5" office:value-type="string" calcext:value-type="string">
            <text:p>PicoPSU-160XT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</text:p>
          </table:table-cell>
          <table:table-cell table:style-name="ce5" office:value-type="string" calcext:value-type="string">
            <text:p>1 x 2GB DDR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7.html#post23078437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50" calcext:value-type="float">
            <text:p>5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420</text:p>
          </table:table-cell>
          <table:table-cell table:style-name="ce5" office:value-type="string" calcext:value-type="string">
            <text:p>MSI B85-G41 PC Mate</text:p>
          </table:table-cell>
          <table:table-cell table:style-name="ce5" office:value-type="string" calcext:value-type="string">
            <text:p>LC-1340mi + LC-Power 75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1 x 4GB DDR3-1333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link USB Funk Tastaur und Maus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8.html#post23131256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5" office:value-type="float" office:value="13.9" calcext:value-type="float">
            <text:p>13.9</text:p>
          </table:table-cell>
          <table:table-cell table:style-name="ce5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office:annotation draw:style-name="gr10" draw:text-style-name="P2" svg:width="724.39pt" svg:height="16.89pt" svg:x="360.65pt" svg:y="1107.18pt" draw:caption-point-x="-11.54pt" draw:caption-point-y="-20.15pt">
              <dc:date>2024-12-24T00:00:00</dc:date>
              <text:p text:style-name="P1">BIOS 10.5</text:p>
            </office:annotation>
            <text:p>MSI H81I (MS-7851) 2.0</text:p>
          </table:table-cell>
          <table:table-cell table:style-name="ce5" office:value-type="string" calcext:value-type="string">
            <text:p>be quiet! L8-3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X25-V 40 GB</text:p>
          </table:table-cell>
          <table:table-cell table:style-name="ce5" office:value-type="string" calcext:value-type="string">
            <text:p>1 x 4 GB XMS3 (1333 MHz, CL9)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Razer Deathadder (USB), Noppoo Choc Mini (USB), ASUS PB278Q (2560x1440, HDMI@60Hz), USB Stick</text:p>
          </table:table-cell>
          <table:table-cell table:style-name="ce5" office:value-type="string" calcext:value-type="string">
            <text:p>1x Noctua NF-F12@301 RPM</text:p>
          </table:table-cell>
          <table:table-cell table:style-name="ce18" table:formula="of:=HYPERLINK(&quot;http://www.hardwareluxx.de/community/f84/die-sparsamsten-systeme-30w-idle-1007101-24.html#post22936038&quot;;&quot;Hoagie&quot;)" office:value-type="string" office:string-value="Hoagie" calcext:value-type="string">
            <text:p>Hoagi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4.2" calcext:value-type="float">
            <text:p>14.2</text:p>
          </table:table-cell>
          <table:table-cell table:style-name="ce5"/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4440</text:p>
          </table:table-cell>
          <table:table-cell table:style-name="ce5" office:value-type="string" calcext:value-type="string">
            <text:p>Asrock B85 Pro4</text:p>
          </table:table-cell>
          <table:table-cell table:style-name="ce5" office:value-type="string" calcext:value-type="string">
            <text:p>PicoPSU-90-XLP + Leicke 120W NT</text:p>
          </table:table-cell>
          <table:table-cell table:style-name="ce5" office:value-type="string" calcext:value-type="string">
            <office:annotation draw:style-name="gr5" draw:text-style-name="P2" svg:width="917.46pt" svg:height="27.01pt" svg:x="741.23pt" svg:y="1109.99pt" draw:caption-point-x="-11.54pt" draw:caption-point-y="-7.23pt">
              <dc:date>2024-12-24T00:00:00</dc:date>
              <text:p text:style-name="P1">Sapphire Ultimate Radeon HD7750 (passiv) @PCIe 2.0 x16 (x4)</text:p>
            </office:annotation>
            <text:p>HD7750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1 x 4GB DDR3-1600 Crucial Ballistix Sport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iiyama GB2773HS ohne ZCP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5.html#post21934004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4.3" calcext:value-type="float">
            <text:p>14.3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us H81I-Plus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4.3" calcext:value-type="float">
            <text:p>14.3</text:p>
          </table:table-cell>
          <table:table-cell table:style-name="ce5" office:value-type="float" office:value="90.4" calcext:value-type="float">
            <office:annotation draw:style-name="gr3" draw:text-style-name="P2" svg:width="531.35pt" svg:height="26.99pt" svg:x="101.54pt" svg:y="1141.51pt" draw:caption-point-x="-11.54pt" draw:caption-point-y="-22.99pt">
              <dc:date>2024-12-24T00:00:00</dc:date>
              <text:p text:style-name="P1">In-place large FFT</text:p>
            </office:annotation>
            <text:p>90.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Xeon E3-1225-V3</text:p>
          </table:table-cell>
          <table:table-cell table:style-name="ce5" office:value-type="string" calcext:value-type="string">
            <text:p>Dell PowerEdge T20</text:p>
          </table:table-cell>
          <table:table-cell table:style-name="ce5" office:value-type="string" calcext:value-type="string">
            <text:p>HU290EM-01 290Watt Netzteil 80 PLUS Bronz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4 x 4GB DDR3 1866 Elpida ECC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Fujitsu Siemens über VGA (1280x1024), Maus und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1541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14.6" calcext:value-type="float">
            <text:p>14.6</text:p>
          </table:table-cell>
          <table:table-cell table:style-name="ce5" office:value-type="float" office:value="111" calcext:value-type="float">
            <text:p>11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90</text:p>
          </table:table-cell>
          <table:table-cell table:style-name="ce5" office:value-type="string" calcext:value-type="string">
            <text:p>Fujitsu D3221-A1</text:p>
          </table:table-cell>
          <table:table-cell table:style-name="ce5" office:value-type="string" calcext:value-type="string">
            <text:p>DPS-250AB ATX FSC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msung 850Evo 250GB</text:p>
          </table:table-cell>
          <table:table-cell table:style-name="ce5" office:value-type="string" calcext:value-type="string">
            <text:p>2 x 8GB DDR3 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FSC Maus und Tastatur, Monitor@DVI</text:p>
          </table:table-cell>
          <table:table-cell table:style-name="ce5" office:value-type="string" calcext:value-type="string">
            <text:p>AVC Aktiv</text:p>
          </table:table-cell>
          <table:table-cell table:style-name="ce18" table:formula="of:=HYPERLINK(&quot;http://www.hardwareluxx.de/community/f84/die-sparsamsten-systeme-30w-idle-1007101-31.html#post23324382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14.9" calcext:value-type="float">
            <text:p>14.9</text:p>
          </table:table-cell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5" office:value-type="string" calcext:value-type="string">
            <text:p>Intel Atom D425</text:p>
          </table:table-cell>
          <table:table-cell table:style-name="ce5" office:value-type="string" calcext:value-type="string">
            <text:p>Intel D425KT</text:p>
          </table:table-cell>
          <table:table-cell table:style-name="ce5" office:value-type="string" calcext:value-type="string">
            <text:p>LC-1340mi + LC-Power 75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Hitachi 2.5" 120GB</text:p>
          </table:table-cell>
          <table:table-cell table:style-name="ce5" office:value-type="string" calcext:value-type="string">
            <text:p>1 x 2GB DDR3-800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link USB Funk Tastaur und Maus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8.html#post23131256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43.3" calcext:value-type="float">
            <text:p>43.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MSI Z97M-G43</text:p>
          </table:table-cell>
          <table:table-cell table:style-name="ce5" office:value-type="string" calcext:value-type="string">
            <text:p>be quiet! L8 300 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Teamgroup Dark L3 60 GB</text:p>
          </table:table-cell>
          <table:table-cell table:style-name="ce5" office:value-type="string" calcext:value-type="string">
            <text:p>1 x 8 GB DDR3-1333 Kingston KTD-XPS730B/8G @ 1,5 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318e, Cherry G85-23100DE-0, Eizo EV2335w @ Displayport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6.html#post22404651&quot;;&quot;Cave Canem&quot;)" office:value-type="string" office:string-value="Cave Canem" calcext:value-type="string">
            <text:p>Cave Canem</text:p>
          </table:table-cell>
          <table:table-cell table:number-columns-repeated="101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office:annotation draw:style-name="gr3" draw:text-style-name="P2" svg:width="882.06pt" svg:height="26.99pt" svg:x="632.89pt" svg:y="1204.5pt" draw:caption-point-x="-11.54pt" draw:caption-point-y="-22.99pt">
              <dc:date>2024-12-24T00:00:00</dc:date>
              <text:p text:style-name="P1">LC-1340mi case</text:p>
            </office:annotation>
            <text:p>LC Power 75W adapter, China PicoPSU 16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Cresta RCE1106</text:p>
          </table:table-cell>
          <table:table-cell table:style-name="ce5" office:value-type="string" calcext:value-type="string">
            <text:p>OCZ Onyx 32GB SSD</text:p>
          </table:table-cell>
          <table:table-cell table:style-name="ce5" office:value-type="string" calcext:value-type="string">
            <text:p>1 x 4GB Crucial DDR3 1333 CT51264BA1339</text:p>
          </table:table-cell>
          <table:table-cell table:style-name="ce5" office:value-type="string" calcext:value-type="string">
            <text:p>Win7 32bit</text:p>
          </table:table-cell>
          <table:table-cell table:style-name="ce5" office:value-type="string" calcext:value-type="string">
            <text:p>Logitech tastatur und maus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8.html#post21975929&quot;;&quot;audiojunk66&quot;)" office:value-type="string" office:string-value="audiojunk66" calcext:value-type="string">
            <text:p>audiojunk66</text:p>
          </table:table-cell>
          <table:table-cell table:number-columns-repeated="1010"/>
        </table:table-row>
        <table:table-row table:style-name="ro1">
          <table:table-cell table:style-name="ce4" office:value-type="float" office:value="15.2" calcext:value-type="float">
            <text:p>15.2</text:p>
          </table:table-cell>
          <table:table-cell table:style-name="ce5" office:value-type="float" office:value="49" calcext:value-type="float">
            <text:p>49</text:p>
          </table:table-cell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MSI Z87-GD65 Gaming</text:p>
          </table:table-cell>
          <table:table-cell table:style-name="ce5" office:value-type="string" calcext:value-type="string">
            <text:p>PicoPSU-160XT + 80W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 64GB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8.html#post2314407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5.3" calcext:value-type="float">
            <text:p>15.3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620</text:p>
          </table:table-cell>
          <table:table-cell table:style-name="ce5" office:value-type="string" calcext:value-type="string">
            <text:p>Asrock Z68 ITX-HT</text:p>
          </table:table-cell>
          <table:table-cell table:style-name="ce5" office:value-type="string" calcext:value-type="string">
            <text:p>LC Power 75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40GB Intel X25-V</text:p>
          </table:table-cell>
          <table:table-cell table:style-name="ce5" office:value-type="string" calcext:value-type="string">
            <text:p>2 x 4GB Gskill 1333 @ 1.5V</text:p>
          </table:table-cell>
          <table:table-cell table:style-name="ce5" office:value-type="string" calcext:value-type="string">
            <text:p>Proxmox Ve 3.2-4</text:p>
          </table:table-cell>
          <table:table-cell table:style-name="ce5" office:value-type="string" calcext:value-type="string">
            <text:p>G19 + Sharkoon Fireglider, Monitor @ 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7.html#post22442487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93" calcext:value-type="float">
            <text:p>9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traight Power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WSE LVM 120</text:p>
          </table:table-cell>
          <table:table-cell table:style-name="ce5" office:value-type="string" calcext:value-type="string">
            <text:p>Crucial m4 256GB</text:p>
          </table:table-cell>
          <table:table-cell table:style-name="ce5" office:value-type="string" calcext:value-type="string">
            <text:p>2 x 4GB Corsair Vengeance LP DDR3-1600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Unifying, Dell U2312HM</text:p>
          </table:table-cell>
          <table:table-cell table:style-name="ce5" office:value-type="string" calcext:value-type="string">
            <text:p>Noctua NH-U12S</text:p>
          </table:table-cell>
          <table:table-cell table:style-name="ce21" table:formula="of:=HYPERLINK(&quot;http://www.hardwareluxx.de/community/f84/die-sparsamsten-systeme-30w-idle-1007101-12.html#post22191135&quot;;&quot;dyn.TrApS&quot;)" office:value-type="string" office:string-value="dyn.TrApS" calcext:value-type="string">
            <text:p>dyn.TrApS</text:p>
          </table:table-cell>
          <table:table-cell table:number-columns-repeated="1010"/>
        </table:table-row>
        <table:table-row table:style-name="ro1"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74" calcext:value-type="float">
            <text:p>74</text:p>
          </table:table-cell>
          <table:table-cell table:style-name="ce10"/>
          <table:table-cell table:style-name="ce5" office:value-type="string" calcext:value-type="string">
            <text:p>AMD A8-3820</text:p>
          </table:table-cell>
          <table:table-cell table:style-name="ce5" office:value-type="string" calcext:value-type="string">
            <text:p>Gigabyte A75N-USB3</text:p>
          </table:table-cell>
          <table:table-cell table:style-name="ce5" office:value-type="string" calcext:value-type="string">
            <text:p>PicoPSU 160-XT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1 x 4GB DDR3-1600 Samsung Green Series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.html#post21873636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Core i3-4330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FSP Group NB 1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MT707CTL</text:p>
          </table:table-cell>
          <table:table-cell table:style-name="ce5" office:value-type="string" calcext:value-type="string">
            <text:p>Crucial m4 64GB, mSATA 6Gb/s</text:p>
          </table:table-cell>
          <table:table-cell table:style-name="ce5" office:value-type="string" calcext:value-type="string">
            <text:p>2 x GeIL Green SO-DIMM 4GB, DDR3L-1333, CL9-9-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325, Logitech K360, Asus VW222U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41118&quot;;&quot;Biolante&quot;)" office:value-type="string" office:string-value="Biolante" calcext:value-type="string">
            <text:p>Biolante</text:p>
          </table:table-cell>
          <table:table-cell table:number-columns-repeated="101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62.8" calcext:value-type="float">
            <text:p>62.8</text:p>
          </table:table-cell>
          <table:table-cell table:style-name="ce12" table:formula="of:=HYPERLINK(&quot;http://www.hardwareluxx.de/community/f84/spontane-neustarts-mit-aktiviertem-c6-modus-auf-asrock-boards-1032098.html#post22484269&quot;;&quot;C3&quot;)" office:value-type="string" office:string-value="C3" calcext:value-type="string">
            <text:p>C3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Sea Sonic SS-300TGW 300W TF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4145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5" office:value-type="string" calcext:value-type="string">
            <text:p>Intel Celeron G2020</text:p>
          </table:table-cell>
          <table:table-cell table:style-name="ce5" office:value-type="string" calcext:value-type="string">
            <text:p>Asrock H61M-ITX</text:p>
          </table:table-cell>
          <table:table-cell table:style-name="ce5" office:value-type="string" calcext:value-type="string">
            <text:p>Antec ISK 110 VESA 90W Extern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unbekannt</text:p>
          </table:table-cell>
          <table:table-cell table:style-name="ce5" office:value-type="string" calcext:value-type="string">
            <text:p>4GB Ram 1.5V 1600 G.Skill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WiFi aktiv, Maus, Bluetooth Apple Wireless Keyboard, HDMI am Fernseher</text:p>
          </table:table-cell>
          <table:table-cell table:style-name="ce5" office:value-type="string" calcext:value-type="string">
            <text:p>unbekannt</text:p>
          </table:table-cell>
          <table:table-cell table:style-name="ce18" table:formula="of:=HYPERLINK(&quot;http://www.hardwareluxx.de/community/f84/die-sparsamsten-systeme-30w-idle-1007101-23.html#post22883279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42" calcext:value-type="float">
            <text:p>4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Rock Z87M OC Formula</text:p>
          </table:table-cell>
          <table:table-cell table:style-name="ce5" office:value-type="string" calcext:value-type="string">
            <text:p>BQ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REV Typ: 2580</text:p>
          </table:table-cell>
          <table:table-cell table:style-name="ce5" office:value-type="string" calcext:value-type="string">
            <text:p>Intel 330 SSD 60 GB</text:p>
          </table:table-cell>
          <table:table-cell table:style-name="ce5" office:value-type="string" calcext:value-type="string">
            <text:p>2 x 4Gb G-Skill Ares F3-2400C11-4GAB @ 1600 Mhz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G19, Logitech G9, Samsung T260 per HDMI, WLAN Stick</text:p>
          </table:table-cell>
          <table:table-cell table:style-name="ce5" office:value-type="string" calcext:value-type="string">
            <text:p>120er Noctua 120 NF-P12</text:p>
          </table:table-cell>
          <table:table-cell table:style-name="ce18" table:formula="of:=HYPERLINK(&quot;http://www.hardwareluxx.de/community/f84/die-sparsamsten-systeme-30w-idle-1007101-23.html#post22883977&quot;;&quot;simder&quot;)" office:value-type="string" office:string-value="simder" calcext:value-type="string">
            <text:p>simder</text:p>
          </table:table-cell>
          <table:table-cell table:number-columns-repeated="1010"/>
        </table:table-row>
        <table:table-row table:style-name="ro1"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29.8" calcext:value-type="float">
            <text:p>29.8</text:p>
          </table:table-cell>
          <table:table-cell table:style-name="ce10"/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B75M-ITX</text:p>
          </table:table-cell>
          <table:table-cell table:style-name="ce5" office:value-type="string" calcext:value-type="string">
            <text:p>PicoPSU-150-XT und Seasonic SSA-0601D-12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Basic 2</text:p>
          </table:table-cell>
          <table:table-cell table:style-name="ce5" office:value-type="string" calcext:value-type="string">
            <text:p>Samsung 840 250GB</text:p>
          </table:table-cell>
          <table:table-cell table:style-name="ce5" office:value-type="string" calcext:value-type="string">
            <text:p>1 x 4GB low profile Kingston KVR1333D3N9/4G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Fujitsu Siemens OEM (USB) Maus+Tastatur, Fujitsu Siemens L22W-6SA, Hitachi LG GH10N DVD Brenner</text:p>
          </table:table-cell>
          <table:table-cell table:style-name="ce5" office:value-type="string" calcext:value-type="string">
            <text:p>Noctua NF-P12@400rpm</text:p>
          </table:table-cell>
          <table:table-cell table:style-name="ce21" table:formula="of:=HYPERLINK(&quot;http://www.hardwareluxx.de/community/f84/die-sparsamsten-systeme-30w-idle-1007101-3.html#post21881471&quot;;&quot;alpha-3&quot;)" office:value-type="string" office:string-value="alpha-3" calcext:value-type="string">
            <text:p>alpha-3</text:p>
          </table:table-cell>
          <table:table-cell table:number-columns-repeated="1010"/>
        </table:table-row>
        <table:table-row table:style-name="ro1">
          <table:table-cell table:style-name="ce4" office:value-type="float" office:value="16.5" calcext:value-type="float">
            <office:annotation draw:style-name="gr5" draw:text-style-name="P2" svg:width="304.95pt" svg:height="27.01pt" svg:x="55.7pt" svg:y="1361.99pt" draw:caption-point-x="-11.54pt" draw:caption-point-y="-22.96pt">
              <dc:date>2024-12-24T00:00:00</dc:date>
              <text:p text:style-name="P1">ohne KVM reduziert sich der Idle-Verbrauch um ca 1,8W </text:p>
            </office:annotation>
            <text:p>16.5</text:p>
          </table:table-cell>
          <table:table-cell table:style-name="ce4" office:value-type="float" office:value="52" calcext:value-type="float">
            <text:p>5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MSI Z97M GAMING</text:p>
          </table:table-cell>
          <table:table-cell table:style-name="ce5" office:value-type="string" calcext:value-type="string">
            <text:p>Antec Earth Watts Platinum 4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Transcend TS64GMSA340 (in SATA-Adapter)</text:p>
          </table:table-cell>
          <table:table-cell table:style-name="ce5" office:value-type="string" calcext:value-type="string">
            <text:p>2 x 4GB DDR3-1600 (G.SKILL TridentX F3-2400C9D-8GTXD @ AUTO)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Avocent Switchview DVI, MS Natural Keyboard 4000, Razer Diamondback</text:p>
          </table:table-cell>
          <table:table-cell table:style-name="ce5" office:value-type="string" calcext:value-type="string">
            <text:p>1x Thermalright TY-150 am CPU-Kühler</text:p>
          </table:table-cell>
          <table:table-cell table:style-name="ce20" table:formula="of:=HYPERLINK(&quot;http://www.hardwareluxx.de/community/f84/die-sparsamsten-systeme-30w-idle-1007101-31.html#post23476294&quot;;&quot;emissary42&quot;)" office:value-type="string" office:string-value="emissary42" calcext:value-type="string">
            <text:p>emissary42</text:p>
          </table:table-cell>
          <table:table-cell table:number-columns-repeated="1010"/>
        </table:table-row>
        <table:table-row table:style-name="ro1">
          <table:table-cell table:style-name="ce4" office:value-type="float" office:value="16.8" calcext:value-type="float">
            <text:p>16.8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LC Power 1320mi integrier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Transcend JetFlash 700</text:p>
          </table:table-cell>
          <table:table-cell table:style-name="ce5" office:value-type="string" calcext:value-type="string">
            <text:p>1 x 4GB Kingston Value Ram 1333</text:p>
          </table:table-cell>
          <table:table-cell table:style-name="ce5" office:value-type="string" calcext:value-type="string">
            <text:p>OpenELEC 4.0.7</text:p>
          </table:table-cell>
          <table:table-cell table:style-name="ce5" office:value-type="string" calcext:value-type="string">
            <text:p>Logitech Maus, Trust Tastatur, Samsung UE55F6170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8.html#post22471704&quot;;&quot;schorle90&quot;)" office:value-type="string" office:string-value="schorle90" calcext:value-type="string">
            <text:p>schorle90</text:p>
          </table:table-cell>
          <table:table-cell table:number-columns-repeated="1010"/>
        </table:table-row>
        <table:table-row table:style-name="ro1"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B75 Pro3</text:p>
          </table:table-cell>
          <table:table-cell table:style-name="ce5" office:value-type="string" calcext:value-type="string">
            <text:p>PicoPSU-90-XLP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</text:p>
          </table:table-cell>
          <table:table-cell table:style-name="ce5" office:value-type="string" calcext:value-type="string">
            <text:p>1 x 2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3.html#post21881084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6.9" calcext:value-type="float">
            <text:p>16.9</text:p>
          </table:table-cell>
          <table:table-cell table:style-name="ce4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no-name von Amazon</text:p>
          </table:table-cell>
          <table:table-cell table:style-name="ce5" office:value-type="string" calcext:value-type="string">
            <text:p>Seagate 4 TB</text:p>
          </table:table-cell>
          <table:table-cell table:style-name="ce5" office:value-type="string" calcext:value-type="string">
            <text:p>1 x 4 GB G-Skill Ripjaw 1333MHZ @ 1.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nifying/K400</text:p>
          </table:table-cell>
          <table:table-cell table:style-name="ce5" office:value-type="string" calcext:value-type="string">
            <text:p>1 x 120er + Boxed Kühler</text:p>
          </table:table-cell>
          <table:table-cell table:style-name="ce18" table:formula="of:=HYPERLINK(&quot;http://www.hardwareluxx.de/community/f84/die-sparsamsten-systeme-30w-idle-1007101-25.html#post22951147&quot;;&quot;Gorerotic&quot;)" office:value-type="string" office:string-value="Gorerotic" calcext:value-type="string">
            <text:p>Gorerotic</text:p>
          </table:table-cell>
          <table:table-cell table:number-columns-repeated="1010"/>
        </table:table-row>
        <table:table-row table:style-name="ro1"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32.3" calcext:value-type="float">
            <text:p>32.3</text:p>
          </table:table-cell>
          <table:table-cell table:style-name="ce10"/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B75M-ITX</text:p>
          </table:table-cell>
          <table:table-cell table:style-name="ce5" office:value-type="string" calcext:value-type="string">
            <text:p>PicoPSU-90 und Seasonic SSA-0601D-12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Basic 2</text:p>
          </table:table-cell>
          <table:table-cell table:style-name="ce5" office:value-type="string" calcext:value-type="string">
            <text:p>Samsung 840 500GB</text:p>
          </table:table-cell>
          <table:table-cell table:style-name="ce5" office:value-type="string" calcext:value-type="string">
            <text:p>2 x 4GB low profile Kingston ( 2x KVR1333D3N9/4G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Razer DeathAdder Black Edition, IBM Model M Tastatur, LG Flatron W2600HP</text:p>
          </table:table-cell>
          <table:table-cell table:style-name="ce5" office:value-type="string" calcext:value-type="string">
            <text:p>Noctua NH-L9i@900rpm/Noctua NF-A4x10 FLX@1900rpm</text:p>
          </table:table-cell>
          <table:table-cell table:style-name="ce21" table:formula="of:=HYPERLINK(&quot;http://www.hardwareluxx.de/community/f84/die-sparsamsten-systeme-30w-idle-1007101-3.html#post21880722&quot;;&quot;alpha-3&quot;)" office:value-type="string" office:string-value="alpha-3" calcext:value-type="string">
            <text:p>alpha-3</text:p>
          </table:table-cell>
          <table:table-cell table:number-columns-repeated="1010"/>
        </table:table-row>
        <table:table-row table:style-name="ro1">
          <table:table-cell table:style-name="ce4" office:value-type="float" office:value="17.4" calcext:value-type="float">
            <text:p>17.4</text:p>
          </table:table-cell>
          <table:table-cell table:style-name="ce4" office:value-type="string" calcext:value-type="string">
            <text:p>48,2</text:p>
          </table:table-cell>
          <table:table-cell table:style-name="ce10"/>
          <table:table-cell table:style-name="ce5" office:value-type="string" calcext:value-type="string">
            <text:p>Intel C2D Mobile P9500</text:p>
          </table:table-cell>
          <table:table-cell table:style-name="ce5" office:value-type="string" calcext:value-type="string">
            <text:p>DFI CA100-D</text:p>
          </table:table-cell>
          <table:table-cell table:style-name="ce5" office:value-type="string" calcext:value-type="string">
            <text:p>PicoPSU Gelb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30 Series 128GB</text:p>
          </table:table-cell>
          <table:table-cell table:style-name="ce5" office:value-type="string" calcext:value-type="string">
            <text:p>2 x TS512MSK64V3N (Transcend DDR3 SO-DIMM 4GB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Wireless Optical Desktop Receiver 2.0, md86540, Hyundai Q17+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9.html#post21978732&quot;;&quot;Biolante&quot;)" office:value-type="string" office:string-value="Biolante" calcext:value-type="string">
            <text:p>Biolante</text:p>
          </table:table-cell>
          <table:table-cell table:number-columns-repeated="1010"/>
        </table:table-row>
        <table:table-row table:style-name="ro1">
          <table:table-cell table:style-name="ce4" office:value-type="float" office:value="17.7" calcext:value-type="float">
            <text:p>17.7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H81TM-ITX</text:p>
          </table:table-cell>
          <table:table-cell table:style-name="ce5" office:value-type="string" calcext:value-type="string">
            <text:p>19V HP Notebooknetzteil 90W PA-1900-32HN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2GB ADATA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USB-Tastatur, iiyama GB2773HS per DVI verbunden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8.html#post224514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7.8" calcext:value-type="float">
            <text:p>17.8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Gigabyte B75N</text:p>
          </table:table-cell>
          <table:table-cell table:style-name="ce5" office:value-type="string" calcext:value-type="string">
            <text:p>Pico PSU 150 + 120W China Brick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40GB SSD</text:p>
          </table:table-cell>
          <table:table-cell table:style-name="ce5" office:value-type="string" calcext:value-type="string">
            <text:p>2 x 4GB GSkill DDR3-1333</text:p>
          </table:table-cell>
          <table:table-cell table:style-name="ce5" office:value-type="string" calcext:value-type="string">
            <text:p>Win 2012R2 Server</text:p>
          </table:table-cell>
          <table:table-cell table:style-name="ce5" office:value-type="string" calcext:value-type="string">
            <text:p>Sharkoon Fireglider, Logitech G19, HP w2207 (per DVI)</text:p>
          </table:table-cell>
          <table:table-cell table:style-name="ce5" office:value-type="string" calcext:value-type="string">
            <text:p>1155 Boxed kühler@pwm</text:p>
          </table:table-cell>
          <table:table-cell table:style-name="ce18" table:formula="of:=HYPERLINK(&quot;http://www.hardwareluxx.de/community/f84/die-sparsamsten-systeme-30w-idle-1007101-23.html#post22867794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>
          <table:table-cell table:style-name="ce4" office:value-type="float" office:value="18.2" calcext:value-type="float">
            <text:p>18.2</text:p>
          </table:table-cell>
          <table:table-cell table:style-name="ce5" office:value-type="float" office:value="36.2" calcext:value-type="float">
            <text:p>36.2</text:p>
          </table:table-cell>
          <table:table-cell table:style-name="ce12" table:formula="of:=HYPERLINK(&quot;http://abload.de/img/h61probtcn1ebc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H61 Pro BTC</text:p>
          </table:table-cell>
          <table:table-cell table:style-name="ce5" office:value-type="string" calcext:value-type="string">
            <text:p>be quiet! L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HGST Travelstar 7K1000 1TB 2.5"</text:p>
          </table:table-cell>
          <table:table-cell table:style-name="ce5" office:value-type="string" calcext:value-type="string">
            <text:p>2 x 4GB Corsair Vengeance Low Profile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MX518, Fujitsu SL23T-1 LED (HDMI)</text:p>
          </table:table-cell>
          <table:table-cell table:style-name="ce5" office:value-type="string" calcext:value-type="string">
            <text:p>Scythe Big Shuriken 2 Rev. B @ passiv</text:p>
          </table:table-cell>
          <table:table-cell table:style-name="ce18" table:formula="of:=HYPERLINK(&quot;http://www.hardwareluxx.de/community/f84/die-sparsamsten-systeme-30w-idle-1007101-23.html#post22883086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18.4" calcext:value-type="float">
            <text:p>18.4</text:p>
          </table:table-cell>
          <table:table-cell table:style-name="ce5" office:value-type="float" office:value="47" calcext:value-type="float">
            <text:p>47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3220</text:p>
          </table:table-cell>
          <table:table-cell table:style-name="ce5" office:value-type="string" calcext:value-type="string">
            <text:p>Fujitsu D3162-A1</text:p>
          </table:table-cell>
          <table:table-cell table:style-name="ce5" office:value-type="string" calcext:value-type="string">
            <office:annotation draw:style-name="gr3" draw:text-style-name="P2" svg:width="882.06pt" svg:height="26.99pt" svg:x="632.89pt" svg:y="1503.75pt" draw:caption-point-x="-11.54pt" draw:caption-point-y="-22.99pt">
              <dc:date>2024-12-24T00:00:00</dc:date>
              <text:p text:style-name="P1">Fujitsu P910-L NT- Sonderanfertigung</text:p>
            </office:annotation>
            <text:p>DPS-250AB ATX FSC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WD5000AAKX 3,5' 500GB</text:p>
          </table:table-cell>
          <table:table-cell table:style-name="ce5" office:value-type="string" calcext:value-type="string">
            <text:p>2 x 4 GB 1.5V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FSC Maus und Tastatur, Monitor@DVI</text:p>
          </table:table-cell>
          <table:table-cell table:style-name="ce5" office:value-type="string" calcext:value-type="string">
            <text:p>AVC Aktiv</text:p>
          </table:table-cell>
          <table:table-cell table:style-name="ce18" table:formula="of:=HYPERLINK(&quot;http://www.hardwareluxx.de/community/f84/die-sparsamsten-systeme-30w-idle-1007101-post23241617.html#post23241617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18.6" calcext:value-type="float">
            <text:p>18.6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4670</text:p>
          </table:table-cell>
          <table:table-cell table:style-name="ce5" office:value-type="string" calcext:value-type="string">
            <text:p>MSI H87M-G43</text:p>
          </table:table-cell>
          <table:table-cell table:style-name="ce5" office:value-type="string" calcext:value-type="string">
            <text:p>PicoPSU-150-XT + Leicke 120W 12V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Pro 128GB</text:p>
          </table:table-cell>
          <table:table-cell table:style-name="ce5" office:value-type="string" calcext:value-type="string">
            <text:p>2 x 8GB Crucial Ballistix Sport ULV DIMM, DDR3-1600 @ 1,275V</text:p>
          </table:table-cell>
          <table:table-cell table:style-name="ce5" office:value-type="string" calcext:value-type="string">
            <text:p>Ubuntu 13.04 - Kernel 3.13.3</text:p>
          </table:table-cell>
          <table:table-cell table:style-name="ce5" office:value-type="string" calcext:value-type="string">
            <text:p>Logitech Illuminated Keyboard, Kensington USB Trackball, Dell U2412</text:p>
          </table:table-cell>
          <table:table-cell table:style-name="ce5" office:value-type="string" calcext:value-type="string">
            <text:p>1x beQuiet SW2 PWM 140mm</text:p>
          </table:table-cell>
          <table:table-cell table:style-name="ce21" table:formula="of:=HYPERLINK(&quot;http://www.hardwareluxx.de/community/f84/die-sparsamsten-systeme-30w-idle-1007101-3.html#post21901309&quot;;&quot;Droste&quot;)" office:value-type="string" office:string-value="Droste" calcext:value-type="string">
            <text:p>Droste</text:p>
          </table:table-cell>
          <table:table-cell table:number-columns-repeated="1010"/>
        </table:table-row>
        <table:table-row table:style-name="ro1"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51" calcext:value-type="float">
            <text:p>51</text:p>
          </table:table-cell>
          <table:table-cell table:style-name="ce10"/>
          <table:table-cell table:style-name="ce5" office:value-type="string" calcext:value-type="string">
            <text:p>Intel Celeron G530</text:p>
          </table:table-cell>
          <table:table-cell table:style-name="ce5" office:value-type="string" calcext:value-type="string">
            <text:p>Asrock B75 Pro3</text:p>
          </table:table-cell>
          <table:table-cell table:style-name="ce5" office:value-type="string" calcext:value-type="string">
            <text:p>PicoPSU-160-XT+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Kingston SSDNow V+ 100 96GB</text:p>
          </table:table-cell>
          <table:table-cell table:style-name="ce5" office:value-type="string" calcext:value-type="string">
            <text:p>2 x 2GB Kingston DDR3-1333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86" calcext:value-type="float">
            <text:p>86</text:p>
          </table:table-cell>
          <table:table-cell table:style-name="ce10"/>
          <table:table-cell table:style-name="ce5" office:value-type="string" calcext:value-type="string">
            <text:p>Intel Core i5-3570K</text:p>
          </table:table-cell>
          <table:table-cell table:style-name="ce5" office:value-type="string" calcext:value-type="string">
            <text:p>Intel DH77EB</text:p>
          </table:table-cell>
          <table:table-cell table:style-name="ce5" office:value-type="string" calcext:value-type="string">
            <text:p>Sea Sonic SS-300TGW 300W TF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 231E</text:p>
          </table:table-cell>
          <table:table-cell table:style-name="ce5" office:value-type="string" calcext:value-type="string">
            <text:p>Crucial m4 SSD 128GB mSATA</text:p>
          </table:table-cell>
          <table:table-cell table:style-name="ce5" office:value-type="string" calcext:value-type="string">
            <text:p>2 x 4 GB DDR3-1866 Crucial 1,5V</text:p>
          </table:table-cell>
          <table:table-cell table:style-name="ce5" office:value-type="string" calcext:value-type="string">
            <text:p>Ubuntu 12.04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5.html#post21915793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2400</text:p>
          </table:table-cell>
          <table:table-cell table:style-name="ce5" office:value-type="string" calcext:value-type="string">
            <text:p>Fujitsu D3032</text:p>
          </table:table-cell>
          <table:table-cell table:style-name="ce5" office:value-type="string" calcext:value-type="string">
            <text:p>Fujitsu 280W 85+ (TFX?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Expert II</text:p>
          </table:table-cell>
          <table:table-cell table:style-name="ce5" office:value-type="string" calcext:value-type="string">
            <text:p>WD5000</text:p>
          </table:table-cell>
          <table:table-cell table:style-name="ce5" office:value-type="string" calcext:value-type="string">
            <text:p>1 x 4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SB-Maus, PS-2 Tastatur, DVD-RW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2.html#post21878752&quot;;&quot;V12&quot;)" office:value-type="string" office:string-value="V12" calcext:value-type="string">
            <text:p>V12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9" calcext:value-type="float">
            <text:p>19</text:p>
          </table:table-cell>
          <table:table-cell table:style-name="ce5" office:value-type="float" office:value="82" calcext:value-type="float">
            <text:p>8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43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XFX 7750 passiv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Samsung 840 Evo 120GB</text:p>
          </table:table-cell>
          <table:table-cell table:style-name="ce5" office:value-type="string" calcext:value-type="string">
            <text:p>2 x 4GB Kingston 2Rx8 PC3-12800S-11-11-F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DVI Monitor</text:p>
          </table:table-cell>
          <table:table-cell table:style-name="ce5" office:value-type="string" calcext:value-type="string">
            <text:p>1x Scythe Mugen 2 Lüfter @300U/m</text:p>
          </table:table-cell>
          <table:table-cell table:style-name="ce18" table:formula="of:=HYPERLINK(&quot;http://www.hardwareluxx.de/community/f84/die-sparsamsten-systeme-30w-idle-1007101-26.html#post23057530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9.5" calcext:value-type="float">
            <text:p>19.5</text:p>
          </table:table-cell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 160XT + 180W Dell DA3 NT</text:p>
          </table:table-cell>
          <table:table-cell table:style-name="ce5" office:value-type="string" calcext:value-type="string">
            <office:annotation draw:style-name="gr5" draw:text-style-name="P2" svg:width="917.46pt" svg:height="27.01pt" svg:x="741.23pt" svg:y="1566.74pt" draw:caption-point-x="-11.54pt" draw:caption-point-y="-7.23pt">
              <dc:date>2024-12-24T00:00:00</dc:date>
              <text:p text:style-name="P1">passiv@Prolimatech MK-26</text:p>
            </office:annotation>
            <text:p>GeForce GTX 750TI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mSATA SSD 256GB</text:p>
          </table:table-cell>
          <table:table-cell table:style-name="ce5" office:value-type="string" calcext:value-type="string">
            <text:p>2 x 4GB DDR3-1600 Crucial Ballistix Sport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BenQ XL2720T, Logitech G5, Cherry G230, WLAN/Bluetooth über Gerätemanager deaktiviert</text:p>
          </table:table-cell>
          <table:table-cell table:style-name="ce5" office:value-type="string" calcext:value-type="string">
            <text:p>passiv </text:p>
          </table:table-cell>
          <table:table-cell table:style-name="ce21" table:formula="of:=HYPERLINK(&quot;http://www.hardwareluxx.de/community/f84/die-sparsamsten-systeme-30w-idle-1007101-22.html#post22769591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9.6" calcext:value-type="float">
            <text:p>19.6</text:p>
          </table:table-cell>
          <table:table-cell table:style-name="ce4" office:value-type="float" office:value="75" calcext:value-type="float">
            <text:p>75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Gigabyte Z87-D3HP</text:p>
          </table:table-cell>
          <table:table-cell table:style-name="ce5" office:value-type="string" calcext:value-type="string">
            <text:p>Seasonic G-4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Expert II</text:p>
          </table:table-cell>
          <table:table-cell table:style-name="ce5" office:value-type="string" calcext:value-type="string">
            <text:p>Samsung 840 Evo</text:p>
          </table:table-cell>
          <table:table-cell table:style-name="ce5" office:value-type="string" calcext:value-type="string">
            <text:p>2 x 4GB Kingston HyperX LoVo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Tastatur Cherry G81-3000 PS-2, Logitech USB-Maus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4.html#post21908704&quot;;&quot;V12&quot;)" office:value-type="string" office:string-value="V12" calcext:value-type="string">
            <text:p>V12</text:p>
          </table:table-cell>
          <table:table-cell table:number-columns-repeated="1010"/>
        </table:table-row>
        <table:table-row table:style-name="ro1">
          <table:table-cell table:style-name="ce4" office:value-type="float" office:value="19.6" calcext:value-type="float">
            <text:p>19.6</text:p>
          </table:table-cell>
          <table:table-cell table:style-name="ce4" office:value-type="float" office:value="44.6" calcext:value-type="float">
            <text:p>44.6</text:p>
          </table:table-cell>
          <table:table-cell table:style-name="ce12" table:formula="of:=HYPERLINK(&quot;http://abload.de/img/dh67gd_c6umrl5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Pentium G2020</text:p>
          </table:table-cell>
          <table:table-cell table:style-name="ce5" office:value-type="string" calcext:value-type="string">
            <text:p>Intel DH67GD</text:p>
          </table:table-cell>
          <table:table-cell table:style-name="ce5" office:value-type="string" calcext:value-type="string">
            <text:p>bq S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SSD 330 + 2,5 HDD</text:p>
          </table:table-cell>
          <table:table-cell table:style-name="ce5" office:value-type="string" calcext:value-type="string">
            <text:p>2 x 4GB 1600 Corsair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Scythe Big Shuriken 2 Rev. B</text:p>
          </table:table-cell>
          <table:table-cell table:style-name="ce18" table:formula="of:=HYPERLINK(&quot;http://www.hardwareluxx.de/community/f84/die-sparsamsten-systeme-30w-idle-1007101-31.html#post23467761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MSI B85M-E43 DASH</text:p>
          </table:table-cell>
          <table:table-cell table:style-name="ce5" office:value-type="string" calcext:value-type="string">
            <text:p>be quiet! Straight Power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REV Typ: 2580</text:p>
          </table:table-cell>
          <table:table-cell table:style-name="ce5" office:value-type="string" calcext:value-type="string">
            <text:p>Intel SSD 330 60GB</text:p>
          </table:table-cell>
          <table:table-cell table:style-name="ce5" office:value-type="string" calcext:value-type="string">
            <text:p>4 GB Kingston ValueRam 1333 MHZ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G9x, Logitech G19, Samsung T260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2.html#post21873461&quot;;&quot;simder&quot;)" office:value-type="string" office:string-value="simder" calcext:value-type="string">
            <text:p>simde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0" calcext:value-type="float">
            <text:p>20</text:p>
          </table:table-cell>
          <table:table-cell table:style-name="ce5" office:value-type="float" office:value="81" calcext:value-type="float">
            <text:p>81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443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750Ti 2GB Zotac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Samsung 840 Evo 120GB</text:p>
          </table:table-cell>
          <table:table-cell table:style-name="ce5" office:value-type="string" calcext:value-type="string">
            <text:p>2 x 4GB Kingston 2Rx8 PC3-12800S-11-11-F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DVI Monitor</text:p>
          </table:table-cell>
          <table:table-cell table:style-name="ce5" office:value-type="string" calcext:value-type="string">
            <text:p>1x Scythe Mugen 2 Lüfter @300U/m</text:p>
          </table:table-cell>
          <table:table-cell table:style-name="ce18" table:formula="of:=HYPERLINK(&quot;http://www.hardwareluxx.de/community/f84/die-sparsamsten-systeme-30w-idle-1007101-26.html#post23057530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>
          <table:table-cell table:style-name="ce4" office:value-type="float" office:value="20.5" calcext:value-type="float">
            <text:p>20.5</text:p>
          </table:table-cell>
          <table:table-cell table:style-name="ce5" office:value-type="float" office:value="43.5" calcext:value-type="float">
            <text:p>43.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620</text:p>
          </table:table-cell>
          <table:table-cell table:style-name="ce5" office:value-type="string" calcext:value-type="string">
            <text:p>Gigabyte GA-B75M-D3H</text:p>
          </table:table-cell>
          <table:table-cell table:style-name="ce5" office:value-type="string" calcext:value-type="string">
            <text:p>Pico-Box Z3-ATX-200 mit Fujitsu Notebook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1 x 2GB DDR3 1066 OZC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link (Funk/USB), Samsung über DVI (1920x1080) 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7.html#post23089187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21" calcext:value-type="float">
            <office:annotation draw:style-name="gr11" draw:text-style-name="P2" svg:width="304.95pt" svg:height="16.89pt" svg:x="55.7pt" svg:y="1642.68pt" draw:caption-point-x="-11.54pt" draw:caption-point-y="-20.15pt">
              <dc:date>2024-12-24T00:00:00</dc:date>
              <text:p text:style-name="P1">mit 4 Turnkey Linux VMs aktiv</text:p>
            </office:annotation>
            <text:p>21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2400</text:p>
          </table:table-cell>
          <table:table-cell table:style-name="ce5" office:value-type="string" calcext:value-type="string">
            <text:p>Intel DQ67SW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Kingston 240GB SSD</text:p>
          </table:table-cell>
          <table:table-cell table:style-name="ce5" office:value-type="string" calcext:value-type="string">
            <text:p>32GB Mushkin DDR3-1333</text:p>
          </table:table-cell>
          <table:table-cell table:style-name="ce5" office:value-type="string" calcext:value-type="string">
            <text:p>Proxmox VE 3.2</text:p>
          </table:table-cell>
          <table:table-cell table:style-name="ce5" office:value-type="string" calcext:value-type="string">
            <text:p>zum Test: Sharkoon Fireglider + Logitech G19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5.html#post22387575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1" calcext:value-type="float">
            <text:p>21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Core i3-416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LC-Power LC7300 300W</text:p>
          </table:table-cell>
          <table:table-cell table:style-name="ce5" office:value-type="string" calcext:value-type="string">
            <text:p>750Ti 2GB OC Twin Frozr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30 128GB</text:p>
          </table:table-cell>
          <table:table-cell table:style-name="ce5" office:value-type="string" calcext:value-type="string">
            <text:p>2 x 4GB DDR3-1600 GEIL 1,50V</text:p>
          </table:table-cell>
          <table:table-cell table:style-name="ce5" office:value-type="string" calcext:value-type="string">
            <text:p>Win10 64bit</text:p>
          </table:table-cell>
          <table:table-cell table:style-name="ce5" office:value-type="string" calcext:value-type="string">
            <text:p>Microsoft 2000 Tastatur, Perixx MX-1000, Acer S240HLBID@1920x1080@HDMI</text:p>
          </table:table-cell>
          <table:table-cell table:style-name="ce5" office:value-type="string" calcext:value-type="string">
            <text:p>1x DeepCool UF120 @ 500rpm</text:p>
          </table:table-cell>
          <table:table-cell table:style-name="ce18" table:formula="of:=HYPERLINK(&quot;http://www.hardwareluxx.de/community/f84/die-sparsamsten-systeme-30w-idle-1007101-31.html#post23488200&quot;;&quot;zega&quot;)" office:value-type="string" office:string-value="zega" calcext:value-type="string">
            <text:p>zega</text:p>
          </table:table-cell>
          <table:table-cell table:number-columns-repeated="101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7-2600K</text:p>
          </table:table-cell>
          <table:table-cell table:style-name="ce5" office:value-type="string" calcext:value-type="string">
            <text:p>Asus P8Z68V-Pro</text:p>
          </table:table-cell>
          <table:table-cell table:style-name="ce5" office:value-type="string" calcext:value-type="string">
            <text:p>Tagan TG600-BZ - Piperock series 600 Wat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CM 220052 (Tchibo)</text:p>
          </table:table-cell>
          <table:table-cell table:style-name="ce5" office:value-type="string" calcext:value-type="string">
            <text:p>Intel SSD X25-M Postville 80Gb</text:p>
          </table:table-cell>
          <table:table-cell table:style-name="ce5" office:value-type="string" calcext:value-type="string">
            <text:p>8 GB Corsair Vengeance LP DDR3-1600 CL9</text:p>
          </table:table-cell>
          <table:table-cell table:style-name="ce5" office:value-type="string" calcext:value-type="string">
            <text:p>Kubuntu 14.04</text:p>
          </table:table-cell>
          <table:table-cell table:style-name="ce5" office:value-type="string" calcext:value-type="string">
            <text:p>Microsoft Sidewinder X8 Maus, Sidewinder X6-Keyboard, Samsung T260 1920x1200 (DVI)</text:p>
          </table:table-cell>
          <table:table-cell table:style-name="ce5" office:value-type="string" calcext:value-type="string">
            <text:p>Noctua NH-U9B (ca. 1000 U/min)</text:p>
          </table:table-cell>
          <table:table-cell table:style-name="ce21" table:formula="of:=HYPERLINK(&quot;http://www.hardwareluxx.de/community/f84/die-sparsamsten-systeme-30w-idle-1007101-14.html#post22268095&quot;;&quot;Karle81&quot;)" office:value-type="string" office:string-value="Karle81" calcext:value-type="string">
            <text:p>Karle81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2.8" calcext:value-type="float">
            <text:p>22.8</text:p>
          </table:table-cell>
          <table:table-cell table:style-name="ce5" office:value-type="float" office:value="75" calcext:value-type="float">
            <office:annotation draw:style-name="gr10" draw:text-style-name="P2" svg:width="531.35pt" svg:height="16.89pt" svg:x="101.54pt" svg:y="1658.44pt" draw:caption-point-x="-11.54pt" draw:caption-point-y="-4.42pt">
              <dc:date>2024-12-24T00:00:00</dc:date>
              <text:p text:style-name="P1">140 Prime+Furmark</text:p>
            </office:annotation>
            <text:p>75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ASRock H87M-ITX</text:p>
          </table:table-cell>
          <table:table-cell table:style-name="ce5" office:value-type="string" calcext:value-type="string">
            <text:p>be quiet! E9 400W</text:p>
          </table:table-cell>
          <table:table-cell table:style-name="ce5" office:value-type="string" calcext:value-type="string">
            <office:annotation draw:style-name="gr10" draw:text-style-name="P2" svg:width="917.46pt" svg:height="16.89pt" svg:x="741.23pt" svg:y="1658.44pt" draw:caption-point-x="-11.54pt" draw:caption-point-y="-4.42pt">
              <dc:date>2024-12-24T00:00:00</dc:date>
              <text:p text:style-name="P1">(H777F1G2M)</text:p>
            </office:annotation>
            <text:p>HIS 7770 iCooler 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Plextor PX-128M3</text:p>
          </table:table-cell>
          <table:table-cell table:style-name="ce5" office:value-type="string" calcext:value-type="string">
            <text:p>1x Kingston KVR16N11/8G 8GB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Razer Copperhead - USB, Fujitsu KB410 - USB, Dell U2414H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4.html#post22939166&quot;;&quot;HIrscHI&quot;)" office:value-type="string" office:string-value="HIrscHI" calcext:value-type="string">
            <text:p>HIrscHI</text:p>
          </table:table-cell>
          <table:table-cell table:number-columns-repeated="1010"/>
        </table:table-row>
        <table:table-row table:style-name="ro1"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80.4" calcext:value-type="float">
            <text:p>80.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3470</text:p>
          </table:table-cell>
          <table:table-cell table:style-name="ce5" office:value-type="string" calcext:value-type="string">
            <text:p>Asrock H77M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SD Kingston SVP200S + HDD WD10JPVT 2.5"</text:p>
          </table:table-cell>
          <table:table-cell table:style-name="ce5" office:value-type="string" calcext:value-type="string">
            <text:p>2x 4GB Corsair XMS3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+ MX518, Fujitsu SL23T-1 LED (HDMI), DVD/R GH22NS50</text:p>
          </table:table-cell>
          <table:table-cell table:style-name="ce5" office:value-type="string" calcext:value-type="string">
            <text:p>Scythe Big Shuriken</text:p>
          </table:table-cell>
          <table:table-cell table:style-name="ce21" table:formula="of:=HYPERLINK(&quot;http://www.hardwareluxx.de/community/f84/die-sparsamsten-systeme-30w-idle-1007101-15.html#post22384447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4" calcext:value-type="float">
            <text:p>24</text:p>
          </table:table-cell>
          <table:table-cell table:style-name="ce5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Xeon E3-1230 v3</text:p>
          </table:table-cell>
          <table:table-cell table:style-name="ce5" office:value-type="string" calcext:value-type="string">
            <text:p>MSI Z87M Gaming</text:p>
          </table:table-cell>
          <table:table-cell table:style-name="ce5" office:value-type="string" calcext:value-type="string">
            <text:p>Coolermaster V450S</text:p>
          </table:table-cell>
          <table:table-cell table:style-name="ce5" office:value-type="string" calcext:value-type="string">
            <text:p>MSI GTX660 TF</text:p>
          </table:table-cell>
          <table:table-cell table:style-name="ce5" office:value-type="string" calcext:value-type="string">
            <text:p>EnergyCheck 3000</text:p>
          </table:table-cell>
          <table:table-cell table:style-name="ce5" office:value-type="string" calcext:value-type="string">
            <text:p>Samsung 840 Pro 256GB + Samsung 830 256GB</text:p>
          </table:table-cell>
          <table:table-cell table:style-name="ce5" office:value-type="string" calcext:value-type="string">
            <text:p>8 GB Avexir Blitz Gaming Dragon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Illuminated Keyboard, SteelSeries Sensei, Dell Ultrasharp 2407WFP</text:p>
          </table:table-cell>
          <table:table-cell table:style-name="ce5" office:value-type="string" calcext:value-type="string">
            <text:p>2x be Quiet Silent Wings</text:p>
          </table:table-cell>
          <table:table-cell table:style-name="ce21" table:formula="of:=HYPERLINK(&quot;http://www.hardwareluxx.de/community/f84/die-sparsamsten-systeme-30w-idle-1007101-9.html#post22007633&quot;;&quot;thom_cat&quot;)" office:value-type="string" office:string-value="thom_cat" calcext:value-type="string">
            <text:p>thom_cat</text:p>
          </table:table-cell>
          <table:table-cell table:number-columns-repeated="1010"/>
        </table:table-row>
        <table:table-row table:style-name="ro1">
          <table:table-cell table:style-name="ce4" office:value-type="float" office:value="24.7" calcext:value-type="float">
            <text:p>24.7</text:p>
          </table:table-cell>
          <table:table-cell table:style-name="ce4" office:value-type="float" office:value="82.3" calcext:value-type="float">
            <text:p>82.3</text:p>
          </table:table-cell>
          <table:table-cell table:style-name="ce10"/>
          <table:table-cell table:style-name="ce5" office:value-type="string" calcext:value-type="string">
            <text:p>AMD A4-5300</text:p>
          </table:table-cell>
          <table:table-cell table:style-name="ce5" office:value-type="string" calcext:value-type="string">
            <text:p>Gigabyte GA-F2A75M-HD2</text:p>
          </table:table-cell>
          <table:table-cell table:style-name="ce5" office:value-type="string" calcext:value-type="string">
            <text:p>be quiet! L8-CM 53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Check 3000</text:p>
          </table:table-cell>
          <table:table-cell table:style-name="ce5" office:value-type="string" calcext:value-type="string">
            <text:p>Western Digital Black 320GB 2,5"</text:p>
          </table:table-cell>
          <table:table-cell table:style-name="ce5" office:value-type="string" calcext:value-type="string">
            <text:p>1x 4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, Monitor 19'@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7454&quot;;&quot;StarGeneral&quot;)" office:value-type="string" office:string-value="StarGeneral" calcext:value-type="string">
            <text:p>StarGeneral</text:p>
          </table:table-cell>
          <table:table-cell table:number-columns-repeated="1010"/>
        </table:table-row>
        <table:table-row table:style-name="ro1">
          <table:table-cell table:style-name="ce4" office:value-type="float" office:value="24.8" calcext:value-type="float">
            <text:p>24.8</text:p>
          </table:table-cell>
          <table:table-cell table:style-name="ce5">
            <office:annotation draw:style-name="gr12" draw:text-style-name="P2" svg:width="0.03pt" svg:height="207.24pt" svg:x="0pt" svg:y="-103.58pt" draw:caption-point-x="90pt" draw:caption-point-y="1789.09pt">
              <dc:date>2024-12-24T00:00:00</dc:date>
              <text:p text:style-name="P1">In-place large FFT</text:p>
            </office:annotation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Gigabyte Z68X-UD3H-B3</text:p>
          </table:table-cell>
          <table:table-cell table:style-name="ce5" office:value-type="string" calcext:value-type="string">
            <text:p>Pico-Box Z3 + Noname Notebook-Netzteil mit 6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2 x 4GB DDR3 1333 A-Data mit 1,5v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Fujitsu Siemens über DVI (1280x1024), Maus,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63684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5" calcext:value-type="float">
            <text:p>25</text:p>
          </table:table-cell>
          <table:table-cell table:style-name="ce5"/>
          <table:table-cell table:style-name="ce10"/>
          <table:table-cell table:style-name="ce5" office:value-type="string" calcext:value-type="string">
            <office:annotation draw:style-name="gr10" draw:text-style-name="P2" svg:width="612.54pt" svg:height="16.89pt" svg:x="241.2pt" svg:y="1705.69pt" draw:caption-point-x="-11.54pt" draw:caption-point-y="-4.42pt">
              <dc:date>2024-12-24T00:00:00</dc:date>
              <text:p text:style-name="P1">Wakü @ 4.5Ghz</text:p>
            </office:annotation>
            <text:p>Intel Core i5-4670K </text:p>
          </table:table-cell>
          <table:table-cell table:style-name="ce5" office:value-type="string" calcext:value-type="string">
            <text:p>Gigabyte Z87MX-D3H</text:p>
          </table:table-cell>
          <table:table-cell table:style-name="ce5" office:value-type="string" calcext:value-type="string">
            <text:p>Seasonic P-400FL</text:p>
          </table:table-cell>
          <table:table-cell table:style-name="ce5" office:value-type="string" calcext:value-type="string">
            <text:p>GTX 670 @Wakü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256GB, 512GB</text:p>
          </table:table-cell>
          <table:table-cell table:style-name="ce5" office:value-type="string" calcext:value-type="string">
            <text:p>2x4GB Samsung Green 2133 CL10 1.36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QPAD MK50, A4 Tech Bloody V3</text:p>
          </table:table-cell>
          <table:table-cell table:style-name="ce5" office:value-type="string" calcext:value-type="string">
            <text:p>Wakü-Pumpe, drei NF-F12 auf ca. 350RPM</text:p>
          </table:table-cell>
          <table:table-cell table:style-name="ce21" table:formula="of:=HYPERLINK(&quot;http://www.hardwareluxx.de/community/f84/die-sparsamsten-systeme-30w-idle-1007101.html#post21872736&quot;;&quot;DonBanana&quot;)" office:value-type="string" office:string-value="DonBanana" calcext:value-type="string">
            <text:p>DonBanan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5" calcext:value-type="float">
            <text:p>25</text:p>
          </table:table-cell>
          <table:table-cell table:style-name="ce5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office:annotation draw:style-name="gr10" draw:text-style-name="P2" svg:width="917.46pt" svg:height="16.89pt" svg:x="741.23pt" svg:y="1705.69pt" draw:caption-point-x="-11.54pt" draw:caption-point-y="-4.42pt">
              <dc:date>2024-12-24T00:00:00</dc:date>
              <text:p text:style-name="P1">+ 12cm Arctic Cooling Mono Plus Lüfter @ konstant 5V</text:p>
            </office:annotation>
            <text:p>EVGA GTX 750 1GB</text:p>
          </table:table-cell>
          <table:table-cell table:style-name="ce5" office:value-type="string" calcext:value-type="string">
            <text:p>Elix FHT-9992</text:p>
          </table:table-cell>
          <table:table-cell table:style-name="ce5" office:value-type="string" calcext:value-type="string">
            <text:p>2 X OCZ Vertex 3 MaxIO 128GB</text:p>
          </table:table-cell>
          <table:table-cell table:style-name="ce5" office:value-type="string" calcext:value-type="string">
            <text:p>2x 4GB GSkill Sniper @ 1.25V DDR3-1600 (default Werte)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Wireless Combo MK270, Samsung HDMI 1920x1080 60Hz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10.html#post22086622&quot;;&quot;ParHelia&quot;)" office:value-type="string" office:string-value="ParHelia" calcext:value-type="string">
            <text:p>ParHelia</text:p>
          </table:table-cell>
          <table:table-cell table:number-columns-repeated="101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MSI B85M-P33</text:p>
          </table:table-cell>
          <table:table-cell table:style-name="ce5" office:value-type="string" calcext:value-type="string">
            <text:p>Fujitsu 3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3,5er HDD 7200U/m</text:p>
          </table:table-cell>
          <table:table-cell table:style-name="ce5" office:value-type="string" calcext:value-type="string">
            <text:p>1 x 4GB Crucial 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Standard Tastatur+optische Maus,VGA</text:p>
          </table:table-cell>
          <table:table-cell table:style-name="ce5" office:value-type="string" calcext:value-type="string">
            <text:p>Boxed + 2 x 80er 2000U/m</text:p>
          </table:table-cell>
          <table:table-cell table:style-name="ce21" table:formula="of:=HYPERLINK(&quot;http://www.hardwareluxx.de/community/f84/die-sparsamsten-systeme-30w-idle-1007101-17.html#post22438127&quot;;&quot;xrated&quot;)" office:value-type="string" office:string-value="xrated" calcext:value-type="string">
            <text:p>xrated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25.7" calcext:value-type="float">
            <text:p>25.7</text:p>
          </table:table-cell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office:annotation draw:style-name="gr3" draw:text-style-name="P2" svg:width="724.39pt" svg:height="26.99pt" svg:x="360.65pt" svg:y="1724.26pt" draw:caption-point-x="-11.54pt" draw:caption-point-y="-7.23pt">
              <dc:date>2024-12-24T00:00:00</dc:date>
              <text:p text:style-name="P1">BIOS 10.5</text:p>
            </office:annotation>
            <text:p>MSI H81I (MS-7851) 2.0</text:p>
          </table:table-cell>
          <table:table-cell table:style-name="ce5" office:value-type="string" calcext:value-type="string">
            <text:p>be quiet! L8-350W</text:p>
          </table:table-cell>
          <table:table-cell table:style-name="ce5" office:value-type="string" calcext:value-type="string">
            <office:annotation draw:style-name="gr3" draw:text-style-name="P2" svg:width="917.46pt" svg:height="26.99pt" svg:x="741.23pt" svg:y="1724.26pt" draw:caption-point-x="-11.54pt" draw:caption-point-y="-7.23pt">
              <dc:date>2024-12-24T00:00:00</dc:date>
              <text:p text:style-name="P1">(ASUS GTX750TI-OC-2GD5) per DVI-D@60Hz</text:p>
            </office:annotation>
            <text:p>Asus 750 Ti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X25-V 40 GB</text:p>
          </table:table-cell>
          <table:table-cell table:style-name="ce5" office:value-type="string" calcext:value-type="string">
            <text:p>Corsair 1x4 GB XMS3 (1333 MHz, CL9)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Razer Deathadder (USB), Noppoo Choc Mini (USB), ASUS PB278Q (2560x1440, HDMI@60Hz), USB Stick</text:p>
          </table:table-cell>
          <table:table-cell table:style-name="ce5" office:value-type="string" calcext:value-type="string">
            <text:p>1x Noctua NF-F12@301 RPM</text:p>
          </table:table-cell>
          <table:table-cell table:style-name="ce18" table:formula="of:=HYPERLINK(&quot;http://www.hardwareluxx.de/community/f84/die-sparsamsten-systeme-30w-idle-1007101-24.html#post22936038&quot;;&quot;Hoagie&quot;)" office:value-type="string" office:string-value="Hoagie" calcext:value-type="string">
            <text:p>Hoagie</text:p>
          </table:table-cell>
          <table:table-cell table:number-columns-repeated="1010"/>
        </table:table-row>
        <table:table-row table:style-name="ro1">
          <table:table-cell table:style-name="ce5" office:value-type="float" office:value="25.7" calcext:value-type="float">
            <text:p>25.7</text:p>
          </table:table-cell>
          <table:table-cell table:style-name="ce5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Intel DH67BL</text:p>
          </table:table-cell>
          <table:table-cell table:style-name="ce5" office:value-type="string" calcext:value-type="string">
            <text:p>Enermax PRO82+ 385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GT-PM-04 (von Aldi)</text:p>
          </table:table-cell>
          <table:table-cell table:style-name="ce5" office:value-type="string" calcext:value-type="string">
            <text:p>Samsung SSD 830 256 GB</text:p>
          </table:table-cell>
          <table:table-cell table:style-name="ce5" office:value-type="string" calcext:value-type="string">
            <text:p>4x 4GB Mushkin Silverline DDR3-1333 CL9 Kit "Stiletto" @ 1.5V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Microsoft Sculpt, Tastatur SteelSeries 6Gv2, 1920x1080@Dell ST2220T</text:p>
          </table:table-cell>
          <table:table-cell table:style-name="ce5" office:value-type="string" calcext:value-type="string">
            <text:p>Boxed + 2 Gehäuselüfter</text:p>
          </table:table-cell>
          <table:table-cell table:style-name="ce18" table:formula="of:=HYPERLINK(&quot;http://www.hardwareluxx.de/community/f84/die-sparsamsten-systeme-30w-idle-1007101-31.html#post23450177&quot;;&quot;daaawooo&quot;)" office:value-type="string" office:string-value="daaawooo" calcext:value-type="string">
            <text:p>daaawooo</text:p>
          </table:table-cell>
          <table:table-cell table:number-columns-repeated="1010"/>
        </table:table-row>
        <table:table-row table:style-name="ro1">
          <table:table-cell table:style-name="ce5" office:value-type="float" office:value="26.6" calcext:value-type="float">
            <text:p>26.6</text:p>
          </table:table-cell>
          <table:table-cell table:style-name="ce5" office:value-type="float" office:value="101.6" calcext:value-type="float">
            <office:annotation draw:style-name="gr10" draw:text-style-name="P2" svg:width="531.35pt" svg:height="16.89pt" svg:x="101.54pt" svg:y="1752.94pt" draw:caption-point-x="-11.54pt" draw:caption-point-y="-20.18pt">
              <dc:date>2024-12-24T00:00:00</dc:date>
              <text:p text:style-name="P1">In-place large FFT</text:p>
            </office:annotation>
            <text:p>101.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Xeon E3-1245-V2</text:p>
          </table:table-cell>
          <table:table-cell table:style-name="ce5" office:value-type="string" calcext:value-type="string">
            <text:p>Asus P8Q77-M</text:p>
          </table:table-cell>
          <table:table-cell table:style-name="ce5" office:value-type="string" calcext:value-type="string">
            <text:p>be quiet! Straight P. BQT E6 5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4 x 8GB DDR3 1600 Crucial Ballistix Sport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Samsung über DVI (1920x1080), Maus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2219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7" calcext:value-type="float">
            <text:p>27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2500K</text:p>
          </table:table-cell>
          <table:table-cell table:style-name="ce5" office:value-type="string" calcext:value-type="string">
            <text:p>MSI Z77A-GD55</text:p>
          </table:table-cell>
          <table:table-cell table:style-name="ce5" office:value-type="string" calcext:value-type="string">
            <text:p>be quiet! E9 400W</text:p>
          </table:table-cell>
          <table:table-cell table:style-name="ce5" office:value-type="string" calcext:value-type="string">
            <office:annotation draw:style-name="gr10" draw:text-style-name="P2" svg:width="917.46pt" svg:height="16.89pt" svg:x="741.23pt" svg:y="1752.94pt" draw:caption-point-x="-11.54pt" draw:caption-point-y="-4.42pt">
              <dc:date>2024-12-24T00:00:00</dc:date>
              <text:p text:style-name="P1">N660-TF-2GD5/OC Twin Frozr III</text:p>
            </office:annotation>
            <text:p>MSI GeForce GTX 660</text:p>
          </table:table-cell>
          <table:table-cell table:style-name="ce5" office:value-type="string" calcext:value-type="string">
            <text:p>EnergyCheck 3000</text:p>
          </table:table-cell>
          <table:table-cell table:style-name="ce5" office:value-type="string" calcext:value-type="string">
            <text:p>Samsung SSD 830 256GB+Patriot Pyro SE 240GB</text:p>
          </table:table-cell>
          <table:table-cell table:style-name="ce5" office:value-type="string" calcext:value-type="string">
            <text:p>Samsung Green 8GB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Illuminated Keyboard, SteelSeries Sensei, Eizo FlexScan S1931SA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.html#post21866606&quot;;&quot;thom_cat&quot;)" office:value-type="string" office:string-value="thom_cat" calcext:value-type="string">
            <text:p>thom_cat</text:p>
          </table:table-cell>
          <table:table-cell table:number-columns-repeated="1010"/>
        </table:table-row>
        <table:table-row table:style-name="ro1">
          <table:table-cell table:style-name="ce4" office:value-type="float" office:value="28.4" calcext:value-type="float">
            <text:p>28.4</text:p>
          </table:table-cell>
          <table:table-cell table:style-name="ce5" office:value-type="float" office:value="60.1" calcext:value-type="float">
            <office:annotation draw:style-name="gr11" draw:text-style-name="P2" svg:width="531.35pt" svg:height="16.89pt" svg:x="101.54pt" svg:y="1768.68pt" draw:caption-point-x="-11.54pt" draw:caption-point-y="-20.15pt">
              <dc:date>2024-12-24T00:00:00</dc:date>
              <text:p text:style-name="P1">In-place large FFT</text:p>
            </office:annotation>
            <text:p>60.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Gigabyte Z68X-UD3H-B3</text:p>
          </table:table-cell>
          <table:table-cell table:style-name="ce5" office:value-type="string" calcext:value-type="string">
            <text:p>Enermax 385W pro82+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2 x 4GB DDR3 1333 A-Data mit 1,5v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Fujitsu Siemens über DVI (1280x1024), Maus,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49300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53.5" calcext:value-type="float">
            <text:p>53.5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Rock Z87M OC Formula</text:p>
          </table:table-cell>
          <table:table-cell table:style-name="ce5" office:value-type="string" calcext:value-type="string">
            <text:p>be quiet! E9 400W</text:p>
          </table:table-cell>
          <table:table-cell table:style-name="ce5" office:value-type="string" calcext:value-type="string">
            <text:p>EVGA 780 TI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® SSD 520 Series 120GB</text:p>
          </table:table-cell>
          <table:table-cell table:style-name="ce5" office:value-type="string" calcext:value-type="string">
            <text:p>2 x 4GB G-Skill Ares F3-2400C11-4GAB (8 GB)@ 1600 Mhz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G19, Logitech G9, Samsung T260 per DVI</text:p>
          </table:table-cell>
          <table:table-cell table:style-name="ce5" office:value-type="string" calcext:value-type="string">
            <text:p>1 x 120er</text:p>
          </table:table-cell>
          <table:table-cell table:style-name="ce18" table:formula="of:=HYPERLINK(&quot;http://www.hardwareluxx.de/community/f84/die-sparsamsten-systeme-30w-idle-1007101-25.html#post22940626&quot;;&quot;simder&quot;)" office:value-type="string" office:string-value="simder" calcext:value-type="string">
            <text:p>simder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3">
          <table:table-cell table:style-name="ce5"/>
          <table:table-cell/>
          <table:table-cell table:style-name="ce10"/>
          <table:table-cell table:number-columns-repeated="1021"/>
        </table:table-row>
        <table:table-row table:style-name="ro1">
          <table:table-cell table:style-name="ce5"/>
          <table:table-cell/>
          <table:table-cell table:style-name="ce10"/>
          <table:table-cell table:number-columns-repeated="2"/>
          <table:table-cell table:style-name="ce17" office:value-type="string" calcext:value-type="string">
            <text:p>Stand der Tabelle: steht oben in der Mitte</text:p>
          </table:table-cell>
          <table:table-cell table:number-columns-repeated="1018"/>
        </table:table-row>
        <table:table-row table:style-name="ro1" table:number-rows-repeated="931">
          <table:table-cell table:style-name="ce5"/>
          <table:table-cell/>
          <table:table-cell table:style-name="ce10"/>
          <table:table-cell table:number-columns-repeated="1021"/>
        </table:table-row>
        <table:table-row table:style-name="ro3" table:number-rows-repeated="1047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All.$A$1" table:cell-range-address="$iGPU.$A$1:.$X$125"/>
        </table:named-expressions>
      </table:table>
      <table:table table:name="dGPU" table:style-name="ta4">
        <table:table-column table:style-name="co29" table:default-cell-style-name="Default"/>
        <table:table-column table:style-name="co17" table:default-cell-style-name="Default"/>
        <table:table-column table:style-name="co42" table:default-cell-style-name="Default"/>
        <table:table-column table:style-name="co3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Idle Watt</text:p>
          </table:table-cell>
          <table:table-cell table:style-name="ce1" office:value-type="string" calcext:value-type="string">
            <text:p>Last Watt</text:p>
          </table:table-cell>
          <table:table-cell table:style-name="ce9" office:value-type="string" calcext:value-type="string">
            <office:annotation draw:style-name="gr12" draw:text-style-name="P2" svg:width="0.03pt" svg:height="554.34pt" svg:x="0pt" svg:y="-277.14pt" draw:caption-point-x="127.5pt" draw:caption-point-y="277.43pt">
              <dc:date>2024-12-24T00:00:00</dc:date>
              <text:p text:style-name="P1">Package</text:p>
              <text:p text:style-name="P1">Windows - ThrottleStop 6.0</text:p>
              <text:p text:style-name="P1">Linux - Powertop</text:p>
            </office:annotation>
            <text:p>C-Stat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ainboard</text:p>
          </table:table-cell>
          <table:table-cell table:style-name="ce1" office:value-type="string" calcext:value-type="string">
            <text:p>Netzteil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Messgerät</text:p>
          </table:table-cell>
          <table:table-cell table:style-name="ce1" office:value-type="string" calcext:value-type="string">
            <text:p>HDD / SSD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Betriebssystem</text:p>
          </table:table-cell>
          <table:table-cell table:style-name="ce1" office:value-type="string" calcext:value-type="string">
            <text:p>Maus, Tastatur, Monitor</text:p>
          </table:table-cell>
          <table:table-cell table:style-name="ce1" office:value-type="string" calcext:value-type="string">
            <text:p>Lüfter</text:p>
          </table:table-cell>
          <table:table-cell table:style-name="ce1" office:value-type="string" calcext:value-type="string">
            <text:p>User</text:p>
          </table:table-cell>
          <table:table-cell table:style-name="ce23" table:number-columns-repeated="10"/>
          <table:table-cell table:number-columns-repeated="1000"/>
        </table:table-row>
        <table:table-row table:style-name="ro1" table:visibility="collapse">
          <table:table-cell table:style-name="ce2" office:value-type="float" office:value="3.2" calcext:value-type="float">
            <office:annotation draw:style-name="gr12" draw:text-style-name="P2" svg:width="0.03pt" svg:height="330.41pt" svg:x="0pt" svg:y="-165.17pt" draw:caption-point-x="44.16pt" draw:caption-point-y="181.19pt">
              <dc:date>2024-12-24T00:00:00</dc:date>
              <text:p text:style-name="P1">nach längerer Zeit nichts tun</text:p>
            </office:annotation>
            <text:p>3.2</text:p>
          </table:table-cell>
          <table:table-cell table:style-name="ce2" office:value-type="float" office:value="8.3" calcext:value-type="float">
            <text:p>8.3</text:p>
          </table:table-cell>
          <table:table-cell table:style-name="ce10"/>
          <table:table-cell table:style-name="ce13" office:value-type="string" calcext:value-type="string">
            <text:p>Intel Celeron N2820</text:p>
          </table:table-cell>
          <table:table-cell table:style-name="ce13" office:value-type="string" calcext:value-type="string">
            <text:p>Intel NUC DN2820FYKH</text:p>
          </table:table-cell>
          <table:table-cell table:style-name="ce13" office:value-type="string" calcext:value-type="string">
            <text:p>Tischnetzteil Asian Power Devices 12V 36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Samsung SSD 840 Evo 1TB</text:p>
          </table:table-cell>
          <table:table-cell table:style-name="ce13" office:value-type="string" calcext:value-type="string">
            <text:p>1 x 8GB Crucial CT102464BF160B (DDR3-1600, 1,35V)</text:p>
          </table:table-cell>
          <table:table-cell table:style-name="ce13" office:value-type="string" calcext:value-type="string">
            <text:p>Win 8.1 Pro 64bit</text:p>
          </table:table-cell>
          <table:table-cell table:style-name="ce13" office:value-type="string" calcext:value-type="string">
            <text:p>Logitech Funkdongle für Maus + Tastatur</text:p>
          </table:table-cell>
          <table:table-cell table:style-name="ce13" office:value-type="string" calcext:value-type="string">
            <text:p>NUC Serienkühler</text:p>
          </table:table-cell>
          <table:table-cell table:style-name="ce21" table:formula="of:=HYPERLINK(&quot;http://www.hardwareluxx.de/community/f84/die-sparsamsten-systeme-30w-idle-1007101-8.html#post21965370&quot;;&quot;LordMiG&quot;)" office:value-type="string" office:string-value="LordMiG" calcext:value-type="string">
            <text:p>LordMiG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8.3" calcext:value-type="float">
            <text:p>8.3</text:p>
          </table:table-cell>
          <table:table-cell table:style-name="ce10"/>
          <table:table-cell table:style-name="ce13" office:value-type="string" calcext:value-type="string">
            <text:p>Intel Celeron N2820</text:p>
          </table:table-cell>
          <table:table-cell table:style-name="ce13" office:value-type="string" calcext:value-type="string">
            <text:p>Intel NUC DN2820FYKH</text:p>
          </table:table-cell>
          <table:table-cell table:style-name="ce13" office:value-type="string" calcext:value-type="string">
            <text:p>Tischnetzteil Asian Power Devices 12V 36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Samsung SSD 840 Evo 1TB</text:p>
          </table:table-cell>
          <table:table-cell table:style-name="ce13" office:value-type="string" calcext:value-type="string">
            <text:p>1 x 8GB Crucial CT102464BF160B (DDR3-1600, 1,35V)</text:p>
          </table:table-cell>
          <table:table-cell table:style-name="ce13" office:value-type="string" calcext:value-type="string">
            <text:p>Win 8.1 Pro 64bit</text:p>
          </table:table-cell>
          <table:table-cell table:style-name="ce13" office:value-type="string" calcext:value-type="string">
            <text:p>Logitech Funkdongle für Maus + Tastatur</text:p>
          </table:table-cell>
          <table:table-cell table:style-name="ce13" office:value-type="string" calcext:value-type="string">
            <text:p>NUC Serienkühler</text:p>
          </table:table-cell>
          <table:table-cell table:style-name="ce21" table:formula="of:=HYPERLINK(&quot;http://www.hardwareluxx.de/community/f84/die-sparsamsten-systeme-30w-idle-1007101-8.html#post21965370&quot;;&quot;LordMiG&quot;)" office:value-type="string" office:string-value="LordMiG" calcext:value-type="string">
            <text:p>LordMiG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25" calcext:value-type="float">
            <text:p>25</text:p>
          </table:table-cell>
          <table:table-cell table:style-name="ce10"/>
          <table:table-cell table:style-name="ce13" office:value-type="string" calcext:value-type="string">
            <text:p>AMD A4-5000</text:p>
          </table:table-cell>
          <table:table-cell table:style-name="ce5" office:value-type="string" calcext:value-type="string">
            <text:p>Zotac ZBOX nano AQ01</text:p>
          </table:table-cell>
          <table:table-cell table:style-name="ce13" office:value-type="string" calcext:value-type="string">
            <text:p>mitgeliefertes 19V-65W Tischnetzteil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Crucial M4 32GB mSATA SSD in 2,5" Adapter</text:p>
          </table:table-cell>
          <table:table-cell table:style-name="ce13" office:value-type="string" calcext:value-type="string">
            <text:p>1 x 4GB DDR3-1333 SoDIMM</text:p>
          </table:table-cell>
          <table:table-cell table:style-name="ce5" office:value-type="string" calcext:value-type="string">
            <text:p>Win7 64bit</text:p>
          </table:table-cell>
          <table:table-cell table:style-name="ce13" office:value-type="string" calcext:value-type="string">
            <text:p>Logitech Unifying Dongle, ohne mitgelieferte Mini-PCIe WLAN-Karte</text:p>
          </table:table-cell>
          <table:table-cell table:style-name="ce13" office:value-type="string" calcext:value-type="string">
            <text:p>1x Lüfter (eingebaut)</text:p>
          </table:table-cell>
          <table:table-cell table:style-name="ce21" table:formula="of:=HYPERLINK(&quot;http://www.hardwareluxx.de/community/f84/alltagstaugliche-desktop-systeme-mit-6w-idle-verbrauch-inkl-haswell-beispiel-1001484-8.html#post21884338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5.7" calcext:value-type="float">
            <text:p>5.7</text:p>
          </table:table-cell>
          <table:table-cell table:style-name="ce5"/>
          <table:table-cell table:style-name="ce11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13" office:value-type="string" calcext:value-type="string">
            <text:p>Asrock B85M-ITX</text:p>
          </table:table-cell>
          <table:table-cell table:style-name="ce13" office:value-type="string" calcext:value-type="string">
            <text:p>PicoPSU-160-XT + Leicke 120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Crucial M4 500GB</text:p>
          </table:table-cell>
          <table:table-cell table:style-name="ce13" office:value-type="string" calcext:value-type="string">
            <text:p>2 x 4GB Samsung Green 1600Mhz</text:p>
          </table:table-cell>
          <table:table-cell table:style-name="ce13" office:value-type="string" calcext:value-type="string">
            <text:p>Win7 64bit</text:p>
          </table:table-cell>
          <table:table-cell table:style-name="ce13" office:value-type="string" calcext:value-type="string">
            <text:p>Cherry Board 3.0 / A4 Tech V3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41924&quot;;&quot;DonBanana&quot;)" office:value-type="string" office:string-value="DonBanana" calcext:value-type="string">
            <text:p>DonBanana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51" calcext:value-type="float">
            <text:p>51</text:p>
          </table:table-cell>
          <table:table-cell table:style-name="ce11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PicoPSU-90-XLP + Zooty AD1280MB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256GB</text:p>
          </table:table-cell>
          <table:table-cell table:style-name="ce5" office:value-type="string" calcext:value-type="string">
            <text:p>1 x 4GB DDR3L-1600 Samsung Green Series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.html#post2185683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46" calcext:value-type="float">
            <text:p>46</text:p>
          </table:table-cell>
          <table:table-cell table:style-name="ce11" office:value-type="string" calcext:value-type="string">
            <text:p>C7</text:p>
          </table:table-cell>
          <table:table-cell table:style-name="ce13" office:value-type="string" calcext:value-type="string">
            <text:p>Intel Core i3-4330T</text:p>
          </table:table-cell>
          <table:table-cell table:style-name="ce13" office:value-type="string" calcext:value-type="string">
            <text:p>Asrock B85M-ITX</text:p>
          </table:table-cell>
          <table:table-cell table:style-name="ce13" office:value-type="string" calcext:value-type="string">
            <text:p>PicoPSU-150-XT + Leicke 60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Transcend TS256GSSD340</text:p>
          </table:table-cell>
          <table:table-cell table:style-name="ce13" office:value-type="string" calcext:value-type="string">
            <text:p>2 x 4 GB G.Skill RipJawsX DIMM Kit PC3-12800U @ 1,25V</text:p>
          </table:table-cell>
          <table:table-cell table:style-name="ce13" office:value-type="string" calcext:value-type="string">
            <text:p>Win8.1 64bit</text:p>
          </table:table-cell>
          <table:table-cell table:style-name="ce13" office:value-type="string" calcext:value-type="string">
            <text:p>Logitech K400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3.html#post22207059&quot;;&quot;ThunderX1977&quot;)" office:value-type="string" office:string-value="ThunderX1977" calcext:value-type="string">
            <text:p>ThunderX1977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6.5" calcext:value-type="float">
            <text:p>6.5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6.8" calcext:value-type="float">
            <text:p>6.8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51" calcext:value-type="float">
            <text:p>51</text:p>
          </table:table-cell>
          <table:table-cell table:style-name="ce11" office:value-type="string" calcext:value-type="string">
            <text:p>C7</text:p>
          </table:table-cell>
          <table:table-cell table:style-name="ce13" office:value-type="string" calcext:value-type="string">
            <text:p>Intel Core i3-4130T</text:p>
          </table:table-cell>
          <table:table-cell table:style-name="ce13" office:value-type="string" calcext:value-type="string">
            <text:p>Asrock B85M-ITX</text:p>
          </table:table-cell>
          <table:table-cell table:style-name="ce13" office:value-type="string" calcext:value-type="string">
            <text:p>PicoPSU-150-XT + Leicke 120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office:annotation draw:style-name="gr12" draw:text-style-name="P2" svg:width="0.03pt" svg:height="319.21pt" svg:x="0pt" svg:y="-159.56pt" draw:caption-point-x="949.89pt" draw:caption-point-y="175.58pt">
              <dc:date>2024-12-24T00:00:00</dc:date>
              <text:p text:style-name="P1">HDD -&gt; HGSTHTS545050A7E3800G</text:p>
            </office:annotation>
            <text:p>Kingston HyperX 120GB SSD, 500GB 2,5 HDD</text:p>
          </table:table-cell>
          <table:table-cell table:style-name="ce13" office:value-type="string" calcext:value-type="string">
            <text:p>2 x 4 GB Corsair Venegance low profile 1600</text:p>
          </table:table-cell>
          <table:table-cell table:style-name="ce13" office:value-type="string" calcext:value-type="string">
            <text:p>Win Server 2012 Standard</text:p>
          </table:table-cell>
          <table:table-cell table:style-name="ce13" office:value-type="string" calcext:value-type="string">
            <text:p>Logitech K400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3.html#post22207059&quot;;&quot;ThunderX1977&quot;)" office:value-type="string" office:string-value="ThunderX1977" calcext:value-type="string">
            <text:p>ThunderX1977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81.2" calcext:value-type="float">
            <text:p>81.2</text:p>
          </table:table-cell>
          <table:table-cell table:style-name="ce11"/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 Pro3</text:p>
          </table:table-cell>
          <table:table-cell table:style-name="ce5" office:value-type="string" calcext:value-type="string">
            <text:p>PicoPSU-90-XLP + Leicke 120W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Conrad EnergyCheck3000</text:p>
          </table:table-cell>
          <table:table-cell table:style-name="ce5" office:value-type="string" calcext:value-type="string">
            <text:p>Samsung 840 Evo 120GB</text:p>
          </table:table-cell>
          <table:table-cell table:style-name="ce5" office:value-type="string" calcext:value-type="string">
            <text:p>2 x 8 GB Crucial Ballistix Sport DIMM Kit 16GB, DDR3-1600, CL9-9-9-24 (BLS2CP8G3D1609DS1S00)</text:p>
          </table:table-cell>
          <table:table-cell table:style-name="ce13" office:value-type="string" calcext:value-type="string">
            <text:p>Win8.1 64bit</text:p>
          </table:table-cell>
          <table:table-cell table:style-name="ce5" office:value-type="string" calcext:value-type="string">
            <text:p>Logitech MK300 (wireless)</text:p>
          </table:table-cell>
          <table:table-cell table:style-name="ce13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1782&quot;;&quot;rewyn&quot;)" office:value-type="string" office:string-value="rewyn" calcext:value-type="string">
            <text:p>rewyn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29.1" calcext:value-type="float">
            <text:p>29.1</text:p>
          </table:table-cell>
          <table:table-cell table:style-name="ce10"/>
          <table:table-cell table:style-name="ce5" office:value-type="string" calcext:value-type="string">
            <text:p>AMD Athlon 5350</text:p>
          </table:table-cell>
          <table:table-cell table:style-name="ce5" office:value-type="string" calcext:value-type="string">
            <text:p>MSI AM1I</text:p>
          </table:table-cell>
          <table:table-cell table:style-name="ce5" office:value-type="string" calcext:value-type="string">
            <text:p>PicoPSU-80 + Minwa MW A2102GS-F2USB</text:p>
          </table:table-cell>
          <table:table-cell table:style-name="ce13" office:value-type="string" calcext:value-type="string">
            <office:annotation draw:style-name="gr12" draw:text-style-name="P2" svg:width="0.03pt" svg:height="308.01pt" svg:x="0pt" svg:y="-153.98pt" draw:caption-point-x="607.49pt" draw:caption-point-y="169.99pt">
              <dc:date>2024-12-24T00:00:00</dc:date>
              <text:p text:style-name="P1">(Radeon R3/HD 8400 @600MHz)</text:p>
            </office:annotation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SSD 320 Series 40GB</text:p>
          </table:table-cell>
          <table:table-cell table:style-name="ce13" office:value-type="string" calcext:value-type="string">
            <text:p>1 x 4GB DDR3-1066 Kingston KVR1066D3N7 @1.5V</text:p>
          </table:table-cell>
          <table:table-cell table:style-name="ce13" office:value-type="string" calcext:value-type="string">
            <text:p>Win8.1 64bit</text:p>
          </table:table-cell>
          <table:table-cell table:style-name="ce13" office:value-type="string" calcext:value-type="string">
            <text:p>Logitech K400 Wireless (Dongle), Dell UltraSharp 2209WA (DVI)</text:p>
          </table:table-cell>
          <table:table-cell table:style-name="ce13" office:value-type="string" calcext:value-type="string">
            <text:p>Boxed, extern versorgt</text:p>
          </table:table-cell>
          <table:table-cell table:style-name="ce21" table:formula="of:=HYPERLINK(&quot;http://www.hardwareluxx.de/community/f84/die-sparsamsten-systeme-30w-idle-1007101-15.html#post22376538&quot;;&quot;rh-ironman&quot;)" office:value-type="string" office:string-value="rh-ironman" calcext:value-type="string">
            <text:p>rh-ironman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7.7" calcext:value-type="float">
            <office:annotation draw:style-name="gr12" draw:text-style-name="P2" svg:width="0.03pt" svg:height="1472.49pt" svg:x="0pt" svg:y="-736.21pt" draw:caption-point-x="44.16pt" draw:caption-point-y="752.23pt">
              <dc:date>2024-12-24T00:00:00</dc:date>
              <text:p text:style-name="P1">Mit einem Leicke 19V/60W NT komme ich an die 10W-Marke, die Reduzierung der Eingangsspannung auf 12V bringt also ca. 2W Ersparnis! </text:p>
            </office:annotation>
            <text:p>7.7</text:p>
          </table:table-cell>
          <table:table-cell table:style-name="ce2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Gigabyte GA-H87TN</text:p>
          </table:table-cell>
          <table:table-cell table:style-name="ce5" office:value-type="string" calcext:value-type="string">
            <office:annotation draw:style-name="gr12" draw:text-style-name="P2" svg:width="0.03pt" svg:height="767.08pt" svg:x="0pt" svg:y="-383.5pt" draw:caption-point-x="560.24pt" draw:caption-point-y="399.51pt">
              <dc:date>2024-12-24T00:00:00</dc:date>
              <text:p text:style-name="P1">per selbstgebasteltem Adapter am internen Power-Header angeschlossen</text:p>
            </office:annotation>
            <text:p>60W-Universalnetzteil auf 12V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20GB mSATA SSD</text:p>
          </table:table-cell>
          <table:table-cell table:style-name="ce5" office:value-type="string" calcext:value-type="string">
            <text:p>1 x 4GB DDR3-1600 SoDIMM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Logitech Unifying Dongle, Montitor 1920x1200 per DP</text:p>
          </table:table-cell>
          <table:table-cell table:style-name="ce13" office:value-type="string" calcext:value-type="string">
            <text:p>Silverstone Nitrogon SST-NT07-115X Low Profile</text:p>
          </table:table-cell>
          <table:table-cell table:style-name="ce18" table:formula="of:=HYPERLINK(&quot;http://www.hardwareluxx.de/community/f84/die-sparsamsten-systeme-30w-idle-1007101-31.html#post23411903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23" calcext:value-type="float">
            <text:p>23</text:p>
          </table:table-cell>
          <table:table-cell table:style-name="ce10"/>
          <table:table-cell table:style-name="ce5" office:value-type="string" calcext:value-type="string">
            <text:p>AMD Sempron 3850</text:p>
          </table:table-cell>
          <table:table-cell table:style-name="ce5" office:value-type="string" calcext:value-type="string">
            <text:p>MSI AM1I</text:p>
          </table:table-cell>
          <table:table-cell table:style-name="ce5" office:value-type="string" calcext:value-type="string">
            <text:p>PicoPSU 90-XLP + 120W Leicke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4GB DDR3-1600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BenQ XL2720T, Logitech G5, Cherry G230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2.html#post22768011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PicoPSU 150XT + 120W Leicke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KM265</text:p>
          </table:table-cell>
          <table:table-cell table:style-name="ce5" office:value-type="string" calcext:value-type="string">
            <text:p>Seagate ST9160314AS</text:p>
          </table:table-cell>
          <table:table-cell table:style-name="ce5" office:value-type="string" calcext:value-type="string">
            <text:p>2 x 2 GB Elixir M2F2G64CB88D7N-CG, 1333 Mhz</text:p>
          </table:table-cell>
          <table:table-cell table:style-name="ce5" office:value-type="string" calcext:value-type="string">
            <text:p>Ubuntu Server 14.04</text:p>
          </table:table-cell>
          <table:table-cell table:style-name="ce5" office:value-type="string" calcext:value-type="string">
            <text:p>nichts, da Server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5.html#post22957824&quot;;&quot;sweetchuck&quot;)" office:value-type="string" office:string-value="sweetchuck" calcext:value-type="string">
            <text:p>sweetchuck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2" calcext:value-type="float">
            <office:annotation draw:style-name="gr12" draw:text-style-name="P2" svg:width="0.03pt" svg:height="464.77pt" svg:x="0pt" svg:y="-232.36pt" draw:caption-point-x="44.16pt" draw:caption-point-y="248.37pt">
              <dc:date>2024-12-24T00:00:00</dc:date>
              <text:p text:style-name="P1">mit über Gerätemanager deaktiviertem WLAN</text:p>
            </office:annotation>
            <text:p>8.2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2" calcext:value-type="float">
            <text:p>8.2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PicoPSU-150-XT mit China Netzteil 12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office:annotation draw:style-name="gr12" draw:text-style-name="P2" svg:width="0.03pt" svg:height="218.44pt" svg:x="0pt" svg:y="-109.19pt" draw:caption-point-x="949.89pt" draw:caption-point-y="125.21pt">
              <dc:date>2024-12-24T00:00:00</dc:date>
              <text:p text:style-name="P1">stromfresser, ca 2W</text:p>
            </office:annotation>
            <text:p>40GB Intel SSD V-25</text:p>
          </table:table-cell>
          <table:table-cell table:style-name="ce5" office:value-type="string" calcext:value-type="string">
            <text:p>2 x 8GB DDR3-1333 GSkill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G19 + Sharkoon Fireglider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5246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2GB DDR3-1333 Kingston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 ohne WLAN Karte</text:p>
          </table:table-cell>
          <table:table-cell table:style-name="ce5" office:value-type="string" calcext:value-type="string">
            <text:p>Boxed@1.000U/m</text:p>
          </table:table-cell>
          <table:table-cell table:style-name="ce21" table:formula="of:=HYPERLINK(&quot;http://www.hardwareluxx.de/community/f84/die-sparsamsten-systeme-30w-idle-1007101-12.html#post2219559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33" calcext:value-type="float">
            <office:annotation draw:style-name="gr12" draw:text-style-name="P2" svg:width="0.03pt" svg:height="330.41pt" svg:x="0pt" svg:y="-165.17pt" draw:caption-point-x="90.71pt" draw:caption-point-y="181.19pt">
              <dc:date>2024-12-24T00:00:00</dc:date>
              <text:p text:style-name="P1">(prime95 In-place large FFTs)</text:p>
            </office:annotation>
            <text:p>3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PicoPSU-160XT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</text:p>
          </table:table-cell>
          <table:table-cell table:style-name="ce5" office:value-type="string" calcext:value-type="string">
            <text:p>1 x 8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6.html#post23059059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5" calcext:value-type="float">
            <text:p>8.5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B85 Pro4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Gigabyte Q87TN</text:p>
          </table:table-cell>
          <table:table-cell table:style-name="ce5" office:value-type="string" calcext:value-type="string">
            <text:p>HP 90W PA-1900-32HN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2GB DDR3-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2710T (DVI)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2.html#post22721389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8.6" calcext:value-type="float">
            <text:p>8.6</text:p>
          </table:table-cell>
          <table:table-cell table:style-name="ce5"/>
          <table:table-cell table:style-name="ce11" office:value-type="string" calcext:value-type="string">
            <text:p>C6</text:p>
          </table:table-cell>
          <table:table-cell table:style-name="ce13" office:value-type="string" calcext:value-type="string">
            <text:p>Intel Celeron G1820</text:p>
          </table:table-cell>
          <table:table-cell table:style-name="ce13" office:value-type="string" calcext:value-type="string">
            <text:p>Asrock B85M-HDS</text:p>
          </table:table-cell>
          <table:table-cell table:style-name="ce13" office:value-type="string" calcext:value-type="string">
            <text:p>PicoPSU-90 + LS-PAB90 Bundle von cartft.com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ELV PCA301</text:p>
          </table:table-cell>
          <table:table-cell table:style-name="ce13" office:value-type="string" calcext:value-type="string">
            <text:p>Corsair Force LS 60GB SSD</text:p>
          </table:table-cell>
          <table:table-cell table:style-name="ce13" office:value-type="string" calcext:value-type="string">
            <text:p>1 x 8GB Kingston Value RAM DDR3-1600 (KVR16N11/8) mit 1.25 Volt</text:p>
          </table:table-cell>
          <table:table-cell table:style-name="ce13" office:value-type="string" calcext:value-type="string">
            <text:p>Win Home Server 2011 64-Bit</text:p>
          </table:table-cell>
          <table:table-cell table:style-name="ce13" office:value-type="string" calcext:value-type="string">
            <text:p>Logitech K400, USB Empfänger am PC, Sony AV-Receiver mit Philips 32" TV per HDMI, Auflösung 1280x720</text:p>
          </table:table-cell>
          <table:table-cell table:style-name="ce5" office:value-type="string" calcext:value-type="string">
            <text:p>Boxed@1.000U/m ?</text:p>
          </table:table-cell>
          <table:table-cell table:style-name="ce21" table:formula="of:=HYPERLINK(&quot;http://www.hardwareluxx.de/community/f84/die-sparsamsten-systeme-30w-idle-1007101-9.html#post22006835&quot;;&quot;Chres&quot;)" office:value-type="string" office:string-value="Chres" calcext:value-type="string">
            <text:p>Chre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7" calcext:value-type="float">
            <text:p>8.7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2GB DDR3-1333 Kingston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 mit WLAN Karte</text:p>
          </table:table-cell>
          <table:table-cell table:style-name="ce5" office:value-type="string" calcext:value-type="string">
            <text:p>Boxed@1.000U/m</text:p>
          </table:table-cell>
          <table:table-cell table:style-name="ce21" table:formula="of:=HYPERLINK(&quot;http://www.hardwareluxx.de/community/f84/die-sparsamsten-systeme-30w-idle-1007101-12.html#post2219559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" calcext:value-type="float">
            <office:annotation draw:style-name="gr12" draw:text-style-name="P2" svg:width="0.03pt" svg:height="2840.31pt" svg:x="0pt" svg:y="-1420.13pt" draw:caption-point-x="44.16pt" draw:caption-point-y="1436.14pt">
              <dc:date>2024-12-24T00:00:00</dc:date>
              <text:p text:style-name="P1">--&gt; Messwerte auf dem Standard Desktop-Bildschirm von WIN 8.1 (grau mit Win-Logo)</text:p>
              <text:p text:style-name="P1">IDLE mit Bildschirm an inkl. LAN Kabel eingesteckt: Zustand C6 // Verbrauch auf KD302: 10,8 W</text:p>
              <text:p text:style-name="P1">IDLE mit Bildschirm an &amp; LAN Kabel ausgesteckt: Zustand C6 // Verbrauch auf KD302: 10,1 W</text:p>
              <text:p text:style-name="P1"/>
              <text:p text:style-name="P1">--&gt; Messwerte auf dem Standard Start-Bildschirm von WIN 8.1 (Violett mit App-Kacheln):</text:p>
              <text:p text:style-name="P1">IDLE mit Bildschirm an inkl. LAN Kabel eingesteckt: Zustand C6 // Verbrauch auf KD302: 9,0 W</text:p>
              <text:p text:style-name="P1">IDLE mit Bildschirm an &amp; LAN Kabel ausgesteckt: Zustand C6 // Verbrauch auf KD302: 8,3 W</text:p>
              <text:p text:style-name="P1"/>
              <text:p text:style-name="P1"/>
              <text:p text:style-name="P1">IDLE - System geht in den Energiesparmodus (LAN Kabel eingesteckt, Bildschirm geht aus usw.):</text:p>
              <text:p text:style-name="P1">Zustand C7 // Verbrauch auf KD302: 8,5 W</text:p>
              <text:p text:style-name="P1"/>
              <text:p text:style-name="P1">IDLE - System geht in den Energiesparmodus (LAN Kabel ausgesteckt, Bildschirm geht aus usw.):</text:p>
              <text:p text:style-name="P1">Zustand C7 // Verbrauch auf KD302: 7,8 W</text:p>
            </office:annotation>
            <text:p>9</text:p>
          </table:table-cell>
          <table:table-cell table:style-name="ce4"/>
          <table:table-cell table:style-name="ce10" office:value-type="string" calcext:value-type="string">
            <office:annotation draw:style-name="gr12" draw:text-style-name="P2" svg:width="0.03pt" svg:height="240.83pt" svg:x="0pt" svg:y="-120.39pt" draw:caption-point-x="127.5pt" draw:caption-point-y="136.4pt">
              <dc:date>2024-12-24T00:00:00</dc:date>
              <text:p text:style-name="P1">C7 mit Bildschirm aus</text:p>
            </office:annotation>
            <text:p>C6</text:p>
          </table:table-cell>
          <table:table-cell table:style-name="ce5" office:value-type="string" calcext:value-type="string">
            <text:p>Intel Core i5-4460T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Luxburg Slim // Typ: LTE-PA-1900-18H2 (19V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Plextor M5M 256GB (PX-256M5M) mSATA</text:p>
          </table:table-cell>
          <table:table-cell table:style-name="ce5" office:value-type="string" calcext:value-type="string">
            <text:p>2 x 4GB Kingston HyperX Impact 8GB SO-DIMM Kit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M105, Logitech K270</text:p>
          </table:table-cell>
          <table:table-cell table:style-name="ce5" office:value-type="string" calcext:value-type="string">
            <text:p>Noiseblocker NB-BlackSilentPro PC-P @ 1200rpm</text:p>
          </table:table-cell>
          <table:table-cell table:style-name="ce18" table:formula="of:=HYPERLINK(&quot;http://www.hardwareluxx.de/community/f84/die-sparsamsten-systeme-30w-idle-1007101-25.html#post22969735&quot;;&quot;Guiekalle&quot;)" office:value-type="string" office:string-value="Guiekalle" calcext:value-type="string">
            <text:p>Guiekall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style-name="ce4" office:value-type="float" office:value="47" calcext:value-type="float">
            <office:annotation draw:style-name="gr12" draw:text-style-name="P2" svg:width="0.03pt" svg:height="923.84pt" svg:x="0pt" svg:y="-461.88pt" draw:caption-point-x="90.71pt" draw:caption-point-y="477.89pt">
              <dc:date>2024-12-24T00:00:00</dc:date>
              <text:p text:style-name="P1">Last (Prime 95 blend) 38 W</text:p>
              <text:p text:style-name="P1">Last (Dolphin Emulator) 47 W</text:p>
              <text:p text:style-name="P1">Last(Chrome + Netflix) 25 W </text:p>
            </office:annotation>
            <text:p>47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office:annotation draw:style-name="gr12" draw:text-style-name="P2" svg:width="0.03pt" svg:height="453.57pt" svg:x="0pt" svg:y="-226.74pt" draw:caption-point-x="380.35pt" draw:caption-point-y="242.76pt">
              <dc:date>2024-12-24T00:00:00</dc:date>
              <text:p text:style-name="P1">(wlan/bluetooth Modul nicht installiert)</text:p>
            </office:annotation>
            <text:p>Asrock Z97M-ITX/AC</text:p>
          </table:table-cell>
          <table:table-cell table:style-name="ce5" office:value-type="string" calcext:value-type="string">
            <text:p>Intertech E-I5 Gehäuse mit Wandler und 60W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Kingston V300 64GB / Samsung HDD M8 2.5" 1TB</text:p>
          </table:table-cell>
          <table:table-cell table:style-name="ce5" office:value-type="string" calcext:value-type="string">
            <text:p>2 x 2GB DDR3 Kingston HyperX @ 1333 Mhz 1,25V</text:p>
          </table:table-cell>
          <table:table-cell table:style-name="ce5" office:value-type="string" calcext:value-type="string">
            <text:p>Ubuntu 14.10</text:p>
          </table:table-cell>
          <table:table-cell table:style-name="ce5" office:value-type="string" calcext:value-type="string">
            <text:p>Rapoo Tastatur mit Touchpad, HDMI@1920p</text:p>
          </table:table-cell>
          <table:table-cell table:style-name="ce5" office:value-type="string" calcext:value-type="string">
            <text:p>Scythe Kozuti Kühler Aktiv</text:p>
          </table:table-cell>
          <table:table-cell table:style-name="ce22" table:formula="of:=HYPERLINK(&quot;http://www.hardwareluxx.de/community/f84/die-sparsamsten-systeme-30w-idle-1007101-27.html#post23075566&quot;;&quot;Bischi&quot;)" office:value-type="string" office:string-value="Bischi" calcext:value-type="string">
            <text:p>Bischi</text:p>
          </table:table-cell>
          <table:table-cell table:style-name="ce5"/>
          <table:table-cell table:number-columns-repeated="1009"/>
        </table:table-row>
        <table:table-row table:style-name="ro1" table:visibility="collapse"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52" calcext:value-type="float">
            <text:p>5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</text:p>
          </table:table-cell>
          <table:table-cell table:style-name="ce5" office:value-type="string" calcext:value-type="string">
            <text:p>PicoPSU-120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64GB SSD</text:p>
          </table:table-cell>
          <table:table-cell table:style-name="ce5" office:value-type="string" calcext:value-type="string">
            <text:p>2 x 2GB Samsung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style-name="ce5" table:number-columns-repeated="2"/>
          <table:table-cell table:number-columns-repeated="1008"/>
        </table:table-row>
        <table:table-row table:style-name="ro1" table:visibility="collapse"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12.7" calcext:value-type="float">
            <text:p>12.7</text:p>
          </table:table-cell>
          <table:table-cell table:style-name="ce10"/>
          <table:table-cell table:style-name="ce5" office:value-type="string" calcext:value-type="string">
            <text:p>Intel Celeron J1800</text:p>
          </table:table-cell>
          <table:table-cell table:style-name="ce5" office:value-type="string" calcext:value-type="string">
            <text:p>GIGABYTE GA-J1800N-D2H</text:p>
          </table:table-cell>
          <table:table-cell table:style-name="ce5" office:value-type="string" calcext:value-type="string">
            <text:p>Pico-Box Z2-ATX-160 + AC/DC ALWAHA XH128 120Wat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OCZ Vertex Plus SSD 60GB</text:p>
          </table:table-cell>
          <table:table-cell table:style-name="ce5" office:value-type="string" calcext:value-type="string">
            <text:p>1 x 4GB Crucial - SO-DIMM, 204-polig - DDR3 - 1600MHz / PC3-12800 - CL11 (CT51264BF160BJ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K270 + Logitech M510 an einem Unify Empfänger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2.html#post22140160&quot;;&quot;axeldd&quot;)" office:value-type="string" office:string-value="axeldd" calcext:value-type="string">
            <text:p>axeldd</text:p>
          </table:table-cell>
          <table:table-cell table:style-name="ce5"/>
          <table:table-cell table:number-columns-repeated="1009"/>
        </table:table-row>
        <table:table-row table:style-name="ro1" table:visibility="collapse">
          <table:table-cell table:style-name="ce4" office:value-type="float" office:value="9.5" calcext:value-type="float">
            <text:p>9.5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Ubuntu 14.04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 @ 1000U/m</text:p>
          </table:table-cell>
          <table:table-cell table:style-name="ce18" table:formula="of:=HYPERLINK(&quot;http://www.hardwareluxx.de/community/f84/die-sparsamsten-systeme-30w-idle-1007101-post22557977.html#post22557977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.6" calcext:value-type="float">
            <text:p>9.6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</text:p>
          </table:table-cell>
          <table:table-cell table:style-name="ce5" office:value-type="string" calcext:value-type="string">
            <text:p>Asus H87I-Plus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 Pro4</text:p>
          </table:table-cell>
          <table:table-cell table:style-name="ce5" office:value-type="string" calcext:value-type="string">
            <text:p>PicoPSU-160-XT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1 x 4GB DDR3L-1600 Samsung Green Series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43.6" calcext:value-type="float">
            <text:p>43.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us B85M-E</text:p>
          </table:table-cell>
          <table:table-cell table:style-name="ce5" office:value-type="string" calcext:value-type="string">
            <text:p>LC75ITX aus LC-Power LC-1370Wmi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Liteonit 128GB LCS-128M6S</text:p>
          </table:table-cell>
          <table:table-cell table:style-name="ce5" office:value-type="string" calcext:value-type="string">
            <text:p>2 x 4GB DDR3 1333er <text:s/>G.Skill Kit F3-10600CL9D-8GBNT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aus und Tastatur TK820, U2412M@1920x1200@DisplayPort + Dell Aktiv Lautsprecher AX510</text:p>
          </table:table-cell>
          <table:table-cell table:style-name="ce5" office:value-type="string" calcext:value-type="string">
            <text:p>Mugen3 Passiv</text:p>
          </table:table-cell>
          <table:table-cell table:style-name="ce18" table:formula="of:=HYPERLINK(&quot;http://www.hardwareluxx.de/community/f84/die-sparsamsten-systeme-30w-idle-1007101-31.html#post23350199&quot;;&quot;Janero&quot;)" office:value-type="string" office:string-value="Janero" calcext:value-type="string">
            <text:p>Janero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MSI B85I</text:p>
          </table:table-cell>
          <table:table-cell table:style-name="ce5" office:value-type="string" calcext:value-type="string">
            <text:p>PicoPSU-90 + Morex PJF84-PSADP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Evo 250GB</text:p>
          </table:table-cell>
          <table:table-cell table:style-name="ce5" office:value-type="string" calcext:value-type="string">
            <text:p>1 x 8 GB Crucial BLS8G3D1609ES2LX0CEU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B58 - USB, Fujitsu KB410 - USB, Dell U2414H - HDM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8.html#post23131473&quot;;&quot;HIrscHI&quot;)" office:value-type="string" office:string-value="HIrscHI" calcext:value-type="string">
            <text:p>HIrscH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.9" calcext:value-type="float">
            <text:p>9.9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Pentium G2020</text:p>
          </table:table-cell>
          <table:table-cell table:style-name="ce5" office:value-type="string" calcext:value-type="string">
            <text:p>Intel DH61AG</text:p>
          </table:table-cell>
          <table:table-cell table:style-name="ce5" office:value-type="string" calcext:value-type="string">
            <text:p>90W HP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250GB</text:p>
          </table:table-cell>
          <table:table-cell table:style-name="ce5" office:value-type="string" calcext:value-type="string">
            <text:p>2 x 2GB Kingston SO-DIMM PC1066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Tastatur und Funkmaus Iiyama E511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39197&quot;;&quot;Modder&quot;)" office:value-type="string" office:string-value="Modder" calcext:value-type="string">
            <text:p>Modde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7.5" calcext:value-type="float">
            <text:p>27.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HDPLEX 120W AC-DC adapter / HDPLEX 150W DC-ATX Converter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Plextor M5M 256GB, mSATA</text:p>
          </table:table-cell>
          <table:table-cell table:style-name="ce5" office:value-type="string" calcext:value-type="string">
            <text:p>2x 4GB Crucial Ballistix Sport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DiNovo Endge (Dongle)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7.html#post21942379&quot;;&quot;canada&quot;)" office:value-type="string" office:string-value="canada" calcext:value-type="string">
            <text:p>canada</text:p>
          </table:table-cell>
          <table:table-cell table:number-columns-repeated="1010"/>
        </table:table-row>
        <table:table-row table:style-name="ro1" table:visibility="collapse">
          <table:table-cell table:number-columns-repeated="2"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1</text:p>
          </table:table-cell>
          <table:table-cell table:style-name="ce5" office:value-type="string" calcext:value-type="string">
            <text:p>Intel Celeron J1800</text:p>
          </table:table-cell>
          <table:table-cell table:style-name="ce5" office:value-type="string" calcext:value-type="string">
            <text:p>GIGABYTE GA-J1800N-D2H</text:p>
          </table:table-cell>
          <table:table-cell table:style-name="ce5" office:value-type="string" calcext:value-type="string">
            <text:p>PicoPSU-90W + 60W 12V 5A Netzteil Adapter iMA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nDisk 128GB SSD</text:p>
          </table:table-cell>
          <table:table-cell table:style-name="ce5" office:value-type="string" calcext:value-type="string">
            <text:p>Crucial CT4G3S1339MCEU 4GB (1333MHz, CL9) DDR3-RAM</text:p>
          </table:table-cell>
          <table:table-cell table:style-name="ce5" office:value-type="string" calcext:value-type="string">
            <text:p>ArchLinux mit Kernel 3.13.6</text:p>
          </table:table-cell>
          <table:table-cell table:style-name="ce5" office:value-type="string" calcext:value-type="string">
            <text:p>ohne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12/intel-bay-trail-d-desktop-mainboards-ft-silvermont-soc-985791-7.html#post22006217&quot;;&quot;Raudi1&quot;)" office:value-type="string" office:string-value="Raudi1" calcext:value-type="string">
            <text:p>Raudi1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Dell PA10 90W PSU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2 x 2GB Corsair S0-DDR3 1333 CSMO4GX3M2A1333C9</text:p>
          </table:table-cell>
          <table:table-cell table:style-name="ce5" office:value-type="string" calcext:value-type="string">
            <text:p>ArchLinux</text:p>
          </table:table-cell>
          <table:table-cell table:style-name="ce5" office:value-type="string" calcext:value-type="string">
            <text:p>Tastatur IBM RT3200 + noname Adapter auf USB</text:p>
          </table:table-cell>
          <table:table-cell table:style-name="ce5" office:value-type="string" calcext:value-type="string">
            <text:p>Scythe Big Shuriken 2</text:p>
          </table:table-cell>
          <table:table-cell table:style-name="ce21" table:formula="of:=HYPERLINK(&quot;http://www.hardwareluxx.de/community/f84/die-sparsamsten-systeme-30w-idle-1007101-9.html#post22010294&quot;;&quot;Fragfutter&quot;)" office:value-type="string" office:string-value="Fragfutter" calcext:value-type="string">
            <text:p>Fragfutte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style-name="ce4" office:value-type="float" office:value="68" calcext:value-type="float">
            <text:p>68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Plextor 128M5S</text:p>
          </table:table-cell>
          <table:table-cell table:style-name="ce5" office:value-type="string" calcext:value-type="string">
            <text:p>1 x 4GB GSKILL 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HDMI Monitor</text:p>
          </table:table-cell>
          <table:table-cell table:style-name="ce5" office:value-type="string" calcext:value-type="string">
            <text:p>EKL Alpenföhn Silvretta @1400 upm</text:p>
          </table:table-cell>
          <table:table-cell table:style-name="ce18" table:formula="of:=HYPERLINK(&quot;http://www.hardwareluxx.de/community/f84/die-sparsamsten-systeme-30w-idle-1007101-26.html#post23057869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2" calcext:value-type="float">
            <text:p>10.2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MSI H81TI</text:p>
          </table:table-cell>
          <table:table-cell table:style-name="ce5" office:value-type="string" calcext:value-type="string">
            <text:p>19V HP Notebooknetzteil 90W (Modell PA-1900-32HN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2GB ADATA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USB-Tastatur, iiyama GB2773HS per HDMI verbunden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8.html#post22450453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2" calcext:value-type="float">
            <text:p>10.2</text:p>
          </table:table-cell>
          <table:table-cell table:style-name="ce5" office:value-type="float" office:value="93" calcext:value-type="float">
            <text:p>93</text:p>
          </table:table-cell>
          <table:table-cell table:style-name="ce10" office:value-type="string" calcext:value-type="string">
            <office:annotation draw:style-name="gr12" draw:text-style-name="P2" svg:width="0.03pt" svg:height="531.95pt" svg:x="0pt" svg:y="-265.95pt" draw:caption-point-x="127.5pt" draw:caption-point-y="281.96pt">
              <dc:date>2024-12-24T00:00:00</dc:date>
              <text:p text:style-name="P1">9,3W bzw. 9,1 mit UV im C7 wenn Monitor aus ist</text:p>
            </office:annotation>
            <text:p>C6</text:p>
          </table:table-cell>
          <table:table-cell table:style-name="ce5" office:value-type="string" calcext:value-type="string">
            <text:p>Intel Core i3-4370</text:p>
          </table:table-cell>
          <table:table-cell table:style-name="ce5" office:value-type="string" calcext:value-type="string">
            <office:annotation draw:style-name="gr12" draw:text-style-name="P2" svg:width="0.03pt" svg:height="408.78pt" svg:x="0pt" svg:y="-204.35pt" draw:caption-point-x="380.35pt" draw:caption-point-y="220.37pt">
              <dc:date>2024-12-24T00:00:00</dc:date>
              <text:p text:style-name="P1">W-lan modul habe ich nicht eingebaut</text:p>
            </office:annotation>
            <text:p>AsRock H97M-ITX/ac</text:p>
          </table:table-cell>
          <table:table-cell table:style-name="ce5" office:value-type="string" calcext:value-type="string">
            <text:p>BeQuiet PurePower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840 EVO 250GB</text:p>
          </table:table-cell>
          <table:table-cell table:style-name="ce5" office:value-type="string" calcext:value-type="string">
            <text:p>2 x 4GB DDR3-1600 Crucial Ballistix Sport VLP 1.3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325, Cherry KC1000, Samsung Syncmaster 225UW @ DVI @ 1680x1050</text:p>
          </table:table-cell>
          <table:table-cell table:style-name="ce5" office:value-type="string" calcext:value-type="string">
            <text:p>Alpenföhn Silvretta Idle-modus @ ca. 750rpm</text:p>
          </table:table-cell>
          <table:table-cell table:style-name="ce18" table:formula="of:=HYPERLINK(&quot;http://www.hardwareluxx.de/community/f84/die-sparsamsten-systeme-30w-idle-1007101-31.html#post23243588&quot;;&quot;zappo&quot;)" office:value-type="string" office:string-value="zappo" calcext:value-type="string">
            <text:p>zappo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Dell PA10 90W PSU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2 x 2GB Corsair S0-DDR3 1333 CSMO4GX3M2A1333C9</text:p>
          </table:table-cell>
          <table:table-cell table:style-name="ce5" office:value-type="string" calcext:value-type="string">
            <text:p>Win8</text:p>
          </table:table-cell>
          <table:table-cell table:style-name="ce5" office:value-type="string" calcext:value-type="string">
            <text:p>Tastatur IBM RT3200 + noname Adapter auf USB</text:p>
          </table:table-cell>
          <table:table-cell table:style-name="ce5" office:value-type="string" calcext:value-type="string">
            <text:p>Scythe Big Shuriken 2</text:p>
          </table:table-cell>
          <table:table-cell table:style-name="ce21" table:formula="of:=HYPERLINK(&quot;http://www.hardwareluxx.de/community/f84/die-sparsamsten-systeme-30w-idle-1007101-8.html#post21953345&quot;;&quot;Fragfutter&quot;)" office:value-type="string" office:string-value="Fragfutter" calcext:value-type="string">
            <text:p>Fragfutte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4" calcext:value-type="float">
            <text:p>10.4</text:p>
          </table:table-cell>
          <table:table-cell table:style-name="ce4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690S</text:p>
          </table:table-cell>
          <table:table-cell table:style-name="ce5" office:value-type="string" calcext:value-type="string">
            <office:annotation draw:style-name="gr12" draw:text-style-name="P2" svg:width="0.03pt" svg:height="509.56pt" svg:x="0pt" svg:y="-254.75pt" draw:caption-point-x="380.35pt" draw:caption-point-y="270.77pt">
              <dc:date>2024-12-24T00:00:00</dc:date>
              <text:p text:style-name="P1">(alles aktiv auch Wlan/BT), Sata im Raid Mode</text:p>
            </office:annotation>
            <text:p>ASRock Z97E-ITX/ac</text:p>
          </table:table-cell>
          <table:table-cell table:style-name="ce5" office:value-type="string" calcext:value-type="string">
            <text:p>PicoPSU-150XT + 120W Chinabrick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Extreme II 480GB</text:p>
          </table:table-cell>
          <table:table-cell table:style-name="ce5" office:value-type="string" calcext:value-type="string">
            <text:p>16GB Teamgroup Vulcan DDR3-2400 (1,65V)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G19 + Sharkoon Fireglider, HP W2207</text:p>
          </table:table-cell>
          <table:table-cell table:style-name="ce5" office:value-type="string" calcext:value-type="string">
            <office:annotation draw:style-name="gr12" draw:text-style-name="P2" svg:width="0.03pt" svg:height="442.37pt" svg:x="0pt" svg:y="-221.16pt" draw:caption-point-x="2052.77pt" draw:caption-point-y="237.17pt">
              <dc:date>2024-12-24T00:00:00</dc:date>
              <text:p text:style-name="P1">mit 92mm original Fan @PWM (ca 1000rpm)</text:p>
            </office:annotation>
            <text:p>EKL Alpenföhn Silvretta</text:p>
          </table:table-cell>
          <table:table-cell table:style-name="ce21" table:formula="of:=HYPERLINK(&quot;http://www.hardwareluxx.de/community/f84/die-sparsamsten-systeme-30w-idle-1007101-21.html#post22712820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7.5" calcext:value-type="float">
            <text:p>17.5</text:p>
          </table:table-cell>
          <table:table-cell table:style-name="ce10"/>
          <table:table-cell table:style-name="ce5" office:value-type="string" calcext:value-type="string">
            <text:p>Intel Celeron J1900</text:p>
          </table:table-cell>
          <table:table-cell table:style-name="ce5" office:value-type="string" calcext:value-type="string">
            <text:p>Asrock Q1900-ITX</text:p>
          </table:table-cell>
          <table:table-cell table:style-name="ce5" office:value-type="string" calcext:value-type="string">
            <text:p>PicoPSU 90-XLP + 120W Leick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4GB SO-DIMM DDR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BenQ XL2720T, Logitech G5, Cherry G230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2.html#post22768011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5" calcext:value-type="float">
            <text:p>10.5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MSI H81TI</text:p>
          </table:table-cell>
          <table:table-cell table:style-name="ce5" office:value-type="string" calcext:value-type="string">
            <office:annotation draw:style-name="gr12" draw:text-style-name="P2" svg:width="0.03pt" svg:height="341.6pt" svg:x="0pt" svg:y="-170.76pt" draw:caption-point-x="560.24pt" draw:caption-point-y="186.77pt">
              <dc:date>2024-12-24T00:00:00</dc:date>
              <text:p text:style-name="P1">MSI ProBox23 mitgeliefertes NT</text:p>
            </office:annotation>
            <text:p>120W NT (19,5V 6,15A Efficiency-Level V) Modell ADP-120MH D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2GB ADATA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USB-Tastatur, iiyama GB2773HS per HDMI verbunden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8.html#post22450453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5" calcext:value-type="float">
            <text:p>10.5</text:p>
          </table:table-cell>
          <table:table-cell table:style-name="ce5" office:value-type="float" office:value="66.5" calcext:value-type="float">
            <text:p>66.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 @ 1000U/m</text:p>
          </table:table-cell>
          <table:table-cell table:style-name="ce18" table:formula="of:=HYPERLINK(&quot;http://www.hardwareluxx.de/community/f84/die-sparsamsten-systeme-30w-idle-1007101-20.html#post22515161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5" calcext:value-type="float">
            <text:p>10.5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Ubuntu 14.04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 @ 1000U/m</text:p>
          </table:table-cell>
          <table:table-cell table:style-name="ce18" table:formula="of:=HYPERLINK(&quot;http://www.hardwareluxx.de/community/f84/die-sparsamsten-systeme-30w-idle-1007101-post22557977.html#post22557977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16.9" calcext:value-type="float">
            <text:p>16.9</text:p>
          </table:table-cell>
          <table:table-cell table:style-name="ce10"/>
          <table:table-cell table:style-name="ce5" office:value-type="string" calcext:value-type="string">
            <text:p>Intel Celeron J1900</text:p>
          </table:table-cell>
          <table:table-cell table:style-name="ce5" office:value-type="string" calcext:value-type="string">
            <text:p>Asrock Q1900-ITX</text:p>
          </table:table-cell>
          <table:table-cell table:style-name="ce5" office:value-type="string" calcext:value-type="string">
            <text:p>Pico Box Z2-ATX-160 + AC/DC ALWAHA XH128 120Wat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OCZ Vertex Plus SSD 60GB</text:p>
          </table:table-cell>
          <table:table-cell table:style-name="ce5" office:value-type="string" calcext:value-type="string">
            <text:p>Crucial - Memory - 4GB - SO-DIMM, 204-polig - DDR3 - 1600MHz / PC3-12800 - CL11 (CT51264BF160BJ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K270 + Logitech M510 an einem Unify Empfänger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2.html#post22176392&quot;;&quot;axeldd&quot;)" office:value-type="string" office:string-value="axeldd" calcext:value-type="string">
            <text:p>axeldd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5" office:value-type="string" calcext:value-type="string">
            <text:p>AMD Zacate E350</text:p>
          </table:table-cell>
          <table:table-cell table:style-name="ce5" office:value-type="string" calcext:value-type="string">
            <text:p>Zotac Fusion ITX</text:p>
          </table:table-cell>
          <table:table-cell table:style-name="ce5" office:value-type="string" calcext:value-type="string">
            <text:p>PicoPSU-120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2x2GB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.html#post218738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5" office:value-type="string" calcext:value-type="string">
            <text:p>AMD Sempron 3850</text:p>
          </table:table-cell>
          <table:table-cell table:style-name="ce5" office:value-type="string" calcext:value-type="string">
            <text:p>MSI AM1I</text:p>
          </table:table-cell>
          <table:table-cell table:style-name="ce5" office:value-type="string" calcext:value-type="string">
            <text:p>Antec ISK300-65 + Delta 65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2,5" HDD</text:p>
          </table:table-cell>
          <table:table-cell table:style-name="ce5" office:value-type="string" calcext:value-type="string">
            <text:p>Transcend Jetram 4GB 1600</text:p>
          </table:table-cell>
          <table:table-cell table:style-name="ce5" office:value-type="string" calcext:value-type="string">
            <text:p>Win7</text:p>
          </table:table-cell>
          <table:table-cell table:style-name="ce5" office:value-type="string" calcext:value-type="string">
            <text:p>Standard Tastatur+optische Maus,VGA</text:p>
          </table:table-cell>
          <table:table-cell table:style-name="ce5" office:value-type="string" calcext:value-type="string">
            <text:p>Gehäuse 80er + CPU 50er</text:p>
          </table:table-cell>
          <table:table-cell table:style-name="ce21" table:formula="of:=HYPERLINK(&quot;http://www.hardwareluxx.de/community/f84/die-sparsamsten-systeme-30w-idle-1007101-15.html#post22391020&quot;;&quot;xrated&quot;)" office:value-type="string" office:string-value="xrated" calcext:value-type="string">
            <text:p>xrated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" calcext:value-type="float">
            <text:p>11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Plextor 128M5S</text:p>
          </table:table-cell>
          <table:table-cell table:style-name="ce5" office:value-type="string" calcext:value-type="string">
            <text:p>1 x 4GB GSKILL 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HDMI Monitor</text:p>
          </table:table-cell>
          <table:table-cell table:style-name="ce5" office:value-type="string" calcext:value-type="string">
            <text:p>EKL Alpenföhn Silvretta @1400 upm</text:p>
          </table:table-cell>
          <table:table-cell table:style-name="ce18" table:formula="of:=HYPERLINK(&quot;http://www.hardwareluxx.de/community/f84/die-sparsamsten-systeme-30w-idle-1007101-26.html#post23057869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.2" calcext:value-type="float">
            <text:p>11.2</text:p>
          </table:table-cell>
          <table:table-cell table:style-name="ce5" office:value-type="float" office:value="81.9" calcext:value-type="float">
            <office:annotation draw:style-name="gr12" draw:text-style-name="P2" svg:width="0.03pt" svg:height="229.63pt" svg:x="0pt" svg:y="-114.77pt" draw:caption-point-x="90.71pt" draw:caption-point-y="130.79pt">
              <dc:date>2024-12-24T00:00:00</dc:date>
              <text:p text:style-name="P1">(In-place large FFT)</text:p>
            </office:annotation>
            <text:p>81.9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Enermax ETL300AWT Triathlor 80 Plus Bronz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2 x 8GB DDR3 1600 Crucial Ballistix Sport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HP über DVI (1280x1024), Logilink (Funk/USB)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2451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.3" calcext:value-type="float">
            <text:p>11.3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3-4330</text:p>
          </table:table-cell>
          <table:table-cell table:style-name="ce5" office:value-type="string" calcext:value-type="string">
            <text:p>Asrock H87 Pro4</text:p>
          </table:table-cell>
          <table:table-cell table:style-name="ce5" office:value-type="string" calcext:value-type="string">
            <text:p>PicoPSU-120W WI mit 90W-19V Tisch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 GB SSD</text:p>
          </table:table-cell>
          <table:table-cell table:style-name="ce5" office:value-type="string" calcext:value-type="string">
            <text:p>1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nifying Dongle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alltagstaugliche-desktop-systeme-mit-10w-idle-verbrauch-inkl-llano-fm1-beispiel-799083-108.html#post21702706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44.1" calcext:value-type="float">
            <text:p>44.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 120GB</text:p>
          </table:table-cell>
          <table:table-cell table:style-name="ce5" office:value-type="string" calcext:value-type="string">
            <text:p>G.Skill 2x2GB F3-12800CL9D-4GBNQ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X518, Enermax Aurora, Fujitsu SL23T-1, Intel N1030 802.11b/g/n @PCIe x1 to mini PCIe half size</text:p>
          </table:table-cell>
          <table:table-cell table:style-name="ce5" office:value-type="string" calcext:value-type="string">
            <text:p>Cooler Master GeminII M4 passiv</text:p>
          </table:table-cell>
          <table:table-cell table:style-name="ce21" table:formula="of:=HYPERLINK(&quot;http://www.hardwareluxx.de/community/f84/die-sparsamsten-systeme-30w-idle-1007101-3.html#post21884254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.9" calcext:value-type="float">
            <text:p>11.9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7-4770</text:p>
          </table:table-cell>
          <table:table-cell table:style-name="ce5" office:value-type="string" calcext:value-type="string">
            <text:p>Asus H87I-Plus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" calcext:value-type="float">
            <text:p>12</text:p>
          </table:table-cell>
          <table:table-cell table:style-name="ce5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lix FHT-9992</text:p>
          </table:table-cell>
          <table:table-cell table:style-name="ce5" office:value-type="string" calcext:value-type="string">
            <text:p>OCZ Vertex 3 MaxIO 128GB</text:p>
          </table:table-cell>
          <table:table-cell table:style-name="ce5" office:value-type="string" calcext:value-type="string">
            <text:p>2 x 4GB GSkill Sniper @ 1.25V DDR3-1600 (default Werte)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Wireless Combo MK270, Samsung HDMI 1920x1080 60Hz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10.html#post22086622&quot;;&quot;ParHelia&quot;)" office:value-type="string" office:string-value="ParHelia" calcext:value-type="string">
            <text:p>ParHel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1" calcext:value-type="float">
            <text:p>12.1</text:p>
          </table:table-cell>
          <table:table-cell table:style-name="ce5" office:value-type="float" office:value="91" calcext:value-type="float">
            <text:p>91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4670</text:p>
          </table:table-cell>
          <table:table-cell table:style-name="ce5" office:value-type="string" calcext:value-type="string">
            <text:p>ASUS Q87T</text:p>
          </table:table-cell>
          <table:table-cell table:style-name="ce5" office:value-type="string" calcext:value-type="string">
            <text:p>HP-Notebook-Netzteil 120W, 18,5V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AVM DECT 200</text:p>
          </table:table-cell>
          <table:table-cell table:style-name="ce5" office:value-type="string" calcext:value-type="string">
            <text:p>M550 mSATA 256GB, 2xWD Red 1TB 2,5" @HW-RAID1</text:p>
          </table:table-cell>
          <table:table-cell table:style-name="ce5" office:value-type="string" calcext:value-type="string">
            <text:p>2 x 8GB DDR3-1600 SO-DIMM Kingston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USB Funkmouse/-keyboard, Monitor per HDMI</text:p>
          </table:table-cell>
          <table:table-cell table:style-name="ce5" office:value-type="string" calcext:value-type="string">
            <text:p>BQ Shadow Rock Topflow 180-190rpm</text:p>
          </table:table-cell>
          <table:table-cell table:style-name="ce18" table:formula="of:=HYPERLINK(&quot;http://www.hardwareluxx.de/community/f84/die-sparsamsten-systeme-30w-idle-1007101-27.html#post23079977&quot;;&quot;Schubbie&quot;)" office:value-type="string" office:string-value="Schubbie" calcext:value-type="string">
            <text:p>Schubbi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H87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WSE LVM 120</text:p>
          </table:table-cell>
          <table:table-cell table:style-name="ce5" office:value-type="string" calcext:value-type="string">
            <text:p>Sandisk 64GB</text:p>
          </table:table-cell>
          <table:table-cell table:style-name="ce5" office:value-type="string" calcext:value-type="string">
            <text:p>4GB Corsair Vengeance LP DDR3-1600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RDP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2.html#post22191135&quot;;&quot;dyn.TrApS&quot;)" office:value-type="string" office:string-value="dyn.TrApS" calcext:value-type="string">
            <text:p>dyn.TrAp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44.1" calcext:value-type="float">
            <text:p>44.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 120GB</text:p>
          </table:table-cell>
          <table:table-cell table:style-name="ce5" office:value-type="string" calcext:value-type="string">
            <text:p>G.Skill 2x2GB F3-12800CL9D-4GBNQ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X518, Enermax Aurora, Fujitsu SL23T-1, Intel N1030 802.11b/g/n @PCIe x1 to mini PCIe half size</text:p>
          </table:table-cell>
          <table:table-cell table:style-name="ce5" office:value-type="string" calcext:value-type="string">
            <text:p>Boxed Kühler/Lüfter ~1.000rpm</text:p>
          </table:table-cell>
          <table:table-cell table:style-name="ce21" table:formula="of:=HYPERLINK(&quot;http://www.hardwareluxx.de/community/f84/die-sparsamsten-systeme-30w-idle-1007101-3.html#post21884254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6.4" calcext:value-type="float">
            <text:p>6.4</text:p>
          </table:table-cell>
          <table:table-cell table:style-name="ce10" office:value-type="string" calcext:value-type="string">
            <text:p>?</text:p>
          </table:table-cell>
          <table:table-cell table:style-name="ce13" office:value-type="string" calcext:value-type="string">
            <text:p>Intel Atom Z8300</text:p>
          </table:table-cell>
          <table:table-cell table:style-name="ce13" office:value-type="string" calcext:value-type="string">
            <text:p>Wintel CX-W8</text:p>
          </table:table-cell>
          <table:table-cell table:style-name="ce13" office:value-type="string" calcext:value-type="string">
            <text:p>ANU-050300A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NZR-SEM 16+</text:p>
          </table:table-cell>
          <table:table-cell table:style-name="ce13" office:value-type="string" calcext:value-type="string">
            <text:p>32GB SSD on Board (Kingston)</text:p>
          </table:table-cell>
          <table:table-cell table:style-name="ce13" office:value-type="string" calcext:value-type="string">
            <text:p>2GB DDR3L RAM on Board</text:p>
          </table:table-cell>
          <table:table-cell table:style-name="ce13" office:value-type="string" calcext:value-type="string">
            <text:p>Win 10 Home 64 Bit</text:p>
          </table:table-cell>
          <table:table-cell table:style-name="ce13" office:value-type="string" calcext:value-type="string">
            <text:p>Perixx Periboard-515 Plus TK 514U, LAN verbunden, Bluetooth ein, WLAN ein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49.html#post24703507&quot;;&quot;Dr.Cupido&quot;)" office:value-type="string" office:string-value="Dr.Cupido" calcext:value-type="string">
            <text:p>Dr.Cupido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73" calcext:value-type="float">
            <text:p>73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US H87I-PLUS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2GB DDR3-1333 Kingston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12.html#post2219559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" calcext:value-type="float">
            <text:p>13</text:p>
          </table:table-cell>
          <table:table-cell table:style-name="ce4" office:value-type="float" office:value="77" calcext:value-type="float">
            <text:p>77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30</text:p>
          </table:table-cell>
          <table:table-cell table:style-name="ce5" office:value-type="string" calcext:value-type="string">
            <text:p>Zotac H87-ITX</text:p>
          </table:table-cell>
          <table:table-cell table:style-name="ce5" office:value-type="string" calcext:value-type="string">
            <text:p>be quiet! System Power 7 300 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500</text:p>
          </table:table-cell>
          <table:table-cell table:style-name="ce5" office:value-type="string" calcext:value-type="string">
            <text:p>Sandisk X110 64 GB mSATA SSD; WD Red 4 TB HDD</text:p>
          </table:table-cell>
          <table:table-cell table:style-name="ce5" office:value-type="string" calcext:value-type="string">
            <text:p>2 x 2 GB DDR3-1600 G'Skill Eco. Laufen mit 1,4 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nifying Dongle, TV in Full-HDM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40030&quot;;&quot;jurke&quot;)" office:value-type="string" office:string-value="jurke" calcext:value-type="string">
            <text:p>jurk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7-4770S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be quiet!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onitor 3000</text:p>
          </table:table-cell>
          <table:table-cell table:style-name="ce5" office:value-type="string" calcext:value-type="string">
            <text:p>Crucial M500 480GB</text:p>
          </table:table-cell>
          <table:table-cell table:style-name="ce5" office:value-type="string" calcext:value-type="string">
            <text:p>2 x 8GB 1,3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BT/WLAN-Karte eingebaut aber ungenutzt</text:p>
          </table:table-cell>
          <table:table-cell table:style-name="ce5" office:value-type="string" calcext:value-type="string">
            <text:p>140mm CPU-Lüfter@500rpm</text:p>
          </table:table-cell>
          <table:table-cell table:style-name="ce21" table:formula="of:=HYPERLINK(&quot;http://www.hardwareluxx.de/community/f84/die-sparsamsten-systeme-30w-idle-1007101-6.html#post21941767&quot;;&quot;got no name&quot;)" office:value-type="string" office:string-value="got no name" calcext:value-type="string">
            <text:p>got no nam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" calcext:value-type="float">
            <text:p>13</text:p>
          </table:table-cell>
          <table:table-cell table:style-name="ce4" office:value-type="float" office:value="67.5" calcext:value-type="float">
            <text:p>67.5</text:p>
          </table:table-cell>
          <table:table-cell table:style-name="ce12" table:formula="of:=HYPERLINK(&quot;http://www.hardwareluxx.de/community/f84/spontane-neustarts-mit-aktiviertem-c6-modus-auf-asrock-boards-1032098.html#post22484269&quot;;&quot;C3&quot;)" office:value-type="string" office:string-value="C3" calcext:value-type="string">
            <text:p>C3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4145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10"/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150XT + 120W China Brick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UltraPlus 128GB</text:p>
          </table:table-cell>
          <table:table-cell table:style-name="ce5" office:value-type="string" calcext:value-type="string">
            <text:p>2 x 4GB DDR3 1600</text:p>
          </table:table-cell>
          <table:table-cell table:style-name="ce5" office:value-type="string" calcext:value-type="string">
            <text:p>Ubuntu</text:p>
          </table:table-cell>
          <table:table-cell table:style-name="ce5" office:value-type="string" calcext:value-type="string">
            <text:p>G19+Sharkoon Fireglide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8.html#post23125280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46.8" calcext:value-type="float">
            <text:p>46.8</text:p>
          </table:table-cell>
          <table:table-cell table:style-name="ce12" table:formula="of:=HYPERLINK(&quot;http://abload.de/img/b85m-g3258intelrhdgranxsz2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us B85M-G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X100 128GB, HGST Travelstar 5K1000 1TB 2.5</text:p>
          </table:table-cell>
          <table:table-cell table:style-name="ce5" office:value-type="string" calcext:value-type="string">
            <text:p>2 x 4GB Crucial Ballistix Sport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MX518, Fujitsu SL23T-1 LED (HDMI), DVD/R GH22NS50</text:p>
          </table:table-cell>
          <table:table-cell table:style-name="ce5" office:value-type="string" calcext:value-type="string">
            <text:p>Scythe Kozuti @ 800 U/m</text:p>
          </table:table-cell>
          <table:table-cell table:style-name="ce21" table:formula="of:=HYPERLINK(&quot;http://www.hardwareluxx.de/community/f84/die-sparsamsten-systeme-30w-idle-1007101-18.html#post22450487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.2" calcext:value-type="float">
            <text:p>13.2</text:p>
          </table:table-cell>
          <table:table-cell table:style-name="ce4"/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7-4770</text:p>
          </table:table-cell>
          <table:table-cell table:style-name="ce5" office:value-type="string" calcext:value-type="string">
            <text:p>Supermicro X10SLL-F</text:p>
          </table:table-cell>
          <table:table-cell table:style-name="ce5" office:value-type="string" calcext:value-type="string">
            <text:p>PicoPSU 150 + Leicke 12V-12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40GB 2,5" SATA HDD</text:p>
          </table:table-cell>
          <table:table-cell table:style-name="ce5" office:value-type="string" calcext:value-type="string">
            <text:p>2 x 8GB DDR3-1600 ECC</text:p>
          </table:table-cell>
          <table:table-cell table:style-name="ce5" office:value-type="string" calcext:value-type="string">
            <text:p>Ubuntu 14.04 LTS Server</text:p>
          </table:table-cell>
          <table:table-cell table:style-name="ce5" office:value-type="string" calcext:value-type="string">
            <text:p>Logitech Unifying Dongle, VGA an AST2400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9.html#post23187812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78.5" calcext:value-type="float">
            <text:p>78.5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Basic 2</text:p>
          </table:table-cell>
          <table:table-cell table:style-name="ce5" office:value-type="string" calcext:value-type="string">
            <text:p>Samsung SSD 840 EVO 250GB</text:p>
          </table:table-cell>
          <table:table-cell table:style-name="ce5" office:value-type="string" calcext:value-type="string">
            <text:p>Crucial Ballistix Sport DIMM Kit 8GB,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RX250, Noname, HANNS-G JC198D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.html#post21872936&quot;;&quot;nico123&quot;)" office:value-type="string" office:string-value="nico123" calcext:value-type="string">
            <text:p>nico123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Fujitsu D3222</text:p>
          </table:table-cell>
          <table:table-cell table:style-name="ce5" office:value-type="string" calcext:value-type="string">
            <text:p>PicoPSU-160XT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</text:p>
          </table:table-cell>
          <table:table-cell table:style-name="ce5" office:value-type="string" calcext:value-type="string">
            <text:p>1 x 4GB DDR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7.html#post23070780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1037U</text:p>
          </table:table-cell>
          <table:table-cell table:style-name="ce5" office:value-type="string" calcext:value-type="string">
            <text:p>Biostar NM70I-1037U</text:p>
          </table:table-cell>
          <table:table-cell table:style-name="ce5" office:value-type="string" calcext:value-type="string">
            <text:p>PicoPSU-160XT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</text:p>
          </table:table-cell>
          <table:table-cell table:style-name="ce5" office:value-type="string" calcext:value-type="string">
            <text:p>1 x 2GB DDR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7.html#post23078437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50" calcext:value-type="float">
            <text:p>5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420</text:p>
          </table:table-cell>
          <table:table-cell table:style-name="ce5" office:value-type="string" calcext:value-type="string">
            <text:p>MSI B85-G41 PC Mate</text:p>
          </table:table-cell>
          <table:table-cell table:style-name="ce5" office:value-type="string" calcext:value-type="string">
            <text:p>LC-1340mi + LC-Power 75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1 x 4GB DDR3-1333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link USB Funk Tastaur und Maus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8.html#post23131256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13.9" calcext:value-type="float">
            <text:p>13.9</text:p>
          </table:table-cell>
          <table:table-cell table:style-name="ce5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office:annotation draw:style-name="gr12" draw:text-style-name="P2" svg:width="0.03pt" svg:height="106.47pt" svg:x="0pt" svg:y="-53.21pt" draw:caption-point-x="380.35pt" draw:caption-point-y="69.22pt">
              <dc:date>2024-12-24T00:00:00</dc:date>
              <text:p text:style-name="P1">BIOS 10.5</text:p>
            </office:annotation>
            <text:p>MSI H81I (MS-7851) 2.0</text:p>
          </table:table-cell>
          <table:table-cell table:style-name="ce5" office:value-type="string" calcext:value-type="string">
            <text:p>be quiet! L8-3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X25-V 40 GB</text:p>
          </table:table-cell>
          <table:table-cell table:style-name="ce5" office:value-type="string" calcext:value-type="string">
            <text:p>1 x 4 GB XMS3 (1333 MHz, CL9)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Razer Deathadder (USB), Noppoo Choc Mini (USB), ASUS PB278Q (2560x1440, HDMI@60Hz), USB Stick</text:p>
          </table:table-cell>
          <table:table-cell table:style-name="ce5" office:value-type="string" calcext:value-type="string">
            <text:p>1x Noctua NF-F12@301 RPM</text:p>
          </table:table-cell>
          <table:table-cell table:style-name="ce18" table:formula="of:=HYPERLINK(&quot;http://www.hardwareluxx.de/community/f84/die-sparsamsten-systeme-30w-idle-1007101-24.html#post22936038&quot;;&quot;Hoagie&quot;)" office:value-type="string" office:string-value="Hoagie" calcext:value-type="string">
            <text:p>Hoagie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2.4" calcext:value-type="float">
            <office:annotation draw:style-name="gr12" draw:text-style-name="P2" svg:width="0.03pt" svg:height="957.43pt" svg:x="0pt" svg:y="-478.69pt" draw:caption-point-x="44.16pt" draw:caption-point-y="494.7pt">
              <dc:date>2024-12-24T00:00:00</dc:date>
              <text:p text:style-name="P1">(Display im Stand By) / 3,1 Idle inkl 7" Display mit kleinster Hintergrundbeleuchtung</text:p>
            </office:annotation>
            <text:p>2.4</text:p>
          </table:table-cell>
          <table:table-cell table:style-name="ce2" office:value-type="float" office:value="8.4" calcext:value-type="float">
            <text:p>8.4</text:p>
          </table:table-cell>
          <table:table-cell table:style-name="ce10" office:value-type="string" calcext:value-type="string">
            <office:annotation draw:style-name="gr12" draw:text-style-name="P2" svg:width="0.03pt" svg:height="263.23pt" svg:x="0pt" svg:y="-131.58pt" draw:caption-point-x="127.5pt" draw:caption-point-y="147.6pt">
              <dc:date>2024-12-24T00:00:00</dc:date>
              <text:p text:style-name="P1">mit 0.0 Package C-State</text:p>
            </office:annotation>
            <text:p>C6</text:p>
          </table:table-cell>
          <table:table-cell table:style-name="ce13" office:value-type="string" calcext:value-type="string">
            <text:p>Intel Atom Z3736F</text:p>
          </table:table-cell>
          <table:table-cell table:style-name="ce13" office:value-type="string" calcext:value-type="string">
            <office:annotation draw:style-name="gr12" draw:text-style-name="P2" svg:width="0.03pt" svg:height="296.82pt" svg:x="0pt" svg:y="-148.37pt" draw:caption-point-x="380.35pt" draw:caption-point-y="164.38pt">
              <dc:date>2024-12-24T00:00:00</dc:date>
              <text:p text:style-name="P1">mit eingebautem 7" Display</text:p>
            </office:annotation>
            <text:p>Pipo X8 All In One PC </text:p>
          </table:table-cell>
          <table:table-cell table:style-name="ce13" office:value-type="string" calcext:value-type="string">
            <text:p>Keyu KA1433, 240 V / 1.0 A, 12 V / 2.4 A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13" office:value-type="string" calcext:value-type="string">
            <text:p>64GB SSD on Board (Samsung CGND3R)</text:p>
          </table:table-cell>
          <table:table-cell table:style-name="ce13" office:value-type="string" calcext:value-type="string">
            <text:p>2GB DDR3L RAM on Board</text:p>
          </table:table-cell>
          <table:table-cell table:style-name="ce13" office:value-type="string" calcext:value-type="string">
            <text:p>Win 10 Home 32 Bit</text:p>
          </table:table-cell>
          <table:table-cell table:style-name="ce13" office:value-type="string" calcext:value-type="string">
            <text:p>Logitech K400, WLAN verbunden, Bluetooth ein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5.html#post23898843&quot;;&quot;Chres&quot;)" office:value-type="string" office:string-value="Chres" calcext:value-type="string">
            <text:p>Chres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2.6" calcext:value-type="float">
            <office:annotation draw:style-name="gr12" draw:text-style-name="P2" svg:width="0.03pt" svg:height="419.98pt" svg:x="0pt" svg:y="-209.96pt" draw:caption-point-x="44.16pt" draw:caption-point-y="225.98pt">
              <dc:date>2024-12-24T00:00:00</dc:date>
              <text:p text:style-name="P1">1,3W mohne Maus, Tastatus, Bildschirm</text:p>
            </office:annotation>
            <text:p>2.6</text:p>
          </table:table-cell>
          <table:table-cell table:style-name="ce2" office:value-type="float" office:value="61" calcext:value-type="float">
            <text:p>61</text:p>
          </table:table-cell>
          <table:table-cell table:style-name="ce10" office:value-type="string" calcext:value-type="string">
            <text:p>C7</text:p>
          </table:table-cell>
          <table:table-cell table:style-name="ce13" office:value-type="string" calcext:value-type="string">
            <text:p>Intel Core i3-8100T</text:p>
          </table:table-cell>
          <table:table-cell table:style-name="ce5" office:value-type="string" calcext:value-type="string">
            <office:annotation draw:style-name="gr12" draw:text-style-name="P2" svg:width="0.03pt" svg:height="274.42pt" svg:x="0pt" svg:y="-137.17pt" draw:caption-point-x="380.35pt" draw:caption-point-y="153.18pt">
              <dc:date>2024-12-24T00:00:00</dc:date>
              <text:p text:style-name="P1">Dell Optiplex 3060 Micro</text:p>
            </office:annotation>
            <text:p>Dell 0NV0M7</text:p>
          </table:table-cell>
          <table:table-cell table:style-name="ce13" office:value-type="string" calcext:value-type="string">
            <office:annotation draw:style-name="gr12" draw:text-style-name="P2" svg:width="0.03pt" svg:height="274.42pt" svg:x="0pt" svg:y="-137.17pt" draw:caption-point-x="560.24pt" draw:caption-point-y="153.18pt">
              <dc:date>2024-12-24T00:00:00</dc:date>
              <text:p text:style-name="P1">Dell Optiplex 3060 Micro</text:p>
            </office:annotation>
            <text:p>DELL PA-12 65W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13" office:value-type="string" calcext:value-type="string">
            <text:p>Kingston A2000 500GB &amp; 2TB ST2000LM007-1R8174</text:p>
          </table:table-cell>
          <table:table-cell table:style-name="ce13" office:value-type="string" calcext:value-type="string">
            <text:p>2 x 8GB GSkill F4-2666C19-8GRS DDR4​</text:p>
          </table:table-cell>
          <table:table-cell table:style-name="ce13" office:value-type="string" calcext:value-type="string">
            <text:p>Ubuntu Server 20.04</text:p>
          </table:table-cell>
          <table:table-cell table:style-name="ce13" office:value-type="string" calcext:value-type="string">
            <text:p>Dell Maus, Logitech Keyboard, Dell DP Monitor​</text:p>
          </table:table-cell>
          <table:table-cell table:style-name="ce13" office:value-type="string" calcext:value-type="string">
            <text:p>Serienkühler​ aktiv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581911" xlink:type="simple">fse1</text:a>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4.3" calcext:value-type="float">
            <text:p>14.3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us H81I-Plus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4.3" calcext:value-type="float">
            <text:p>14.3</text:p>
          </table:table-cell>
          <table:table-cell table:style-name="ce5" office:value-type="float" office:value="90.4" calcext:value-type="float">
            <office:annotation draw:style-name="gr12" draw:text-style-name="P2" svg:width="0.03pt" svg:height="207.24pt" svg:x="0pt" svg:y="-103.58pt" draw:caption-point-x="90.71pt" draw:caption-point-y="119.59pt">
              <dc:date>2024-12-24T00:00:00</dc:date>
              <text:p text:style-name="P1">In-place large FFT</text:p>
            </office:annotation>
            <text:p>90.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Xeon E3-1225-V3</text:p>
          </table:table-cell>
          <table:table-cell table:style-name="ce5" office:value-type="string" calcext:value-type="string">
            <text:p>Dell PowerEdge T20</text:p>
          </table:table-cell>
          <table:table-cell table:style-name="ce5" office:value-type="string" calcext:value-type="string">
            <text:p>HU290EM-01 290Watt Netzteil 80 PLUS Bronz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4 x 4GB DDR3 1866 Elpida ECC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Fujitsu Siemens über VGA (1280x1024), Maus und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1541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4.6" calcext:value-type="float">
            <text:p>14.6</text:p>
          </table:table-cell>
          <table:table-cell table:style-name="ce5" office:value-type="float" office:value="111" calcext:value-type="float">
            <text:p>11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90</text:p>
          </table:table-cell>
          <table:table-cell table:style-name="ce5" office:value-type="string" calcext:value-type="string">
            <text:p>Fujitsu D3221-A1</text:p>
          </table:table-cell>
          <table:table-cell table:style-name="ce5" office:value-type="string" calcext:value-type="string">
            <text:p>DPS-250AB ATX FSC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msung 850Evo 250GB</text:p>
          </table:table-cell>
          <table:table-cell table:style-name="ce5" office:value-type="string" calcext:value-type="string">
            <text:p>2 x 8GB DDR3 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FSC Maus und Tastatur, Monitor@DVI</text:p>
          </table:table-cell>
          <table:table-cell table:style-name="ce5" office:value-type="string" calcext:value-type="string">
            <text:p>AVC Aktiv</text:p>
          </table:table-cell>
          <table:table-cell table:style-name="ce18" table:formula="of:=HYPERLINK(&quot;http://www.hardwareluxx.de/community/f84/die-sparsamsten-systeme-30w-idle-1007101-31.html#post23324382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4.9" calcext:value-type="float">
            <text:p>14.9</text:p>
          </table:table-cell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5" office:value-type="string" calcext:value-type="string">
            <text:p>Intel Atom D425</text:p>
          </table:table-cell>
          <table:table-cell table:style-name="ce5" office:value-type="string" calcext:value-type="string">
            <text:p>Intel D425KT</text:p>
          </table:table-cell>
          <table:table-cell table:style-name="ce5" office:value-type="string" calcext:value-type="string">
            <text:p>LC-1340mi + LC-Power 75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Hitachi 2.5" 120GB</text:p>
          </table:table-cell>
          <table:table-cell table:style-name="ce5" office:value-type="string" calcext:value-type="string">
            <text:p>1 x 2GB DDR3-800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link USB Funk Tastaur und Maus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8.html#post23131256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" calcext:value-type="float">
            <text:p>15</text:p>
          </table:table-cell>
          <table:table-cell table:style-name="ce4" office:value-type="float" office:value="43.3" calcext:value-type="float">
            <text:p>43.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MSI Z97M-G43</text:p>
          </table:table-cell>
          <table:table-cell table:style-name="ce5" office:value-type="string" calcext:value-type="string">
            <text:p>be quiet! L8 300 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Teamgroup Dark L3 60 GB</text:p>
          </table:table-cell>
          <table:table-cell table:style-name="ce5" office:value-type="string" calcext:value-type="string">
            <text:p>1 x 8 GB DDR3-1333 Kingston KTD-XPS730B/8G @ 1,5 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318e, Cherry G85-23100DE-0, Eizo EV2335w @ Displayport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6.html#post22404651&quot;;&quot;Cave Canem&quot;)" office:value-type="string" office:string-value="Cave Canem" calcext:value-type="string">
            <text:p>Cave Canem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office:annotation draw:style-name="gr12" draw:text-style-name="P2" svg:width="0.03pt" svg:height="162.45pt" svg:x="0pt" svg:y="-81.18pt" draw:caption-point-x="560.24pt" draw:caption-point-y="97.2pt">
              <dc:date>2024-12-24T00:00:00</dc:date>
              <text:p text:style-name="P1">LC-1340mi case</text:p>
            </office:annotation>
            <text:p>LC Power 75W adapter, China PicoPSU 16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Cresta RCE1106</text:p>
          </table:table-cell>
          <table:table-cell table:style-name="ce5" office:value-type="string" calcext:value-type="string">
            <text:p>OCZ Onyx 32GB SSD</text:p>
          </table:table-cell>
          <table:table-cell table:style-name="ce5" office:value-type="string" calcext:value-type="string">
            <text:p>1 x 4GB Crucial DDR3 1333 CT51264BA1339</text:p>
          </table:table-cell>
          <table:table-cell table:style-name="ce5" office:value-type="string" calcext:value-type="string">
            <text:p>Win7 32bit</text:p>
          </table:table-cell>
          <table:table-cell table:style-name="ce5" office:value-type="string" calcext:value-type="string">
            <text:p>Logitech tastatur und maus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8.html#post21975929&quot;;&quot;audiojunk66&quot;)" office:value-type="string" office:string-value="audiojunk66" calcext:value-type="string">
            <text:p>audiojunk66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.2" calcext:value-type="float">
            <text:p>15.2</text:p>
          </table:table-cell>
          <table:table-cell table:style-name="ce5" office:value-type="float" office:value="49" calcext:value-type="float">
            <text:p>49</text:p>
          </table:table-cell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MSI Z87-GD65 Gaming</text:p>
          </table:table-cell>
          <table:table-cell table:style-name="ce5" office:value-type="string" calcext:value-type="string">
            <text:p>PicoPSU-160XT + 80W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 64GB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8.html#post2314407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.3" calcext:value-type="float">
            <text:p>15.3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620</text:p>
          </table:table-cell>
          <table:table-cell table:style-name="ce5" office:value-type="string" calcext:value-type="string">
            <text:p>Asrock Z68 ITX-HT</text:p>
          </table:table-cell>
          <table:table-cell table:style-name="ce5" office:value-type="string" calcext:value-type="string">
            <text:p>LC Power 75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40GB Intel X25-V</text:p>
          </table:table-cell>
          <table:table-cell table:style-name="ce5" office:value-type="string" calcext:value-type="string">
            <text:p>2 x 4GB Gskill 1333 @ 1.5V</text:p>
          </table:table-cell>
          <table:table-cell table:style-name="ce5" office:value-type="string" calcext:value-type="string">
            <text:p>Proxmox Ve 3.2-4</text:p>
          </table:table-cell>
          <table:table-cell table:style-name="ce5" office:value-type="string" calcext:value-type="string">
            <text:p>G19 + Sharkoon Fireglider, Monitor @ 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7.html#post22442487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93" calcext:value-type="float">
            <text:p>9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traight Power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WSE LVM 120</text:p>
          </table:table-cell>
          <table:table-cell table:style-name="ce5" office:value-type="string" calcext:value-type="string">
            <text:p>Crucial m4 256GB</text:p>
          </table:table-cell>
          <table:table-cell table:style-name="ce5" office:value-type="string" calcext:value-type="string">
            <text:p>2 x 4GB Corsair Vengeance LP DDR3-1600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Unifying, Dell U2312HM</text:p>
          </table:table-cell>
          <table:table-cell table:style-name="ce5" office:value-type="string" calcext:value-type="string">
            <text:p>Noctua NH-U12S</text:p>
          </table:table-cell>
          <table:table-cell table:style-name="ce21" table:formula="of:=HYPERLINK(&quot;http://www.hardwareluxx.de/community/f84/die-sparsamsten-systeme-30w-idle-1007101-12.html#post22191135&quot;;&quot;dyn.TrApS&quot;)" office:value-type="string" office:string-value="dyn.TrApS" calcext:value-type="string">
            <text:p>dyn.TrAp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74" calcext:value-type="float">
            <text:p>74</text:p>
          </table:table-cell>
          <table:table-cell table:style-name="ce10"/>
          <table:table-cell table:style-name="ce5" office:value-type="string" calcext:value-type="string">
            <text:p>AMD A8-3820</text:p>
          </table:table-cell>
          <table:table-cell table:style-name="ce5" office:value-type="string" calcext:value-type="string">
            <text:p>Gigabyte A75N-USB3</text:p>
          </table:table-cell>
          <table:table-cell table:style-name="ce5" office:value-type="string" calcext:value-type="string">
            <text:p>PicoPSU 160-XT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1 x 4GB DDR3-1600 Samsung Green Series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.html#post21873636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" calcext:value-type="float">
            <text:p>16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Core i3-4330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FSP Group NB 1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MT707CTL</text:p>
          </table:table-cell>
          <table:table-cell table:style-name="ce5" office:value-type="string" calcext:value-type="string">
            <text:p>Crucial m4 64GB, mSATA 6Gb/s</text:p>
          </table:table-cell>
          <table:table-cell table:style-name="ce5" office:value-type="string" calcext:value-type="string">
            <text:p>2 x GeIL Green SO-DIMM 4GB, DDR3L-1333, CL9-9-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325, Logitech K360, Asus VW222U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41118&quot;;&quot;Biolante&quot;)" office:value-type="string" office:string-value="Biolante" calcext:value-type="string">
            <text:p>Biolant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" calcext:value-type="float">
            <text:p>16</text:p>
          </table:table-cell>
          <table:table-cell table:style-name="ce4" office:value-type="float" office:value="62.8" calcext:value-type="float">
            <text:p>62.8</text:p>
          </table:table-cell>
          <table:table-cell table:style-name="ce12" table:formula="of:=HYPERLINK(&quot;http://www.hardwareluxx.de/community/f84/spontane-neustarts-mit-aktiviertem-c6-modus-auf-asrock-boards-1032098.html#post22484269&quot;;&quot;C3&quot;)" office:value-type="string" office:string-value="C3" calcext:value-type="string">
            <text:p>C3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Sea Sonic SS-300TGW 300W TF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4145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5" office:value-type="string" calcext:value-type="string">
            <text:p>Intel Celeron G2020</text:p>
          </table:table-cell>
          <table:table-cell table:style-name="ce5" office:value-type="string" calcext:value-type="string">
            <text:p>Asrock H61M-ITX</text:p>
          </table:table-cell>
          <table:table-cell table:style-name="ce5" office:value-type="string" calcext:value-type="string">
            <text:p>Antec ISK 110 VESA 90W Extern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unbekannt</text:p>
          </table:table-cell>
          <table:table-cell table:style-name="ce5" office:value-type="string" calcext:value-type="string">
            <text:p>4GB Ram 1.5V 1600 G.Skill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WiFi aktiv, Maus, Bluetooth Apple Wireless Keyboard, HDMI am Fernseher</text:p>
          </table:table-cell>
          <table:table-cell table:style-name="ce5" office:value-type="string" calcext:value-type="string">
            <text:p>unbekannt</text:p>
          </table:table-cell>
          <table:table-cell table:style-name="ce18" table:formula="of:=HYPERLINK(&quot;http://www.hardwareluxx.de/community/f84/die-sparsamsten-systeme-30w-idle-1007101-23.html#post22883279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" calcext:value-type="float">
            <text:p>16</text:p>
          </table:table-cell>
          <table:table-cell table:style-name="ce4" office:value-type="float" office:value="42" calcext:value-type="float">
            <text:p>4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Rock Z87M OC Formula</text:p>
          </table:table-cell>
          <table:table-cell table:style-name="ce5" office:value-type="string" calcext:value-type="string">
            <text:p>BQ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REV Typ: 2580</text:p>
          </table:table-cell>
          <table:table-cell table:style-name="ce5" office:value-type="string" calcext:value-type="string">
            <text:p>Intel 330 SSD 60 GB</text:p>
          </table:table-cell>
          <table:table-cell table:style-name="ce5" office:value-type="string" calcext:value-type="string">
            <text:p>2 x 4Gb G-Skill Ares F3-2400C11-4GAB @ 1600 Mhz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G19, Logitech G9, Samsung T260 per HDMI, WLAN Stick</text:p>
          </table:table-cell>
          <table:table-cell table:style-name="ce5" office:value-type="string" calcext:value-type="string">
            <text:p>120er Noctua 120 NF-P12</text:p>
          </table:table-cell>
          <table:table-cell table:style-name="ce18" table:formula="of:=HYPERLINK(&quot;http://www.hardwareluxx.de/community/f84/die-sparsamsten-systeme-30w-idle-1007101-23.html#post22883977&quot;;&quot;simder&quot;)" office:value-type="string" office:string-value="simder" calcext:value-type="string">
            <text:p>simde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29.8" calcext:value-type="float">
            <text:p>29.8</text:p>
          </table:table-cell>
          <table:table-cell table:style-name="ce10"/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B75M-ITX</text:p>
          </table:table-cell>
          <table:table-cell table:style-name="ce5" office:value-type="string" calcext:value-type="string">
            <text:p>PicoPSU-150-XT und Seasonic SSA-0601D-12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Basic 2</text:p>
          </table:table-cell>
          <table:table-cell table:style-name="ce5" office:value-type="string" calcext:value-type="string">
            <text:p>Samsung 840 250GB</text:p>
          </table:table-cell>
          <table:table-cell table:style-name="ce5" office:value-type="string" calcext:value-type="string">
            <text:p>1 x 4GB low profile Kingston KVR1333D3N9/4G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Fujitsu Siemens OEM (USB) Maus+Tastatur, Fujitsu Siemens L22W-6SA, Hitachi LG GH10N DVD Brenner</text:p>
          </table:table-cell>
          <table:table-cell table:style-name="ce5" office:value-type="string" calcext:value-type="string">
            <text:p>Noctua NF-P12@400rpm</text:p>
          </table:table-cell>
          <table:table-cell table:style-name="ce21" table:formula="of:=HYPERLINK(&quot;http://www.hardwareluxx.de/community/f84/die-sparsamsten-systeme-30w-idle-1007101-3.html#post21881471&quot;;&quot;alpha-3&quot;)" office:value-type="string" office:string-value="alpha-3" calcext:value-type="string">
            <text:p>alpha-3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.5" calcext:value-type="float">
            <office:annotation draw:style-name="gr12" draw:text-style-name="P2" svg:width="0.03pt" svg:height="610.33pt" svg:x="0pt" svg:y="-305.12pt" draw:caption-point-x="44.16pt" draw:caption-point-y="321.14pt">
              <dc:date>2024-12-24T00:00:00</dc:date>
              <text:p text:style-name="P1">ohne KVM reduziert sich der Idle-Verbrauch um ca 1,8W </text:p>
            </office:annotation>
            <text:p>16.5</text:p>
          </table:table-cell>
          <table:table-cell table:style-name="ce4" office:value-type="float" office:value="52" calcext:value-type="float">
            <text:p>5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MSI Z97M GAMING</text:p>
          </table:table-cell>
          <table:table-cell table:style-name="ce5" office:value-type="string" calcext:value-type="string">
            <text:p>Antec Earth Watts Platinum 4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Transcend TS64GMSA340 (in SATA-Adapter)</text:p>
          </table:table-cell>
          <table:table-cell table:style-name="ce5" office:value-type="string" calcext:value-type="string">
            <text:p>2 x 4GB DDR3-1600 (G.SKILL TridentX F3-2400C9D-8GTXD @ AUTO)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Avocent Switchview DVI, MS Natural Keyboard 4000, Razer Diamondback</text:p>
          </table:table-cell>
          <table:table-cell table:style-name="ce5" office:value-type="string" calcext:value-type="string">
            <text:p>1x Thermalright TY-150 am CPU-Kühler</text:p>
          </table:table-cell>
          <table:table-cell table:style-name="ce20" table:formula="of:=HYPERLINK(&quot;http://www.hardwareluxx.de/community/f84/die-sparsamsten-systeme-30w-idle-1007101-31.html#post23476294&quot;;&quot;emissary42&quot;)" office:value-type="string" office:string-value="emissary42" calcext:value-type="string">
            <text:p>emissary42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.8" calcext:value-type="float">
            <text:p>16.8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LC Power 1320mi integrier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Transcend JetFlash 700</text:p>
          </table:table-cell>
          <table:table-cell table:style-name="ce5" office:value-type="string" calcext:value-type="string">
            <text:p>1 x 4GB Kingston Value Ram 1333</text:p>
          </table:table-cell>
          <table:table-cell table:style-name="ce5" office:value-type="string" calcext:value-type="string">
            <text:p>OpenELEC 4.0.7</text:p>
          </table:table-cell>
          <table:table-cell table:style-name="ce5" office:value-type="string" calcext:value-type="string">
            <text:p>Logitech Maus, Trust Tastatur, Samsung UE55F6170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8.html#post22471704&quot;;&quot;schorle90&quot;)" office:value-type="string" office:string-value="schorle90" calcext:value-type="string">
            <text:p>schorle90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B75 Pro3</text:p>
          </table:table-cell>
          <table:table-cell table:style-name="ce5" office:value-type="string" calcext:value-type="string">
            <text:p>PicoPSU-90-XLP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</text:p>
          </table:table-cell>
          <table:table-cell table:style-name="ce5" office:value-type="string" calcext:value-type="string">
            <text:p>1 x 2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3.html#post21881084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.9" calcext:value-type="float">
            <text:p>16.9</text:p>
          </table:table-cell>
          <table:table-cell table:style-name="ce4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no-name von Amazon</text:p>
          </table:table-cell>
          <table:table-cell table:style-name="ce5" office:value-type="string" calcext:value-type="string">
            <text:p>Seagate 4 TB</text:p>
          </table:table-cell>
          <table:table-cell table:style-name="ce5" office:value-type="string" calcext:value-type="string">
            <text:p>1 x 4 GB G-Skill Ripjaw 1333MHZ @ 1.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nifying/K400</text:p>
          </table:table-cell>
          <table:table-cell table:style-name="ce5" office:value-type="string" calcext:value-type="string">
            <text:p>1 x 120er + Boxed Kühler</text:p>
          </table:table-cell>
          <table:table-cell table:style-name="ce18" table:formula="of:=HYPERLINK(&quot;http://www.hardwareluxx.de/community/f84/die-sparsamsten-systeme-30w-idle-1007101-25.html#post22951147&quot;;&quot;Gorerotic&quot;)" office:value-type="string" office:string-value="Gorerotic" calcext:value-type="string">
            <text:p>Gorerotic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32.3" calcext:value-type="float">
            <text:p>32.3</text:p>
          </table:table-cell>
          <table:table-cell table:style-name="ce10"/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B75M-ITX</text:p>
          </table:table-cell>
          <table:table-cell table:style-name="ce5" office:value-type="string" calcext:value-type="string">
            <text:p>PicoPSU-90 und Seasonic SSA-0601D-12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Basic 2</text:p>
          </table:table-cell>
          <table:table-cell table:style-name="ce5" office:value-type="string" calcext:value-type="string">
            <text:p>Samsung 840 500GB</text:p>
          </table:table-cell>
          <table:table-cell table:style-name="ce5" office:value-type="string" calcext:value-type="string">
            <text:p>2 x 4GB low profile Kingston ( 2x KVR1333D3N9/4G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Razer DeathAdder Black Edition, IBM Model M Tastatur, LG Flatron W2600HP</text:p>
          </table:table-cell>
          <table:table-cell table:style-name="ce5" office:value-type="string" calcext:value-type="string">
            <text:p>Noctua NH-L9i@900rpm/Noctua NF-A4x10 FLX@1900rpm</text:p>
          </table:table-cell>
          <table:table-cell table:style-name="ce21" table:formula="of:=HYPERLINK(&quot;http://www.hardwareluxx.de/community/f84/die-sparsamsten-systeme-30w-idle-1007101-3.html#post21880722&quot;;&quot;alpha-3&quot;)" office:value-type="string" office:string-value="alpha-3" calcext:value-type="string">
            <text:p>alpha-3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7.4" calcext:value-type="float">
            <text:p>17.4</text:p>
          </table:table-cell>
          <table:table-cell table:style-name="ce4" office:value-type="string" calcext:value-type="string">
            <text:p>48,2</text:p>
          </table:table-cell>
          <table:table-cell table:style-name="ce10"/>
          <table:table-cell table:style-name="ce5" office:value-type="string" calcext:value-type="string">
            <text:p>Intel C2D Mobile P9500</text:p>
          </table:table-cell>
          <table:table-cell table:style-name="ce5" office:value-type="string" calcext:value-type="string">
            <text:p>DFI CA100-D</text:p>
          </table:table-cell>
          <table:table-cell table:style-name="ce5" office:value-type="string" calcext:value-type="string">
            <text:p>PicoPSU Gelb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30 Series 128GB</text:p>
          </table:table-cell>
          <table:table-cell table:style-name="ce5" office:value-type="string" calcext:value-type="string">
            <text:p>2 x TS512MSK64V3N (Transcend DDR3 SO-DIMM 4GB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Wireless Optical Desktop Receiver 2.0, md86540, Hyundai Q17+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9.html#post21978732&quot;;&quot;Biolante&quot;)" office:value-type="string" office:string-value="Biolante" calcext:value-type="string">
            <text:p>Biolant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7.7" calcext:value-type="float">
            <text:p>17.7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H81TM-ITX</text:p>
          </table:table-cell>
          <table:table-cell table:style-name="ce5" office:value-type="string" calcext:value-type="string">
            <text:p>19V HP Notebooknetzteil 90W PA-1900-32HN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2GB ADATA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USB-Tastatur, iiyama GB2773HS per DVI verbunden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8.html#post224514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7.8" calcext:value-type="float">
            <text:p>17.8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Gigabyte B75N</text:p>
          </table:table-cell>
          <table:table-cell table:style-name="ce5" office:value-type="string" calcext:value-type="string">
            <text:p>Pico PSU 150 + 120W China Brick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40GB SSD</text:p>
          </table:table-cell>
          <table:table-cell table:style-name="ce5" office:value-type="string" calcext:value-type="string">
            <text:p>2 x 4GB GSkill DDR3-1333</text:p>
          </table:table-cell>
          <table:table-cell table:style-name="ce5" office:value-type="string" calcext:value-type="string">
            <text:p>Win 2012R2 Server</text:p>
          </table:table-cell>
          <table:table-cell table:style-name="ce5" office:value-type="string" calcext:value-type="string">
            <text:p>Sharkoon Fireglider, Logitech G19, HP w2207 (per DVI)</text:p>
          </table:table-cell>
          <table:table-cell table:style-name="ce5" office:value-type="string" calcext:value-type="string">
            <text:p>1155 Boxed kühler@pwm</text:p>
          </table:table-cell>
          <table:table-cell table:style-name="ce18" table:formula="of:=HYPERLINK(&quot;http://www.hardwareluxx.de/community/f84/die-sparsamsten-systeme-30w-idle-1007101-23.html#post22867794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8.2" calcext:value-type="float">
            <text:p>18.2</text:p>
          </table:table-cell>
          <table:table-cell table:style-name="ce5" office:value-type="float" office:value="36.2" calcext:value-type="float">
            <text:p>36.2</text:p>
          </table:table-cell>
          <table:table-cell table:style-name="ce12" table:formula="of:=HYPERLINK(&quot;http://abload.de/img/h61probtcn1ebc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H61 Pro BTC</text:p>
          </table:table-cell>
          <table:table-cell table:style-name="ce5" office:value-type="string" calcext:value-type="string">
            <text:p>be quiet! L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HGST Travelstar 7K1000 1TB 2.5"</text:p>
          </table:table-cell>
          <table:table-cell table:style-name="ce5" office:value-type="string" calcext:value-type="string">
            <text:p>2 x 4GB Corsair Vengeance Low Profile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MX518, Fujitsu SL23T-1 LED (HDMI)</text:p>
          </table:table-cell>
          <table:table-cell table:style-name="ce5" office:value-type="string" calcext:value-type="string">
            <text:p>Scythe Big Shuriken 2 Rev. B @ passiv</text:p>
          </table:table-cell>
          <table:table-cell table:style-name="ce18" table:formula="of:=HYPERLINK(&quot;http://www.hardwareluxx.de/community/f84/die-sparsamsten-systeme-30w-idle-1007101-23.html#post22883086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8.4" calcext:value-type="float">
            <text:p>18.4</text:p>
          </table:table-cell>
          <table:table-cell table:style-name="ce5" office:value-type="float" office:value="47" calcext:value-type="float">
            <text:p>47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3220</text:p>
          </table:table-cell>
          <table:table-cell table:style-name="ce5" office:value-type="string" calcext:value-type="string">
            <text:p>Fujitsu D3162-A1</text:p>
          </table:table-cell>
          <table:table-cell table:style-name="ce5" office:value-type="string" calcext:value-type="string">
            <office:annotation draw:style-name="gr12" draw:text-style-name="P2" svg:width="0.03pt" svg:height="408.78pt" svg:x="0pt" svg:y="-204.35pt" draw:caption-point-x="560.24pt" draw:caption-point-y="220.37pt">
              <dc:date>2024-12-24T00:00:00</dc:date>
              <text:p text:style-name="P1">Fujitsu P910-L NT- Sonderanfertigung</text:p>
            </office:annotation>
            <text:p>DPS-250AB ATX FSC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WD5000AAKX 3,5' 500GB</text:p>
          </table:table-cell>
          <table:table-cell table:style-name="ce5" office:value-type="string" calcext:value-type="string">
            <text:p>2 x 4 GB 1.5V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FSC Maus und Tastatur, Monitor@DVI</text:p>
          </table:table-cell>
          <table:table-cell table:style-name="ce5" office:value-type="string" calcext:value-type="string">
            <text:p>AVC Aktiv</text:p>
          </table:table-cell>
          <table:table-cell table:style-name="ce18" table:formula="of:=HYPERLINK(&quot;http://www.hardwareluxx.de/community/f84/die-sparsamsten-systeme-30w-idle-1007101-post23241617.html#post23241617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8.6" calcext:value-type="float">
            <text:p>18.6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4670</text:p>
          </table:table-cell>
          <table:table-cell table:style-name="ce5" office:value-type="string" calcext:value-type="string">
            <text:p>MSI H87M-G43</text:p>
          </table:table-cell>
          <table:table-cell table:style-name="ce5" office:value-type="string" calcext:value-type="string">
            <text:p>PicoPSU-150-XT + Leicke 120W 12V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Pro 128GB</text:p>
          </table:table-cell>
          <table:table-cell table:style-name="ce5" office:value-type="string" calcext:value-type="string">
            <text:p>2 x 8GB Crucial Ballistix Sport ULV DIMM, DDR3-1600 @ 1,275V</text:p>
          </table:table-cell>
          <table:table-cell table:style-name="ce5" office:value-type="string" calcext:value-type="string">
            <text:p>Ubuntu 13.04 - Kernel 3.13.3</text:p>
          </table:table-cell>
          <table:table-cell table:style-name="ce5" office:value-type="string" calcext:value-type="string">
            <text:p>Logitech Illuminated Keyboard, Kensington USB Trackball, Dell U2412</text:p>
          </table:table-cell>
          <table:table-cell table:style-name="ce5" office:value-type="string" calcext:value-type="string">
            <text:p>1x beQuiet SW2 PWM 140mm</text:p>
          </table:table-cell>
          <table:table-cell table:style-name="ce21" table:formula="of:=HYPERLINK(&quot;http://www.hardwareluxx.de/community/f84/die-sparsamsten-systeme-30w-idle-1007101-3.html#post21901309&quot;;&quot;Droste&quot;)" office:value-type="string" office:string-value="Droste" calcext:value-type="string">
            <text:p>Drost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51" calcext:value-type="float">
            <text:p>51</text:p>
          </table:table-cell>
          <table:table-cell table:style-name="ce10"/>
          <table:table-cell table:style-name="ce5" office:value-type="string" calcext:value-type="string">
            <text:p>Intel Celeron G530</text:p>
          </table:table-cell>
          <table:table-cell table:style-name="ce5" office:value-type="string" calcext:value-type="string">
            <text:p>Asrock B75 Pro3</text:p>
          </table:table-cell>
          <table:table-cell table:style-name="ce5" office:value-type="string" calcext:value-type="string">
            <text:p>PicoPSU-160-XT+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Kingston SSDNow V+ 100 96GB</text:p>
          </table:table-cell>
          <table:table-cell table:style-name="ce5" office:value-type="string" calcext:value-type="string">
            <text:p>2 x 2GB Kingston DDR3-1333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86" calcext:value-type="float">
            <text:p>86</text:p>
          </table:table-cell>
          <table:table-cell table:style-name="ce10"/>
          <table:table-cell table:style-name="ce5" office:value-type="string" calcext:value-type="string">
            <text:p>Intel Core i5-3570K</text:p>
          </table:table-cell>
          <table:table-cell table:style-name="ce5" office:value-type="string" calcext:value-type="string">
            <text:p>Intel DH77EB</text:p>
          </table:table-cell>
          <table:table-cell table:style-name="ce5" office:value-type="string" calcext:value-type="string">
            <text:p>Sea Sonic SS-300TGW 300W TF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 231E</text:p>
          </table:table-cell>
          <table:table-cell table:style-name="ce5" office:value-type="string" calcext:value-type="string">
            <text:p>Crucial m4 SSD 128GB mSATA</text:p>
          </table:table-cell>
          <table:table-cell table:style-name="ce5" office:value-type="string" calcext:value-type="string">
            <text:p>2 x 4 GB DDR3-1866 Crucial 1,5V</text:p>
          </table:table-cell>
          <table:table-cell table:style-name="ce5" office:value-type="string" calcext:value-type="string">
            <text:p>Ubuntu 12.04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5.html#post21915793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9" calcext:value-type="float">
            <text:p>19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2400</text:p>
          </table:table-cell>
          <table:table-cell table:style-name="ce5" office:value-type="string" calcext:value-type="string">
            <text:p>Fujitsu D3032</text:p>
          </table:table-cell>
          <table:table-cell table:style-name="ce5" office:value-type="string" calcext:value-type="string">
            <text:p>Fujitsu 280W 85+ (TFX?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Expert II</text:p>
          </table:table-cell>
          <table:table-cell table:style-name="ce5" office:value-type="string" calcext:value-type="string">
            <text:p>WD5000</text:p>
          </table:table-cell>
          <table:table-cell table:style-name="ce5" office:value-type="string" calcext:value-type="string">
            <text:p>1 x 4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SB-Maus, PS-2 Tastatur, DVD-RW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2.html#post21878752&quot;;&quot;V12&quot;)" office:value-type="string" office:string-value="V12" calcext:value-type="string">
            <text:p>V12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3.2" calcext:value-type="float">
            <office:annotation draw:style-name="gr12" draw:text-style-name="P2" svg:width="0.03pt" svg:height="330.41pt" svg:x="0pt" svg:y="-165.17pt" draw:caption-point-x="44.16pt" draw:caption-point-y="181.19pt">
              <dc:date>2024-12-24T00:00:00</dc:date>
              <text:p text:style-name="P1">nach längerer Zeit nichts tun</text:p>
            </office:annotation>
            <text:p>3.2</text:p>
          </table:table-cell>
          <table:table-cell table:style-name="ce2" office:value-type="float" office:value="8.3" calcext:value-type="float">
            <text:p>8.3</text:p>
          </table:table-cell>
          <table:table-cell table:style-name="ce10"/>
          <table:table-cell table:style-name="ce13" office:value-type="string" calcext:value-type="string">
            <text:p>Intel Celeron N2820</text:p>
          </table:table-cell>
          <table:table-cell table:style-name="ce13" office:value-type="string" calcext:value-type="string">
            <text:p>Intel NUC DN2820FYKH</text:p>
          </table:table-cell>
          <table:table-cell table:style-name="ce13" office:value-type="string" calcext:value-type="string">
            <text:p>Tischnetzteil Asian Power Devices 12V 36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Samsung SSD 840 Evo 1TB</text:p>
          </table:table-cell>
          <table:table-cell table:style-name="ce13" office:value-type="string" calcext:value-type="string">
            <text:p>1 x 8GB Crucial CT102464BF160B (DDR3-1600, 1,35V)</text:p>
          </table:table-cell>
          <table:table-cell table:style-name="ce5" office:value-type="string" calcext:value-type="string">
            <text:p>Win8.1 64bit</text:p>
          </table:table-cell>
          <table:table-cell table:style-name="ce13" office:value-type="string" calcext:value-type="string">
            <text:p>Logitech Funkdongle für Maus + Tastatur</text:p>
          </table:table-cell>
          <table:table-cell table:style-name="ce13" office:value-type="string" calcext:value-type="string">
            <text:p>NUC Serienkühler</text:p>
          </table:table-cell>
          <table:table-cell table:style-name="ce21" table:formula="of:=HYPERLINK(&quot;http://www.hardwareluxx.de/community/f84/die-sparsamsten-systeme-30w-idle-1007101-8.html#post21965370&quot;;&quot;LordMiG&quot;)" office:value-type="string" office:string-value="LordMiG" calcext:value-type="string">
            <text:p>LordMiG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3.4" calcext:value-type="float">
            <office:annotation draw:style-name="gr12" draw:text-style-name="P2" svg:width="0.03pt" svg:height="587.93pt" svg:x="0pt" svg:y="-293.92pt" draw:caption-point-x="44.16pt" draw:caption-point-y="309.94pt">
              <dc:date>2024-12-24T00:00:00</dc:date>
              <text:p text:style-name="P1"><text:s/>Optimierungen nur mit Powertop(powertop --autotune)</text:p>
            </office:annotation>
            <text:p>3.4</text:p>
          </table:table-cell>
          <table:table-cell table:style-name="ce2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5-7500</text:p>
          </table:table-cell>
          <table:table-cell table:style-name="ce5" office:value-type="string" calcext:value-type="string">
            <text:p>Asus H110S1</text:p>
          </table:table-cell>
          <table:table-cell table:style-name="ce5" office:value-type="string" calcext:value-type="string">
            <text:p>Voltcraft NPS-150 - 12V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Transcend MTS400 M.2 SSD 64GB SATA III</text:p>
          </table:table-cell>
          <table:table-cell table:style-name="ce5" office:value-type="string" calcext:value-type="string">
            <text:p>2 x 8GB Crucial DDR4 3200Mhz (@2400Mhz)</text:p>
          </table:table-cell>
          <table:table-cell table:style-name="ce5" office:value-type="string" calcext:value-type="string">
            <text:p>Debian Testing XFCE (Bullseye)</text:p>
          </table:table-cell>
          <table:table-cell table:style-name="ce5" office:value-type="string" calcext:value-type="string">
            <text:p>Logitech G610 + Mircrosoft Classic IntelliMouse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s://www.hardwareluxx.de/community/threads/die-sparsamsten-systeme-30w-idle.1007101/post-27455351&quot;;&quot;Petik4827&quot;)" office:value-type="string" office:string-value="Petik4827" calcext:value-type="string">
            <text:p>Petik4827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7.6" calcext:value-type="float">
            <text:p>17.6</text:p>
          </table:table-cell>
          <table:table-cell table:style-name="ce10" office:value-type="string" calcext:value-type="string">
            <text:p>C10</text:p>
          </table:table-cell>
          <table:table-cell table:style-name="ce13" office:value-type="string" calcext:value-type="string">
            <text:p>Intel Pentium J5005</text:p>
          </table:table-cell>
          <table:table-cell table:style-name="ce13" office:value-type="string" calcext:value-type="string">
            <text:p>Intel NUC NUC7PJYH</text:p>
          </table:table-cell>
          <table:table-cell table:style-name="ce5" office:value-type="string" calcext:value-type="string">
            <text:p>APD 19V 3,42A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Energy Logger 4000</text:p>
          </table:table-cell>
          <table:table-cell table:style-name="ce13" office:value-type="string" calcext:value-type="string">
            <text:p>Samsung SSD 850 EVO 120GB</text:p>
          </table:table-cell>
          <table:table-cell table:style-name="ce13" office:value-type="string" calcext:value-type="string">
            <text:p>1 x 4GB HyperX Impact DDR4 2133MHZ</text:p>
          </table:table-cell>
          <table:table-cell table:style-name="ce5" office:value-type="string" calcext:value-type="string">
            <text:p>Ubuntu Desktop 19.10</text:p>
          </table:table-cell>
          <table:table-cell table:style-name="ce13" office:value-type="string" calcext:value-type="string">
            <text:p>Logitech Unifying</text:p>
          </table:table-cell>
          <table:table-cell table:style-name="ce13" office:value-type="string" calcext:value-type="string">
            <text:p>NUC Serienkühler</text:p>
          </table:table-cell>
          <table:table-cell table:style-name="ce18" table:formula="of:=HYPERLINK(&quot;https://www.hardwareluxx.de/community/members/delacor.305758/&quot;;&quot;delacor&quot;)" office:value-type="string" office:string-value="delacor" calcext:value-type="string">
            <text:p>delaco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9.6" calcext:value-type="float">
            <text:p>19.6</text:p>
          </table:table-cell>
          <table:table-cell table:style-name="ce4" office:value-type="float" office:value="75" calcext:value-type="float">
            <text:p>75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Gigabyte Z87-D3HP</text:p>
          </table:table-cell>
          <table:table-cell table:style-name="ce5" office:value-type="string" calcext:value-type="string">
            <text:p>Seasonic G-4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Expert II</text:p>
          </table:table-cell>
          <table:table-cell table:style-name="ce5" office:value-type="string" calcext:value-type="string">
            <text:p>Samsung 840 Evo</text:p>
          </table:table-cell>
          <table:table-cell table:style-name="ce5" office:value-type="string" calcext:value-type="string">
            <text:p>2 x 4GB Kingston HyperX LoVo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Tastatur Cherry G81-3000 PS-2, Logitech USB-Maus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4.html#post21908704&quot;;&quot;V12&quot;)" office:value-type="string" office:string-value="V12" calcext:value-type="string">
            <text:p>V12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9.6" calcext:value-type="float">
            <text:p>19.6</text:p>
          </table:table-cell>
          <table:table-cell table:style-name="ce4" office:value-type="float" office:value="44.6" calcext:value-type="float">
            <text:p>44.6</text:p>
          </table:table-cell>
          <table:table-cell table:style-name="ce12" table:formula="of:=HYPERLINK(&quot;http://abload.de/img/dh67gd_c6umrl5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Pentium G2020</text:p>
          </table:table-cell>
          <table:table-cell table:style-name="ce5" office:value-type="string" calcext:value-type="string">
            <text:p>Intel DH67GD</text:p>
          </table:table-cell>
          <table:table-cell table:style-name="ce5" office:value-type="string" calcext:value-type="string">
            <text:p>bq S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SSD 330 + 2,5 HDD</text:p>
          </table:table-cell>
          <table:table-cell table:style-name="ce5" office:value-type="string" calcext:value-type="string">
            <text:p>2 x 4GB 1600 Corsair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Scythe Big Shuriken 2 Rev. B</text:p>
          </table:table-cell>
          <table:table-cell table:style-name="ce18" table:formula="of:=HYPERLINK(&quot;http://www.hardwareluxx.de/community/f84/die-sparsamsten-systeme-30w-idle-1007101-31.html#post23467761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0" calcext:value-type="float">
            <text:p>20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MSI B85M-E43 DASH</text:p>
          </table:table-cell>
          <table:table-cell table:style-name="ce5" office:value-type="string" calcext:value-type="string">
            <text:p>be quiet! Straight Power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REV Typ: 2580</text:p>
          </table:table-cell>
          <table:table-cell table:style-name="ce5" office:value-type="string" calcext:value-type="string">
            <text:p>Intel SSD 330 60GB</text:p>
          </table:table-cell>
          <table:table-cell table:style-name="ce5" office:value-type="string" calcext:value-type="string">
            <text:p>4 GB Kingston ValueRam 1333 MHZ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G9x, Logitech G19, Samsung T260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2.html#post21873461&quot;;&quot;simder&quot;)" office:value-type="string" office:string-value="simder" calcext:value-type="string">
            <text:p>simder</text:p>
          </table:table-cell>
          <table:table-cell table:number-columns-repeated="1010"/>
        </table:table-row>
        <table:table-row table:style-name="ro2" table:visibility="collapse">
          <table:table-cell table:style-name="ce2" office:value-type="float" office:value="3.5" calcext:value-type="float">
            <office:annotation draw:style-name="gr12" draw:text-style-name="P2" svg:width="0.03pt" svg:height="2726.53pt" svg:x="0pt" svg:y="-1363.24pt" draw:caption-point-x="44.16pt" draw:caption-point-y="1379.25pt">
              <dc:date>2024-12-24T00:00:00</dc:date>
              <text:p text:style-name="P1">3,5W (powertop optimiert ohne Logitech USB Empfänger / 3,3W mit auto-tune (hier ist die Tastatus und Maus aber laggy, daher Wert nicht benutzt / 3,8 ohne Powertop / Windows10 1809 3,8W / Seriell und LAN1 aus (LAN2 aktiv), WLAN Karte ausgebaut)</text:p>
            </office:annotation>
            <text:p>3.5</text:p>
          </table:table-cell>
          <table:table-cell table:style-name="ce2" office:value-type="float" office:value="12.4" calcext:value-type="float">
            <text:p>12.4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eleron 4205U</text:p>
          </table:table-cell>
          <table:table-cell table:style-name="ce5" office:value-type="string" calcext:value-type="string">
            <text:p>Shuttle DS10U</text:p>
          </table:table-cell>
          <table:table-cell table:style-name="ce5" office:value-type="string" calcext:value-type="string">
            <text:p>APD DA65A19 19V 1,6A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X500 250GB SATA</text:p>
          </table:table-cell>
          <table:table-cell table:style-name="ce5" office:value-type="string" calcext:value-type="string">
            <text:p>1 x 8GB Crucial DDR4-2400 - CT8G4SFS824A</text:p>
          </table:table-cell>
          <table:table-cell table:style-name="ce5" office:value-type="string" calcext:value-type="string">
            <text:p>Ubuntu 20.04 (5.4.0-26)</text:p>
          </table:table-cell>
          <table:table-cell table:style-name="ce5" office:value-type="string" calcext:value-type="string">
            <text:p>Logitech Unifying, ViewSonic VA2719-2K-SMHD QHD@DP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s://www.hardwareluxx.de/community/threads/die-sparsamsten-systeme-30w-idle.1007101/post-27461388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float" office:value="20.5" calcext:value-type="float">
            <text:p>20.5</text:p>
          </table:table-cell>
          <table:table-cell table:style-name="ce5" office:value-type="float" office:value="43.5" calcext:value-type="float">
            <text:p>43.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620</text:p>
          </table:table-cell>
          <table:table-cell table:style-name="ce5" office:value-type="string" calcext:value-type="string">
            <text:p>Gigabyte GA-B75M-D3H</text:p>
          </table:table-cell>
          <table:table-cell table:style-name="ce5" office:value-type="string" calcext:value-type="string">
            <text:p>Pico-Box Z3-ATX-200 mit Fujitsu Notebook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1 x 2GB DDR3 1066 OZC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link (Funk/USB), Samsung über DVI (1920x1080) 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7.html#post23089187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float" office:value="21" calcext:value-type="float">
            <office:annotation draw:style-name="gr12" draw:text-style-name="P2" svg:width="0.03pt" svg:height="330.41pt" svg:x="0pt" svg:y="-165.17pt" draw:caption-point-x="44.16pt" draw:caption-point-y="181.19pt">
              <dc:date>2024-12-24T00:00:00</dc:date>
              <text:p text:style-name="P1">mit 4 Turnkey Linux VMs aktiv</text:p>
            </office:annotation>
            <text:p>21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2400</text:p>
          </table:table-cell>
          <table:table-cell table:style-name="ce5" office:value-type="string" calcext:value-type="string">
            <text:p>Intel DQ67SW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Kingston 240GB SSD</text:p>
          </table:table-cell>
          <table:table-cell table:style-name="ce5" office:value-type="string" calcext:value-type="string">
            <text:p>32GB Mushkin DDR3-1333</text:p>
          </table:table-cell>
          <table:table-cell table:style-name="ce5" office:value-type="string" calcext:value-type="string">
            <text:p>Proxmox VE 3.2</text:p>
          </table:table-cell>
          <table:table-cell table:style-name="ce5" office:value-type="string" calcext:value-type="string">
            <text:p>zum Test: Sharkoon Fireglider + Logitech G19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5.html#post22387575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8.3" calcext:value-type="float">
            <text:p>8.3</text:p>
          </table:table-cell>
          <table:table-cell table:style-name="ce10"/>
          <table:table-cell table:style-name="ce13" office:value-type="string" calcext:value-type="string">
            <text:p>Intel Celeron N2820</text:p>
          </table:table-cell>
          <table:table-cell table:style-name="ce13" office:value-type="string" calcext:value-type="string">
            <text:p>Intel NUC DN2820FYKH</text:p>
          </table:table-cell>
          <table:table-cell table:style-name="ce13" office:value-type="string" calcext:value-type="string">
            <text:p>Tischnetzteil Asian Power Devices 12V 36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Samsung SSD 840 Evo 1TB</text:p>
          </table:table-cell>
          <table:table-cell table:style-name="ce13" office:value-type="string" calcext:value-type="string">
            <text:p>1 x 8GB Crucial CT102464BF160B (DDR3-1600, 1,35V)</text:p>
          </table:table-cell>
          <table:table-cell table:style-name="ce5" office:value-type="string" calcext:value-type="string">
            <text:p>Win8.1 64bit</text:p>
          </table:table-cell>
          <table:table-cell table:style-name="ce13" office:value-type="string" calcext:value-type="string">
            <text:p>Logitech Funkdongle für Maus + Tastatur</text:p>
          </table:table-cell>
          <table:table-cell table:style-name="ce13" office:value-type="string" calcext:value-type="string">
            <text:p>NUC Serienkühler</text:p>
          </table:table-cell>
          <table:table-cell table:style-name="ce21" table:formula="of:=HYPERLINK(&quot;http://www.hardwareluxx.de/community/f84/die-sparsamsten-systeme-30w-idle-1007101-8.html#post21965370&quot;;&quot;LordMiG&quot;)" office:value-type="string" office:string-value="LordMiG" calcext:value-type="string">
            <text:p>LordMiG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Xeon E3-1275 V5</text:p>
          </table:table-cell>
          <table:table-cell table:style-name="ce5" office:value-type="string" calcext:value-type="string">
            <text:p>Fujitsu D3417-B11</text:p>
          </table:table-cell>
          <table:table-cell table:style-name="ce5" office:value-type="string" calcext:value-type="string">
            <text:p>PicoPSU-80 + FSP FSP075-DIBAN2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PM981 MZVLB256HBHQ-000L7 256GB</text:p>
          </table:table-cell>
          <table:table-cell table:style-name="ce5" office:value-type="string" calcext:value-type="string">
            <text:p>1 x 16GB Samsung M391A2K43BB1-CPBQ DDR4-2133 ECC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 Wireless (Dongle), 19" Monitor (1280x1024 via DVI)</text:p>
          </table:table-cell>
          <table:table-cell table:style-name="ce5" office:value-type="string" calcext:value-type="string">
            <text:p>1 x Noctua NF-A9 PWM auf NH-D9L, extern versorgt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667562" xlink:type="simple">rh-ironman</text:a>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2" calcext:value-type="float">
            <text:p>22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7-2600K</text:p>
          </table:table-cell>
          <table:table-cell table:style-name="ce5" office:value-type="string" calcext:value-type="string">
            <text:p>Asus P8Z68V-Pro</text:p>
          </table:table-cell>
          <table:table-cell table:style-name="ce5" office:value-type="string" calcext:value-type="string">
            <text:p>Tagan TG600-BZ - Piperock series 600 Wat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CM 220052 (Tchibo)</text:p>
          </table:table-cell>
          <table:table-cell table:style-name="ce5" office:value-type="string" calcext:value-type="string">
            <text:p>Intel SSD X25-M Postville 80Gb</text:p>
          </table:table-cell>
          <table:table-cell table:style-name="ce5" office:value-type="string" calcext:value-type="string">
            <text:p>8 GB Corsair Vengeance LP DDR3-1600 CL9</text:p>
          </table:table-cell>
          <table:table-cell table:style-name="ce5" office:value-type="string" calcext:value-type="string">
            <text:p>Kubuntu 14.04</text:p>
          </table:table-cell>
          <table:table-cell table:style-name="ce5" office:value-type="string" calcext:value-type="string">
            <text:p>Microsoft Sidewinder X8 Maus, Sidewinder X6-Keyboard, Samsung T260 1920x1200 (DVI)</text:p>
          </table:table-cell>
          <table:table-cell table:style-name="ce5" office:value-type="string" calcext:value-type="string">
            <text:p>Noctua NH-U9B (ca. 1000 U/min)</text:p>
          </table:table-cell>
          <table:table-cell table:style-name="ce21" table:formula="of:=HYPERLINK(&quot;http://www.hardwareluxx.de/community/f84/die-sparsamsten-systeme-30w-idle-1007101-14.html#post22268095&quot;;&quot;Karle81&quot;)" office:value-type="string" office:string-value="Karle81" calcext:value-type="string">
            <text:p>Karle81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9.1" calcext:value-type="float">
            <text:p>39.1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Pentium G4500</text:p>
          </table:table-cell>
          <table:table-cell table:style-name="ce5" office:value-type="string" calcext:value-type="string">
            <text:p>Fujitsu D3474-B</text:p>
          </table:table-cell>
          <table:table-cell table:style-name="ce5" office:value-type="string" calcext:value-type="string">
            <text:p>Zooty AD1280MB (80W)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 GB SSD</text:p>
          </table:table-cell>
          <table:table-cell table:style-name="ce5" office:value-type="string" calcext:value-type="string">
            <text:p>2 x 4GB Crucial DDR4-2400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K400, Samsung 24" FullHD-Monitor @ HDM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s://www.hardwareluxx.de/community/f84/die-sparsamsten-systeme-30w-idle-1007101-post25806925.html#post2580692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2.7" calcext:value-type="float">
            <text:p>32.7</text:p>
          </table:table-cell>
          <table:table-cell table:style-name="ce10" office:value-type="string" calcext:value-type="string">
            <text:p>C8</text:p>
          </table:table-cell>
          <table:table-cell table:style-name="ce14" office:value-type="string" calcext:value-type="string">
            <text:p>Intel Pentium G5400</text:p>
          </table:table-cell>
          <table:table-cell table:style-name="ce19" office:value-type="string" calcext:value-type="string">
            <text:p>Fujitsu D3674-B</text:p>
          </table:table-cell>
          <table:table-cell table:style-name="ce14" office:value-type="string" calcext:value-type="string">
            <text:p>Leicke NT00347 (90W)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14" office:value-type="string" calcext:value-type="string">
            <text:p>Samsung SSD 850 EVO 250GiB</text:p>
          </table:table-cell>
          <table:table-cell table:style-name="ce25" office:value-type="string" calcext:value-type="string">
            <text:p><text:a xlink:href="https://geizhals.de/crucial-ballistix-sport-lt-so-dimm-kit-8gb-bls2c4g4s26bfsd-bls2k4g4s26bfsd-a1592499.html" xlink:type="simple">2x 4GiB DDR4 2666 (BLS2K4G4S26BFSD)</text:a></text:p>
          </table:table-cell>
          <table:table-cell table:style-name="ce19" office:value-type="string" calcext:value-type="string">
            <text:p>Windows Server 2019</text:p>
          </table:table-cell>
          <table:table-cell table:style-name="ce5" office:value-type="string" calcext:value-type="string">
            <text:p>Logitech K400 Plus, Eizo FlexScan S2201W</text:p>
          </table:table-cell>
          <table:table-cell table:style-name="ce5" office:value-type="string" calcext:value-type="string">
            <text:p>Passiv (Intel BXHTS1155LP)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072334" xlink:type="simple">Biolante</text:a>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80.4" calcext:value-type="float">
            <text:p>80.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3470</text:p>
          </table:table-cell>
          <table:table-cell table:style-name="ce5" office:value-type="string" calcext:value-type="string">
            <text:p>Asrock H77M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SD Kingston SVP200S + HDD WD10JPVT 2.5"</text:p>
          </table:table-cell>
          <table:table-cell table:style-name="ce5" office:value-type="string" calcext:value-type="string">
            <text:p>2x 4GB Corsair XMS3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+ MX518, Fujitsu SL23T-1 LED (HDMI), DVD/R GH22NS50</text:p>
          </table:table-cell>
          <table:table-cell table:style-name="ce5" office:value-type="string" calcext:value-type="string">
            <text:p>Scythe Big Shuriken</text:p>
          </table:table-cell>
          <table:table-cell table:style-name="ce21" table:formula="of:=HYPERLINK(&quot;http://www.hardwareluxx.de/community/f84/die-sparsamsten-systeme-30w-idle-1007101-15.html#post22384447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8.3" calcext:value-type="float">
            <text:p>18.3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eleron G3900</text:p>
          </table:table-cell>
          <table:table-cell table:style-name="ce5" office:value-type="string" calcext:value-type="string">
            <text:p>Fujitsu D3417-B</text:p>
          </table:table-cell>
          <table:table-cell table:style-name="ce5" office:value-type="string" calcext:value-type="string">
            <text:p>Leicke 60W extern (NT03012), picoPSU-90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Hitachi HTS54505</text:p>
          </table:table-cell>
          <table:table-cell table:style-name="ce5" office:value-type="string" calcext:value-type="string">
            <text:p>1 x 16GB Samsung DDR4-2133 RAM, ECC unbuffered (M391A2K43BB1-CPB)</text:p>
          </table:table-cell>
          <table:table-cell table:style-name="ce5" office:value-type="string" calcext:value-type="string">
            <text:p>Ubuntu Linux 16.04</text:p>
          </table:table-cell>
          <table:table-cell table:style-name="ce5" office:value-type="string" calcext:value-type="string">
            <text:p>nichts, da Server</text:p>
          </table:table-cell>
          <table:table-cell table:style-name="ce5" office:value-type="string" calcext:value-type="string">
            <text:p>Arctic Alpine 11 passiv (ACALP00011A)</text:p>
          </table:table-cell>
          <table:table-cell table:style-name="ce21" table:formula="of:=HYPERLINK(&quot;http://www.hardwareluxx.de/community/f84/die-sparsamsten-systeme-30w-idle-1007101-51.html#post25042983&quot;;&quot;altaschwede&quot;)" office:value-type="string" office:string-value="altaschwede" calcext:value-type="string">
            <text:p>altaschwed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4.7" calcext:value-type="float">
            <text:p>24.7</text:p>
          </table:table-cell>
          <table:table-cell table:style-name="ce4" office:value-type="float" office:value="82.3" calcext:value-type="float">
            <text:p>82.3</text:p>
          </table:table-cell>
          <table:table-cell table:style-name="ce10"/>
          <table:table-cell table:style-name="ce5" office:value-type="string" calcext:value-type="string">
            <text:p>AMD A4-5300</text:p>
          </table:table-cell>
          <table:table-cell table:style-name="ce5" office:value-type="string" calcext:value-type="string">
            <text:p>Gigabyte GA-F2A75M-HD2</text:p>
          </table:table-cell>
          <table:table-cell table:style-name="ce5" office:value-type="string" calcext:value-type="string">
            <text:p>be quiet! L8-CM 53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Check 3000</text:p>
          </table:table-cell>
          <table:table-cell table:style-name="ce5" office:value-type="string" calcext:value-type="string">
            <text:p>Western Digital Black 320GB 2,5"</text:p>
          </table:table-cell>
          <table:table-cell table:style-name="ce5" office:value-type="string" calcext:value-type="string">
            <text:p>1x 4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, Monitor 19'@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7454&quot;;&quot;StarGeneral&quot;)" office:value-type="string" office:string-value="StarGeneral" calcext:value-type="string">
            <text:p>StarGenera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4.8" calcext:value-type="float">
            <text:p>24.8</text:p>
          </table:table-cell>
          <table:table-cell table:style-name="ce5">
            <office:annotation draw:style-name="gr12" draw:text-style-name="P2" svg:width="0.03pt" svg:height="207.24pt" svg:x="0pt" svg:y="-103.58pt" draw:caption-point-x="90.71pt" draw:caption-point-y="119.59pt">
              <dc:date>2024-12-24T00:00:00</dc:date>
              <text:p text:style-name="P1">In-place large FFT</text:p>
            </office:annotation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Gigabyte Z68X-UD3H-B3</text:p>
          </table:table-cell>
          <table:table-cell table:style-name="ce5" office:value-type="string" calcext:value-type="string">
            <text:p>Pico-Box Z3 + Noname Notebook-Netzteil mit 6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2 x 4GB DDR3 1333 A-Data mit 1,5v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Fujitsu Siemens über DVI (1280x1024), Maus,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63684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7100</text:p>
          </table:table-cell>
          <table:table-cell table:style-name="ce5" office:value-type="string" calcext:value-type="string">
            <text:p>AsRock H110M-STX</text:p>
          </table:table-cell>
          <table:table-cell table:style-name="ce5" office:value-type="string" calcext:value-type="string">
            <text:p>Das mitgelieferte (AsRock DeskMini)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Cresta</text:p>
          </table:table-cell>
          <table:table-cell table:style-name="ce5" office:value-type="string" calcext:value-type="string">
            <text:p>Crucial M500 128GB</text:p>
          </table:table-cell>
          <table:table-cell table:style-name="ce5" office:value-type="string" calcext:value-type="string">
            <text:p>2 x 4GB Crucial Ballistix Sport LT</text:p>
          </table:table-cell>
          <table:table-cell table:style-name="ce5" office:value-type="string" calcext:value-type="string">
            <text:p>Win10 64Bit Pro</text:p>
          </table:table-cell>
          <table:table-cell table:style-name="ce5" office:value-type="string" calcext:value-type="string">
            <text:p>Logitech K400</text:p>
          </table:table-cell>
          <table:table-cell table:style-name="ce5" office:value-type="string" calcext:value-type="string">
            <text:p>Intel Boxed</text:p>
          </table:table-cell>
          <table:table-cell table:style-name="ce18" table:formula="of:=HYPERLINK(&quot;https://www.hardwareluxx.de/community/f84/die-sparsamsten-systeme-30w-idle-1007101-57.html#post25815758&quot;;&quot;audiojunk66&quot;)" office:value-type="string" office:string-value="audiojunk66" calcext:value-type="string">
            <text:p>audiojunk66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eleron G3900</text:p>
          </table:table-cell>
          <table:table-cell table:style-name="ce5" office:value-type="string" calcext:value-type="string">
            <text:p>Fujitsu D3417-B</text:p>
          </table:table-cell>
          <table:table-cell table:style-name="ce5" office:value-type="string" calcext:value-type="string">
            <text:p>Leicke 120W + Pico-PSU 150XT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Toshiba MK2576GSX 2,5"</text:p>
          </table:table-cell>
          <table:table-cell table:style-name="ce5" office:value-type="string" calcext:value-type="string">
            <text:p>1 x 8GB Samsung M391A1G43DB0-CPB DDR4 mit ECC</text:p>
          </table:table-cell>
          <table:table-cell table:style-name="ce5" office:value-type="string" calcext:value-type="string">
            <text:p>Ubuntu Server 16.04.1</text:p>
          </table:table-cell>
          <table:table-cell table:style-name="ce5" office:value-type="string" calcext:value-type="string">
            <text:p>nichts, da Server</text:p>
          </table:table-cell>
          <table:table-cell table:style-name="ce5" office:value-type="string" calcext:value-type="string">
            <text:p>Intel Boxed</text:p>
          </table:table-cell>
          <table:table-cell table:style-name="ce18" table:formula="of:=HYPERLINK(&quot;http://www.hardwareluxx.de/community/f84/die-sparsamsten-systeme-30w-idle-1007101-50.html#post24965183&quot;;&quot;sweetchuck&quot;)" office:value-type="string" office:string-value="sweetchuck" calcext:value-type="string">
            <text:p>sweetchuck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5" calcext:value-type="float">
            <text:p>25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MSI B85M-P33</text:p>
          </table:table-cell>
          <table:table-cell table:style-name="ce5" office:value-type="string" calcext:value-type="string">
            <text:p>Fujitsu 3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3,5er HDD 7200U/m</text:p>
          </table:table-cell>
          <table:table-cell table:style-name="ce5" office:value-type="string" calcext:value-type="string">
            <text:p>1 x 4GB Crucial 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Standard Tastatur+optische Maus,VGA</text:p>
          </table:table-cell>
          <table:table-cell table:style-name="ce5" office:value-type="string" calcext:value-type="string">
            <text:p>Boxed + 2 x 80er 2000U/m</text:p>
          </table:table-cell>
          <table:table-cell table:style-name="ce21" table:formula="of:=HYPERLINK(&quot;http://www.hardwareluxx.de/community/f84/die-sparsamsten-systeme-30w-idle-1007101-17.html#post22438127&quot;;&quot;xrated&quot;)" office:value-type="string" office:string-value="xrated" calcext:value-type="string">
            <text:p>xrated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25" calcext:value-type="float">
            <text:p>25</text:p>
          </table:table-cell>
          <table:table-cell table:style-name="ce10"/>
          <table:table-cell table:style-name="ce13" office:value-type="string" calcext:value-type="string">
            <text:p>AMD A4-5000</text:p>
          </table:table-cell>
          <table:table-cell table:style-name="ce5" office:value-type="string" calcext:value-type="string">
            <text:p>Zotac ZBOX nano AQ01</text:p>
          </table:table-cell>
          <table:table-cell table:style-name="ce13" office:value-type="string" calcext:value-type="string">
            <text:p>mitgeliefertes 19V-65W Tischnetzteil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Crucial M4 32GB mSATA SSD in 2,5" Adapter</text:p>
          </table:table-cell>
          <table:table-cell table:style-name="ce13" office:value-type="string" calcext:value-type="string">
            <text:p>1 x 4GB DDR3-1333 SoDIMM</text:p>
          </table:table-cell>
          <table:table-cell table:style-name="ce5" office:value-type="string" calcext:value-type="string">
            <text:p>Win7 64bit</text:p>
          </table:table-cell>
          <table:table-cell table:style-name="ce13" office:value-type="string" calcext:value-type="string">
            <text:p>Logitech Unifying Dongle, ohne mitgelieferte Mini-PCIe WLAN-Karte</text:p>
          </table:table-cell>
          <table:table-cell table:style-name="ce13" office:value-type="string" calcext:value-type="string">
            <text:p>1x Lüfter (eingebaut)</text:p>
          </table:table-cell>
          <table:table-cell table:style-name="ce21" table:formula="of:=HYPERLINK(&quot;http://www.hardwareluxx.de/community/f84/alltagstaugliche-desktop-systeme-mit-6w-idle-verbrauch-inkl-haswell-beispiel-1001484-8.html#post21884338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25.7" calcext:value-type="float">
            <text:p>25.7</text:p>
          </table:table-cell>
          <table:table-cell table:style-name="ce5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Intel DH67BL</text:p>
          </table:table-cell>
          <table:table-cell table:style-name="ce5" office:value-type="string" calcext:value-type="string">
            <text:p>Enermax PRO82+ 385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GT-PM-04 (von Aldi)</text:p>
          </table:table-cell>
          <table:table-cell table:style-name="ce5" office:value-type="string" calcext:value-type="string">
            <text:p>Samsung SSD 830 256 GB</text:p>
          </table:table-cell>
          <table:table-cell table:style-name="ce5" office:value-type="string" calcext:value-type="string">
            <text:p>4x 4GB Mushkin Silverline DDR3-1333 CL9 Kit "Stiletto" @ 1.5V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Microsoft Sculpt, Tastatur SteelSeries 6Gv2, 1920x1080@Dell ST2220T</text:p>
          </table:table-cell>
          <table:table-cell table:style-name="ce5" office:value-type="string" calcext:value-type="string">
            <text:p>Boxed + 2 Gehäuselüfter</text:p>
          </table:table-cell>
          <table:table-cell table:style-name="ce18" table:formula="of:=HYPERLINK(&quot;http://www.hardwareluxx.de/community/f84/die-sparsamsten-systeme-30w-idle-1007101-31.html#post23450177&quot;;&quot;daaawooo&quot;)" office:value-type="string" office:string-value="daaawooo" calcext:value-type="string">
            <text:p>daaawooo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26.6" calcext:value-type="float">
            <text:p>26.6</text:p>
          </table:table-cell>
          <table:table-cell table:style-name="ce5" office:value-type="float" office:value="101.6" calcext:value-type="float">
            <office:annotation draw:style-name="gr12" draw:text-style-name="P2" svg:width="0.03pt" svg:height="207.24pt" svg:x="0pt" svg:y="-103.58pt" draw:caption-point-x="90.71pt" draw:caption-point-y="119.59pt">
              <dc:date>2024-12-24T00:00:00</dc:date>
              <text:p text:style-name="P1">In-place large FFT</text:p>
            </office:annotation>
            <text:p>101.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Xeon E3-1245-V2</text:p>
          </table:table-cell>
          <table:table-cell table:style-name="ce5" office:value-type="string" calcext:value-type="string">
            <text:p>Asus P8Q77-M</text:p>
          </table:table-cell>
          <table:table-cell table:style-name="ce5" office:value-type="string" calcext:value-type="string">
            <text:p>be quiet! Straight P. BQT E6 5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4 x 8GB DDR3 1600 Crucial Ballistix Sport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Samsung über DVI (1920x1080), Maus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2219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46" calcext:value-type="float">
            <text:p>46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5-6500</text:p>
          </table:table-cell>
          <table:table-cell table:style-name="ce5" office:value-type="string" calcext:value-type="string">
            <text:p>MSI Z170I Gaming Pro AC</text:p>
          </table:table-cell>
          <table:table-cell table:style-name="ce5" office:value-type="string" calcext:value-type="string">
            <text:p>Pico PSU 90, 80 W Netzteil (Powertron)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850 Pro 1TB SSD</text:p>
          </table:table-cell>
          <table:table-cell table:style-name="ce5" office:value-type="string" calcext:value-type="string">
            <text:p>2 x 4GB Crucial DDR4</text:p>
          </table:table-cell>
          <table:table-cell table:style-name="ce5" office:value-type="string" calcext:value-type="string">
            <text:p>Win8.1 64bit</text:p>
          </table:table-cell>
          <table:table-cell table:style-name="ce13" office:value-type="string" calcext:value-type="string">
            <text:p>USB Maus und Tastatur, <text:s/>Optiarc DVD-RW AD-7260S, an Monitor 2560x1440 @60Hz</text:p>
          </table:table-cell>
          <table:table-cell table:style-name="ce5" office:value-type="string" calcext:value-type="string">
            <text:p>1 x CPU Lüfter 80mm (läuft mit 600 U/min)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4278537" xlink:type="simple">Reinhard62</text:a>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40" calcext:value-type="float">
            <text:p>40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Pentium G4560</text:p>
          </table:table-cell>
          <table:table-cell table:style-name="ce5" office:value-type="string" calcext:value-type="string">
            <text:p>ASRock DeskMini 110 (H110M-STX)</text:p>
          </table:table-cell>
          <table:table-cell table:style-name="ce5" office:value-type="string" calcext:value-type="string">
            <text:p>Mitgeliefertes 120 Watt Tischnetzteil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Intel 600p 256GB &amp; 2xSeagate SpinPoint M9T 2TB</text:p>
          </table:table-cell>
          <table:table-cell table:style-name="ce5" office:value-type="string" calcext:value-type="string">
            <text:p>2 x 8GB Crucial Ballistix Sport LT SO-DIMM (DDR4-2400, 1,20V)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Maus, Tastatur, Monitor: Logitech K340/M505, Dell U2311H</text:p>
          </table:table-cell>
          <table:table-cell table:style-name="ce5" office:value-type="string" calcext:value-type="string">
            <text:p>Intel Boxed</text:p>
          </table:table-cell>
          <table:table-cell table:style-name="ce18" table:formula="of:=HYPERLINK(&quot;https://www.hardwareluxx.de/community/f84/die-sparsamsten-systeme-30w-idle-1007101-52.html#post25282262&quot;;&quot;AyGee&quot;)" office:value-type="string" office:string-value="AyGee" calcext:value-type="string">
            <text:p>AyGee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eleron N3050</text:p>
          </table:table-cell>
          <table:table-cell table:style-name="ce5" office:value-type="string" calcext:value-type="string">
            <text:p>Intel NUC5CPYH</text:p>
          </table:table-cell>
          <table:table-cell table:style-name="ce5" office:value-type="string" calcext:value-type="string">
            <text:p>mitgeliefertes 19V Netzteil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32GB SSD</text:p>
          </table:table-cell>
          <table:table-cell table:style-name="ce5" office:value-type="string" calcext:value-type="string">
            <text:p>1 x 4GB DDR3L-1600 SoDIMM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Unifying Dongle, Gigabit Ethernet (WLAN im Gerätemanager deaktiviert), 1920x1200@HDMI</text:p>
          </table:table-cell>
          <table:table-cell table:style-name="ce13" office:value-type="string" calcext:value-type="string">
            <text:p>1x Lüfter (eingebaut)</text:p>
          </table:table-cell>
          <table:table-cell table:style-name="ce18" table:formula="of:=HYPERLINK(&quot;http://www.hardwareluxx.de/community/f84/die-sparsamsten-systeme-30w-idle-1007101-32.html#post23651186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8.4" calcext:value-type="float">
            <text:p>28.4</text:p>
          </table:table-cell>
          <table:table-cell table:style-name="ce5" office:value-type="float" office:value="60.1" calcext:value-type="float">
            <office:annotation draw:style-name="gr12" draw:text-style-name="P2" svg:width="0.03pt" svg:height="207.24pt" svg:x="0pt" svg:y="-103.58pt" draw:caption-point-x="90.71pt" draw:caption-point-y="119.59pt">
              <dc:date>2024-12-24T00:00:00</dc:date>
              <text:p text:style-name="P1">In-place large FFT</text:p>
            </office:annotation>
            <text:p>60.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Gigabyte Z68X-UD3H-B3</text:p>
          </table:table-cell>
          <table:table-cell table:style-name="ce5" office:value-type="string" calcext:value-type="string">
            <text:p>Enermax 385W pro82+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2 x 4GB DDR3 1333 A-Data mit 1,5v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Fujitsu Siemens über DVI (1280x1024), Maus,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49300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5.7" calcext:value-type="float">
            <text:p>5.7</text:p>
          </table:table-cell>
          <table:table-cell table:style-name="ce5"/>
          <table:table-cell table:style-name="ce11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13" office:value-type="string" calcext:value-type="string">
            <text:p>Asrock B85M-ITX</text:p>
          </table:table-cell>
          <table:table-cell table:style-name="ce13" office:value-type="string" calcext:value-type="string">
            <text:p>PicoPSU-160-XT + Leicke 120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Crucial M4 500GB</text:p>
          </table:table-cell>
          <table:table-cell table:style-name="ce13" office:value-type="string" calcext:value-type="string">
            <text:p>2 x 4GB Samsung Green 1600Mhz</text:p>
          </table:table-cell>
          <table:table-cell table:style-name="ce13" office:value-type="string" calcext:value-type="string">
            <text:p>Win7 64bit</text:p>
          </table:table-cell>
          <table:table-cell table:style-name="ce13" office:value-type="string" calcext:value-type="string">
            <text:p>Cherry Board 3.0 / A4 Tech V3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41924&quot;;&quot;DonBanana&quot;)" office:value-type="string" office:string-value="DonBanana" calcext:value-type="string">
            <text:p>DonBanana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51" calcext:value-type="float">
            <text:p>51</text:p>
          </table:table-cell>
          <table:table-cell table:style-name="ce11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PicoPSU-90-XLP + Zooty AD1280MB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256GB</text:p>
          </table:table-cell>
          <table:table-cell table:style-name="ce5" office:value-type="string" calcext:value-type="string">
            <text:p>1 x 4GB DDR3L-1600 Samsung Green Series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.html#post2185683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46" calcext:value-type="float">
            <text:p>46</text:p>
          </table:table-cell>
          <table:table-cell table:style-name="ce11" office:value-type="string" calcext:value-type="string">
            <text:p>C7</text:p>
          </table:table-cell>
          <table:table-cell table:style-name="ce13" office:value-type="string" calcext:value-type="string">
            <text:p>Intel Core i3-4330T</text:p>
          </table:table-cell>
          <table:table-cell table:style-name="ce13" office:value-type="string" calcext:value-type="string">
            <text:p>Asrock B85M-ITX</text:p>
          </table:table-cell>
          <table:table-cell table:style-name="ce13" office:value-type="string" calcext:value-type="string">
            <text:p>PicoPSU-150-XT + Leicke 60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Transcend TS256GSSD340</text:p>
          </table:table-cell>
          <table:table-cell table:style-name="ce13" office:value-type="string" calcext:value-type="string">
            <text:p>2 x 4 GB G.Skill RipJawsX DIMM Kit PC3-12800U @ 1,25V</text:p>
          </table:table-cell>
          <table:table-cell table:style-name="ce13" office:value-type="string" calcext:value-type="string">
            <text:p>Win8.1 64bit</text:p>
          </table:table-cell>
          <table:table-cell table:style-name="ce13" office:value-type="string" calcext:value-type="string">
            <text:p>Logitech K400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3.html#post22207059&quot;;&quot;ThunderX1977&quot;)" office:value-type="string" office:string-value="ThunderX1977" calcext:value-type="string">
            <text:p>ThunderX1977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8" calcext:value-type="float">
            <office:annotation draw:style-name="gr12" draw:text-style-name="P2" svg:width="0.03pt" svg:height="789.48pt" svg:x="0pt" svg:y="-394.7pt" draw:caption-point-x="90.71pt" draw:caption-point-y="410.71pt">
              <dc:date>2024-12-24T00:00:00</dc:date>
              <text:p text:style-name="P1">Prime95: ca. 13W</text:p>
              <text:p text:style-name="P1">Prime95 + Furmark: ca. 18W</text:p>
              <text:p text:style-name="P1">Video-Wiedergabe: ca. 10-14W</text:p>
            </office:annotation>
            <text:p>18</text:p>
          </table:table-cell>
          <table:table-cell table:style-name="ce11"/>
          <table:table-cell table:style-name="ce5" office:value-type="string" calcext:value-type="string">
            <text:p>Intel Celeron N3150</text:p>
          </table:table-cell>
          <table:table-cell table:style-name="ce13" office:value-type="string" calcext:value-type="string">
            <text:p>Asrock N3150B-ITX</text:p>
          </table:table-cell>
          <table:table-cell table:style-name="ce5" office:value-type="string" calcext:value-type="string">
            <text:p>PicoPSU-150-XT + 60W-Universalnetzteil auf 12V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32GB SSD</text:p>
          </table:table-cell>
          <table:table-cell table:style-name="ce5" office:value-type="string" calcext:value-type="string">
            <text:p>1 x 4GB DDR3L-1600 SoDIMM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Unifying Dongle, Monitor 1920x1200 per HDMI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2.html#post23611477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1.2" calcext:value-type="float">
            <text:p>61.2</text:p>
          </table:table-cell>
          <table:table-cell table:style-name="ce11" office:value-type="string" calcext:value-type="string">
            <text:p>C8</text:p>
          </table:table-cell>
          <table:table-cell table:style-name="ce5" office:value-type="string" calcext:value-type="string">
            <text:p>Intel Core i3 7100</text:p>
          </table:table-cell>
          <table:table-cell table:style-name="ce13" office:value-type="string" calcext:value-type="string">
            <text:p>Z170N-WIFI rev. 2.0</text:p>
          </table:table-cell>
          <table:table-cell table:style-name="ce5" office:value-type="string" calcext:value-type="string">
            <text:p>LC-Power LC420-12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Samsung SSD CM871a</text:p>
          </table:table-cell>
          <table:table-cell table:style-name="ce5" office:value-type="string" calcext:value-type="string">
            <text:p>2 x 8GB Crucial BLS8G4D240FSE</text:p>
          </table:table-cell>
          <table:table-cell table:style-name="ce5" office:value-type="string" calcext:value-type="string">
            <text:p>Debian Stretch 9.5</text:p>
          </table:table-cell>
          <table:table-cell table:style-name="ce5" office:value-type="string" calcext:value-type="string">
            <text:p>Cherry KC1000, Perixx MX-1800, Fujitsu SL23T-1 LED</text:p>
          </table:table-cell>
          <table:table-cell table:style-name="ce13" office:value-type="string" calcext:value-type="string">
            <text:p>Alpine 11 - Passiv</text:p>
          </table:table-cell>
          <table:table-cell table:style-name="ce18" table:formula="of:=HYPERLINK(&quot;https://www.hardwareluxx.de/community/threads/die-sparsamsten-systeme-30w-idle.1007101/post-26589500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6.1" calcext:value-type="float">
            <office:annotation draw:style-name="gr12" draw:text-style-name="P2" svg:width="0.03pt" svg:height="643.92pt" svg:x="0pt" svg:y="-321.93pt" draw:caption-point-x="44.16pt" draw:caption-point-y="337.95pt">
              <dc:date>2024-12-24T00:00:00</dc:date>
              <text:p text:style-name="P1">-0.100V Offset und Turbo aus; Cache-Vorausladung auch aus</text:p>
            </office:annotation>
            <text:p>6.1</text:p>
          </table:table-cell>
          <table:table-cell table:style-name="ce2"/>
          <table:table-cell table:style-name="ce11"/>
          <table:table-cell table:style-name="ce5" office:value-type="string" calcext:value-type="string">
            <text:p>Intel Core i5-7400</text:p>
          </table:table-cell>
          <table:table-cell table:style-name="ce5" office:value-type="string" calcext:value-type="string">
            <text:p>ASUS H110S1</text:p>
          </table:table-cell>
          <table:table-cell table:style-name="ce5" office:value-type="string" calcext:value-type="string">
            <text:p>Delta Electronics Netzteil 90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5" office:value-type="string" calcext:value-type="string">
            <text:p>Samsung 850 SSD / Crucial BX300</text:p>
          </table:table-cell>
          <table:table-cell table:style-name="ce5" office:value-type="string" calcext:value-type="string">
            <text:p>2 x 4GB Kingston DDR4-2400</text:p>
          </table:table-cell>
          <table:table-cell table:style-name="ce5" office:value-type="string" calcext:value-type="string">
            <text:p>Fedora 28</text:p>
          </table:table-cell>
          <table:table-cell table:style-name="ce5" office:value-type="string" calcext:value-type="string">
            <text:p>USB Tastatur, Maus,HDMI und Netzwerk angeschlossen. mit Powertop Optimierungen.</text:p>
          </table:table-cell>
          <table:table-cell table:style-name="ce13" office:value-type="string" calcext:value-type="string">
            <text:p>Noctua NH-L9i</text:p>
          </table:table-cell>
          <table:table-cell table:style-name="ce18" table:formula="of:=HYPERLINK(&quot;https://www.hardwareluxx.de/community/threads/die-sparsamsten-systeme-30w-idle.1007101/post-26593485&quot;;&quot;Petik4827&quot;)" office:value-type="string" office:string-value="Petik4827" calcext:value-type="string">
            <text:p>Petik4827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6.2" calcext:value-type="float">
            <text:p>6.2</text:p>
          </table:table-cell>
          <table:table-cell table:style-name="ce5" office:value-type="float" office:value="84" calcext:value-type="float">
            <office:annotation draw:style-name="gr12" draw:text-style-name="P2" svg:width="0.03pt" svg:height="151.26pt" svg:x="0pt" svg:y="-75.6pt" draw:caption-point-x="90.71pt" draw:caption-point-y="91.62pt">
              <dc:date>2024-12-24T00:00:00</dc:date>
              <text:p text:style-name="P1">prime95 Blend</text:p>
            </office:annotation>
            <text:p>8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Xeon E3-1246 v3</text:p>
          </table:table-cell>
          <table:table-cell table:style-name="ce5" office:value-type="string" calcext:value-type="string">
            <text:p>Asrock H87M-ITX</text:p>
          </table:table-cell>
          <table:table-cell table:style-name="ce5" office:value-type="string" calcext:value-type="string">
            <text:p>PicoPSU-90-XLP + 80W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post23699815.html#post2369981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6.3" calcext:value-type="float">
            <text:p>6.3</text:p>
          </table:table-cell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eleron G3900</text:p>
          </table:table-cell>
          <table:table-cell table:style-name="ce5" office:value-type="string" calcext:value-type="string">
            <text:p>ASRock B150M Pro4S/D3</text:p>
          </table:table-cell>
          <table:table-cell table:style-name="ce5" office:value-type="string" calcext:value-type="string">
            <text:p>picoPSU-150-XT + 120 Watt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Intel X25-M 80GB</text:p>
          </table:table-cell>
          <table:table-cell table:style-name="ce5" office:value-type="string" calcext:value-type="string">
            <text:p>2 x 4GB Kingston DDR3-1600 @ 1,4V</text:p>
          </table:table-cell>
          <table:table-cell table:style-name="ce5" office:value-type="string" calcext:value-type="string">
            <text:p>Win10 / Ubuntu 16.04 (LTS)</text:p>
          </table:table-cell>
          <table:table-cell table:style-name="ce5" office:value-type="string" calcext:value-type="string">
            <text:p>nix, da Server</text:p>
          </table:table-cell>
          <table:table-cell table:style-name="ce5" office:value-type="string" calcext:value-type="string">
            <text:p>Arctic Alpine 11 passiv</text:p>
          </table:table-cell>
          <table:table-cell table:style-name="ce18" table:formula="of:=HYPERLINK(&quot;https://www.hardwareluxx.de/community/f84/die-sparsamsten-systeme-30w-idle-1007101-53.html#post25306258&quot;;&quot;AyGee&quot;)" office:value-type="string" office:string-value="AyGee" calcext:value-type="string">
            <text:p>AyGe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6.4" calcext:value-type="float">
            <text:p>6.4</text:p>
          </table:table-cell>
          <table:table-cell table:style-name="ce5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5-6500</text:p>
          </table:table-cell>
          <table:table-cell table:style-name="ce5" office:value-type="string" calcext:value-type="string">
            <text:p>MSI Z170M Mortar</text:p>
          </table:table-cell>
          <table:table-cell table:style-name="ce5" office:value-type="string" calcext:value-type="string">
            <text:p>PicoPSU 90, 80 W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850 Pro 1TB SSD</text:p>
          </table:table-cell>
          <table:table-cell table:style-name="ce5" office:value-type="string" calcext:value-type="string">
            <text:p>2 x 4GB Crucial DDR4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USB-Tastatur, <text:s/>PS2-Maus, <text:s/>Optiarc DVD-RW AD-7260S, </text:p>
          </table:table-cell>
          <table:table-cell table:style-name="ce5" office:value-type="string" calcext:value-type="string">
            <text:p>1 x CPU Lüfter 80mm</text:p>
          </table:table-cell>
          <table:table-cell table:style-name="ce18" table:formula="of:=HYPERLINK(&quot;http://www.hardwareluxx.de/community/f84/die-sparsamsten-systeme-30w-idle-1007101-40.html#post24249273&quot;;&quot;Reinhard62&quot;)" office:value-type="string" office:string-value="Reinhard62" calcext:value-type="string">
            <text:p>Reinhard62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6.5" calcext:value-type="float">
            <text:p>6.5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6.5" calcext:value-type="float">
            <text:p>6.5</text:p>
          </table:table-cell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C7</text:p>
          </table:table-cell>
          <table:table-cell table:style-name="ce13" office:value-type="string" calcext:value-type="string">
            <text:p>Intel Core i3-6100</text:p>
          </table:table-cell>
          <table:table-cell table:style-name="ce13" office:value-type="string" calcext:value-type="string">
            <text:p>MSI B150I Gaming Pro</text:p>
          </table:table-cell>
          <table:table-cell table:style-name="ce5" office:value-type="string" calcext:value-type="string">
            <text:p>PicoPSU-90 + Seagate 6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ical M4 64GB</text:p>
          </table:table-cell>
          <table:table-cell table:style-name="ce5" office:value-type="string" calcext:value-type="string">
            <text:p>2 x 4GB DDR4-2133 Cruical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MK300 wireless/ Panasonic TX-L42FTW60</text:p>
          </table:table-cell>
          <table:table-cell table:style-name="ce5" office:value-type="string" calcext:value-type="string">
            <text:p>Boxed @ 900U/m</text:p>
          </table:table-cell>
          <table:table-cell table:style-name="ce18" table:formula="of:=HYPERLINK(&quot;http://www.hardwareluxx.de/community/f84/die-sparsamsten-systeme-30w-idle-1007101-47.html#post24470646&quot;;&quot;Antares69&quot;)" office:value-type="string" office:string-value="Antares69" calcext:value-type="string">
            <text:p>Antares69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6.8" calcext:value-type="float">
            <text:p>6.8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7" calcext:value-type="float">
            <text:p>7</text:p>
          </table:table-cell>
          <table:table-cell table:style-name="ce5" office:value-type="float" office:value="61" calcext:value-type="float">
            <text:p>6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13" office:value-type="string" calcext:value-type="string">
            <text:p>PicoPSU-150-XT + Leicke 12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Evo 120 GB</text:p>
          </table:table-cell>
          <table:table-cell table:style-name="ce5" office:value-type="string" calcext:value-type="string">
            <text:p>2 x 2GB Elixir M2F2G64CB88D7N-CG, 1333 Mhz</text:p>
          </table:table-cell>
          <table:table-cell table:style-name="ce5" office:value-type="string" calcext:value-type="string">
            <text:p>Ubuntu Server 14.04.4</text:p>
          </table:table-cell>
          <table:table-cell table:style-name="ce5" office:value-type="string" calcext:value-type="string">
            <text:p>nichts, da Serve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47.html#post24464605&quot;;&quot;sweetchuck&quot;)" office:value-type="string" office:string-value="sweetchuck" calcext:value-type="string">
            <text:p>sweetchuck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36" calcext:value-type="float">
            <text:p>36</text:p>
          </table:table-cell>
          <table:table-cell table:style-name="ce11" office:value-type="string" calcext:value-type="string">
            <text:p>C3</text:p>
          </table:table-cell>
          <table:table-cell table:style-name="ce13" office:value-type="string" calcext:value-type="string">
            <text:p>Intel Pentium G4400</text:p>
          </table:table-cell>
          <table:table-cell table:style-name="ce13" office:value-type="string" calcext:value-type="string">
            <text:p>MSI H110i Pro</text:p>
          </table:table-cell>
          <table:table-cell table:style-name="ce13" office:value-type="string" calcext:value-type="string">
            <text:p>PicoPSU-90-XLP + Zooty AD1280MB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text:p>Crucial M4</text:p>
          </table:table-cell>
          <table:table-cell table:style-name="ce13" office:value-type="string" calcext:value-type="string">
            <text:p>1 x 8GB DDR4-2133 SK Hynix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49.html#post24664726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51" calcext:value-type="float">
            <text:p>51</text:p>
          </table:table-cell>
          <table:table-cell table:style-name="ce11" office:value-type="string" calcext:value-type="string">
            <text:p>C7</text:p>
          </table:table-cell>
          <table:table-cell table:style-name="ce13" office:value-type="string" calcext:value-type="string">
            <text:p>Intel Core i3-4130T</text:p>
          </table:table-cell>
          <table:table-cell table:style-name="ce13" office:value-type="string" calcext:value-type="string">
            <text:p>Asrock B85M-ITX</text:p>
          </table:table-cell>
          <table:table-cell table:style-name="ce13" office:value-type="string" calcext:value-type="string">
            <text:p>PicoPSU-150-XT + Leicke 120W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KD302</text:p>
          </table:table-cell>
          <table:table-cell table:style-name="ce13" office:value-type="string" calcext:value-type="string">
            <office:annotation draw:style-name="gr12" draw:text-style-name="P2" svg:width="0.03pt" svg:height="319.21pt" svg:x="0pt" svg:y="-159.56pt" draw:caption-point-x="949.89pt" draw:caption-point-y="175.58pt">
              <dc:date>2024-12-24T00:00:00</dc:date>
              <text:p text:style-name="P1">HDD -&gt; HGSTHTS545050A7E3800G</text:p>
            </office:annotation>
            <text:p>Kingston HyperX 120GB SSD, 500GB 2,5 HDD</text:p>
          </table:table-cell>
          <table:table-cell table:style-name="ce13" office:value-type="string" calcext:value-type="string">
            <text:p>2 x 4 GB Corsair Venegance low profile 1600</text:p>
          </table:table-cell>
          <table:table-cell table:style-name="ce13" office:value-type="string" calcext:value-type="string">
            <text:p>Win Server 2012 Standard</text:p>
          </table:table-cell>
          <table:table-cell table:style-name="ce13" office:value-type="string" calcext:value-type="string">
            <text:p>Logitech K400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3.html#post22207059&quot;;&quot;ThunderX1977&quot;)" office:value-type="string" office:string-value="ThunderX1977" calcext:value-type="string">
            <text:p>ThunderX1977</text:p>
          </table:table-cell>
          <table:table-cell table:number-columns-repeated="1010"/>
        </table:table-row>
        <table:table-row table:style-name="ro3" table:visibility="collapse"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81.2" calcext:value-type="float">
            <text:p>81.2</text:p>
          </table:table-cell>
          <table:table-cell table:style-name="ce11"/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 Pro3</text:p>
          </table:table-cell>
          <table:table-cell table:style-name="ce5" office:value-type="string" calcext:value-type="string">
            <text:p>PicoPSU-90-XLP + Leicke 120W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840 Evo 120GB</text:p>
          </table:table-cell>
          <table:table-cell table:style-name="ce5" office:value-type="string" calcext:value-type="string">
            <text:p>2 x 8 GB Crucial Ballistix Sport DIMM Kit 16GB, DDR3-1600, CL9-9-9-24 (BLS2CP8G3D1609DS1S00)</text:p>
          </table:table-cell>
          <table:table-cell table:style-name="ce13" office:value-type="string" calcext:value-type="string">
            <text:p>Win8.1 64bit</text:p>
          </table:table-cell>
          <table:table-cell table:style-name="ce5" office:value-type="string" calcext:value-type="string">
            <text:p>Logitech MK300 (wireless)</text:p>
          </table:table-cell>
          <table:table-cell table:style-name="ce13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1782&quot;;&quot;rewyn&quot;)" office:value-type="string" office:string-value="rewyn" calcext:value-type="string">
            <text:p>rewyn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29.1" calcext:value-type="float">
            <text:p>29.1</text:p>
          </table:table-cell>
          <table:table-cell table:style-name="ce10"/>
          <table:table-cell table:style-name="ce5" office:value-type="string" calcext:value-type="string">
            <text:p>AMD Athlon 5350</text:p>
          </table:table-cell>
          <table:table-cell table:style-name="ce5" office:value-type="string" calcext:value-type="string">
            <text:p>MSI AM1I</text:p>
          </table:table-cell>
          <table:table-cell table:style-name="ce5" office:value-type="string" calcext:value-type="string">
            <text:p>PicoPSU-80 + Minwa MW A2102GS-F2USB</text:p>
          </table:table-cell>
          <table:table-cell table:style-name="ce13" office:value-type="string" calcext:value-type="string">
            <office:annotation draw:style-name="gr12" draw:text-style-name="P2" svg:width="0.03pt" svg:height="308.01pt" svg:x="0pt" svg:y="-153.98pt" draw:caption-point-x="607.49pt" draw:caption-point-y="169.99pt">
              <dc:date>2024-12-24T00:00:00</dc:date>
              <text:p text:style-name="P1">(Radeon R3/HD 8400 @600MHz)</text:p>
            </office:annotation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SSD 320 Series 40GB</text:p>
          </table:table-cell>
          <table:table-cell table:style-name="ce13" office:value-type="string" calcext:value-type="string">
            <text:p>1 x 4GB DDR3-1066 Kingston KVR1066D3N7 @1.5V</text:p>
          </table:table-cell>
          <table:table-cell table:style-name="ce13" office:value-type="string" calcext:value-type="string">
            <text:p>Win8.1 64bit</text:p>
          </table:table-cell>
          <table:table-cell table:style-name="ce13" office:value-type="string" calcext:value-type="string">
            <text:p>Logitech K400 Wireless (Dongle), Dell UltraSharp 2209WA (DVI)</text:p>
          </table:table-cell>
          <table:table-cell table:style-name="ce13" office:value-type="string" calcext:value-type="string">
            <text:p>Boxed, extern versorgt</text:p>
          </table:table-cell>
          <table:table-cell table:style-name="ce21" table:formula="of:=HYPERLINK(&quot;http://www.hardwareluxx.de/community/f84/die-sparsamsten-systeme-30w-idle-1007101-15.html#post22376538&quot;;&quot;rh-ironman&quot;)" office:value-type="string" office:string-value="rh-ironman" calcext:value-type="string">
            <text:p>rh-ironman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80" calcext:value-type="float">
            <office:annotation draw:style-name="gr12" draw:text-style-name="P2" svg:width="0.03pt" svg:height="151.26pt" svg:x="0pt" svg:y="-75.6pt" draw:caption-point-x="90.71pt" draw:caption-point-y="91.62pt">
              <dc:date>2024-12-24T00:00:00</dc:date>
              <text:p text:style-name="P1">prime95 Blend</text:p>
            </office:annotation>
            <text:p>8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670</text:p>
          </table:table-cell>
          <table:table-cell table:style-name="ce5" office:value-type="string" calcext:value-type="string">
            <text:p>Gigabyte GA-Q87TN</text:p>
          </table:table-cell>
          <table:table-cell table:style-name="ce5" office:value-type="string" calcext:value-type="string">
            <text:p>Zooty AD1280MB (80W)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mSATA</text:p>
          </table:table-cell>
          <table:table-cell table:style-name="ce5" office:value-type="string" calcext:value-type="string">
            <text:p>2 x 4GB SO-DIMM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13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7.7" calcext:value-type="float">
            <office:annotation draw:style-name="gr12" draw:text-style-name="P2" svg:width="0.03pt" svg:height="1472.49pt" svg:x="0pt" svg:y="-736.21pt" draw:caption-point-x="44.16pt" draw:caption-point-y="752.23pt">
              <dc:date>2024-12-24T00:00:00</dc:date>
              <text:p text:style-name="P1">Mit einem Leicke 19V/60W NT komme ich an die 10W-Marke, die Reduzierung der Eingangsspannung auf 12V bringt also ca. 2W Ersparnis! </text:p>
            </office:annotation>
            <text:p>7.7</text:p>
          </table:table-cell>
          <table:table-cell table:style-name="ce2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Gigabyte GA-H87TN</text:p>
          </table:table-cell>
          <table:table-cell table:style-name="ce5" office:value-type="string" calcext:value-type="string">
            <office:annotation draw:style-name="gr12" draw:text-style-name="P2" svg:width="0.03pt" svg:height="767.08pt" svg:x="0pt" svg:y="-383.5pt" draw:caption-point-x="560.24pt" draw:caption-point-y="399.51pt">
              <dc:date>2024-12-24T00:00:00</dc:date>
              <text:p text:style-name="P1">per selbstgebasteltem Adapter am internen Power-Header angeschlossen</text:p>
            </office:annotation>
            <text:p>60W-Universalnetzteil auf 12V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20GB mSATA SSD</text:p>
          </table:table-cell>
          <table:table-cell table:style-name="ce5" office:value-type="string" calcext:value-type="string">
            <text:p>1 x 4GB DDR3-1600 SoDIMM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Logitech Unifying Dongle, Montitor 1920x1200 per DP</text:p>
          </table:table-cell>
          <table:table-cell table:style-name="ce13" office:value-type="string" calcext:value-type="string">
            <text:p>Silverstone Nitrogon SST-NT07-115X Low Profile</text:p>
          </table:table-cell>
          <table:table-cell table:style-name="ce18" table:formula="of:=HYPERLINK(&quot;http://www.hardwareluxx.de/community/f84/die-sparsamsten-systeme-30w-idle-1007101-31.html#post23411903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23" calcext:value-type="float">
            <text:p>23</text:p>
          </table:table-cell>
          <table:table-cell table:style-name="ce10"/>
          <table:table-cell table:style-name="ce5" office:value-type="string" calcext:value-type="string">
            <text:p>AMD Sempron 3850</text:p>
          </table:table-cell>
          <table:table-cell table:style-name="ce5" office:value-type="string" calcext:value-type="string">
            <text:p>MSI AM1I</text:p>
          </table:table-cell>
          <table:table-cell table:style-name="ce5" office:value-type="string" calcext:value-type="string">
            <text:p>PicoPSU 90-XLP + 120W Leicke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4GB DDR3-1600</text:p>
          </table:table-cell>
          <table:table-cell table:style-name="ce13" office:value-type="string" calcext:value-type="string">
            <text:p>Win7 64bit</text:p>
          </table:table-cell>
          <table:table-cell table:style-name="ce5" office:value-type="string" calcext:value-type="string">
            <text:p>BenQ XL2720T, Logitech G5, Cherry G230</text:p>
          </table:table-cell>
          <table:table-cell table:style-name="ce13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2.html#post22768011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7.79" calcext:value-type="float">
            <office:annotation draw:style-name="gr12" draw:text-style-name="P2" svg:width="0.03pt" svg:height="386.39pt" svg:x="0pt" svg:y="-193.15pt" draw:caption-point-x="44.16pt" draw:caption-point-y="209.17pt">
              <dc:date>2024-12-24T00:00:00</dc:date>
              <text:p text:style-name="P1">im BIOS ErP und CEC 2019 aktiviert</text:p>
            </office:annotation>
            <text:p>7.79</text:p>
          </table:table-cell>
          <table:table-cell table:style-name="ce2"/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3-8100</text:p>
          </table:table-cell>
          <table:table-cell table:style-name="ce5" office:value-type="string" calcext:value-type="string">
            <text:p>Gigabyte C246N-WU2</text:p>
          </table:table-cell>
          <table:table-cell table:style-name="ce5" office:value-type="string" calcext:value-type="string">
            <text:p>PicoPSU90 + Mean Well GST40A12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WD Blue 1TB 3D SATA SSD</text:p>
          </table:table-cell>
          <table:table-cell table:style-name="ce5" office:value-type="string" calcext:value-type="string">
            <text:p>1 x 16GB Samsung DDR4-2133 M378A2K43BB1-CPB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r, Full HD @ HDMI</text:p>
          </table:table-cell>
          <table:table-cell table:style-name="ce13" office:value-type="string" calcext:value-type="string">
            <text:p>Boxed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750181" xlink:type="simple">mgutt</text:a>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PicoPSU 150XT + 120W Leicke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EKM265</text:p>
          </table:table-cell>
          <table:table-cell table:style-name="ce5" office:value-type="string" calcext:value-type="string">
            <text:p>Seagate ST9160314AS</text:p>
          </table:table-cell>
          <table:table-cell table:style-name="ce5" office:value-type="string" calcext:value-type="string">
            <text:p>2 x 2GB Elixir M2F2G64CB88D7N-CG, 1333 Mhz</text:p>
          </table:table-cell>
          <table:table-cell table:style-name="ce5" office:value-type="string" calcext:value-type="string">
            <text:p>Ubuntu Server 14.04</text:p>
          </table:table-cell>
          <table:table-cell table:style-name="ce5" office:value-type="string" calcext:value-type="string">
            <text:p>nichts, da Server</text:p>
          </table:table-cell>
          <table:table-cell table:style-name="ce13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5.html#post22957824&quot;;&quot;sweetchuck&quot;)" office:value-type="string" office:string-value="sweetchuck" calcext:value-type="string">
            <text:p>sweetchuck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" calcext:value-type="float">
            <text:p>8</text:p>
          </table:table-cell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Pentium G4560</text:p>
          </table:table-cell>
          <table:table-cell table:style-name="ce5" office:value-type="string" calcext:value-type="string">
            <text:p>Asrock B150M Pro4V</text:p>
          </table:table-cell>
          <table:table-cell table:style-name="ce5" office:value-type="string" calcext:value-type="string">
            <text:p>PicoPSU + 90W Leick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</text:p>
          </table:table-cell>
          <table:table-cell table:style-name="ce5" office:value-type="string" calcext:value-type="string">
            <text:p>4 x 8GB GSkill F4-2800c16q-32grk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Arctic Alpine 11 passiv</text:p>
          </table:table-cell>
          <table:table-cell table:style-name="ce18" table:formula="of:=HYPERLINK(&quot;https://www.hardwareluxx.de/community/f84/die-sparsamsten-systeme-30w-idle-1007101-52.html#post25239926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2" calcext:value-type="float">
            <office:annotation draw:style-name="gr12" draw:text-style-name="P2" svg:width="0.03pt" svg:height="464.77pt" svg:x="0pt" svg:y="-232.36pt" draw:caption-point-x="44.16pt" draw:caption-point-y="248.37pt">
              <dc:date>2024-12-24T00:00:00</dc:date>
              <text:p text:style-name="P1">mit über Gerätemanager deaktiviertem WLAN</text:p>
            </office:annotation>
            <text:p>8.2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2" calcext:value-type="float">
            <text:p>8.2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PicoPSU-150-XT mit China Netzteil 12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office:annotation draw:style-name="gr12" draw:text-style-name="P2" svg:width="0.03pt" svg:height="218.44pt" svg:x="0pt" svg:y="-109.19pt" draw:caption-point-x="949.89pt" draw:caption-point-y="125.21pt">
              <dc:date>2024-12-24T00:00:00</dc:date>
              <text:p text:style-name="P1">stromfresser, ca 2W</text:p>
            </office:annotation>
            <text:p>40GB Intel SSD V-25</text:p>
          </table:table-cell>
          <table:table-cell table:style-name="ce5" office:value-type="string" calcext:value-type="string">
            <text:p>2 x 8GB DDR3-1333 GSkill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G19 + Sharkoon Fireglider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5246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2GB DDR3-1333 Kingston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 ohne WLAN Karte</text:p>
          </table:table-cell>
          <table:table-cell table:style-name="ce5" office:value-type="string" calcext:value-type="string">
            <text:p>Boxed@1.000U/m</text:p>
          </table:table-cell>
          <table:table-cell table:style-name="ce21" table:formula="of:=HYPERLINK(&quot;http://www.hardwareluxx.de/community/f84/die-sparsamsten-systeme-30w-idle-1007101-12.html#post2219559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33" calcext:value-type="float">
            <office:annotation draw:style-name="gr12" draw:text-style-name="P2" svg:width="0.03pt" svg:height="330.41pt" svg:x="0pt" svg:y="-165.17pt" draw:caption-point-x="90.71pt" draw:caption-point-y="181.19pt">
              <dc:date>2024-12-24T00:00:00</dc:date>
              <text:p text:style-name="P1">(prime95 In-place large FFTs)</text:p>
            </office:annotation>
            <text:p>3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PicoPSU-160XT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</text:p>
          </table:table-cell>
          <table:table-cell table:style-name="ce5" office:value-type="string" calcext:value-type="string">
            <text:p>1 x 8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6.html#post23059059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5" calcext:value-type="float">
            <text:p>8.5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B85 Pro4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Gigabyte Q87TN</text:p>
          </table:table-cell>
          <table:table-cell table:style-name="ce5" office:value-type="string" calcext:value-type="string">
            <text:p>HP 90W PA-1900-32HN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2GB DDR3-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2710T (DVI)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2.html#post22721389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8.6" calcext:value-type="float">
            <text:p>8.6</text:p>
          </table:table-cell>
          <table:table-cell table:style-name="ce2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Xeon E3-1275 V5</text:p>
          </table:table-cell>
          <table:table-cell table:style-name="ce5" office:value-type="string" calcext:value-type="string">
            <text:p>Fujitsu D3417-B11</text:p>
          </table:table-cell>
          <table:table-cell table:style-name="ce5" office:value-type="string" calcext:value-type="string">
            <text:p>FSP300-60EGA(90) 300W 80Plus Gold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PM981 MZVLB256HBHQ-000L7 256GB</text:p>
          </table:table-cell>
          <table:table-cell table:style-name="ce5" office:value-type="string" calcext:value-type="string">
            <text:p>1 x 16GB Samsung M391A2K43BB1-CPBQ DDR4-2133 ECC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 Wireless (Dongle), 19" Monitor (1280x1024 via DVI)</text:p>
          </table:table-cell>
          <table:table-cell table:style-name="ce5" office:value-type="string" calcext:value-type="string">
            <text:p>1 x Noctua NF-A9 PWM auf NH-D9L, extern versorgt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667562" xlink:type="simple">rh-ironman</text:a>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8.6" calcext:value-type="float">
            <text:p>8.6</text:p>
          </table:table-cell>
          <table:table-cell table:style-name="ce5"/>
          <table:table-cell table:style-name="ce11" office:value-type="string" calcext:value-type="string">
            <text:p>C6</text:p>
          </table:table-cell>
          <table:table-cell table:style-name="ce13" office:value-type="string" calcext:value-type="string">
            <text:p>Intel Celeron G1820</text:p>
          </table:table-cell>
          <table:table-cell table:style-name="ce13" office:value-type="string" calcext:value-type="string">
            <text:p>Asrock B85M-HDS</text:p>
          </table:table-cell>
          <table:table-cell table:style-name="ce13" office:value-type="string" calcext:value-type="string">
            <text:p>PicoPSU-90 + LS-PAB90 Bundle von cartft.com</text:p>
          </table:table-cell>
          <table:table-cell table:style-name="ce13" office:value-type="string" calcext:value-type="string">
            <text:p>iGPU</text:p>
          </table:table-cell>
          <table:table-cell table:style-name="ce13" office:value-type="string" calcext:value-type="string">
            <text:p>ELV PCA301</text:p>
          </table:table-cell>
          <table:table-cell table:style-name="ce13" office:value-type="string" calcext:value-type="string">
            <text:p>Corsair Force LS 60GB SSD</text:p>
          </table:table-cell>
          <table:table-cell table:style-name="ce13" office:value-type="string" calcext:value-type="string">
            <text:p>1 x 8GB Kingston Value RAM DDR3-1600 (KVR16N11/8) mit 1.25 Volt</text:p>
          </table:table-cell>
          <table:table-cell table:style-name="ce13" office:value-type="string" calcext:value-type="string">
            <text:p>Win Home Server 2011 64-Bit</text:p>
          </table:table-cell>
          <table:table-cell table:style-name="ce13" office:value-type="string" calcext:value-type="string">
            <text:p>Logitech K400, USB Empfänger am PC, Sony AV-Receiver mit Philips 32" TV per HDMI, Auflösung 1280x720</text:p>
          </table:table-cell>
          <table:table-cell table:style-name="ce5" office:value-type="string" calcext:value-type="string">
            <text:p>Boxed@1.000U/m ?</text:p>
          </table:table-cell>
          <table:table-cell table:style-name="ce21" table:formula="of:=HYPERLINK(&quot;http://www.hardwareluxx.de/community/f84/die-sparsamsten-systeme-30w-idle-1007101-9.html#post22006835&quot;;&quot;Chres&quot;)" office:value-type="string" office:string-value="Chres" calcext:value-type="string">
            <text:p>Chres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8.6" calcext:value-type="float">
            <office:annotation draw:style-name="gr12" draw:text-style-name="P2" svg:width="0.03pt" svg:height="2840.31pt" svg:x="0pt" svg:y="-1420.13pt" draw:caption-point-x="44.16pt" draw:caption-point-y="1436.14pt">
              <dc:date>2024-12-24T00:00:00</dc:date>
              <text:p text:style-name="P1">Energieprofil: Ausbal.</text:p>
              <text:p text:style-name="P1">Idle: 8,6W (mit einfarbigem Desktop-Hintergrund)</text:p>
              <text:p text:style-name="P1">Monitor aus: 8,6W</text:p>
              <text:p text:style-name="P1">Download in Firefox: 10,0-10,6W</text:p>
              <text:p text:style-name="P1">Windows Aero Accessment Test: ~16-18W</text:p>
              <text:p text:style-name="P1">Kodi15.0 </text:p>
              <text:p text:style-name="P1">Installation: 10,0-10,6W</text:p>
              <text:p text:style-name="P1">Hauptmenü: 11,0W</text:p>
              <text:p text:style-name="P1">Playback (1080p, mkv, h264): 10,3W</text:p>
              <text:p text:style-name="P1"/>
              <text:p text:style-name="P1">Erreicht auch mit Monitor an bis zu 85% C7 (Throttlestop 8.0 beta 2)</text:p>
            </office:annotation>
            <text:p>8.6</text:p>
          </table:table-cell>
          <table:table-cell table:style-name="ce5"/>
          <table:table-cell table:style-name="ce11" office:value-type="string" calcext:value-type="string">
            <text:p>C7</text:p>
          </table:table-cell>
          <table:table-cell table:style-name="ce5" office:value-type="string" calcext:value-type="string">
            <text:p>Intel Celeron N3150</text:p>
          </table:table-cell>
          <table:table-cell table:style-name="ce5" office:value-type="string" calcext:value-type="string">
            <office:annotation draw:style-name="gr12" draw:text-style-name="P2" svg:width="0.03pt" svg:height="196.04pt" svg:x="0pt" svg:y="-97.99pt" draw:caption-point-x="380.35pt" draw:caption-point-y="114.01pt">
              <dc:date>2024-12-24T00:00:00</dc:date>
              <text:p text:style-name="P1">BIOS-Version 1.10</text:p>
            </office:annotation>
            <text:p>Asrock N3150B-ITX</text:p>
          </table:table-cell>
          <table:table-cell table:style-name="ce5" office:value-type="string" calcext:value-type="string">
            <text:p>LC-1320mi + LC75ITX (75Watt)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Voltcraft M-4660M</text:p>
          </table:table-cell>
          <table:table-cell table:style-name="ce5" office:value-type="string" calcext:value-type="string">
            <text:p>SanDisk SSD 64GB (SDSSDP-064G-G25)</text:p>
          </table:table-cell>
          <table:table-cell table:style-name="ce13" office:value-type="string" calcext:value-type="string">
            <text:p>1 x 4GB Kingston ValueRAM SO-DIMM DDR3L 1600 MHz PC3-12800 (KVR16LS11/4) @ 1.350V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, HDMI@1920x1080, 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alltagstaugliche-desktop-systeme-mit-6w-idle-verbrauch-inkl-haswell-beispiel-1001484-47.html#post23694115&quot;;&quot;Darkdoom&quot;)" office:value-type="string" office:string-value="Darkdoom" calcext:value-type="string">
            <text:p>Darkdoom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75" calcext:value-type="float">
            <text:p>7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60</text:p>
          </table:table-cell>
          <table:table-cell table:style-name="ce5" office:value-type="string" calcext:value-type="string">
            <text:p>Fujitsu D3222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4GB DDR3-1600 Crucial Ballistix Sport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5.html#post2387272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7" calcext:value-type="float">
            <text:p>8.7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2GB DDR3-1333 Kingston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 mit WLAN Karte</text:p>
          </table:table-cell>
          <table:table-cell table:style-name="ce5" office:value-type="string" calcext:value-type="string">
            <text:p>Boxed@1.000U/m</text:p>
          </table:table-cell>
          <table:table-cell table:style-name="ce21" table:formula="of:=HYPERLINK(&quot;http://www.hardwareluxx.de/community/f84/die-sparsamsten-systeme-30w-idle-1007101-12.html#post2219559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8.9" calcext:value-type="float">
            <text:p>8.9</text:p>
          </table:table-cell>
          <table:table-cell table:style-name="ce4"/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eleron N3150</text:p>
          </table:table-cell>
          <table:table-cell table:style-name="ce5" office:value-type="string" calcext:value-type="string">
            <text:p>Asrock N3150-ITX</text:p>
          </table:table-cell>
          <table:table-cell table:style-name="ce5" office:value-type="string" calcext:value-type="string">
            <text:p>PicoPSU 150XT, 60W-Universalnetzteil auf 12V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32GB SSD</text:p>
          </table:table-cell>
          <table:table-cell table:style-name="ce5" office:value-type="string" calcext:value-type="string">
            <text:p>2 x 2GB DDR3L-1600 SoDIMM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Unifying Dongle, Monitor 1920x1200 per HDM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2.html#post23636461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" calcext:value-type="float">
            <office:annotation draw:style-name="gr12" draw:text-style-name="P2" svg:width="0.03pt" svg:height="2840.31pt" svg:x="0pt" svg:y="-1420.13pt" draw:caption-point-x="44.16pt" draw:caption-point-y="1436.14pt">
              <dc:date>2024-12-24T00:00:00</dc:date>
              <text:p text:style-name="P1">--&gt; Messwerte auf dem Standard Desktop-Bildschirm von WIN 8.1 (grau mit Win-Logo)</text:p>
              <text:p text:style-name="P1">IDLE mit Bildschirm an inkl. LAN Kabel eingesteckt: Zustand C6 // Verbrauch auf KD302: 10,8 W</text:p>
              <text:p text:style-name="P1">IDLE mit Bildschirm an &amp; LAN Kabel ausgesteckt: Zustand C6 // Verbrauch auf KD302: 10,1 W</text:p>
              <text:p text:style-name="P1"/>
              <text:p text:style-name="P1">--&gt; Messwerte auf dem Standard Start-Bildschirm von WIN 8.1 (Violett mit App-Kacheln):</text:p>
              <text:p text:style-name="P1">IDLE mit Bildschirm an inkl. LAN Kabel eingesteckt: Zustand C6 // Verbrauch auf KD302: 9,0 W</text:p>
              <text:p text:style-name="P1">IDLE mit Bildschirm an &amp; LAN Kabel ausgesteckt: Zustand C6 // Verbrauch auf KD302: 8,3 W</text:p>
              <text:p text:style-name="P1"/>
              <text:p text:style-name="P1"/>
              <text:p text:style-name="P1">IDLE - System geht in den Energiesparmodus (LAN Kabel eingesteckt, Bildschirm geht aus usw.):</text:p>
              <text:p text:style-name="P1">Zustand C7 // Verbrauch auf KD302: 8,5 W</text:p>
              <text:p text:style-name="P1"/>
              <text:p text:style-name="P1">IDLE - System geht in den Energiesparmodus (LAN Kabel ausgesteckt, Bildschirm geht aus usw.):</text:p>
              <text:p text:style-name="P1">Zustand C7 // Verbrauch auf KD302: 7,8 W</text:p>
            </office:annotation>
            <text:p>9</text:p>
          </table:table-cell>
          <table:table-cell table:style-name="ce4"/>
          <table:table-cell table:style-name="ce10" office:value-type="string" calcext:value-type="string">
            <office:annotation draw:style-name="gr12" draw:text-style-name="P2" svg:width="0.03pt" svg:height="240.83pt" svg:x="0pt" svg:y="-120.39pt" draw:caption-point-x="127.5pt" draw:caption-point-y="136.4pt">
              <dc:date>2024-12-24T00:00:00</dc:date>
              <text:p text:style-name="P1">C7 mit Bildschirm aus</text:p>
            </office:annotation>
            <text:p>C6</text:p>
          </table:table-cell>
          <table:table-cell table:style-name="ce5" office:value-type="string" calcext:value-type="string">
            <text:p>Intel Core i5-4460T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Luxburg Slim // Typ: LTE-PA-1900-18H2 (19V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Plextor M5M 256GB (PX-256M5M) mSATA</text:p>
          </table:table-cell>
          <table:table-cell table:style-name="ce5" office:value-type="string" calcext:value-type="string">
            <text:p>2 x 4GB Kingston HyperX Impact 8GB SO-DIMM Kit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M105, Logitech K270</text:p>
          </table:table-cell>
          <table:table-cell table:style-name="ce5" office:value-type="string" calcext:value-type="string">
            <text:p>Noiseblocker NB-BlackSilentPro PC-P @ 1200rpm</text:p>
          </table:table-cell>
          <table:table-cell table:style-name="ce18" table:formula="of:=HYPERLINK(&quot;http://www.hardwareluxx.de/community/f84/die-sparsamsten-systeme-30w-idle-1007101-25.html#post22969735&quot;;&quot;Guiekalle&quot;)" office:value-type="string" office:string-value="Guiekalle" calcext:value-type="string">
            <text:p>Guiekall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style-name="ce4" office:value-type="float" office:value="47" calcext:value-type="float">
            <office:annotation draw:style-name="gr12" draw:text-style-name="P2" svg:width="0.03pt" svg:height="923.84pt" svg:x="0pt" svg:y="-461.88pt" draw:caption-point-x="90.71pt" draw:caption-point-y="477.89pt">
              <dc:date>2024-12-24T00:00:00</dc:date>
              <text:p text:style-name="P1">Last (Prime 95 blend) 38 W</text:p>
              <text:p text:style-name="P1">Last (Dolphin Emulator) 47 W</text:p>
              <text:p text:style-name="P1">Last(Chrome + Netflix) 25 W </text:p>
            </office:annotation>
            <text:p>47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office:annotation draw:style-name="gr12" draw:text-style-name="P2" svg:width="0.03pt" svg:height="453.57pt" svg:x="0pt" svg:y="-226.74pt" draw:caption-point-x="380.35pt" draw:caption-point-y="242.76pt">
              <dc:date>2024-12-24T00:00:00</dc:date>
              <text:p text:style-name="P1">(wlan/bluetooth Modul nicht installiert)</text:p>
            </office:annotation>
            <text:p>Asrock Z97M-ITX/AC</text:p>
          </table:table-cell>
          <table:table-cell table:style-name="ce5" office:value-type="string" calcext:value-type="string">
            <text:p>Intertech E-I5 Gehäuse mit Wandler und 60W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Kingston V300 64GB / Samsung HDD M8 2.5" 1TB</text:p>
          </table:table-cell>
          <table:table-cell table:style-name="ce5" office:value-type="string" calcext:value-type="string">
            <text:p>2 x 2GB DDR3 Kingston HyperX @ 1333 Mhz 1,25V</text:p>
          </table:table-cell>
          <table:table-cell table:style-name="ce5" office:value-type="string" calcext:value-type="string">
            <text:p>Ubuntu 14.10</text:p>
          </table:table-cell>
          <table:table-cell table:style-name="ce5" office:value-type="string" calcext:value-type="string">
            <text:p>Rapoo Tastatur mit Touchpad, HDMI@1920p</text:p>
          </table:table-cell>
          <table:table-cell table:style-name="ce5" office:value-type="string" calcext:value-type="string">
            <text:p>Scythe Kozuti Kühler Aktiv</text:p>
          </table:table-cell>
          <table:table-cell table:style-name="ce22" table:formula="of:=HYPERLINK(&quot;http://www.hardwareluxx.de/community/f84/die-sparsamsten-systeme-30w-idle-1007101-27.html#post23075566&quot;;&quot;Bischi&quot;)" office:value-type="string" office:string-value="Bischi" calcext:value-type="string">
            <text:p>Bischi</text:p>
          </table:table-cell>
          <table:table-cell table:style-name="ce5"/>
          <table:table-cell table:number-columns-repeated="1009"/>
        </table:table-row>
        <table:table-row table:style-name="ro1" table:visibility="collapse"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52" calcext:value-type="float">
            <text:p>5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</text:p>
          </table:table-cell>
          <table:table-cell table:style-name="ce5" office:value-type="string" calcext:value-type="string">
            <text:p>PicoPSU-120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64GB SSD</text:p>
          </table:table-cell>
          <table:table-cell table:style-name="ce5" office:value-type="string" calcext:value-type="string">
            <text:p>2 x 2GB Samsung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style-name="ce5" table:number-columns-repeated="2"/>
          <table:table-cell table:number-columns-repeated="1008"/>
        </table:table-row>
        <table:table-row table:style-name="ro1" table:visibility="collapse">
          <table:table-cell table:style-name="ce4" office:value-type="float" office:value="9.2" calcext:value-type="float">
            <office:annotation draw:style-name="gr12" draw:text-style-name="P2" svg:width="0.03pt" svg:height="1293.34pt" svg:x="0pt" svg:y="-646.64pt" draw:caption-point-x="44.16pt" draw:caption-point-y="662.66pt">
              <dc:date>2024-12-24T00:00:00</dc:date>
              <text:p text:style-name="P1">Mit dem Noctua NH-L12S zusätzlichen F4-3000C16D-32GISB und einer zusätzlichen 850 SATA liegt das System bei 9.6Watt</text:p>
            </office:annotation>
            <text:p>9.2</text:p>
          </table:table-cell>
          <table:table-cell table:style-name="ce4"/>
          <table:table-cell table:style-name="ce10" office:value-type="string" calcext:value-type="string">
            <text:p>C10</text:p>
          </table:table-cell>
          <table:table-cell table:style-name="ce5" office:value-type="string" calcext:value-type="string">
            <text:p>Intel Core i5 9600K</text:p>
          </table:table-cell>
          <table:table-cell table:style-name="ce5" office:value-type="string" calcext:value-type="string">
            <text:p>Z390 AORUS PRO WIFI</text:p>
          </table:table-cell>
          <table:table-cell table:style-name="ce5" office:value-type="string" calcext:value-type="string">
            <text:p>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970 EVO NVMe M.2</text:p>
          </table:table-cell>
          <table:table-cell table:style-name="ce5" office:value-type="string" calcext:value-type="string">
            <text:p>2x 8GB GSkill F4-3000C16D-16GISB</text:p>
          </table:table-cell>
          <table:table-cell table:style-name="ce5" office:value-type="string" calcext:value-type="string">
            <text:p>Win10 64bit</text:p>
          </table:table-cell>
          <table:table-cell table:style-name="ce5" office:value-type="string" calcext:value-type="string">
            <text:p>Cherry KC1000, Perixx MX-1800, U2414H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s://www.hardwareluxx.de/community/threads/die-sparsamsten-systeme-30w-idle.1007101/post-26731566&quot;;&quot;Sassicaia&quot;)" office:value-type="string" office:string-value="Sassicaia" calcext:value-type="string">
            <text:p>Sassicaia</text:p>
          </table:table-cell>
          <table:table-cell table:style-name="ce5" table:number-columns-repeated="2"/>
          <table:table-cell table:number-columns-repeated="1008"/>
        </table:table-row>
        <table:table-row table:style-name="ro1" table:visibility="collapse"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12.7" calcext:value-type="float">
            <text:p>12.7</text:p>
          </table:table-cell>
          <table:table-cell table:style-name="ce10"/>
          <table:table-cell table:style-name="ce5" office:value-type="string" calcext:value-type="string">
            <text:p>Intel Celeron J1800</text:p>
          </table:table-cell>
          <table:table-cell table:style-name="ce5" office:value-type="string" calcext:value-type="string">
            <text:p>GIGABYTE GA-J1800N-D2H</text:p>
          </table:table-cell>
          <table:table-cell table:style-name="ce5" office:value-type="string" calcext:value-type="string">
            <text:p>Pico-Box Z2-ATX-160 + AC/DC ALWAHA XH128 120Wat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OCZ Vertex Plus SSD 60GB</text:p>
          </table:table-cell>
          <table:table-cell table:style-name="ce5" office:value-type="string" calcext:value-type="string">
            <text:p>1 x 4GB Crucial - SO-DIMM, 204-polig - DDR3 - 1600MHz / PC3-12800 - CL11 (CT51264BF160BJ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K270 + Logitech M510 an einem Unify Empfänger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2.html#post22140160&quot;;&quot;axeldd&quot;)" office:value-type="string" office:string-value="axeldd" calcext:value-type="string">
            <text:p>axeldd</text:p>
          </table:table-cell>
          <table:table-cell table:style-name="ce5"/>
          <table:table-cell table:number-columns-repeated="1009"/>
        </table:table-row>
        <table:table-row table:style-name="ro1" table:visibility="collapse">
          <table:table-cell table:style-name="ce4" office:value-type="float" office:value="9.5" calcext:value-type="float">
            <text:p>9.5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Ubuntu 14.04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 @ 1000U/m</text:p>
          </table:table-cell>
          <table:table-cell table:style-name="ce18" table:formula="of:=HYPERLINK(&quot;http://www.hardwareluxx.de/community/f84/die-sparsamsten-systeme-30w-idle-1007101-post22557977.html#post22557977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9.5" calcext:value-type="float">
            <text:p>9.5</text:p>
          </table:table-cell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5" office:value-type="string" calcext:value-type="string">
            <text:p>Intel Celeron G3900 - 100mv</text:p>
          </table:table-cell>
          <table:table-cell table:style-name="ce5" office:value-type="string" calcext:value-type="string">
            <text:p>Asrock H110 ITX</text:p>
          </table:table-cell>
          <table:table-cell table:style-name="ce5" office:value-type="string" calcext:value-type="string">
            <text:p>picoPSU 90W + Meanwell Tisch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msung 830 250GB</text:p>
          </table:table-cell>
          <table:table-cell table:style-name="ce5" office:value-type="string" calcext:value-type="string">
            <text:p>2x8GB DDR4-2133</text:p>
          </table:table-cell>
          <table:table-cell table:style-name="ce5" office:value-type="string" calcext:value-type="string">
            <text:p>Win7 64bit</text:p>
          </table:table-cell>
          <table:table-cell table:style-name="ce5"/>
          <table:table-cell table:style-name="ce5" office:value-type="string" calcext:value-type="string">
            <text:p>Boxed, Lüfter abgesteckt</text:p>
          </table:table-cell>
          <table:table-cell table:style-name="ce18" table:formula="of:=HYPERLINK(&quot;https://www.hardwareluxx.de/community/threads/die-sparsamsten-systeme-30w-idle.1007101/post-26568003&quot;;&quot;Master Luke&quot;)" office:value-type="string" office:string-value="Master Luke" calcext:value-type="string">
            <text:p>Master Luk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.6" calcext:value-type="float">
            <text:p>9.6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</text:p>
          </table:table-cell>
          <table:table-cell table:style-name="ce5" office:value-type="string" calcext:value-type="string">
            <text:p>Asus H87I-Plus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 Pro4</text:p>
          </table:table-cell>
          <table:table-cell table:style-name="ce5" office:value-type="string" calcext:value-type="string">
            <text:p>PicoPSU-160-XT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1 x 4GB DDR3L-1600 Samsung Green Series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43.6" calcext:value-type="float">
            <text:p>43.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us B85M-E</text:p>
          </table:table-cell>
          <table:table-cell table:style-name="ce5" office:value-type="string" calcext:value-type="string">
            <text:p>LC75ITX aus LC-Power LC-1370Wmi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Liteonit 128GB LCS-128M6S</text:p>
          </table:table-cell>
          <table:table-cell table:style-name="ce5" office:value-type="string" calcext:value-type="string">
            <text:p>2 x 4GB DDR3 1333er <text:s/>G.Skill Kit F3-10600CL9D-8GBNT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aus und Tastatur TK820, U2412M@1920x1200@DisplayPort + Dell Aktiv Lautsprecher AX510</text:p>
          </table:table-cell>
          <table:table-cell table:style-name="ce5" office:value-type="string" calcext:value-type="string">
            <text:p>Mugen3 Passiv</text:p>
          </table:table-cell>
          <table:table-cell table:style-name="ce18" table:formula="of:=HYPERLINK(&quot;http://www.hardwareluxx.de/community/f84/die-sparsamsten-systeme-30w-idle-1007101-31.html#post23350199&quot;;&quot;Janero&quot;)" office:value-type="string" office:string-value="Janero" calcext:value-type="string">
            <text:p>Janero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MSI B85I</text:p>
          </table:table-cell>
          <table:table-cell table:style-name="ce5" office:value-type="string" calcext:value-type="string">
            <text:p>PicoPSU-90 + Morex PJF84-PSADP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Evo 250GB</text:p>
          </table:table-cell>
          <table:table-cell table:style-name="ce5" office:value-type="string" calcext:value-type="string">
            <text:p>1 x 8 GB Crucial BLS8G3D1609ES2LX0CEU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B58 - USB, Fujitsu KB410 - USB, Dell U2414H - HDM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8.html#post23131473&quot;;&quot;HIrscHI&quot;)" office:value-type="string" office:string-value="HIrscHI" calcext:value-type="string">
            <text:p>HIrscH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9.9" calcext:value-type="float">
            <text:p>9.9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Pentium G2020</text:p>
          </table:table-cell>
          <table:table-cell table:style-name="ce5" office:value-type="string" calcext:value-type="string">
            <text:p>Intel DH61AG</text:p>
          </table:table-cell>
          <table:table-cell table:style-name="ce5" office:value-type="string" calcext:value-type="string">
            <text:p>90W HP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250GB</text:p>
          </table:table-cell>
          <table:table-cell table:style-name="ce5" office:value-type="string" calcext:value-type="string">
            <text:p>2 x 2GB Kingston SO-DIMM PC1066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Tastatur und Funkmaus Iiyama E511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39197&quot;;&quot;Modder&quot;)" office:value-type="string" office:string-value="Modder" calcext:value-type="string">
            <text:p>Modde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7.5" calcext:value-type="float">
            <text:p>27.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HDPLEX 120W AC-DC adapter / HDPLEX 150W DC-ATX Converter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Plextor M5M 256GB, mSATA</text:p>
          </table:table-cell>
          <table:table-cell table:style-name="ce5" office:value-type="string" calcext:value-type="string">
            <text:p>2 x 4GB Crucial Ballistix Sport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DiNovo Endge (Dongle)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7.html#post21942379&quot;;&quot;canada&quot;)" office:value-type="string" office:string-value="canada" calcext:value-type="string">
            <text:p>canada</text:p>
          </table:table-cell>
          <table:table-cell table:number-columns-repeated="1010"/>
        </table:table-row>
        <table:table-row table:style-name="ro1" table:visibility="collapse">
          <table:table-cell table:number-columns-repeated="2"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1</text:p>
          </table:table-cell>
          <table:table-cell table:style-name="ce5" office:value-type="string" calcext:value-type="string">
            <text:p>Intel Celeron J1800</text:p>
          </table:table-cell>
          <table:table-cell table:style-name="ce5" office:value-type="string" calcext:value-type="string">
            <text:p>GIGABYTE GA-J1800N-D2H</text:p>
          </table:table-cell>
          <table:table-cell table:style-name="ce5" office:value-type="string" calcext:value-type="string">
            <text:p>PicoPSU-90W + 60W 12V 5A Netzteil Adapter iMA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nDisk 128GB SSD</text:p>
          </table:table-cell>
          <table:table-cell table:style-name="ce5" office:value-type="string" calcext:value-type="string">
            <text:p>Crucial CT4G3S1339MCEU 4GB (1333MHz, CL9) DDR3-RAM</text:p>
          </table:table-cell>
          <table:table-cell table:style-name="ce5" office:value-type="string" calcext:value-type="string">
            <text:p>ArchLinux mit Kernel 3.13.6</text:p>
          </table:table-cell>
          <table:table-cell table:style-name="ce5" office:value-type="string" calcext:value-type="string">
            <text:p>ohne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12/intel-bay-trail-d-desktop-mainboards-ft-silvermont-soc-985791-7.html#post22006217&quot;;&quot;Raudi1&quot;)" office:value-type="string" office:string-value="Raudi1" calcext:value-type="string">
            <text:p>Raudi1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Dell PA10 90W PSU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2 x 2GB Corsair S0-DDR3 1333 CSMO4GX3M2A1333C9</text:p>
          </table:table-cell>
          <table:table-cell table:style-name="ce5" office:value-type="string" calcext:value-type="string">
            <text:p>ArchLinux</text:p>
          </table:table-cell>
          <table:table-cell table:style-name="ce5" office:value-type="string" calcext:value-type="string">
            <text:p>Tastatur IBM RT3200 + noname Adapter auf USB</text:p>
          </table:table-cell>
          <table:table-cell table:style-name="ce5" office:value-type="string" calcext:value-type="string">
            <text:p>Scythe Big Shuriken 2</text:p>
          </table:table-cell>
          <table:table-cell table:style-name="ce21" table:formula="of:=HYPERLINK(&quot;http://www.hardwareluxx.de/community/f84/die-sparsamsten-systeme-30w-idle-1007101-9.html#post22010294&quot;;&quot;Fragfutter&quot;)" office:value-type="string" office:string-value="Fragfutter" calcext:value-type="string">
            <text:p>Fragfutte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style-name="ce4" office:value-type="float" office:value="68" calcext:value-type="float">
            <text:p>68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Plextor 128M5S</text:p>
          </table:table-cell>
          <table:table-cell table:style-name="ce5" office:value-type="string" calcext:value-type="string">
            <text:p>1 x 4GB GSKILL 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HDMI Monitor</text:p>
          </table:table-cell>
          <table:table-cell table:style-name="ce5" office:value-type="string" calcext:value-type="string">
            <text:p>EKL Alpenföhn Silvretta @1400 upm</text:p>
          </table:table-cell>
          <table:table-cell table:style-name="ce18" table:formula="of:=HYPERLINK(&quot;http://www.hardwareluxx.de/community/f84/die-sparsamsten-systeme-30w-idle-1007101-26.html#post23057869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N3150</text:p>
          </table:table-cell>
          <table:table-cell table:style-name="ce5" office:value-type="string" calcext:value-type="string">
            <text:p>Asrock N3150DC-ITX</text:p>
          </table:table-cell>
          <table:table-cell table:style-name="ce5" office:value-type="string" calcext:value-type="string">
            <text:p>mitgeliefertes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50evo 250GB+Seagate Momemtus XT 750GB</text:p>
          </table:table-cell>
          <table:table-cell table:style-name="ce5" office:value-type="string" calcext:value-type="string">
            <text:p>2 x 8GB Corsair LV DDR3 1600 CL9</text:p>
          </table:table-cell>
          <table:table-cell table:style-name="ce5" office:value-type="string" calcext:value-type="string">
            <text:p>Win Server 2012 r2</text:p>
          </table:table-cell>
          <table:table-cell table:style-name="ce5" office:value-type="string" calcext:value-type="string">
            <text:p>Cherry Tastatur, Maus, DVI, 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7.html#post24075572&quot;;&quot;yamcenutzer&quot;)" office:value-type="string" office:string-value="yamcenutzer" calcext:value-type="string">
            <text:p>yamcenutzer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420</text:p>
          </table:table-cell>
          <table:table-cell table:style-name="ce5" office:value-type="string" calcext:value-type="string">
            <text:p>ASRock B85M Pro3</text:p>
          </table:table-cell>
          <table:table-cell table:style-name="ce5" office:value-type="string" calcext:value-type="string">
            <text:p>Realan LR1204-120W12VDC &amp; FSP060-DIBAN2 (60W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msung SSD 840</text:p>
          </table:table-cell>
          <table:table-cell table:style-name="ce5" office:value-type="string" calcext:value-type="string">
            <text:p>2 x 4 GB Corsair CML8GX3M2A1600C9 DDR3 1600 Mhz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X500, Logitech K250, LG W2442PE</text:p>
          </table:table-cell>
          <table:table-cell table:style-name="ce5" office:value-type="string" calcext:value-type="string">
            <text:p>Boxed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649963" xlink:type="simple">raynold</text:a>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10.1" calcext:value-type="float">
            <text:p>10.1</text:p>
          </table:table-cell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Asrock H81 Pro BTC</text:p>
          </table:table-cell>
          <table:table-cell table:style-name="ce5" office:value-type="string" calcext:value-type="string">
            <text:p>PicoPSU-90-XLP + Zooty AD1280MB (80W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3.html#post23710267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2" calcext:value-type="float">
            <text:p>10.2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MSI H81TI</text:p>
          </table:table-cell>
          <table:table-cell table:style-name="ce5" office:value-type="string" calcext:value-type="string">
            <text:p>19V HP Notebooknetzteil 90W (Modell PA-1900-32HN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2GB ADATA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USB-Tastatur, iiyama GB2773HS per HDMI verbunden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8.html#post22450453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2" calcext:value-type="float">
            <text:p>10.2</text:p>
          </table:table-cell>
          <table:table-cell table:style-name="ce5" office:value-type="float" office:value="93" calcext:value-type="float">
            <text:p>93</text:p>
          </table:table-cell>
          <table:table-cell table:style-name="ce10" office:value-type="string" calcext:value-type="string">
            <office:annotation draw:style-name="gr12" draw:text-style-name="P2" svg:width="0.03pt" svg:height="531.95pt" svg:x="0pt" svg:y="-265.95pt" draw:caption-point-x="127.5pt" draw:caption-point-y="281.96pt">
              <dc:date>2024-12-24T00:00:00</dc:date>
              <text:p text:style-name="P1">9,3W bzw. 9,1 mit UV im C7 wenn Monitor aus ist</text:p>
            </office:annotation>
            <text:p>C6</text:p>
          </table:table-cell>
          <table:table-cell table:style-name="ce5" office:value-type="string" calcext:value-type="string">
            <text:p>Intel Core i3-4370</text:p>
          </table:table-cell>
          <table:table-cell table:style-name="ce5" office:value-type="string" calcext:value-type="string">
            <office:annotation draw:style-name="gr12" draw:text-style-name="P2" svg:width="0.03pt" svg:height="408.78pt" svg:x="0pt" svg:y="-204.35pt" draw:caption-point-x="380.35pt" draw:caption-point-y="220.37pt">
              <dc:date>2024-12-24T00:00:00</dc:date>
              <text:p text:style-name="P1">W-lan modul habe ich nicht eingebaut</text:p>
            </office:annotation>
            <text:p>AsRock H97M-ITX/ac</text:p>
          </table:table-cell>
          <table:table-cell table:style-name="ce5" office:value-type="string" calcext:value-type="string">
            <text:p>BeQuiet PurePower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840 EVO 250GB</text:p>
          </table:table-cell>
          <table:table-cell table:style-name="ce5" office:value-type="string" calcext:value-type="string">
            <text:p>2 x 4GB DDR3-1600 Crucial Ballistix Sport VLP 1.3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325, Cherry KC1000, Samsung Syncmaster 225UW @ DVI @ 1680x1050</text:p>
          </table:table-cell>
          <table:table-cell table:style-name="ce5" office:value-type="string" calcext:value-type="string">
            <text:p>Alpenföhn Silvretta Idle-modus @ ca. 750rpm</text:p>
          </table:table-cell>
          <table:table-cell table:style-name="ce18" table:formula="of:=HYPERLINK(&quot;http://www.hardwareluxx.de/community/f84/die-sparsamsten-systeme-30w-idle-1007101-31.html#post23243588&quot;;&quot;zappo&quot;)" office:value-type="string" office:string-value="zappo" calcext:value-type="string">
            <text:p>zappo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2" calcext:value-type="float">
            <text:p>10.2</text:p>
          </table:table-cell>
          <table:table-cell table:style-name="ce5" office:value-type="float" office:value="53" calcext:value-type="float">
            <text:p>5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2130</text:p>
          </table:table-cell>
          <table:table-cell table:style-name="ce5" office:value-type="string" calcext:value-type="string">
            <text:p>Intel DQ77KB</text:p>
          </table:table-cell>
          <table:table-cell table:style-name="ce5" office:value-type="string" calcext:value-type="string">
            <text:p>Onboard DC/DC-PSU + Leicke 90W AC/DC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30 128GB</text:p>
          </table:table-cell>
          <table:table-cell table:style-name="ce5" office:value-type="string" calcext:value-type="string">
            <text:p>2 x 2 GB S0-DIMM DDR3-1600 CL11 1,35V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PS2 Maus an USB-Adapter + USB-Keyboard, FSC p19-2 DVI @1280X1024 an HDMI-Adapter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6.html#post23950896&quot;;&quot;Nonni&quot;)" office:value-type="string" office:string-value="Nonni" calcext:value-type="string">
            <text:p>Nonn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Dell PA10 90W PSU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2 x 2GB Corsair S0-DDR3 1333 CSMO4GX3M2A1333C9</text:p>
          </table:table-cell>
          <table:table-cell table:style-name="ce5" office:value-type="string" calcext:value-type="string">
            <text:p>Win8</text:p>
          </table:table-cell>
          <table:table-cell table:style-name="ce5" office:value-type="string" calcext:value-type="string">
            <text:p>Tastatur IBM RT3200 + noname Adapter auf USB</text:p>
          </table:table-cell>
          <table:table-cell table:style-name="ce5" office:value-type="string" calcext:value-type="string">
            <text:p>Scythe Big Shuriken 2</text:p>
          </table:table-cell>
          <table:table-cell table:style-name="ce21" table:formula="of:=HYPERLINK(&quot;http://www.hardwareluxx.de/community/f84/die-sparsamsten-systeme-30w-idle-1007101-8.html#post21953345&quot;;&quot;Fragfutter&quot;)" office:value-type="string" office:string-value="Fragfutter" calcext:value-type="string">
            <text:p>Fragfutte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4" calcext:value-type="float">
            <text:p>10.4</text:p>
          </table:table-cell>
          <table:table-cell table:style-name="ce4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690S</text:p>
          </table:table-cell>
          <table:table-cell table:style-name="ce5" office:value-type="string" calcext:value-type="string">
            <office:annotation draw:style-name="gr12" draw:text-style-name="P2" svg:width="0.03pt" svg:height="509.56pt" svg:x="0pt" svg:y="-254.75pt" draw:caption-point-x="380.35pt" draw:caption-point-y="270.77pt">
              <dc:date>2024-12-24T00:00:00</dc:date>
              <text:p text:style-name="P1">(alles aktiv auch Wlan/BT), Sata im Raid Mode</text:p>
            </office:annotation>
            <text:p>ASRock Z97E-ITX/ac</text:p>
          </table:table-cell>
          <table:table-cell table:style-name="ce5" office:value-type="string" calcext:value-type="string">
            <text:p>PicoPSU-150XT + 120W Chinabrick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Extreme II 480GB</text:p>
          </table:table-cell>
          <table:table-cell table:style-name="ce5" office:value-type="string" calcext:value-type="string">
            <text:p>16GB Teamgroup Vulcan DDR3-2400 (1,65V)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G19 + Sharkoon Fireglider, HP W2207</text:p>
          </table:table-cell>
          <table:table-cell table:style-name="ce5" office:value-type="string" calcext:value-type="string">
            <office:annotation draw:style-name="gr12" draw:text-style-name="P2" svg:width="0.03pt" svg:height="442.37pt" svg:x="0pt" svg:y="-221.16pt" draw:caption-point-x="2052.77pt" draw:caption-point-y="237.17pt">
              <dc:date>2024-12-24T00:00:00</dc:date>
              <text:p text:style-name="P1">mit 92mm original Fan @PWM (ca 1000rpm)</text:p>
            </office:annotation>
            <text:p>EKL Alpenföhn Silvretta</text:p>
          </table:table-cell>
          <table:table-cell table:style-name="ce21" table:formula="of:=HYPERLINK(&quot;http://www.hardwareluxx.de/community/f84/die-sparsamsten-systeme-30w-idle-1007101-21.html#post22712820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7.5" calcext:value-type="float">
            <text:p>17.5</text:p>
          </table:table-cell>
          <table:table-cell table:style-name="ce10"/>
          <table:table-cell table:style-name="ce5" office:value-type="string" calcext:value-type="string">
            <text:p>Intel Celeron J1900</text:p>
          </table:table-cell>
          <table:table-cell table:style-name="ce5" office:value-type="string" calcext:value-type="string">
            <text:p>Asrock Q1900-ITX</text:p>
          </table:table-cell>
          <table:table-cell table:style-name="ce5" office:value-type="string" calcext:value-type="string">
            <text:p>PicoPSU 90-XLP + 120W Leick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4GB SO-DIMM DDR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BenQ XL2720T, Logitech G5, Cherry G230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2.html#post22768011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5" calcext:value-type="float">
            <text:p>10.5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MSI H81TI</text:p>
          </table:table-cell>
          <table:table-cell table:style-name="ce5" office:value-type="string" calcext:value-type="string">
            <office:annotation draw:style-name="gr12" draw:text-style-name="P2" svg:width="0.03pt" svg:height="341.6pt" svg:x="0pt" svg:y="-170.76pt" draw:caption-point-x="560.24pt" draw:caption-point-y="186.77pt">
              <dc:date>2024-12-24T00:00:00</dc:date>
              <text:p text:style-name="P1">MSI ProBox23 mitgeliefertes NT</text:p>
            </office:annotation>
            <text:p>120W NT (19,5V 6,15A Efficiency-Level V) Modell ADP-120MH D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2GB ADATA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USB-Tastatur, iiyama GB2773HS per HDMI verbunden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8.html#post22450453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5" calcext:value-type="float">
            <text:p>10.5</text:p>
          </table:table-cell>
          <table:table-cell table:style-name="ce5" office:value-type="float" office:value="66.5" calcext:value-type="float">
            <text:p>66.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 @ 1000U/m</text:p>
          </table:table-cell>
          <table:table-cell table:style-name="ce18" table:formula="of:=HYPERLINK(&quot;http://www.hardwareluxx.de/community/f84/die-sparsamsten-systeme-30w-idle-1007101-20.html#post22515161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5" calcext:value-type="float">
            <text:p>10.5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Ubuntu 14.04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 @ 1000U/m</text:p>
          </table:table-cell>
          <table:table-cell table:style-name="ce18" table:formula="of:=HYPERLINK(&quot;http://www.hardwareluxx.de/community/f84/die-sparsamsten-systeme-30w-idle-1007101-post22557977.html#post22557977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16.9" calcext:value-type="float">
            <text:p>16.9</text:p>
          </table:table-cell>
          <table:table-cell table:style-name="ce10"/>
          <table:table-cell table:style-name="ce5" office:value-type="string" calcext:value-type="string">
            <text:p>Intel Celeron J1900</text:p>
          </table:table-cell>
          <table:table-cell table:style-name="ce5" office:value-type="string" calcext:value-type="string">
            <text:p>Asrock Q1900-ITX</text:p>
          </table:table-cell>
          <table:table-cell table:style-name="ce5" office:value-type="string" calcext:value-type="string">
            <text:p>Pico Box Z2-ATX-160 + AC/DC ALWAHA XH128 120Wat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OCZ Vertex Plus SSD 60GB</text:p>
          </table:table-cell>
          <table:table-cell table:style-name="ce5" office:value-type="string" calcext:value-type="string">
            <text:p>1 x 4GB Crucial SO-DIMM - DDR3 - 1600MHz (CT51264BF160BJ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K270 + Logitech M510 an einem Unify Empfänger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2.html#post22176392&quot;;&quot;axeldd&quot;)" office:value-type="string" office:string-value="axeldd" calcext:value-type="string">
            <text:p>axeldd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87" calcext:value-type="float">
            <text:p>10.87</text:p>
          </table:table-cell>
          <table:table-cell table:style-name="ce4" office:value-type="float" office:value="97" calcext:value-type="float">
            <text:p>97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Core i5-8600K</text:p>
          </table:table-cell>
          <table:table-cell table:style-name="ce5" office:value-type="string" calcext:value-type="string">
            <text:p>Asus ROG STRIX H370-I GAMING</text:p>
          </table:table-cell>
          <table:table-cell table:style-name="ce5" office:value-type="string" calcext:value-type="string">
            <text:p>Corsair SF450 Platinum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WD Blue 3D 1TB SATA SSD</text:p>
          </table:table-cell>
          <table:table-cell table:style-name="ce5" office:value-type="string" calcext:value-type="string">
            <text:p>1 x 16GB Samsung DDR4-2133 M378A2K43BB1-CPB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r, BIOS: Power Saving Mode + CEC 2019 enabled, LEDs + Audio + Realtek LAN disabled</text:p>
          </table:table-cell>
          <table:table-cell table:style-name="ce5" office:value-type="string" calcext:value-type="string">
            <text:p>Passiv (NH-D15 ohne Lüfter)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799600" xlink:type="simple">mgutt</text:a>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5" office:value-type="string" calcext:value-type="string">
            <text:p>AMD Zacate E350</text:p>
          </table:table-cell>
          <table:table-cell table:style-name="ce5" office:value-type="string" calcext:value-type="string">
            <text:p>Zotac Fusion ITX</text:p>
          </table:table-cell>
          <table:table-cell table:style-name="ce5" office:value-type="string" calcext:value-type="string">
            <text:p>PicoPSU-120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2 x 2GB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.html#post218738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0.9" calcext:value-type="float">
            <text:p>10.9</text:p>
          </table:table-cell>
          <table:table-cell table:style-name="ce5"/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Pentium G4560</text:p>
          </table:table-cell>
          <table:table-cell table:style-name="ce5" office:value-type="string" calcext:value-type="string">
            <text:p>Asrock B150M Pro4V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</text:p>
          </table:table-cell>
          <table:table-cell table:style-name="ce5" office:value-type="string" calcext:value-type="string">
            <text:p>4 x 8GB GSkill F4-2800c16q-32grk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Arctic Alpine 11 passiv</text:p>
          </table:table-cell>
          <table:table-cell table:style-name="ce18" table:formula="of:=HYPERLINK(&quot;https://www.hardwareluxx.de/community/f84/die-sparsamsten-systeme-30w-idle-1007101-52.html#post25239926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5" office:value-type="string" calcext:value-type="string">
            <text:p>AMD Sempron 3850</text:p>
          </table:table-cell>
          <table:table-cell table:style-name="ce5" office:value-type="string" calcext:value-type="string">
            <text:p>MSI AM1I</text:p>
          </table:table-cell>
          <table:table-cell table:style-name="ce5" office:value-type="string" calcext:value-type="string">
            <text:p>Antec ISK300-65 + Delta 65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2,5" HDD</text:p>
          </table:table-cell>
          <table:table-cell table:style-name="ce5" office:value-type="string" calcext:value-type="string">
            <text:p>Transcend Jetram 4GB 1600</text:p>
          </table:table-cell>
          <table:table-cell table:style-name="ce5" office:value-type="string" calcext:value-type="string">
            <text:p>Win7</text:p>
          </table:table-cell>
          <table:table-cell table:style-name="ce5" office:value-type="string" calcext:value-type="string">
            <text:p>Standard Tastatur+optische Maus,VGA</text:p>
          </table:table-cell>
          <table:table-cell table:style-name="ce5" office:value-type="string" calcext:value-type="string">
            <text:p>Gehäuse 80er + CPU 50er</text:p>
          </table:table-cell>
          <table:table-cell table:style-name="ce21" table:formula="of:=HYPERLINK(&quot;http://www.hardwareluxx.de/community/f84/die-sparsamsten-systeme-30w-idle-1007101-15.html#post22391020&quot;;&quot;xrated&quot;)" office:value-type="string" office:string-value="xrated" calcext:value-type="string">
            <text:p>xrated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" calcext:value-type="float">
            <text:p>11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Plextor 128M5S</text:p>
          </table:table-cell>
          <table:table-cell table:style-name="ce5" office:value-type="string" calcext:value-type="string">
            <text:p>1 x 4GB GSKILL 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HDMI Monitor</text:p>
          </table:table-cell>
          <table:table-cell table:style-name="ce5" office:value-type="string" calcext:value-type="string">
            <text:p>EKL Alpenföhn Silvretta @1400 upm</text:p>
          </table:table-cell>
          <table:table-cell table:style-name="ce18" table:formula="of:=HYPERLINK(&quot;http://www.hardwareluxx.de/community/f84/die-sparsamsten-systeme-30w-idle-1007101-26.html#post23057869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.1" calcext:value-type="float">
            <text:p>11.1</text:p>
          </table:table-cell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C8</text:p>
          </table:table-cell>
          <table:table-cell table:style-name="ce5" office:value-type="string" calcext:value-type="string">
            <text:p>Intel Pentium G4400</text:p>
          </table:table-cell>
          <table:table-cell table:style-name="ce5" office:value-type="string" calcext:value-type="string">
            <text:p>Asrock B150M Pro4V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</text:p>
          </table:table-cell>
          <table:table-cell table:style-name="ce5" office:value-type="string" calcext:value-type="string">
            <text:p>4 x 8GB GSkill F4-2800c16q-32grk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Arctic Alpine 11 passiv</text:p>
          </table:table-cell>
          <table:table-cell table:style-name="ce18" table:formula="of:=HYPERLINK(&quot;http://www.hardwareluxx.de/community/f84/die-sparsamsten-systeme-30w-idle-1007101-52.html#post25213320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.2" calcext:value-type="float">
            <text:p>11.2</text:p>
          </table:table-cell>
          <table:table-cell table:style-name="ce5" office:value-type="float" office:value="81.9" calcext:value-type="float">
            <office:annotation draw:style-name="gr12" draw:text-style-name="P2" svg:width="0.03pt" svg:height="229.63pt" svg:x="0pt" svg:y="-114.77pt" draw:caption-point-x="90.71pt" draw:caption-point-y="130.79pt">
              <dc:date>2024-12-24T00:00:00</dc:date>
              <text:p text:style-name="P1">(In-place large FFT)</text:p>
            </office:annotation>
            <text:p>81.9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Intel DH87RL</text:p>
          </table:table-cell>
          <table:table-cell table:style-name="ce5" office:value-type="string" calcext:value-type="string">
            <text:p>Enermax ETL300AWT Triathlor 80 Plus Bronz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2 x 8GB DDR3 1600 Crucial Ballistix Sport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HP über DVI (1280x1024), Logilink (Funk/USB)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2451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.3" calcext:value-type="float">
            <text:p>11.3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3-4330</text:p>
          </table:table-cell>
          <table:table-cell table:style-name="ce5" office:value-type="string" calcext:value-type="string">
            <text:p>Asrock H87 Pro4</text:p>
          </table:table-cell>
          <table:table-cell table:style-name="ce5" office:value-type="string" calcext:value-type="string">
            <text:p>PicoPSU-120W WI mit 90W-19V Tisch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 GB SSD</text:p>
          </table:table-cell>
          <table:table-cell table:style-name="ce5" office:value-type="string" calcext:value-type="string">
            <text:p>1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nifying Dongle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alltagstaugliche-desktop-systeme-mit-10w-idle-verbrauch-inkl-llano-fm1-beispiel-799083-108.html#post21702706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5" office:value-type="string" calcext:value-type="string">
            <office:annotation draw:style-name="gr12" draw:text-style-name="P2" svg:width="0.03pt" svg:height="196.04pt" svg:x="0pt" svg:y="-97.99pt" draw:caption-point-x="226.86pt" draw:caption-point-y="114.01pt">
              <dc:date>2024-12-24T00:00:00</dc:date>
              <text:p text:style-name="P1">Turbo deaktiviert</text:p>
            </office:annotation>
            <text:p>Intel Core i5-6400T</text:p>
          </table:table-cell>
          <table:table-cell table:style-name="ce5" office:value-type="string" calcext:value-type="string">
            <text:p>ASRock H170M-ITX/DL</text:p>
          </table:table-cell>
          <table:table-cell table:style-name="ce5" office:value-type="string" calcext:value-type="string">
            <text:p>be quiet! TFX Power 2 300W Gold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msung SSD 850 Evo 1TB v3</text:p>
          </table:table-cell>
          <table:table-cell table:style-name="ce5" office:value-type="string" calcext:value-type="string">
            <text:p>1 x 8GB Crucial Ballistix Tactical LP DDR3-RAM 1600 MHz PC3-12800 CL8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MK330 Wireless Tastatur mit Maus, <text:s/>W-Lan USB Stick: dodocool AC600 WiFi Adapter 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49.html#post24652582&quot;;&quot;MCTmax&quot;)" office:value-type="string" office:string-value="MCTmax" calcext:value-type="string">
            <text:p>MCTmax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30" calcext:value-type="float">
            <text:p>30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US H81MPlus</text:p>
          </table:table-cell>
          <table:table-cell table:style-name="ce5" office:value-type="string" calcext:value-type="string">
            <text:p>Leike, picoPSU-16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Hitachi HTS54505 2,5 Zoll</text:p>
          </table:table-cell>
          <table:table-cell table:style-name="ce5" office:value-type="string" calcext:value-type="string">
            <text:p>G.Skill 8GByte DDR3-1600 CL10-10-10-30 1,5V</text:p>
          </table:table-cell>
          <table:table-cell table:style-name="ce5" office:value-type="string" calcext:value-type="string">
            <text:p>Ubuntu 16.04</text:p>
          </table:table-cell>
          <table:table-cell table:style-name="ce5" office:value-type="string" calcext:value-type="string">
            <text:p>nix, da Serve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51.html#post25022045&quot;;&quot;altaschwede&quot;)" office:value-type="string" office:string-value="altaschwede" calcext:value-type="string">
            <text:p>altaschwed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44.1" calcext:value-type="float">
            <text:p>44.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 120GB</text:p>
          </table:table-cell>
          <table:table-cell table:style-name="ce5" office:value-type="string" calcext:value-type="string">
            <text:p>G.Skill 2x2GB F3-12800CL9D-4GBNQ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X518, Enermax Aurora, Fujitsu SL23T-1, Intel N1030 802.11b/g/n @PCIe x1 to mini PCIe half size</text:p>
          </table:table-cell>
          <table:table-cell table:style-name="ce5" office:value-type="string" calcext:value-type="string">
            <text:p>Cooler Master GeminII M4 passiv</text:p>
          </table:table-cell>
          <table:table-cell table:style-name="ce21" table:formula="of:=HYPERLINK(&quot;http://www.hardwareluxx.de/community/f84/die-sparsamsten-systeme-30w-idle-1007101-3.html#post21884254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float" office:value="11.87" calcext:value-type="float">
            <office:annotation draw:style-name="gr12" draw:text-style-name="P2" svg:width="0.03pt" svg:height="643.92pt" svg:x="0pt" svg:y="-321.93pt" draw:caption-point-x="44.16pt" draw:caption-point-y="337.95pt">
              <dc:date>2024-12-24T00:00:00</dc:date>
              <text:p text:style-name="P1">BIOS alle C-States aktiviert und Analog Audio deaktiviert</text:p>
            </office:annotation>
            <text:p>11.87</text:p>
          </table:table-cell>
          <table:table-cell table:style-name="ce2"/>
          <table:table-cell table:style-name="ce10"/>
          <table:table-cell table:style-name="ce5" office:value-type="string" calcext:value-type="string">
            <text:p>Intel Core i3-8100</text:p>
          </table:table-cell>
          <table:table-cell table:style-name="ce5" office:value-type="string" calcext:value-type="string">
            <text:p>ASRock Rack C246 WSI</text:p>
          </table:table-cell>
          <table:table-cell table:style-name="ce5" office:value-type="string" calcext:value-type="string">
            <text:p>PicoPSU90 + Mean Well GST40A12</text:p>
          </table:table-cell>
          <table:table-cell table:style-name="ce13" office:value-type="string" calcext:value-type="string">
            <text:p>iGPU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WD Blue 1TB 3D SATA SSD</text:p>
          </table:table-cell>
          <table:table-cell table:style-name="ce5" office:value-type="string" calcext:value-type="string">
            <text:p>1 x 16GB Samsung DDR4-2133 M378A2K43BB1-CPB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r, Full HD @ HDMI</text:p>
          </table:table-cell>
          <table:table-cell table:style-name="ce13" office:value-type="string" calcext:value-type="string">
            <text:p>Boxed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750181" xlink:type="simple">mgutt</text:a>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.9" calcext:value-type="float">
            <text:p>11.9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7-4770</text:p>
          </table:table-cell>
          <table:table-cell table:style-name="ce5" office:value-type="string" calcext:value-type="string">
            <text:p>Asus H87I-Plus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.9" calcext:value-type="float">
            <text:p>11.9</text:p>
          </table:table-cell>
          <table:table-cell table:style-name="ce5" office:value-type="float" office:value="77.5" calcext:value-type="float">
            <text:p>77.5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3-4160</text:p>
          </table:table-cell>
          <table:table-cell table:style-name="ce5" office:value-type="string" calcext:value-type="string">
            <text:p>Fujitsu D3222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Toshiba HG5d 128GB SSD</text:p>
          </table:table-cell>
          <table:table-cell table:style-name="ce5" office:value-type="string" calcext:value-type="string">
            <text:p>2 x 2GB DDR3-1333 Corsair (@1,5V)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G502, Fujitsu KB910, Dell P2714H@1920x1024@DVI</text:p>
          </table:table-cell>
          <table:table-cell table:style-name="ce5" office:value-type="string" calcext:value-type="string">
            <text:p>Thermaltake Macho 90 passiv, keine Gehäuselüfter</text:p>
          </table:table-cell>
          <table:table-cell table:style-name="ce18" table:formula="of:=HYPERLINK(&quot;http://www.hardwareluxx.de/community/f84/die-sparsamsten-systeme-30w-idle-1007101-34.html#post23850992&quot;;&quot;Xan27&quot;)" office:value-type="string" office:string-value="Xan27" calcext:value-type="string">
            <text:p>Xan27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1.9" calcext:value-type="float">
            <text:p>11.9</text:p>
          </table:table-cell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6600T</text:p>
          </table:table-cell>
          <table:table-cell table:style-name="ce5" office:value-type="string" calcext:value-type="string">
            <text:p>Asrock B150M-ITX</text:p>
          </table:table-cell>
          <table:table-cell table:style-name="ce5" office:value-type="string" calcext:value-type="string">
            <text:p>80W NT Akasa Euler M + Seasonic 80W SSA-0901-12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Pro</text:p>
          </table:table-cell>
          <table:table-cell table:style-name="ce5" office:value-type="string" calcext:value-type="string">
            <text:p>2 x 8GB DDR4-2133 HyperX 1,2V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Performance MX, Microsoft Natural Ergonomic 4000, IBM L200p@1600x1200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43.html#post24309144&quot;;&quot;roboem&quot;)" office:value-type="string" office:string-value="roboem" calcext:value-type="string">
            <text:p>roboem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5" office:value-type="string" calcext:value-type="string">
            <text:p>AMD A4-5000</text:p>
          </table:table-cell>
          <table:table-cell table:style-name="ce5" office:value-type="string" calcext:value-type="string">
            <text:p>ASRock QC5000M</text:p>
          </table:table-cell>
          <table:table-cell table:style-name="ce5" office:value-type="string" calcext:value-type="string">
            <text:p>60w NoNam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msung SSD 840</text:p>
          </table:table-cell>
          <table:table-cell table:style-name="ce5" office:value-type="string" calcext:value-type="string">
            <text:p>1 x 4GB Kingston DDR3-1600</text:p>
          </table:table-cell>
          <table:table-cell table:style-name="ce5" office:value-type="string" calcext:value-type="string">
            <text:p>Win10 32Bit</text:p>
          </table:table-cell>
          <table:table-cell table:style-name="ce5" office:value-type="string" calcext:value-type="string">
            <text:p>Logitech MX500, Logitech K250, LG W2442PE</text:p>
          </table:table-cell>
          <table:table-cell table:style-name="ce5" office:value-type="string" calcext:value-type="string">
            <text:p>passiv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611976" xlink:type="simple">raynold</text:a>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" calcext:value-type="float">
            <text:p>12</text:p>
          </table:table-cell>
          <table:table-cell table:style-name="ce5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lix FHT-9992</text:p>
          </table:table-cell>
          <table:table-cell table:style-name="ce5" office:value-type="string" calcext:value-type="string">
            <text:p>OCZ Vertex 3 MaxIO 128GB</text:p>
          </table:table-cell>
          <table:table-cell table:style-name="ce5" office:value-type="string" calcext:value-type="string">
            <text:p>2 x 4GB GSkill Sniper @ 1.25V DDR3-1600 (default Werte)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Wireless Combo MK270, Samsung HDMI 1920x1080 60Hz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10.html#post22086622&quot;;&quot;ParHelia&quot;)" office:value-type="string" office:string-value="ParHelia" calcext:value-type="string">
            <text:p>ParHel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" calcext:value-type="float">
            <text:p>12</text:p>
          </table:table-cell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5" office:value-type="string" calcext:value-type="string">
            <text:p>AMD Athlon 5350</text:p>
          </table:table-cell>
          <table:table-cell table:style-name="ce5" office:value-type="string" calcext:value-type="string">
            <text:p>Asrock AM1B-ITX</text:p>
          </table:table-cell>
          <table:table-cell table:style-name="ce5" office:value-type="string" calcext:value-type="string">
            <text:p>picoPSU-90 / EDACPOWER ELEC EA11351A-12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MT707CTL</text:p>
          </table:table-cell>
          <table:table-cell table:style-name="ce5" office:value-type="string" calcext:value-type="string">
            <text:p>Cruical M4 64GB</text:p>
          </table:table-cell>
          <table:table-cell table:style-name="ce5" office:value-type="string" calcext:value-type="string">
            <text:p>1 x 4GB DDR3-1333 HP (im Bios 1,26V eingestellt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K300 wireless/ Panasonic TX-L42FTW60</text:p>
          </table:table-cell>
          <table:table-cell table:style-name="ce5" office:value-type="string" calcext:value-type="string">
            <text:p>Boxed@600U/m -idle @1400U/m -prime95</text:p>
          </table:table-cell>
          <table:table-cell table:style-name="ce18" table:formula="of:=HYPERLINK(&quot;http://www.hardwareluxx.de/community/f84/die-sparsamsten-systeme-30w-idle-1007101-32.html#post23548555&quot;;&quot;Antares69&quot;)" office:value-type="string" office:string-value="Antares69" calcext:value-type="string">
            <text:p>Antares69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" calcext:value-type="float">
            <text:p>12</text:p>
          </table:table-cell>
          <table:table-cell table:style-name="ce5" office:value-type="float" office:value="71" calcext:value-type="float">
            <text:p>7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6400</text:p>
          </table:table-cell>
          <table:table-cell table:style-name="ce5" office:value-type="string" calcext:value-type="string">
            <text:p>Fujitsu D3402-B</text:p>
          </table:table-cell>
          <table:table-cell table:style-name="ce5" office:value-type="string" calcext:value-type="string">
            <text:p>Seasonic G-Series G-36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Basetech Cost Control</text:p>
          </table:table-cell>
          <table:table-cell table:style-name="ce5" office:value-type="string" calcext:value-type="string">
            <text:p>Samsung 850 EVO 250GB</text:p>
          </table:table-cell>
          <table:table-cell table:style-name="ce5" office:value-type="string" calcext:value-type="string">
            <text:p>2 x 8 GB DDR4-2133 Crucial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Cherry MX-Board 3.0, Eizo Color Graphic CS230@1920x1080@DVI</text:p>
          </table:table-cell>
          <table:table-cell table:style-name="ce5" office:value-type="string" calcext:value-type="string">
            <text:p>be quiet! Pure Rock@Stock</text:p>
          </table:table-cell>
          <table:table-cell table:style-name="ce18" table:formula="of:=HYPERLINK(&quot;http://www.hardwareluxx.de/community/f84/die-sparsamsten-systeme-30w-idle-1007101-45.html#post24409032&quot;;&quot;xhamster&quot;)" office:value-type="string" office:string-value="xhamster" calcext:value-type="string">
            <text:p>xhamste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1" calcext:value-type="float">
            <text:p>12.1</text:p>
          </table:table-cell>
          <table:table-cell table:style-name="ce5" office:value-type="float" office:value="91" calcext:value-type="float">
            <text:p>91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4670</text:p>
          </table:table-cell>
          <table:table-cell table:style-name="ce5" office:value-type="string" calcext:value-type="string">
            <text:p>ASUS Q87T</text:p>
          </table:table-cell>
          <table:table-cell table:style-name="ce5" office:value-type="string" calcext:value-type="string">
            <text:p>HP-Notebook-Netzteil 120W, 18,5V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AVM DECT 200</text:p>
          </table:table-cell>
          <table:table-cell table:style-name="ce5" office:value-type="string" calcext:value-type="string">
            <text:p>M550 mSATA 256GB, 2xWD Red 1TB 2,5" @HW-RAID1</text:p>
          </table:table-cell>
          <table:table-cell table:style-name="ce5" office:value-type="string" calcext:value-type="string">
            <text:p>2 x 8GB DDR3-1600 SO-DIMM Kingston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USB Funkmouse/-keyboard, Monitor per HDMI</text:p>
          </table:table-cell>
          <table:table-cell table:style-name="ce5" office:value-type="string" calcext:value-type="string">
            <text:p>BQ Shadow Rock Topflow 180-190rpm</text:p>
          </table:table-cell>
          <table:table-cell table:style-name="ce18" table:formula="of:=HYPERLINK(&quot;http://www.hardwareluxx.de/community/f84/die-sparsamsten-systeme-30w-idle-1007101-27.html#post23079977&quot;;&quot;Schubbie&quot;)" office:value-type="string" office:string-value="Schubbie" calcext:value-type="string">
            <text:p>Schubbi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1" calcext:value-type="float">
            <text:p>12.1</text:p>
          </table:table-cell>
          <table:table-cell table:style-name="ce5"/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PicoPSU 90W + Leicke 90W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onitor 3000</text:p>
          </table:table-cell>
          <table:table-cell table:style-name="ce5" office:value-type="string" calcext:value-type="string">
            <text:p>Sandisk SSD Plus 480GB</text:p>
          </table:table-cell>
          <table:table-cell table:style-name="ce5" office:value-type="string" calcext:value-type="string">
            <text:p>2 x 8GB G.Skill Ripjaws DDR3-1600 1.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1 Gehäuselüfter 3-Pin</text:p>
          </table:table-cell>
          <table:table-cell table:style-name="ce5"/>
          <table:table-cell table:style-name="ce18" table:formula="of:=HYPERLINK(&quot;https://www.hardwareluxx.de/community/f84/die-sparsamsten-systeme-30w-idle-1007101-53.html#post25305322&quot;;&quot;StarGeneral&quot;)" office:value-type="string" office:string-value="StarGeneral" calcext:value-type="string">
            <text:p>StarGenera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H87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WSE LVM 120</text:p>
          </table:table-cell>
          <table:table-cell table:style-name="ce5" office:value-type="string" calcext:value-type="string">
            <text:p>Sandisk 64GB</text:p>
          </table:table-cell>
          <table:table-cell table:style-name="ce5" office:value-type="string" calcext:value-type="string">
            <text:p>4GB Corsair Vengeance LP DDR3-1600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RDP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2.html#post22191135&quot;;&quot;dyn.TrApS&quot;)" office:value-type="string" office:string-value="dyn.TrApS" calcext:value-type="string">
            <text:p>dyn.TrAp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MSI H81M ECO</text:p>
          </table:table-cell>
          <table:table-cell table:style-name="ce5" office:value-type="string" calcext:value-type="string">
            <text:p>PicoPSU-160XT + Zooty AD1280MB 8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3.html#post236661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2" calcext:value-type="float">
            <text:p>12.2</text:p>
          </table:table-cell>
          <table:table-cell table:style-name="ce4"/>
          <table:table-cell table:style-name="ce10"/>
          <table:table-cell table:style-name="ce5" office:value-type="string" calcext:value-type="string">
            <office:annotation draw:style-name="gr12" draw:text-style-name="P2" svg:width="0.03pt" svg:height="196.04pt" svg:x="0pt" svg:y="-97.99pt" draw:caption-point-x="226.86pt" draw:caption-point-y="114.01pt">
              <dc:date>2024-12-24T00:00:00</dc:date>
              <text:p text:style-name="P1">Turbo deaktiviert</text:p>
            </office:annotation>
            <text:p>Intel Core i5-6400T</text:p>
          </table:table-cell>
          <table:table-cell table:style-name="ce5" office:value-type="string" calcext:value-type="string">
            <text:p>ASUS H110I-PLUS D3</text:p>
          </table:table-cell>
          <table:table-cell table:style-name="ce5" office:value-type="string" calcext:value-type="string">
            <text:p>be quiet! TFX Power 2 300W Gold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SSD 850 Evo 1TB v3</text:p>
          </table:table-cell>
          <table:table-cell table:style-name="ce5" office:value-type="string" calcext:value-type="string">
            <text:p>1 x 8GB Crucial Ballistix Tactical LP DDR3-RAM 1600 MHz PC3-12800 CL8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MK330 Wireless Tastatur mit Maus, <text:s/>W-Lan USB Stick: dodocool AC600 WiFi Adapter 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47.html#post24475408&quot;;&quot;MCTmax&quot;)" office:value-type="string" office:string-value="MCTmax" calcext:value-type="string">
            <text:p>MCTmax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MSI H97M ECO</text:p>
          </table:table-cell>
          <table:table-cell table:style-name="ce15" office:value-type="string" calcext:value-type="string">
            <text:p>PicoPSU-160XT + Leicke 120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3.html#post236661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3" calcext:value-type="float">
            <text:p>12.3</text:p>
          </table:table-cell>
          <table:table-cell table:style-name="ce4"/>
          <table:table-cell table:style-name="ce10"/>
          <table:table-cell table:style-name="ce5" office:value-type="string" calcext:value-type="string">
            <text:p>Intel Pentium G850</text:p>
          </table:table-cell>
          <table:table-cell table:style-name="ce5" office:value-type="string" calcext:value-type="string">
            <text:p>Intel DQ67SW</text:p>
          </table:table-cell>
          <table:table-cell table:style-name="ce5" office:value-type="string" calcext:value-type="string">
            <text:p>PICO-PSU T6U7 + Delta Electronics ADP-30WB</text:p>
          </table:table-cell>
          <table:table-cell table:style-name="ce5" office:value-type="string" calcext:value-type="string">
            <text:p>iGPU</text:p>
          </table:table-cell>
          <table:table-cell table:style-name="ce5"/>
          <table:table-cell table:style-name="ce5" office:value-type="string" calcext:value-type="string">
            <text:p>64GB JetFlash USB 3.0 Stick @ USB 2.0</text:p>
          </table:table-cell>
          <table:table-cell table:style-name="ce5" office:value-type="string" calcext:value-type="string">
            <text:p>1x4GB Kingston</text:p>
          </table:table-cell>
          <table:table-cell table:style-name="ce5" office:value-type="string" calcext:value-type="string">
            <text:p>Debian 9.5</text:p>
          </table:table-cell>
          <table:table-cell table:style-name="ce5" office:value-type="string" calcext:value-type="string">
            <text:p>CPU-Lüfter, Tastatur und Monitor abgezogen. Audio, eSata, FireWire und RS232 im Bios deaktiviert.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s://www.hardwareluxx.de/community/threads/die-sparsamsten-systeme-30w-idle.1007101/post-26613968&quot;;&quot;blackydevil&quot;)" office:value-type="string" office:string-value="blackydevil" calcext:value-type="string">
            <text:p>blackydevi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44.1" calcext:value-type="float">
            <text:p>44.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EVO 120GB</text:p>
          </table:table-cell>
          <table:table-cell table:style-name="ce5" office:value-type="string" calcext:value-type="string">
            <text:p>G.Skill 2x2GB F3-12800CL9D-4GBNQ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X518, Enermax Aurora, Fujitsu SL23T-1, Intel N1030 802.11b/g/n @PCIe x1 to mini PCIe half size</text:p>
          </table:table-cell>
          <table:table-cell table:style-name="ce5" office:value-type="string" calcext:value-type="string">
            <text:p>Boxed Kühler/Lüfter ~1.000rpm</text:p>
          </table:table-cell>
          <table:table-cell table:style-name="ce21" table:formula="of:=HYPERLINK(&quot;http://www.hardwareluxx.de/community/f84/die-sparsamsten-systeme-30w-idle-1007101-3.html#post21884254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12.6" calcext:value-type="float">
            <text:p>12.6</text:p>
          </table:table-cell>
          <table:table-cell table:style-name="ce4" office:value-type="float" office:value="80" calcext:value-type="float">
            <text:p>8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Gigabyte Q87TN</text:p>
          </table:table-cell>
          <table:table-cell table:style-name="ce5" office:value-type="string" calcext:value-type="string">
            <text:p>HP 90W PA-1900-32HN</text:p>
          </table:table-cell>
          <table:table-cell table:style-name="ce5" office:value-type="string" calcext:value-type="string">
            <office:annotation draw:style-name="gr12" draw:text-style-name="P2" svg:width="0.03pt" svg:height="599.13pt" svg:x="0pt" svg:y="-299.54pt" draw:caption-point-x="607.49pt" draw:caption-point-y="315.55pt">
              <dc:date>2024-12-24T00:00:00</dc:date>
              <text:p text:style-name="P1">Sapphire Ultimate Radeon HD7750 (passiv) @PCIe 3.0 x4</text:p>
            </office:annotation>
            <text:p>HD7750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2GB DDR3-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2710T (DVI)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1.html#post22719494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73" calcext:value-type="float">
            <text:p>73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US H87I-PLUS</text:p>
          </table:table-cell>
          <table:table-cell table:style-name="ce5" office:value-type="string" calcext:value-type="string">
            <text:p>PicoPSU-90-XLP + 80W Zooty/HiPower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64GB Crucial M4 SSD</text:p>
          </table:table-cell>
          <table:table-cell table:style-name="ce5" office:value-type="string" calcext:value-type="string">
            <text:p>2 x 2GB DDR3-1333 Kingston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12.html#post2219559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" calcext:value-type="float">
            <text:p>13</text:p>
          </table:table-cell>
          <table:table-cell table:style-name="ce4" office:value-type="float" office:value="77" calcext:value-type="float">
            <text:p>77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4330</text:p>
          </table:table-cell>
          <table:table-cell table:style-name="ce5" office:value-type="string" calcext:value-type="string">
            <text:p>Zotac H87-ITX</text:p>
          </table:table-cell>
          <table:table-cell table:style-name="ce5" office:value-type="string" calcext:value-type="string">
            <text:p>be quiet! System Power 7 300 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500</text:p>
          </table:table-cell>
          <table:table-cell table:style-name="ce5" office:value-type="string" calcext:value-type="string">
            <text:p>Sandisk X110 64 GB mSATA SSD; WD Red 4 TB HDD</text:p>
          </table:table-cell>
          <table:table-cell table:style-name="ce5" office:value-type="string" calcext:value-type="string">
            <text:p>2 x 2 GB DDR3-1600 G'Skill Eco. Laufen mit 1,4 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nifying Dongle, TV in Full-HDM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40030&quot;;&quot;jurke&quot;)" office:value-type="string" office:string-value="jurke" calcext:value-type="string">
            <text:p>jurk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" calcext:value-type="float">
            <text:p>62</text:p>
          </table:table-cell>
          <table:table-cell table:style-name="ce10"/>
          <table:table-cell table:style-name="ce5" office:value-type="string" calcext:value-type="string">
            <text:p>Intel Core i5-6500</text:p>
          </table:table-cell>
          <table:table-cell table:style-name="ce5" office:value-type="string" calcext:value-type="string">
            <text:p>ASRock H170M Pro4</text:p>
          </table:table-cell>
          <table:table-cell table:style-name="ce5" office:value-type="string" calcext:value-type="string">
            <text:p>picoPSU-150-XT &amp; 120W NT "ENG - Switch Mode Power Supply"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30 128GB</text:p>
          </table:table-cell>
          <table:table-cell table:style-name="ce5" office:value-type="string" calcext:value-type="string">
            <text:p>2 x 8GB HyperX Fury HX421C14FB/8 2133MHz DDR4 @1.2V (Standard)</text:p>
          </table:table-cell>
          <table:table-cell table:style-name="ce5" office:value-type="string" calcext:value-type="string">
            <text:p>Archlinux</text:p>
          </table:table-cell>
          <table:table-cell table:style-name="ce5" office:value-type="string" calcext:value-type="string">
            <text:p>1x Display mit DVI, 1x USB-Tastatur</text:p>
          </table:table-cell>
          <table:table-cell table:style-name="ce5" office:value-type="string" calcext:value-type="string">
            <text:p>Noctua NH-U9B SE2 Tower Kühler</text:p>
          </table:table-cell>
          <table:table-cell table:style-name="ce18" table:formula="of:=HYPERLINK(&quot;http://www.hardwareluxx.de/community/f84/die-sparsamsten-systeme-30w-idle-1007101-36.html#post23921640&quot;;&quot;hwrhymes&quot;)" office:value-type="string" office:string-value="hwrhymes" calcext:value-type="string">
            <text:p>hwrhyme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7-4770S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be quiet!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onitor 3000</text:p>
          </table:table-cell>
          <table:table-cell table:style-name="ce5" office:value-type="string" calcext:value-type="string">
            <text:p>Crucial M500 480GB</text:p>
          </table:table-cell>
          <table:table-cell table:style-name="ce5" office:value-type="string" calcext:value-type="string">
            <text:p>2 x 8GB 1,3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BT/WLAN-Karte eingebaut aber ungenutzt</text:p>
          </table:table-cell>
          <table:table-cell table:style-name="ce5" office:value-type="string" calcext:value-type="string">
            <text:p>140mm CPU-Lüfter@500rpm</text:p>
          </table:table-cell>
          <table:table-cell table:style-name="ce21" table:formula="of:=HYPERLINK(&quot;http://www.hardwareluxx.de/community/f84/die-sparsamsten-systeme-30w-idle-1007101-6.html#post21941767&quot;;&quot;got no name&quot;)" office:value-type="string" office:string-value="got no name" calcext:value-type="string">
            <text:p>got no nam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" calcext:value-type="float">
            <text:p>13</text:p>
          </table:table-cell>
          <table:table-cell table:style-name="ce4" office:value-type="float" office:value="67.5" calcext:value-type="float">
            <text:p>67.5</text:p>
          </table:table-cell>
          <table:table-cell table:style-name="ce12" table:formula="of:=HYPERLINK(&quot;http://www.hardwareluxx.de/community/f84/spontane-neustarts-mit-aktiviertem-c6-modus-auf-asrock-boards-1032098.html#post22484269&quot;;&quot;C3&quot;)" office:value-type="string" office:string-value="C3" calcext:value-type="string">
            <text:p>C3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Antec ISK 110 VESA 9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4145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10"/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-150XT + 120W China Brick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UltraPlus 128GB</text:p>
          </table:table-cell>
          <table:table-cell table:style-name="ce5" office:value-type="string" calcext:value-type="string">
            <text:p>2 x 4GB DDR3 1600</text:p>
          </table:table-cell>
          <table:table-cell table:style-name="ce5" office:value-type="string" calcext:value-type="string">
            <text:p>Ubuntu</text:p>
          </table:table-cell>
          <table:table-cell table:style-name="ce5" office:value-type="string" calcext:value-type="string">
            <text:p>G19+Sharkoon Fireglide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8.html#post23125280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46.8" calcext:value-type="float">
            <text:p>46.8</text:p>
          </table:table-cell>
          <table:table-cell table:style-name="ce12" table:formula="of:=HYPERLINK(&quot;http://abload.de/img/b85m-g3258intelrhdgranxsz2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us B85M-G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X100 128GB, HGST Travelstar 5K1000 1TB 2.5</text:p>
          </table:table-cell>
          <table:table-cell table:style-name="ce5" office:value-type="string" calcext:value-type="string">
            <text:p>2 x 4GB Crucial Ballistix Sport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MX518, Fujitsu SL23T-1 LED (HDMI), DVD/R GH22NS50</text:p>
          </table:table-cell>
          <table:table-cell table:style-name="ce5" office:value-type="string" calcext:value-type="string">
            <text:p>Scythe Kozuti @ 800 U/m</text:p>
          </table:table-cell>
          <table:table-cell table:style-name="ce21" table:formula="of:=HYPERLINK(&quot;http://www.hardwareluxx.de/community/f84/die-sparsamsten-systeme-30w-idle-1007101-18.html#post22450487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.2" calcext:value-type="float">
            <text:p>13.2</text:p>
          </table:table-cell>
          <table:table-cell table:style-name="ce4"/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7-4770</text:p>
          </table:table-cell>
          <table:table-cell table:style-name="ce5" office:value-type="string" calcext:value-type="string">
            <text:p>Supermicro X10SLL-F</text:p>
          </table:table-cell>
          <table:table-cell table:style-name="ce5" office:value-type="string" calcext:value-type="string">
            <text:p>PicoPSU 150 + Leicke 12V-12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40GB 2,5" SATA HDD</text:p>
          </table:table-cell>
          <table:table-cell table:style-name="ce5" office:value-type="string" calcext:value-type="string">
            <text:p>2 x 8GB DDR3-1600 ECC</text:p>
          </table:table-cell>
          <table:table-cell table:style-name="ce5" office:value-type="string" calcext:value-type="string">
            <text:p>Ubuntu 14.04 LTS Server</text:p>
          </table:table-cell>
          <table:table-cell table:style-name="ce5" office:value-type="string" calcext:value-type="string">
            <text:p>Logitech Unifying Dongle, VGA an AST2400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9.html#post23187812&quot;;&quot;oelsi&quot;)" office:value-type="string" office:string-value="oelsi" calcext:value-type="string">
            <text:p>oels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78.5" calcext:value-type="float">
            <text:p>78.5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Basic 2</text:p>
          </table:table-cell>
          <table:table-cell table:style-name="ce5" office:value-type="string" calcext:value-type="string">
            <text:p>Samsung SSD 840 EVO 250GB</text:p>
          </table:table-cell>
          <table:table-cell table:style-name="ce5" office:value-type="string" calcext:value-type="string">
            <text:p>Crucial Ballistix Sport DIMM Kit 8GB,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RX250, Noname, HANNS-G JC198D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.html#post21872936&quot;;&quot;nico123&quot;)" office:value-type="string" office:string-value="nico123" calcext:value-type="string">
            <text:p>nico123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Fujitsu D3222</text:p>
          </table:table-cell>
          <table:table-cell table:style-name="ce5" office:value-type="string" calcext:value-type="string">
            <text:p>PicoPSU-160XT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</text:p>
          </table:table-cell>
          <table:table-cell table:style-name="ce5" office:value-type="string" calcext:value-type="string">
            <text:p>1 x 4GB DDR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7.html#post23070780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56.2" calcext:value-type="float">
            <text:p>56.2</text:p>
          </table:table-cell>
          <table:table-cell table:style-name="ce12" table:formula="of:=HYPERLINK(&quot;http://abload.de/img/b85mpro3c-statebqoqg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rock B85M Pro3</text:p>
          </table:table-cell>
          <table:table-cell table:style-name="ce5" office:value-type="string" calcext:value-type="string">
            <text:p>be quiet! S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SDSSDP-128G-G25 + WD Green 3.5"</text:p>
          </table:table-cell>
          <table:table-cell table:style-name="ce5" office:value-type="string" calcext:value-type="string">
            <text:p>2 x 4GB Corsair Vengeance Low Profile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+ Perrix MX1800 - Fujitsu SL23T-1 LED (HDMI)</text:p>
          </table:table-cell>
          <table:table-cell table:style-name="ce5" office:value-type="string" calcext:value-type="string">
            <text:p>Thermalright Macho 120 passiv</text:p>
          </table:table-cell>
          <table:table-cell table:style-name="ce18" table:formula="of:=HYPERLINK(&quot;http://www.hardwareluxx.de/community/f84/die-sparsamsten-systeme-30w-idle-1007101-33.html#post23730215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1037U</text:p>
          </table:table-cell>
          <table:table-cell table:style-name="ce5" office:value-type="string" calcext:value-type="string">
            <text:p>Biostar NM70I-1037U</text:p>
          </table:table-cell>
          <table:table-cell table:style-name="ce5" office:value-type="string" calcext:value-type="string">
            <text:p>PicoPSU-160XT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</text:p>
          </table:table-cell>
          <table:table-cell table:style-name="ce5" office:value-type="string" calcext:value-type="string">
            <text:p>1 x 2GB DDR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7.html#post23078437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50" calcext:value-type="float">
            <text:p>5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420</text:p>
          </table:table-cell>
          <table:table-cell table:style-name="ce5" office:value-type="string" calcext:value-type="string">
            <text:p>MSI B85-G41 PC Mate</text:p>
          </table:table-cell>
          <table:table-cell table:style-name="ce5" office:value-type="string" calcext:value-type="string">
            <text:p>LC-1340mi + LC-Power 75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1 x 4GB DDR3-1333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link USB Funk Tastaur und Maus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8.html#post23131256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6" table:formula="of:=HYPERLINK(&quot;http://abload.de/img/b150mpro4s-d3_powercasqq.jpg&quot;;&quot;13,7&quot;)" office:value-type="string" office:string-value="13,7" calcext:value-type="string">
            <text:p>13,7</text:p>
          </table:table-cell>
          <table:table-cell table:style-name="ce4" office:value-type="float" office:value="47.8" calcext:value-type="float">
            <text:p>47.8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Pentium G4400</text:p>
          </table:table-cell>
          <table:table-cell table:style-name="ce5" office:value-type="string" calcext:value-type="string">
            <text:p>ASRock B150M Pro4V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Evo + 2,5 HDD M9T</text:p>
          </table:table-cell>
          <table:table-cell table:style-name="ce5" office:value-type="string" calcext:value-type="string">
            <text:p>4 x 8 GB DDR4-2800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Arctic Alpine 11 passiv</text:p>
          </table:table-cell>
          <table:table-cell table:style-name="ce18" table:formula="of:=HYPERLINK(&quot;http://www.hardwareluxx.de/community/f84/die-sparsamsten-systeme-30w-idle-1007101-50.html#post24953923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13.9" calcext:value-type="float">
            <text:p>13.9</text:p>
          </table:table-cell>
          <table:table-cell table:style-name="ce5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office:annotation draw:style-name="gr12" draw:text-style-name="P2" svg:width="0.03pt" svg:height="106.47pt" svg:x="0pt" svg:y="-53.21pt" draw:caption-point-x="380.35pt" draw:caption-point-y="84.98pt">
              <dc:date>2024-12-24T00:00:00</dc:date>
              <text:p text:style-name="P1">BIOS 10.5</text:p>
            </office:annotation>
            <text:p>MSI H81I (MS-7851) 2.0</text:p>
          </table:table-cell>
          <table:table-cell table:style-name="ce5" office:value-type="string" calcext:value-type="string">
            <text:p>be quiet! L8-3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X25-V 40 GB</text:p>
          </table:table-cell>
          <table:table-cell table:style-name="ce5" office:value-type="string" calcext:value-type="string">
            <text:p>1 x 4 GB XMS3 (1333 MHz, CL9)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Razer Deathadder (USB), Noppoo Choc Mini (USB), ASUS PB278Q (2560x1440, HDMI@60Hz), USB Stick</text:p>
          </table:table-cell>
          <table:table-cell table:style-name="ce5" office:value-type="string" calcext:value-type="string">
            <text:p>1x Noctua NF-F12@301 RPM</text:p>
          </table:table-cell>
          <table:table-cell table:style-name="ce18" table:formula="of:=HYPERLINK(&quot;http://www.hardwareluxx.de/community/f84/die-sparsamsten-systeme-30w-idle-1007101-24.html#post22936038&quot;;&quot;Hoagie&quot;)" office:value-type="string" office:string-value="Hoagie" calcext:value-type="string">
            <text:p>Hoagie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86.3" calcext:value-type="float">
            <text:p>86.3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6600</text:p>
          </table:table-cell>
          <table:table-cell table:style-name="ce5" office:value-type="string" calcext:value-type="string">
            <office:annotation draw:style-name="gr12" draw:text-style-name="P2" svg:width="0.03pt" svg:height="106.47pt" svg:x="0pt" svg:y="-53.21pt" draw:caption-point-x="380.35pt" draw:caption-point-y="84.98pt">
              <dc:date>2024-12-24T00:00:00</dc:date>
              <text:p text:style-name="P1">Bios 1.50</text:p>
            </office:annotation>
            <text:p>ASROCK H170M Pro4</text:p>
          </table:table-cell>
          <table:table-cell table:style-name="ce5" office:value-type="string" calcext:value-type="string">
            <text:p>Enermax pro82+ 425W, lüfter@540RPM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840 Evo 250GB+2x2,5 Wd Red1TB Raid-0 in Stillstand</text:p>
          </table:table-cell>
          <table:table-cell table:style-name="ce5" office:value-type="string" calcext:value-type="string">
            <text:p>2 x 8 GB DDR4-2133 CL15, 1,2V (Crucial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PS2 Mouse + Keyboard an Y-Kabel, Fujitsu Siemens p19-2 DVI @1280X1024</text:p>
          </table:table-cell>
          <table:table-cell table:style-name="ce5" office:value-type="string" calcext:value-type="string">
            <text:p>Scythe Mugen-2 mit 2 x Scythe Slipstream SY1225SL12M (max 1200RPM</text:p>
          </table:table-cell>
          <table:table-cell table:style-name="ce18" table:formula="of:=HYPERLINK(&quot;http://www.hardwareluxx.de/community/f84/die-sparsamsten-systeme-30w-idle-1007101-36.html#post23949542&quot;;&quot;Nonni&quot;)" office:value-type="string" office:string-value="Nonni" calcext:value-type="string">
            <text:p>Nonni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46.2" calcext:value-type="float">
            <text:p>46.2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Pentium G4400</text:p>
          </table:table-cell>
          <table:table-cell table:style-name="ce5" office:value-type="string" calcext:value-type="string">
            <text:p>ASRock B150M Pro4S/D3</text:p>
          </table:table-cell>
          <table:table-cell table:style-name="ce5" office:value-type="string" calcext:value-type="string">
            <text:p>BeQuiet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SSD-128Gb + WD 10JPVT</text:p>
          </table:table-cell>
          <table:table-cell table:style-name="ce5" office:value-type="string" calcext:value-type="string">
            <text:p>2 x 8 GB DDR3-1866 1,5V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+ Perrix MX1800 - Fujitsu SL23T-1 LED (HDMI)</text:p>
          </table:table-cell>
          <table:table-cell table:style-name="ce5" office:value-type="string" calcext:value-type="string">
            <text:p>Arctic Alpine 11 passiv</text:p>
          </table:table-cell>
          <table:table-cell table:style-name="ce18" table:formula="of:=HYPERLINK(&quot;http://www.hardwareluxx.de/community/f84/die-sparsamsten-systeme-30w-idle-1007101-50.html#post24846166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14" calcext:value-type="float">
            <text:p>14</text:p>
          </table:table-cell>
          <table:table-cell table:style-name="ce5" office:value-type="float" office:value="39.8" calcext:value-type="float">
            <text:p>39.8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840</text:p>
          </table:table-cell>
          <table:table-cell table:style-name="ce5" office:value-type="string" calcext:value-type="string">
            <text:p>ASUS Z97I-Plus</text:p>
          </table:table-cell>
          <table:table-cell table:style-name="ce5" office:value-type="string" calcext:value-type="string">
            <text:p>BeQuiet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Kingston M2 SSD 120GB</text:p>
          </table:table-cell>
          <table:table-cell table:style-name="ce5" office:value-type="string" calcext:value-type="string">
            <text:p>2 x 4 GB Crucial Ballisitx Tacital 1866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Funkmaus und Tastatur per Unify Empfänger, Onboard Wifi etc. deaktiviert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38.html#post24152173&quot;;&quot;TheLo0s&quot;)" office:value-type="string" office:string-value="TheLo0s" calcext:value-type="string">
            <text:p>TheLo0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4.2" calcext:value-type="float">
            <office:annotation draw:style-name="gr11" draw:text-style-name="P2" svg:width="336.19pt" svg:height="16.89pt" svg:x="55.7pt" svg:y="36.17pt" draw:caption-point-x="-11.54pt" draw:caption-point-y="-4.39pt">
              <dc:date>2024-12-24T00:00:00</dc:date>
              <text:p text:style-name="P1">mit SSD am ASMedia SATA-Port. Weitere Infos siehe Post im Forum</text:p>
            </office:annotation>
            <text:p>14.2</text:p>
          </table:table-cell>
          <table:table-cell table:style-name="ce5" office:value-type="float" office:value="49" calcext:value-type="float">
            <office:annotation draw:style-name="gr11" draw:text-style-name="P2" svg:width="469.53pt" svg:height="16.89pt" svg:x="102.25pt" svg:y="36.17pt" draw:caption-point-x="-11.54pt" draw:caption-point-y="-4.39pt">
              <dc:date>2024-12-24T00:00:00</dc:date>
              <text:p text:style-name="P1">prime95 Blend</text:p>
            </office:annotation>
            <text:p>49</text:p>
          </table:table-cell>
          <table:table-cell table:style-name="ce10" office:value-type="string" calcext:value-type="string">
            <office:annotation draw:style-name="gr11" draw:text-style-name="P2" svg:width="479.99pt" svg:height="16.89pt" svg:x="139.04pt" svg:y="36.17pt" draw:caption-point-x="-11.54pt" draw:caption-point-y="-4.39pt">
              <dc:date>2024-12-24T00:00:00</dc:date>
              <text:p text:style-name="P1">mit SSD am ASMedia SATA-Port. Weitere Infos siehe Post im Forum</text:p>
            </office:annotation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MSI Z87-GD65 Gaming</text:p>
          </table:table-cell>
          <table:table-cell table:style-name="ce5" office:value-type="string" calcext:value-type="string">
            <text:p>PicoPSU-160XT + Zooty AD1280MB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3.html#post236661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>
          <table:table-cell table:style-name="ce4" office:value-type="float" office:value="14.2" calcext:value-type="float">
            <text:p>14.2</text:p>
          </table:table-cell>
          <table:table-cell table:style-name="ce5"/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4440</text:p>
          </table:table-cell>
          <table:table-cell table:style-name="ce5" office:value-type="string" calcext:value-type="string">
            <text:p>Asrock B85 Pro4</text:p>
          </table:table-cell>
          <table:table-cell table:style-name="ce5" office:value-type="string" calcext:value-type="string">
            <text:p>PicoPSU-90-XLP + Leicke 120W NT</text:p>
          </table:table-cell>
          <table:table-cell table:style-name="ce5" office:value-type="string" calcext:value-type="string">
            <office:annotation draw:style-name="gr12" draw:text-style-name="P2" svg:width="0.03pt" svg:height="666.31pt" svg:x="0pt" svg:y="-333.13pt" draw:caption-point-x="607.49pt" draw:caption-point-y="364.9pt">
              <dc:date>2024-12-24T00:00:00</dc:date>
              <text:p text:style-name="P1">Sapphire Ultimate Radeon HD7750 (passiv) @PCIe 2.0 x16 (x4)</text:p>
            </office:annotation>
            <text:p>HD7750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1 x 4GB DDR3-1600 Crucial Ballistix Sport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iiyama GB2773HS ohne ZCP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5.html#post21934004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4.3" calcext:value-type="float">
            <text:p>14.3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340</text:p>
          </table:table-cell>
          <table:table-cell table:style-name="ce5" office:value-type="string" calcext:value-type="string">
            <text:p>Asus H81I-Plus</text:p>
          </table:table-cell>
          <table:table-cell table:style-name="ce5" office:value-type="string" calcext:value-type="string">
            <text:p>PicoPSU-90-XLP + 120W Leicke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 Crucial Ballistix Sport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 + Monitor angeschlossen und eingeschaltet (kein standby), LAN und Sound aktiv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7.html#post22445455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4.3" calcext:value-type="float">
            <text:p>14.3</text:p>
          </table:table-cell>
          <table:table-cell table:style-name="ce5" office:value-type="float" office:value="90.4" calcext:value-type="float">
            <office:annotation draw:style-name="gr12" draw:text-style-name="P2" svg:width="0.03pt" svg:height="207.24pt" svg:x="0pt" svg:y="-103.58pt" draw:caption-point-x="90.71pt" draw:caption-point-y="151.09pt">
              <dc:date>2024-12-24T00:00:00</dc:date>
              <text:p text:style-name="P1">In-place large FFT</text:p>
            </office:annotation>
            <text:p>90.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Xeon E3-1225-V3</text:p>
          </table:table-cell>
          <table:table-cell table:style-name="ce5" office:value-type="string" calcext:value-type="string">
            <text:p>Dell PowerEdge T20</text:p>
          </table:table-cell>
          <table:table-cell table:style-name="ce5" office:value-type="string" calcext:value-type="string">
            <text:p>HU290EM-01 290Watt Netzteil 80 PLUS Bronze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4 x 4GB DDR3 1866 Elpida ECC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Fujitsu Siemens über VGA (1280x1024), Maus und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1541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4.6" calcext:value-type="float">
            <text:p>14.6</text:p>
          </table:table-cell>
          <table:table-cell table:style-name="ce5" office:value-type="float" office:value="111" calcext:value-type="float">
            <text:p>11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90</text:p>
          </table:table-cell>
          <table:table-cell table:style-name="ce5" office:value-type="string" calcext:value-type="string">
            <text:p>Fujitsu D3221-A1</text:p>
          </table:table-cell>
          <table:table-cell table:style-name="ce5" office:value-type="string" calcext:value-type="string">
            <text:p>DPS-250AB ATX FSC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Samsung 850Evo 250GB</text:p>
          </table:table-cell>
          <table:table-cell table:style-name="ce5" office:value-type="string" calcext:value-type="string">
            <text:p>2 x 8GB DDR3 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FSC Maus und Tastatur, Monitor@DVI</text:p>
          </table:table-cell>
          <table:table-cell table:style-name="ce5" office:value-type="string" calcext:value-type="string">
            <text:p>AVC Aktiv</text:p>
          </table:table-cell>
          <table:table-cell table:style-name="ce18" table:formula="of:=HYPERLINK(&quot;http://www.hardwareluxx.de/community/f84/die-sparsamsten-systeme-30w-idle-1007101-31.html#post23324382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6" table:formula="of:=HYPERLINK(&quot;http://abload.de/img/z87m_ocf_kd302lowerrerqnx.jpg&quot;;&quot;14,8&quot;)" office:value-type="string" office:string-value="14,8" calcext:value-type="string">
            <text:p>14,8</text:p>
          </table:table-cell>
          <table:table-cell table:style-name="ce5" office:value-type="float" office:value="44" calcext:value-type="float">
            <text:p>44</text:p>
          </table:table-cell>
          <table:table-cell table:style-name="ce12" table:formula="of:=HYPERLINK(&quot;http://abload.de/img/z87m_ocf_c6itqlh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Rock Z87M OC Formula</text:p>
          </table:table-cell>
          <table:table-cell table:style-name="ce5" office:value-type="string" calcext:value-type="string">
            <text:p>BeQuiet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SSD-128GB + WD 10JPVT</text:p>
          </table:table-cell>
          <table:table-cell table:style-name="ce5" office:value-type="string" calcext:value-type="string">
            <text:p>2 x 4GB Corsair Vengeance DDR3-1600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47.html#post24427518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4.9" calcext:value-type="float">
            <text:p>14.9</text:p>
          </table:table-cell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5" office:value-type="string" calcext:value-type="string">
            <text:p>Intel Atom D425</text:p>
          </table:table-cell>
          <table:table-cell table:style-name="ce5" office:value-type="string" calcext:value-type="string">
            <text:p>Intel D425KT</text:p>
          </table:table-cell>
          <table:table-cell table:style-name="ce5" office:value-type="string" calcext:value-type="string">
            <text:p>LC-1340mi + LC-Power 75W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Hitachi 2.5" 120GB</text:p>
          </table:table-cell>
          <table:table-cell table:style-name="ce5" office:value-type="string" calcext:value-type="string">
            <text:p>1 x 2GB DDR3-800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link USB Funk Tastaur und Maus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8.html#post23131256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" calcext:value-type="float">
            <text:p>15</text:p>
          </table:table-cell>
          <table:table-cell table:style-name="ce4" office:value-type="float" office:value="43.3" calcext:value-type="float">
            <text:p>43.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MSI Z97M-G43</text:p>
          </table:table-cell>
          <table:table-cell table:style-name="ce5" office:value-type="string" calcext:value-type="string">
            <text:p>be quiet! L8 300 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Teamgroup Dark L3 60 GB</text:p>
          </table:table-cell>
          <table:table-cell table:style-name="ce5" office:value-type="string" calcext:value-type="string">
            <text:p>1 x 8 GB DDR3-1333 Kingston KTD-XPS730B/8G @ 1,5 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318e, Cherry G85-23100DE-0, Eizo EV2335w @ Displayport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6.html#post22404651&quot;;&quot;Cave Canem&quot;)" office:value-type="string" office:string-value="Cave Canem" calcext:value-type="string">
            <text:p>Cave Canem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office:annotation draw:style-name="gr12" draw:text-style-name="P2" svg:width="0.03pt" svg:height="162.45pt" svg:x="0pt" svg:y="-81.18pt" draw:caption-point-x="560.24pt" draw:caption-point-y="128.69pt">
              <dc:date>2024-12-24T00:00:00</dc:date>
              <text:p text:style-name="P1">LC-1340mi case</text:p>
            </office:annotation>
            <text:p>LC Power 75W adapter, China PicoPSU 16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Cresta RCE1106</text:p>
          </table:table-cell>
          <table:table-cell table:style-name="ce5" office:value-type="string" calcext:value-type="string">
            <text:p>OCZ Onyx 32GB SSD</text:p>
          </table:table-cell>
          <table:table-cell table:style-name="ce5" office:value-type="string" calcext:value-type="string">
            <text:p>1 x 4GB Crucial DDR3 1333 CT51264BA1339</text:p>
          </table:table-cell>
          <table:table-cell table:style-name="ce5" office:value-type="string" calcext:value-type="string">
            <text:p>Win7 32bit</text:p>
          </table:table-cell>
          <table:table-cell table:style-name="ce5" office:value-type="string" calcext:value-type="string">
            <text:p>Logitech tastatur und maus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8.html#post21975929&quot;;&quot;audiojunk66&quot;)" office:value-type="string" office:string-value="audiojunk66" calcext:value-type="string">
            <text:p>audiojunk66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.2" calcext:value-type="float">
            <text:p>15.2</text:p>
          </table:table-cell>
          <table:table-cell table:style-name="ce5" office:value-type="float" office:value="49" calcext:value-type="float">
            <text:p>49</text:p>
          </table:table-cell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MSI Z87-GD65 Gaming</text:p>
          </table:table-cell>
          <table:table-cell table:style-name="ce5" office:value-type="string" calcext:value-type="string">
            <text:p>PicoPSU-160XT + 80W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 64GB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8.html#post23144072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.3" calcext:value-type="float">
            <text:p>15.3</text:p>
          </table:table-cell>
          <table:table-cell table:style-name="ce8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 Extreme6</text:p>
          </table:table-cell>
          <table:table-cell table:style-name="ce5" office:value-type="string" calcext:value-type="string">
            <text:p>PicoPSU-160XT + Zooty AD1280MB (80W NT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@DVI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3.html#post236661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.3" calcext:value-type="float">
            <text:p>15.3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620</text:p>
          </table:table-cell>
          <table:table-cell table:style-name="ce5" office:value-type="string" calcext:value-type="string">
            <text:p>Asrock Z68 ITX-HT</text:p>
          </table:table-cell>
          <table:table-cell table:style-name="ce5" office:value-type="string" calcext:value-type="string">
            <text:p>LC Power 75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40GB Intel X25-V</text:p>
          </table:table-cell>
          <table:table-cell table:style-name="ce5" office:value-type="string" calcext:value-type="string">
            <text:p>2 x 4GB Gskill 1333 @ 1.5V</text:p>
          </table:table-cell>
          <table:table-cell table:style-name="ce5" office:value-type="string" calcext:value-type="string">
            <text:p>Proxmox Ve 3.2-4</text:p>
          </table:table-cell>
          <table:table-cell table:style-name="ce5" office:value-type="string" calcext:value-type="string">
            <text:p>G19 + Sharkoon Fireglider, Monitor @ 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7.html#post22442487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93" calcext:value-type="float">
            <text:p>93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Asrock B85M Pro4</text:p>
          </table:table-cell>
          <table:table-cell table:style-name="ce5" office:value-type="string" calcext:value-type="string">
            <text:p>be quiet! Straight Power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WSE LVM 120</text:p>
          </table:table-cell>
          <table:table-cell table:style-name="ce5" office:value-type="string" calcext:value-type="string">
            <text:p>Crucial m4 256GB</text:p>
          </table:table-cell>
          <table:table-cell table:style-name="ce5" office:value-type="string" calcext:value-type="string">
            <text:p>2 x 4GB Corsair Vengeance LP DDR3-1600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Unifying, Dell U2312HM</text:p>
          </table:table-cell>
          <table:table-cell table:style-name="ce5" office:value-type="string" calcext:value-type="string">
            <text:p>Noctua NH-U12S</text:p>
          </table:table-cell>
          <table:table-cell table:style-name="ce21" table:formula="of:=HYPERLINK(&quot;http://www.hardwareluxx.de/community/f84/die-sparsamsten-systeme-30w-idle-1007101-12.html#post22191135&quot;;&quot;dyn.TrApS&quot;)" office:value-type="string" office:string-value="dyn.TrApS" calcext:value-type="string">
            <text:p>dyn.TrAp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74" calcext:value-type="float">
            <text:p>74</text:p>
          </table:table-cell>
          <table:table-cell table:style-name="ce10"/>
          <table:table-cell table:style-name="ce5" office:value-type="string" calcext:value-type="string">
            <text:p>AMD A8-3820</text:p>
          </table:table-cell>
          <table:table-cell table:style-name="ce5" office:value-type="string" calcext:value-type="string">
            <text:p>Gigabyte A75N-USB3</text:p>
          </table:table-cell>
          <table:table-cell table:style-name="ce5" office:value-type="string" calcext:value-type="string">
            <text:p>PicoPSU 160-XT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128GB SSD</text:p>
          </table:table-cell>
          <table:table-cell table:style-name="ce5" office:value-type="string" calcext:value-type="string">
            <text:p>1 x 4GB DDR3-1600 Samsung Green Series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2.html#post21873636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.8" calcext:value-type="float">
            <office:annotation draw:style-name="gr12" draw:text-style-name="P2" svg:width="0.03pt" svg:height="1192.56pt" svg:x="0pt" svg:y="-596.24pt" draw:caption-point-x="44.16pt" draw:caption-point-y="643.75pt">
              <dc:date>2024-12-24T00:00:00</dc:date>
              <text:p text:style-name="P1">mit SSD am Intel SATA-Port und Package C-State im BIOS auf Auto oder C3. Weitere Infos siehe Post im Forum</text:p>
            </office:annotation>
            <text:p>15.8</text:p>
          </table:table-cell>
          <table:table-cell table:style-name="ce4"/>
          <table:table-cell table:style-name="ce10" office:value-type="string" calcext:value-type="string">
            <office:annotation draw:style-name="gr12" draw:text-style-name="P2" svg:width="0.03pt" svg:height="722.3pt" svg:x="0pt" svg:y="-361.11pt" draw:caption-point-x="127.5pt" draw:caption-point-y="408.61pt">
              <dc:date>2024-12-24T00:00:00</dc:date>
              <text:p text:style-name="P1">Mit C6 höherer Idle-Verbrauch. Weitere Infos siehe Post im Forum</text:p>
            </office:annotation>
            <text:p>C3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 Extreme4</text:p>
          </table:table-cell>
          <table:table-cell table:style-name="ce5" office:value-type="string" calcext:value-type="string">
            <text:p>PicoPSU-160XT + Zooty AD1280MB (80W NT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 64GB</text:p>
          </table:table-cell>
          <table:table-cell table:style-name="ce5" office:value-type="string" calcext:value-type="string">
            <text:p>2 x 4GB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33.html#post236661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5.8" calcext:value-type="float">
            <text:p>15.8</text:p>
          </table:table-cell>
          <table:table-cell table:style-name="ce4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AMD E-350</text:p>
          </table:table-cell>
          <table:table-cell table:style-name="ce5" office:value-type="string" calcext:value-type="string">
            <text:p>MSI E350IA-E44</text:p>
          </table:table-cell>
          <table:table-cell table:style-name="ce5" office:value-type="string" calcext:value-type="string">
            <text:p>PicoPSU 160W + 70W China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4000</text:p>
          </table:table-cell>
          <table:table-cell table:style-name="ce5" office:value-type="string" calcext:value-type="string">
            <text:p>Toshiba MK5075GSX 2,5" HDD 500GB</text:p>
          </table:table-cell>
          <table:table-cell table:style-name="ce5" office:value-type="string" calcext:value-type="string">
            <text:p>1x 2GB DDR3-1333 1.35v CL9 takeMS</text:p>
          </table:table-cell>
          <table:table-cell table:style-name="ce5" office:value-type="string" calcext:value-type="string">
            <text:p>OpnSense 20.1</text:p>
          </table:table-cell>
          <table:table-cell table:style-name="ce5" office:value-type="string" calcext:value-type="string">
            <text:p>2x USB NIC</text:p>
          </table:table-cell>
          <table:table-cell table:style-name="ce5" office:value-type="string" calcext:value-type="string">
            <text:p>120er Noctua 120 NF-P12</text:p>
          </table:table-cell>
          <table:table-cell table:style-name="ce18" table:formula="of:=HYPERLINK(&quot;https://www.hardwareluxx.de/community/members/delacor.305758/&quot;;&quot;delacor&quot;)" office:value-type="string" office:string-value="delacor" calcext:value-type="string">
            <text:p>delaco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" calcext:value-type="float">
            <text:p>16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Core i3-4330</text:p>
          </table:table-cell>
          <table:table-cell table:style-name="ce5" office:value-type="string" calcext:value-type="string">
            <text:p>ASUS H81T</text:p>
          </table:table-cell>
          <table:table-cell table:style-name="ce5" office:value-type="string" calcext:value-type="string">
            <text:p>FSP Group NB 1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MT707CTL</text:p>
          </table:table-cell>
          <table:table-cell table:style-name="ce5" office:value-type="string" calcext:value-type="string">
            <text:p>Crucial m4 64GB, mSATA 6Gb/s</text:p>
          </table:table-cell>
          <table:table-cell table:style-name="ce5" office:value-type="string" calcext:value-type="string">
            <text:p>2 x GeIL Green SO-DIMM 4GB, DDR3L-1333, CL9-9-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M325, Logitech K360, Asus VW222U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6.html#post21941118&quot;;&quot;Biolante&quot;)" office:value-type="string" office:string-value="Biolante" calcext:value-type="string">
            <text:p>Biolant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" calcext:value-type="float">
            <text:p>16</text:p>
          </table:table-cell>
          <table:table-cell table:style-name="ce4" office:value-type="float" office:value="62.8" calcext:value-type="float">
            <text:p>62.8</text:p>
          </table:table-cell>
          <table:table-cell table:style-name="ce12" table:formula="of:=HYPERLINK(&quot;http://www.hardwareluxx.de/community/f84/spontane-neustarts-mit-aktiviertem-c6-modus-auf-asrock-boards-1032098.html#post22484269&quot;;&quot;C3&quot;)" office:value-type="string" office:string-value="C3" calcext:value-type="string">
            <text:p>C3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Sea Sonic SS-300TGW 300W TF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Crucial m500 SSD 120GB</text:p>
          </table:table-cell>
          <table:table-cell table:style-name="ce5" office:value-type="string" calcext:value-type="string">
            <text:p>1 x 4GB DDR3-1600 Kingston 1,2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4145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5" office:value-type="string" calcext:value-type="string">
            <text:p>Intel Celeron G2020</text:p>
          </table:table-cell>
          <table:table-cell table:style-name="ce5" office:value-type="string" calcext:value-type="string">
            <text:p>Asrock H61M-ITX</text:p>
          </table:table-cell>
          <table:table-cell table:style-name="ce5" office:value-type="string" calcext:value-type="string">
            <text:p>Antec ISK 110 VESA 90W Extern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unbekannt</text:p>
          </table:table-cell>
          <table:table-cell table:style-name="ce5" office:value-type="string" calcext:value-type="string">
            <text:p>4GB Ram 1.5V 1600 G.Skill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WiFi aktiv, Maus, Bluetooth Apple Wireless Keyboard, HDMI am Fernseher</text:p>
          </table:table-cell>
          <table:table-cell table:style-name="ce5" office:value-type="string" calcext:value-type="string">
            <text:p>unbekannt</text:p>
          </table:table-cell>
          <table:table-cell table:style-name="ce18" table:formula="of:=HYPERLINK(&quot;http://www.hardwareluxx.de/community/f84/die-sparsamsten-systeme-30w-idle-1007101-23.html#post22883279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" calcext:value-type="float">
            <text:p>16</text:p>
          </table:table-cell>
          <table:table-cell table:style-name="ce4" office:value-type="float" office:value="42" calcext:value-type="float">
            <text:p>4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Rock Z87M OC Formula</text:p>
          </table:table-cell>
          <table:table-cell table:style-name="ce5" office:value-type="string" calcext:value-type="string">
            <text:p>BQ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REV Typ: 2580</text:p>
          </table:table-cell>
          <table:table-cell table:style-name="ce5" office:value-type="string" calcext:value-type="string">
            <text:p>Intel 330 SSD 60 GB</text:p>
          </table:table-cell>
          <table:table-cell table:style-name="ce5" office:value-type="string" calcext:value-type="string">
            <text:p>2 x 4Gb G-Skill Ares F3-2400C11-4GAB @ 1600 Mhz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G19, Logitech G9, Samsung T260 per HDMI, WLAN Stick</text:p>
          </table:table-cell>
          <table:table-cell table:style-name="ce5" office:value-type="string" calcext:value-type="string">
            <text:p>120er Noctua 120 NF-P12</text:p>
          </table:table-cell>
          <table:table-cell table:style-name="ce18" table:formula="of:=HYPERLINK(&quot;http://www.hardwareluxx.de/community/f84/die-sparsamsten-systeme-30w-idle-1007101-23.html#post22883977&quot;;&quot;simder&quot;)" office:value-type="string" office:string-value="simder" calcext:value-type="string">
            <text:p>simde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.1" calcext:value-type="float">
            <text:p>16.1</text:p>
          </table:table-cell>
          <table:table-cell table:style-name="ce4" office:value-type="float" office:value="75" calcext:value-type="float">
            <text:p>75</text:p>
          </table:table-cell>
          <table:table-cell table:style-name="ce10"/>
          <table:table-cell table:style-name="ce5" office:value-type="string" calcext:value-type="string">
            <text:p>AMD Ryzen 5 2400G</text:p>
          </table:table-cell>
          <table:table-cell table:style-name="ce5" office:value-type="string" calcext:value-type="string">
            <text:p>ASRock B450M-HDV</text:p>
          </table:table-cell>
          <table:table-cell table:style-name="ce5" office:value-type="string" calcext:value-type="string">
            <text:p>BQ E10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Conrad SEM4500</text:p>
          </table:table-cell>
          <table:table-cell table:style-name="ce5" office:value-type="string" calcext:value-type="string">
            <text:p>WD Blue 3D SATA SSD 1TB</text:p>
          </table:table-cell>
          <table:table-cell table:style-name="ce5" office:value-type="string" calcext:value-type="string">
            <text:p>1 x 16 GB Crucial Ballistix Sport LT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Fujitsu KB521, Fujitsu M520</text:p>
          </table:table-cell>
          <table:table-cell table:style-name="ce5" office:value-type="string" calcext:value-type="string">
            <text:p>LC-Power AiRazor Black Series, 120mm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760858" xlink:type="simple">AlexAnder2308</text:a>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29.8" calcext:value-type="float">
            <text:p>29.8</text:p>
          </table:table-cell>
          <table:table-cell table:style-name="ce10"/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B75M-ITX</text:p>
          </table:table-cell>
          <table:table-cell table:style-name="ce5" office:value-type="string" calcext:value-type="string">
            <text:p>PicoPSU-150-XT und Seasonic SSA-0601D-12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Basic 2</text:p>
          </table:table-cell>
          <table:table-cell table:style-name="ce5" office:value-type="string" calcext:value-type="string">
            <text:p>Samsung 840 250GB</text:p>
          </table:table-cell>
          <table:table-cell table:style-name="ce5" office:value-type="string" calcext:value-type="string">
            <text:p>1 x 4GB low profile Kingston KVR1333D3N9/4G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Fujitsu Siemens OEM (USB) Maus+Tastatur, Fujitsu Siemens L22W-6SA, Hitachi LG GH10N DVD Brenner</text:p>
          </table:table-cell>
          <table:table-cell table:style-name="ce5" office:value-type="string" calcext:value-type="string">
            <text:p>Noctua NF-P12@400rpm</text:p>
          </table:table-cell>
          <table:table-cell table:style-name="ce21" table:formula="of:=HYPERLINK(&quot;http://www.hardwareluxx.de/community/f84/die-sparsamsten-systeme-30w-idle-1007101-3.html#post21881471&quot;;&quot;alpha-3&quot;)" office:value-type="string" office:string-value="alpha-3" calcext:value-type="string">
            <text:p>alpha-3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.5" calcext:value-type="float">
            <office:annotation draw:style-name="gr12" draw:text-style-name="P2" svg:width="0.03pt" svg:height="610.33pt" svg:x="0pt" svg:y="-305.12pt" draw:caption-point-x="44.16pt" draw:caption-point-y="352.63pt">
              <dc:date>2024-12-24T00:00:00</dc:date>
              <text:p text:style-name="P1">ohne KVM reduziert sich der Idle-Verbrauch um ca 1,8W </text:p>
            </office:annotation>
            <text:p>16.5</text:p>
          </table:table-cell>
          <table:table-cell table:style-name="ce4" office:value-type="float" office:value="52" calcext:value-type="float">
            <text:p>5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MSI Z97M GAMING</text:p>
          </table:table-cell>
          <table:table-cell table:style-name="ce5" office:value-type="string" calcext:value-type="string">
            <text:p>Antec Earth Watts Platinum 4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Transcend TS64GMSA340 (in SATA-Adapter)</text:p>
          </table:table-cell>
          <table:table-cell table:style-name="ce5" office:value-type="string" calcext:value-type="string">
            <text:p>2 x 4GB DDR3-1600 (G.SKILL TridentX F3-2400C9D-8GTXD @ AUTO)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Avocent Switchview DVI, MS Natural Keyboard 4000, Razer Diamondback</text:p>
          </table:table-cell>
          <table:table-cell table:style-name="ce5" office:value-type="string" calcext:value-type="string">
            <text:p>1x Thermalright TY-150 am CPU-Kühler</text:p>
          </table:table-cell>
          <table:table-cell table:style-name="ce20" table:formula="of:=HYPERLINK(&quot;http://www.hardwareluxx.de/community/f84/die-sparsamsten-systeme-30w-idle-1007101-31.html#post23476294&quot;;&quot;emissary42&quot;)" office:value-type="string" office:string-value="emissary42" calcext:value-type="string">
            <text:p>emissary42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T</text:p>
          </table:table-cell>
          <table:table-cell table:style-name="ce5" office:value-type="string" calcext:value-type="string">
            <text:p>Asus P8H77-M LE</text:p>
          </table:table-cell>
          <table:table-cell table:style-name="ce5" office:value-type="string" calcext:value-type="string">
            <text:p>PicoPSU 8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UltraII 960 GB / Crucial M4 128 GB</text:p>
          </table:table-cell>
          <table:table-cell table:style-name="ce5" office:value-type="string" calcext:value-type="string">
            <text:p>2 x 4GB DDR3-1333 1.35V G.Skill Aegis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office:annotation draw:style-name="gr12" draw:text-style-name="P2" svg:width="0.03pt" svg:height="453.57pt" svg:x="0pt" svg:y="-226.74pt" draw:caption-point-x="1738.86pt" draw:caption-point-y="274.25pt">
              <dc:date>2024-12-24T00:00:00</dc:date>
              <text:p text:style-name="P1">+ Terratec Cinergy C PCI, Trends DAC USB</text:p>
            </office:annotation>
            <text:p>MS Basic Optical USB, Labtec PS/2, Dell G2410@1920x1024@DVI, LG DVD GH22NS40 SATA</text:p>
          </table:table-cell>
          <table:table-cell table:style-name="ce5" office:value-type="string" calcext:value-type="string">
            <text:p>Noctua NH-C12P, per Lüftersteuerung auf die kleinste Drehzahl geregelt.</text:p>
          </table:table-cell>
          <table:table-cell table:style-name="ce18" table:formula="of:=HYPERLINK(&quot;http://www.hardwareluxx.de/community/f84/die-sparsamsten-systeme-30w-idle-1007101-43.html#post24319008&quot;;&quot;Dusauber&quot;)" office:value-type="string" office:string-value="Dusauber" calcext:value-type="string">
            <text:p>Dusaube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.8" calcext:value-type="float">
            <text:p>16.8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LC Power 1320mi integrier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Transcend JetFlash 700</text:p>
          </table:table-cell>
          <table:table-cell table:style-name="ce5" office:value-type="string" calcext:value-type="string">
            <text:p>1 x 4GB Kingston Value Ram 1333</text:p>
          </table:table-cell>
          <table:table-cell table:style-name="ce5" office:value-type="string" calcext:value-type="string">
            <text:p>OpenELEC 4.0.7</text:p>
          </table:table-cell>
          <table:table-cell table:style-name="ce5" office:value-type="string" calcext:value-type="string">
            <text:p>Logitech Maus, Trust Tastatur, Samsung UE55F6170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8.html#post22471704&quot;;&quot;schorle90&quot;)" office:value-type="string" office:string-value="schorle90" calcext:value-type="string">
            <text:p>schorle90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B75 Pro3</text:p>
          </table:table-cell>
          <table:table-cell table:style-name="ce5" office:value-type="string" calcext:value-type="string">
            <text:p>PicoPSU-90-XLP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</text:p>
          </table:table-cell>
          <table:table-cell table:style-name="ce5" office:value-type="string" calcext:value-type="string">
            <text:p>1 x 2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3.html#post21881084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6.9" calcext:value-type="float">
            <text:p>16.9</text:p>
          </table:table-cell>
          <table:table-cell table:style-name="ce4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Pentium G322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no-name von Amazon</text:p>
          </table:table-cell>
          <table:table-cell table:style-name="ce5" office:value-type="string" calcext:value-type="string">
            <text:p>Seagate 4 TB</text:p>
          </table:table-cell>
          <table:table-cell table:style-name="ce5" office:value-type="string" calcext:value-type="string">
            <text:p>1 x 4 GB G-Skill Ripjaw 1333MHZ @ 1.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nifying/K400</text:p>
          </table:table-cell>
          <table:table-cell table:style-name="ce5" office:value-type="string" calcext:value-type="string">
            <text:p>1 x 120er + Boxed Kühler</text:p>
          </table:table-cell>
          <table:table-cell table:style-name="ce18" table:formula="of:=HYPERLINK(&quot;http://www.hardwareluxx.de/community/f84/die-sparsamsten-systeme-30w-idle-1007101-25.html#post22951147&quot;;&quot;Gorerotic&quot;)" office:value-type="string" office:string-value="Gorerotic" calcext:value-type="string">
            <text:p>Gorerotic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32.3" calcext:value-type="float">
            <text:p>32.3</text:p>
          </table:table-cell>
          <table:table-cell table:style-name="ce10"/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B75M-ITX</text:p>
          </table:table-cell>
          <table:table-cell table:style-name="ce5" office:value-type="string" calcext:value-type="string">
            <text:p>PicoPSU-90 und Seasonic SSA-0601D-12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Basic 2</text:p>
          </table:table-cell>
          <table:table-cell table:style-name="ce5" office:value-type="string" calcext:value-type="string">
            <text:p>Samsung 840 500GB</text:p>
          </table:table-cell>
          <table:table-cell table:style-name="ce5" office:value-type="string" calcext:value-type="string">
            <text:p>2 x 4GB low profile Kingston ( 2x KVR1333D3N9/4G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Razer DeathAdder Black Edition, IBM Model M Tastatur, LG Flatron W2600HP</text:p>
          </table:table-cell>
          <table:table-cell table:style-name="ce5" office:value-type="string" calcext:value-type="string">
            <text:p>Noctua NH-L9i@900rpm/Noctua NF-A4x10 FLX@1900rpm</text:p>
          </table:table-cell>
          <table:table-cell table:style-name="ce21" table:formula="of:=HYPERLINK(&quot;http://www.hardwareluxx.de/community/f84/die-sparsamsten-systeme-30w-idle-1007101-3.html#post21880722&quot;;&quot;alpha-3&quot;)" office:value-type="string" office:string-value="alpha-3" calcext:value-type="string">
            <text:p>alpha-3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7.4" calcext:value-type="float">
            <text:p>17.4</text:p>
          </table:table-cell>
          <table:table-cell table:style-name="ce4" office:value-type="string" calcext:value-type="string">
            <text:p>48,2</text:p>
          </table:table-cell>
          <table:table-cell table:style-name="ce10"/>
          <table:table-cell table:style-name="ce5" office:value-type="string" calcext:value-type="string">
            <text:p>Intel C2D Mobile P9500</text:p>
          </table:table-cell>
          <table:table-cell table:style-name="ce5" office:value-type="string" calcext:value-type="string">
            <text:p>DFI CA100-D</text:p>
          </table:table-cell>
          <table:table-cell table:style-name="ce5" office:value-type="string" calcext:value-type="string">
            <text:p>PicoPSU Gelb + 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30 Series 128GB</text:p>
          </table:table-cell>
          <table:table-cell table:style-name="ce5" office:value-type="string" calcext:value-type="string">
            <text:p>2 x TS512MSK64V3N (Transcend DDR3 SO-DIMM 4GB)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Wireless Optical Desktop Receiver 2.0, md86540, Hyundai Q17+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9.html#post21978732&quot;;&quot;Biolante&quot;)" office:value-type="string" office:string-value="Biolante" calcext:value-type="string">
            <text:p>Biolant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7.7" calcext:value-type="float">
            <text:p>17.7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H81TM-ITX</text:p>
          </table:table-cell>
          <table:table-cell table:style-name="ce5" office:value-type="string" calcext:value-type="string">
            <text:p>19V HP Notebooknetzteil 90W PA-1900-32HN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SSD</text:p>
          </table:table-cell>
          <table:table-cell table:style-name="ce5" office:value-type="string" calcext:value-type="string">
            <text:p>1 x 2GB ADATA DDR3-1333 SO-DIMM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USB-Tastatur, iiyama GB2773HS per DVI verbunden</text:p>
          </table:table-cell>
          <table:table-cell table:style-name="ce5" office:value-type="string" calcext:value-type="string">
            <text:p>passiv</text:p>
          </table:table-cell>
          <table:table-cell table:style-name="ce21" table:formula="of:=HYPERLINK(&quot;http://www.hardwareluxx.de/community/f84/die-sparsamsten-systeme-30w-idle-1007101-18.html#post22451498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7.8" calcext:value-type="float">
            <text:p>17.8</text:p>
          </table:table-cell>
          <table:table-cell table:style-name="ce8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Gigabyte B75N</text:p>
          </table:table-cell>
          <table:table-cell table:style-name="ce5" office:value-type="string" calcext:value-type="string">
            <text:p>Pico PSU 150 + 120W China Brick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40GB SSD</text:p>
          </table:table-cell>
          <table:table-cell table:style-name="ce5" office:value-type="string" calcext:value-type="string">
            <text:p>2 x 4GB GSkill DDR3-1333</text:p>
          </table:table-cell>
          <table:table-cell table:style-name="ce5" office:value-type="string" calcext:value-type="string">
            <text:p>Win 2012R2 Server</text:p>
          </table:table-cell>
          <table:table-cell table:style-name="ce5" office:value-type="string" calcext:value-type="string">
            <text:p>Sharkoon Fireglider, Logitech G19, HP w2207 (per DVI)</text:p>
          </table:table-cell>
          <table:table-cell table:style-name="ce5" office:value-type="string" calcext:value-type="string">
            <text:p>1155 Boxed kühler@pwm</text:p>
          </table:table-cell>
          <table:table-cell table:style-name="ce18" table:formula="of:=HYPERLINK(&quot;http://www.hardwareluxx.de/community/f84/die-sparsamsten-systeme-30w-idle-1007101-23.html#post22867794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6400</text:p>
          </table:table-cell>
          <table:table-cell table:style-name="ce5" office:value-type="string" calcext:value-type="string">
            <text:p>Fujitsu D3402-B</text:p>
          </table:table-cell>
          <table:table-cell table:style-name="ce5" office:value-type="string" calcext:value-type="string">
            <text:p>Seasonic G-Series G-360</text:p>
          </table:table-cell>
          <table:table-cell table:style-name="ce5" office:value-type="string" calcext:value-type="string">
            <office:annotation draw:style-name="gr12" draw:text-style-name="P2" svg:width="0.03pt" svg:height="229.63pt" svg:x="0pt" svg:y="-114.77pt" draw:caption-point-x="607.49pt" draw:caption-point-y="162.28pt">
              <dc:date>2024-12-24T00:00:00</dc:date>
              <text:p text:style-name="P1">StormX OC 2 GB GDDR5</text:p>
            </office:annotation>
            <text:p>Palit GeForce GTX 750 </text:p>
          </table:table-cell>
          <table:table-cell table:style-name="ce5" office:value-type="string" calcext:value-type="string">
            <text:p>Basetech Cost Control</text:p>
          </table:table-cell>
          <table:table-cell table:style-name="ce5" office:value-type="string" calcext:value-type="string">
            <text:p>Samsung 850 EVO 250GB</text:p>
          </table:table-cell>
          <table:table-cell table:style-name="ce5" office:value-type="string" calcext:value-type="string">
            <text:p>2 x 8 GB DDR4-2133 Crucial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Cherry MX-Board 3.0, Eizo Color Graphic CS230@1920x1080@DVI</text:p>
          </table:table-cell>
          <table:table-cell table:style-name="ce5" office:value-type="string" calcext:value-type="string">
            <text:p>be quiet! Pure Rock@Stock</text:p>
          </table:table-cell>
          <table:table-cell table:style-name="ce18" table:formula="of:=HYPERLINK(&quot;http://www.hardwareluxx.de/community/f84/die-sparsamsten-systeme-30w-idle-1007101-45.html#post24409032&quot;;&quot;xhamster&quot;)" office:value-type="string" office:string-value="xhamster" calcext:value-type="string">
            <text:p>xhamster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8.2" calcext:value-type="float">
            <text:p>18.2</text:p>
          </table:table-cell>
          <table:table-cell table:style-name="ce5" office:value-type="float" office:value="36.2" calcext:value-type="float">
            <text:p>36.2</text:p>
          </table:table-cell>
          <table:table-cell table:style-name="ce12" table:formula="of:=HYPERLINK(&quot;http://abload.de/img/h61probtcn1ebc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Celeron G1610</text:p>
          </table:table-cell>
          <table:table-cell table:style-name="ce5" office:value-type="string" calcext:value-type="string">
            <text:p>ASRock H61 Pro BTC</text:p>
          </table:table-cell>
          <table:table-cell table:style-name="ce5" office:value-type="string" calcext:value-type="string">
            <text:p>be quiet! L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HGST Travelstar 7K1000 1TB 2.5"</text:p>
          </table:table-cell>
          <table:table-cell table:style-name="ce5" office:value-type="string" calcext:value-type="string">
            <text:p>2 x 4GB Corsair Vengeance Low Profile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MX518, Fujitsu SL23T-1 LED (HDMI)</text:p>
          </table:table-cell>
          <table:table-cell table:style-name="ce5" office:value-type="string" calcext:value-type="string">
            <text:p>Scythe Big Shuriken 2 Rev. B @ passiv</text:p>
          </table:table-cell>
          <table:table-cell table:style-name="ce18" table:formula="of:=HYPERLINK(&quot;http://www.hardwareluxx.de/community/f84/die-sparsamsten-systeme-30w-idle-1007101-23.html#post22883086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8.4" calcext:value-type="float">
            <text:p>18.4</text:p>
          </table:table-cell>
          <table:table-cell table:style-name="ce5" office:value-type="float" office:value="47" calcext:value-type="float">
            <text:p>47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3220</text:p>
          </table:table-cell>
          <table:table-cell table:style-name="ce5" office:value-type="string" calcext:value-type="string">
            <text:p>Fujitsu D3162-A1</text:p>
          </table:table-cell>
          <table:table-cell table:style-name="ce5" office:value-type="string" calcext:value-type="string">
            <office:annotation draw:style-name="gr12" draw:text-style-name="P2" svg:width="0.03pt" svg:height="408.78pt" svg:x="0pt" svg:y="-204.35pt" draw:caption-point-x="560.24pt" draw:caption-point-y="267.62pt">
              <dc:date>2024-12-24T00:00:00</dc:date>
              <text:p text:style-name="P1">Fujitsu P910-L NT- Sonderanfertigung</text:p>
            </office:annotation>
            <text:p>DPS-250AB ATX FSC N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231E</text:p>
          </table:table-cell>
          <table:table-cell table:style-name="ce5" office:value-type="string" calcext:value-type="string">
            <text:p>WD5000AAKX 3,5' 500GB</text:p>
          </table:table-cell>
          <table:table-cell table:style-name="ce5" office:value-type="string" calcext:value-type="string">
            <text:p>2 x 4 GB 1.5V DDR3-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FSC Maus und Tastatur, Monitor@DVI</text:p>
          </table:table-cell>
          <table:table-cell table:style-name="ce5" office:value-type="string" calcext:value-type="string">
            <text:p>AVC Aktiv</text:p>
          </table:table-cell>
          <table:table-cell table:style-name="ce18" table:formula="of:=HYPERLINK(&quot;http://www.hardwareluxx.de/community/f84/die-sparsamsten-systeme-30w-idle-1007101-post23241617.html#post23241617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8.6" calcext:value-type="float">
            <text:p>18.6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4670</text:p>
          </table:table-cell>
          <table:table-cell table:style-name="ce5" office:value-type="string" calcext:value-type="string">
            <text:p>MSI H87M-G43</text:p>
          </table:table-cell>
          <table:table-cell table:style-name="ce5" office:value-type="string" calcext:value-type="string">
            <text:p>PicoPSU-150-XT + Leicke 120W 12V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SSD 840 Pro 128GB</text:p>
          </table:table-cell>
          <table:table-cell table:style-name="ce5" office:value-type="string" calcext:value-type="string">
            <text:p>2 x 8GB Crucial Ballistix Sport ULV DIMM, DDR3-1600 @ 1,275V</text:p>
          </table:table-cell>
          <table:table-cell table:style-name="ce5" office:value-type="string" calcext:value-type="string">
            <text:p>Ubuntu 13.04 - Kernel 3.13.3</text:p>
          </table:table-cell>
          <table:table-cell table:style-name="ce5" office:value-type="string" calcext:value-type="string">
            <text:p>Logitech Illuminated Keyboard, Kensington USB Trackball, Dell U2412</text:p>
          </table:table-cell>
          <table:table-cell table:style-name="ce5" office:value-type="string" calcext:value-type="string">
            <text:p>1x beQuiet SW2 PWM 140mm</text:p>
          </table:table-cell>
          <table:table-cell table:style-name="ce21" table:formula="of:=HYPERLINK(&quot;http://www.hardwareluxx.de/community/f84/die-sparsamsten-systeme-30w-idle-1007101-3.html#post21901309&quot;;&quot;Droste&quot;)" office:value-type="string" office:string-value="Droste" calcext:value-type="string">
            <text:p>Droste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51" calcext:value-type="float">
            <text:p>51</text:p>
          </table:table-cell>
          <table:table-cell table:style-name="ce10"/>
          <table:table-cell table:style-name="ce5" office:value-type="string" calcext:value-type="string">
            <text:p>Intel Celeron G530</text:p>
          </table:table-cell>
          <table:table-cell table:style-name="ce5" office:value-type="string" calcext:value-type="string">
            <text:p>Asrock B75 Pro3</text:p>
          </table:table-cell>
          <table:table-cell table:style-name="ce5" office:value-type="string" calcext:value-type="string">
            <text:p>PicoPSU-160-XT+Zooty AD1280MB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Kingston SSDNow V+ 100 96GB</text:p>
          </table:table-cell>
          <table:table-cell table:style-name="ce5" office:value-type="string" calcext:value-type="string">
            <text:p>2 x 2GB Kingston DDR3-1333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85-23010DE, iiyama GB2773HS</text:p>
          </table:table-cell>
          <table:table-cell table:style-name="ce5" office:value-type="string" calcext:value-type="string">
            <text:p>passiv</text:p>
          </table:table-cell>
          <table:table-cell table:style-name="ce5" office:value-type="string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86" calcext:value-type="float">
            <text:p>86</text:p>
          </table:table-cell>
          <table:table-cell table:style-name="ce10"/>
          <table:table-cell table:style-name="ce5" office:value-type="string" calcext:value-type="string">
            <text:p>Intel Core i5-3570K</text:p>
          </table:table-cell>
          <table:table-cell table:style-name="ce5" office:value-type="string" calcext:value-type="string">
            <text:p>Intel DH77EB</text:p>
          </table:table-cell>
          <table:table-cell table:style-name="ce5" office:value-type="string" calcext:value-type="string">
            <text:p>Sea Sonic SS-300TGW 300W TFX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PM 231E</text:p>
          </table:table-cell>
          <table:table-cell table:style-name="ce5" office:value-type="string" calcext:value-type="string">
            <text:p>Crucial m4 SSD 128GB mSATA</text:p>
          </table:table-cell>
          <table:table-cell table:style-name="ce5" office:value-type="string" calcext:value-type="string">
            <text:p>2 x 4 GB DDR3-1866 Crucial 1,5V</text:p>
          </table:table-cell>
          <table:table-cell table:style-name="ce5" office:value-type="string" calcext:value-type="string">
            <text:p>Ubuntu 12.04</text:p>
          </table:table-cell>
          <table:table-cell table:style-name="ce5" office:value-type="string" calcext:value-type="string">
            <text:p>Microsoft Habu, Cherry eVolution STREAM, Samsung 226BW @ DVI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5.html#post21915793&quot;;&quot;-DDD-&quot;)" office:value-type="string" office:string-value="-DDD-" calcext:value-type="string">
            <text:p>-DDD-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9" calcext:value-type="float">
            <text:p>19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2400</text:p>
          </table:table-cell>
          <table:table-cell table:style-name="ce5" office:value-type="string" calcext:value-type="string">
            <text:p>Fujitsu D3032</text:p>
          </table:table-cell>
          <table:table-cell table:style-name="ce5" office:value-type="string" calcext:value-type="string">
            <text:p>Fujitsu 280W 85+ (TFX?)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Expert II</text:p>
          </table:table-cell>
          <table:table-cell table:style-name="ce5" office:value-type="string" calcext:value-type="string">
            <text:p>WD5000</text:p>
          </table:table-cell>
          <table:table-cell table:style-name="ce5" office:value-type="string" calcext:value-type="string">
            <text:p>1 x 4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USB-Maus, PS-2 Tastatur, DVD-RW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2.html#post21878752&quot;;&quot;V12&quot;)" office:value-type="string" office:string-value="V12" calcext:value-type="string">
            <text:p>V12</text:p>
          </table:table-cell>
          <table:table-cell table:number-columns-repeated="101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5" office:value-type="float" office:value="82" calcext:value-type="float">
            <text:p>8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43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XFX HD 7750 passiv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Samsung 840 Evo 120GB</text:p>
          </table:table-cell>
          <table:table-cell table:style-name="ce5" office:value-type="string" calcext:value-type="string">
            <text:p>2 x 4GB Kingston 2Rx8 PC3-12800S-11-11-F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DVI Monitor</text:p>
          </table:table-cell>
          <table:table-cell table:style-name="ce5" office:value-type="string" calcext:value-type="string">
            <text:p>1x Scythe Mugen 2 Lüfter @300U/m</text:p>
          </table:table-cell>
          <table:table-cell table:style-name="ce18" table:formula="of:=HYPERLINK(&quot;http://www.hardwareluxx.de/community/f84/die-sparsamsten-systeme-30w-idle-1007101-26.html#post23057530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9.2" calcext:value-type="float">
            <text:p>19.2</text:p>
          </table:table-cell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150</text:p>
          </table:table-cell>
          <table:table-cell table:style-name="ce5" office:value-type="string" calcext:value-type="string">
            <text:p>Asrock H97M-ITX/ac</text:p>
          </table:table-cell>
          <table:table-cell table:style-name="ce5" office:value-type="string" calcext:value-type="string">
            <text:p>Chieftec Flyer FN-02B / Chieftec SFX-350BS-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CM Tchibo 267773</text:p>
          </table:table-cell>
          <table:table-cell table:style-name="ce5" office:value-type="string" calcext:value-type="string">
            <text:p>Samsung 850Pro 128GB</text:p>
          </table:table-cell>
          <table:table-cell table:style-name="ce5" office:value-type="string" calcext:value-type="string">
            <text:p>2 x 2GB <text:s/>G.Skill NQ Series DDR3-1600 DIMM CL9,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700, Cherry Strait Black Corded, Samsung 245B@1920x1200@VGA</text:p>
          </table:table-cell>
          <table:table-cell table:style-name="ce5" office:value-type="string" calcext:value-type="string">
            <text:p>Intel Boxed, Geh Lüfter Chieftec Flyer FN-02B, Bios auf Silent-Mode</text:p>
          </table:table-cell>
          <table:table-cell table:style-name="ce18" table:formula="of:=HYPERLINK(&quot;http://www.hardwareluxx.de/community/f84/die-sparsamsten-systeme-30w-idle-1007101-36.html#post23960482&quot;;&quot;Axident&quot;)" office:value-type="string" office:string-value="Axident" calcext:value-type="string">
            <text:p>Axident</text:p>
          </table:table-cell>
          <table:table-cell table:number-columns-repeated="1010"/>
        </table:table-row>
        <table:table-row table:style-name="ro1">
          <table:table-cell table:style-name="ce4" office:value-type="float" office:value="19.4" calcext:value-type="float">
            <office:annotation draw:style-name="gr10" draw:text-style-name="P2" svg:width="336.19pt" svg:height="16.89pt" svg:x="55.7pt" svg:y="99.18pt" draw:caption-point-x="-11.54pt" draw:caption-point-y="-20.15pt">
              <dc:date>2024-12-24T00:00:00</dc:date>
              <text:p text:style-name="P1"><text:s/>CPU undervolting offset -70 und Turbo aus</text:p>
            </office:annotation>
            <text:p>19.4</text:p>
          </table:table-cell>
          <table:table-cell table:style-name="ce5" office:value-type="float" office:value="148.3" calcext:value-type="float">
            <text:p>148.3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10400F</text:p>
          </table:table-cell>
          <table:table-cell table:style-name="ce5" office:value-type="string" calcext:value-type="string">
            <text:p>ASRock B460M-ITX/AC</text:p>
          </table:table-cell>
          <table:table-cell table:style-name="ce5" office:value-type="string" calcext:value-type="string">
            <text:p>be quiet! System Power 9</text:p>
          </table:table-cell>
          <table:table-cell table:style-name="ce5" office:value-type="string" calcext:value-type="string">
            <text:p>ASUS Phoenix GeForce GTX 1650 SUPER OC 4GB</text:p>
          </table:table-cell>
          <table:table-cell table:style-name="ce5" office:value-type="string" calcext:value-type="string">
            <text:p>PM 231E</text:p>
          </table:table-cell>
          <table:table-cell table:style-name="ce5" office:value-type="string" calcext:value-type="string">
            <text:p>Samsung SSD 970 EVO Plus 500GB, M.2</text:p>
          </table:table-cell>
          <table:table-cell table:style-name="ce5" office:value-type="string" calcext:value-type="string">
            <text:p>1 x 16GB G.Skill Aegis DDR4-3000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520 Wireless Tastatur und Logitech M720 Wireless Maus</text:p>
          </table:table-cell>
          <table:table-cell table:style-name="ce5" office:value-type="string" calcext:value-type="string">
            <text:p>SATA Controller aus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593828" xlink:type="simple">MCTmax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19.5" calcext:value-type="float">
            <text:p>19.5</text:p>
          </table:table-cell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7-4770T</text:p>
          </table:table-cell>
          <table:table-cell table:style-name="ce5" office:value-type="string" calcext:value-type="string">
            <text:p>Asrock Z87E-ITX</text:p>
          </table:table-cell>
          <table:table-cell table:style-name="ce5" office:value-type="string" calcext:value-type="string">
            <text:p>PicoPSU 160XT + 180W Dell DA3 NT</text:p>
          </table:table-cell>
          <table:table-cell table:style-name="ce5" office:value-type="string" calcext:value-type="string">
            <office:annotation draw:style-name="gr12" draw:text-style-name="P2" svg:width="0.03pt" svg:height="274.42pt" svg:x="0pt" svg:y="-137.17pt" draw:caption-point-x="607.49pt" draw:caption-point-y="231.93pt">
              <dc:date>2024-12-24T00:00:00</dc:date>
              <text:p text:style-name="P1">passiv@Prolimatech MK-26</text:p>
            </office:annotation>
            <text:p>GeForce GTX 750TI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mSATA SSD 256GB</text:p>
          </table:table-cell>
          <table:table-cell table:style-name="ce5" office:value-type="string" calcext:value-type="string">
            <text:p>2 x 4GB DDR3-1600 Crucial Ballistix Sport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BenQ XL2720T, Logitech G5, Cherry G230, WLAN/Bluetooth über Gerätemanager deaktiviert</text:p>
          </table:table-cell>
          <table:table-cell table:style-name="ce5" office:value-type="string" calcext:value-type="string">
            <text:p>passiv </text:p>
          </table:table-cell>
          <table:table-cell table:style-name="ce21" table:formula="of:=HYPERLINK(&quot;http://www.hardwareluxx.de/community/f84/die-sparsamsten-systeme-30w-idle-1007101-22.html#post22769591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9.6" calcext:value-type="float">
            <text:p>19.6</text:p>
          </table:table-cell>
          <table:table-cell table:style-name="ce4" office:value-type="float" office:value="75" calcext:value-type="float">
            <text:p>75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Gigabyte Z87-D3HP</text:p>
          </table:table-cell>
          <table:table-cell table:style-name="ce5" office:value-type="string" calcext:value-type="string">
            <text:p>Seasonic G-4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Master Expert II</text:p>
          </table:table-cell>
          <table:table-cell table:style-name="ce5" office:value-type="string" calcext:value-type="string">
            <text:p>Samsung 840 Evo</text:p>
          </table:table-cell>
          <table:table-cell table:style-name="ce5" office:value-type="string" calcext:value-type="string">
            <text:p>2 x 4GB Kingston HyperX LoVo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Tastatur Cherry G81-3000 PS-2, Logitech USB-Maus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4.html#post21908704&quot;;&quot;V12&quot;)" office:value-type="string" office:string-value="V12" calcext:value-type="string">
            <text:p>V12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19.6" calcext:value-type="float">
            <text:p>19.6</text:p>
          </table:table-cell>
          <table:table-cell table:style-name="ce4" office:value-type="float" office:value="44.6" calcext:value-type="float">
            <text:p>44.6</text:p>
          </table:table-cell>
          <table:table-cell table:style-name="ce12" table:formula="of:=HYPERLINK(&quot;http://abload.de/img/dh67gd_c6umrl5.jpg&quot;;&quot;C6&quot;)" office:value-type="string" office:string-value="C6" calcext:value-type="string">
            <text:p>C6</text:p>
          </table:table-cell>
          <table:table-cell table:style-name="ce5" office:value-type="string" calcext:value-type="string">
            <text:p>Intel Pentium G2020</text:p>
          </table:table-cell>
          <table:table-cell table:style-name="ce5" office:value-type="string" calcext:value-type="string">
            <text:p>Intel DH67GD</text:p>
          </table:table-cell>
          <table:table-cell table:style-name="ce5" office:value-type="string" calcext:value-type="string">
            <text:p>be quiet! S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SSD 330 + 2,5 HDD</text:p>
          </table:table-cell>
          <table:table-cell table:style-name="ce5" office:value-type="string" calcext:value-type="string">
            <text:p>2 x 4GB 1600 Corsair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Perrix MX1800, Fujitsu SL23T-1 LED (HDMI)</text:p>
          </table:table-cell>
          <table:table-cell table:style-name="ce5" office:value-type="string" calcext:value-type="string">
            <text:p>Scythe Big Shuriken 2 Rev. B</text:p>
          </table:table-cell>
          <table:table-cell table:style-name="ce18" table:formula="of:=HYPERLINK(&quot;http://www.hardwareluxx.de/community/f84/die-sparsamsten-systeme-30w-idle-1007101-31.html#post23467761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0" calcext:value-type="float">
            <text:p>20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MSI B85M-E43 DASH</text:p>
          </table:table-cell>
          <table:table-cell table:style-name="ce5" office:value-type="string" calcext:value-type="string">
            <text:p>be quiet! Straight Power E9 4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REV Typ: 2580</text:p>
          </table:table-cell>
          <table:table-cell table:style-name="ce5" office:value-type="string" calcext:value-type="string">
            <text:p>Intel SSD 330 60GB</text:p>
          </table:table-cell>
          <table:table-cell table:style-name="ce5" office:value-type="string" calcext:value-type="string">
            <text:p>4 GB Kingston ValueRam 1333 MHZ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G9x, Logitech G19, Samsung T260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-2.html#post21873461&quot;;&quot;simder&quot;)" office:value-type="string" office:string-value="simder" calcext:value-type="string">
            <text:p>simder</text:p>
          </table:table-cell>
          <table:table-cell table:number-columns-repeated="101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5" office:value-type="float" office:value="81" calcext:value-type="float">
            <text:p>81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4430</text:p>
          </table:table-cell>
          <table:table-cell table:style-name="ce5" office:value-type="string" calcext:value-type="string">
            <text:p>Gigabyte GA-H81TN</text:p>
          </table:table-cell>
          <table:table-cell table:style-name="ce5" office:value-type="string" calcext:value-type="string">
            <text:p>Leicke 120W NT</text:p>
          </table:table-cell>
          <table:table-cell table:style-name="ce5" office:value-type="string" calcext:value-type="string">
            <text:p>Zotac GTX 750Ti 2GB</text:p>
          </table:table-cell>
          <table:table-cell table:style-name="ce5" office:value-type="string" calcext:value-type="string">
            <text:p>Technoline Cost Control</text:p>
          </table:table-cell>
          <table:table-cell table:style-name="ce5" office:value-type="string" calcext:value-type="string">
            <text:p>Samsung 840 Evo 120GB</text:p>
          </table:table-cell>
          <table:table-cell table:style-name="ce5" office:value-type="string" calcext:value-type="string">
            <text:p>2 x 4GB Kingston 2Rx8 PC3-12800S-11-11-F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+Tastatur, DVI Monitor</text:p>
          </table:table-cell>
          <table:table-cell table:style-name="ce5" office:value-type="string" calcext:value-type="string">
            <text:p>1x Scythe Mugen 2 Lüfter @300U/m</text:p>
          </table:table-cell>
          <table:table-cell table:style-name="ce18" table:formula="of:=HYPERLINK(&quot;http://www.hardwareluxx.de/community/f84/die-sparsamsten-systeme-30w-idle-1007101-26.html#post23057530&quot;;&quot;Vaness&quot;)" office:value-type="string" office:string-value="Vaness" calcext:value-type="string">
            <text:p>Vaness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0.3" calcext:value-type="float">
            <text:p>20.3</text:p>
          </table:table-cell>
          <table:table-cell table:style-name="ce5" office:value-type="float" office:value="98.4" calcext:value-type="float">
            <text:p>98.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5675C</text:p>
          </table:table-cell>
          <table:table-cell table:style-name="ce5" office:value-type="string" calcext:value-type="string">
            <text:p>GA-Z97MX-Gaming 5</text:p>
          </table:table-cell>
          <table:table-cell table:style-name="ce5" office:value-type="string" calcext:value-type="string">
            <text:p>L8-CM-53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Evo, HDD 2.5" WD10JPVT</text:p>
          </table:table-cell>
          <table:table-cell table:style-name="ce5" office:value-type="string" calcext:value-type="string">
            <text:p>4 x 8GB HX318C10FBK2 DDR3-1866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Enermax Aurora, Perrix MX1800, U2414H (HDMI)</text:p>
          </table:table-cell>
          <table:table-cell table:style-name="ce5" office:value-type="string" calcext:value-type="string">
            <text:p>GeminII M4</text:p>
          </table:table-cell>
          <table:table-cell table:style-name="ce18" table:formula="of:=HYPERLINK(&quot;http://www.hardwareluxx.de/community/f84/die-sparsamsten-systeme-30w-idle-1007101-37.html#post24022594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0.5" calcext:value-type="float">
            <text:p>20.5</text:p>
          </table:table-cell>
          <table:table-cell table:style-name="ce5" office:value-type="float" office:value="43.5" calcext:value-type="float">
            <text:p>43.5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eleron G1620</text:p>
          </table:table-cell>
          <table:table-cell table:style-name="ce5" office:value-type="string" calcext:value-type="string">
            <text:p>Gigabyte GA-B75M-D3H</text:p>
          </table:table-cell>
          <table:table-cell table:style-name="ce5" office:value-type="string" calcext:value-type="string">
            <text:p>Pico-Box Z3-ATX-200 mit Fujitsu Notebook Netzteil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1 x 2GB DDR3 1066 OZC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link (Funk/USB), Samsung über DVI (1920x1080) 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7.html#post23089187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1" calcext:value-type="float">
            <office:annotation draw:style-name="gr3" draw:text-style-name="P2" svg:width="336.19pt" svg:height="26.99pt" svg:x="55.7pt" svg:y="133.51pt" draw:caption-point-x="-11.54pt" draw:caption-point-y="-7.23pt">
              <dc:date>2024-12-24T00:00:00</dc:date>
              <text:p text:style-name="P1">mit 4 Turnkey Linux VMs aktiv</text:p>
            </office:annotation>
            <text:p>21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2400</text:p>
          </table:table-cell>
          <table:table-cell table:style-name="ce5" office:value-type="string" calcext:value-type="string">
            <text:p>Intel DQ67SW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Kingston 240GB SSD</text:p>
          </table:table-cell>
          <table:table-cell table:style-name="ce5" office:value-type="string" calcext:value-type="string">
            <text:p>32GB Mushkin DDR3-1333</text:p>
          </table:table-cell>
          <table:table-cell table:style-name="ce5" office:value-type="string" calcext:value-type="string">
            <text:p>Proxmox VE 3.2</text:p>
          </table:table-cell>
          <table:table-cell table:style-name="ce5" office:value-type="string" calcext:value-type="string">
            <text:p>zum Test: Sharkoon Fireglider + Logitech G19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5.html#post22387575&quot;;&quot;pumuckel&quot;)" office:value-type="string" office:string-value="pumuckel" calcext:value-type="string">
            <text:p>pumuckel</text:p>
          </table:table-cell>
          <table:table-cell table:number-columns-repeated="101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160</text:p>
          </table:table-cell>
          <table:table-cell table:style-name="ce5" office:value-type="string" calcext:value-type="string">
            <text:p>Asrock H81M-ITX</text:p>
          </table:table-cell>
          <table:table-cell table:style-name="ce5" office:value-type="string" calcext:value-type="string">
            <text:p>LC-Power LC7300 300W</text:p>
          </table:table-cell>
          <table:table-cell table:style-name="ce5" office:value-type="string" calcext:value-type="string">
            <text:p>MSI GTX 750Ti 2GB OC Twin Frozr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30 128GB</text:p>
          </table:table-cell>
          <table:table-cell table:style-name="ce5" office:value-type="string" calcext:value-type="string">
            <text:p>2 x 4GB DDR3-1600 GEIL 1,50V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Microsoft 2000 Tastatur, Perixx MX-1000, Acer S240HLBID@1920x1080@HDMI</text:p>
          </table:table-cell>
          <table:table-cell table:style-name="ce5" office:value-type="string" calcext:value-type="string">
            <text:p>1x DeepCool UF120 @ 500rpm</text:p>
          </table:table-cell>
          <table:table-cell table:style-name="ce18" table:formula="of:=HYPERLINK(&quot;http://www.hardwareluxx.de/community/f84/die-sparsamsten-systeme-30w-idle-1007101-31.html#post23488200&quot;;&quot;zega&quot;)" office:value-type="string" office:string-value="zega" calcext:value-type="string">
            <text:p>zega</text:p>
          </table:table-cell>
          <table:table-cell table:number-columns-repeated="1010"/>
        </table:table-row>
        <table:table-row table:style-name="ro1">
          <table:table-cell table:style-name="ce4" office:value-type="float" office:value="21.6" calcext:value-type="float">
            <text:p>21.6</text:p>
          </table:table-cell>
          <table:table-cell table:style-name="ce5" office:value-type="float" office:value="215" calcext:value-type="float">
            <text:p>215</text:p>
          </table:table-cell>
          <table:table-cell table:style-name="ce10"/>
          <table:table-cell table:style-name="ce5" office:value-type="string" calcext:value-type="string">
            <text:p>Intel Core i7-6700</text:p>
          </table:table-cell>
          <table:table-cell table:style-name="ce5" office:value-type="string" calcext:value-type="string">
            <text:p>Fujitsu D3401-B</text:p>
          </table:table-cell>
          <table:table-cell table:style-name="ce5" office:value-type="string" calcext:value-type="string">
            <text:p>Coolermaster V450S</text:p>
          </table:table-cell>
          <table:table-cell table:style-name="ce5" office:value-type="string" calcext:value-type="string">
            <text:p>GTX970 EVGA SC ACX 2.0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512GB</text:p>
          </table:table-cell>
          <table:table-cell table:style-name="ce5" office:value-type="string" calcext:value-type="string">
            <text:p>2 x 8GB DDR4 2133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A4-Tech Bloody V3, Cherry MX-Board 3.0, X-Star DP2710@2560x1440@DVI</text:p>
          </table:table-cell>
          <table:table-cell table:style-name="ce5" office:value-type="string" calcext:value-type="string">
            <text:p>1xNoctua Industrial NF-F12@600RPM</text:p>
          </table:table-cell>
          <table:table-cell table:style-name="ce18" table:formula="of:=HYPERLINK(&quot;http://www.hardwareluxx.de/community/f84/die-sparsamsten-systeme-30w-idle-1007101-45.html#post24400910&quot;;&quot;DonBanana&quot;)" office:value-type="string" office:string-value="DonBanana" calcext:value-type="string">
            <text:p>DonBanan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2" calcext:value-type="float">
            <text:p>22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7-2600K</text:p>
          </table:table-cell>
          <table:table-cell table:style-name="ce5" office:value-type="string" calcext:value-type="string">
            <text:p>Asus P8Z68V-Pro</text:p>
          </table:table-cell>
          <table:table-cell table:style-name="ce5" office:value-type="string" calcext:value-type="string">
            <text:p>Tagan TG600-BZ - Piperock series 600 Watt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CM 220052 (Tchibo)</text:p>
          </table:table-cell>
          <table:table-cell table:style-name="ce5" office:value-type="string" calcext:value-type="string">
            <text:p>Intel SSD X25-M Postville 80Gb</text:p>
          </table:table-cell>
          <table:table-cell table:style-name="ce5" office:value-type="string" calcext:value-type="string">
            <text:p>8 GB Corsair Vengeance LP DDR3-1600 CL9</text:p>
          </table:table-cell>
          <table:table-cell table:style-name="ce5" office:value-type="string" calcext:value-type="string">
            <text:p>Kubuntu 14.04</text:p>
          </table:table-cell>
          <table:table-cell table:style-name="ce5" office:value-type="string" calcext:value-type="string">
            <text:p>Microsoft Sidewinder X8 Maus, Sidewinder X6-Keyboard, Samsung T260 1920x1200 (DVI)</text:p>
          </table:table-cell>
          <table:table-cell table:style-name="ce5" office:value-type="string" calcext:value-type="string">
            <text:p>Noctua NH-U9B (ca. 1000 U/min)</text:p>
          </table:table-cell>
          <table:table-cell table:style-name="ce21" table:formula="of:=HYPERLINK(&quot;http://www.hardwareluxx.de/community/f84/die-sparsamsten-systeme-30w-idle-1007101-14.html#post22268095&quot;;&quot;Karle81&quot;)" office:value-type="string" office:string-value="Karle81" calcext:value-type="string">
            <text:p>Karle81</text:p>
          </table:table-cell>
          <table:table-cell table:number-columns-repeated="1010"/>
        </table:table-row>
        <table:table-row table:style-name="ro1">
          <table:table-cell table:style-name="ce4" office:value-type="float" office:value="22.45" calcext:value-type="float">
            <text:p>22.45</text:p>
          </table:table-cell>
          <table:table-cell table:style-name="ce4"/>
          <table:table-cell table:style-name="ce10" office:value-type="string" calcext:value-type="string">
            <text:p>C2</text:p>
          </table:table-cell>
          <table:table-cell table:style-name="ce5" office:value-type="string" calcext:value-type="string">
            <text:p>Intel Core i5-8600K</text:p>
          </table:table-cell>
          <table:table-cell table:style-name="ce5" office:value-type="string" calcext:value-type="string">
            <text:p>Asus ROG STRIX H370-I GAMING</text:p>
          </table:table-cell>
          <table:table-cell table:style-name="ce5" office:value-type="string" calcext:value-type="string">
            <text:p>Corsair SF450 Platinum</text:p>
          </table:table-cell>
          <table:table-cell table:style-name="ce5" office:value-type="string" calcext:value-type="string">
            <text:p>Asus Rog Strix GTX 1660 Ti OC</text:p>
          </table:table-cell>
          <table:table-cell table:style-name="ce5" office:value-type="string" calcext:value-type="string">
            <text:p>Fritz!DECT 200</text:p>
          </table:table-cell>
          <table:table-cell table:style-name="ce5" office:value-type="string" calcext:value-type="string">
            <text:p>WD Blue 3D 1TB SATA SSD</text:p>
          </table:table-cell>
          <table:table-cell table:style-name="ce5" office:value-type="string" calcext:value-type="string">
            <text:p>1 x 16GB Samsung DDR4-2133 M378A2K43BB1-CPB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K400r, BIOS: Power Saving Mode + CEC 2019 enabled, LEDs + Audio + Realtek LAN disabled</text:p>
          </table:table-cell>
          <table:table-cell table:style-name="ce5" office:value-type="string" calcext:value-type="string">
            <text:p>Passiv (NH-D15 ohne Lüfter)</text:p>
          </table:table-cell>
          <table:table-cell table:style-name="ce20" office:value-type="string" calcext:value-type="string">
            <text:p><text:a xlink:href="https://www.hardwareluxx.de/community/threads/die-sparsamsten-systeme-30w-idle.1007101/post-27799600" xlink:type="simple">mgutt</text:a></text:p>
          </table:table-cell>
          <table:table-cell table:number-columns-repeated="1010"/>
        </table:table-row>
        <table:table-row table:style-name="ro1">
          <table:table-cell table:style-name="ce4" office:value-type="float" office:value="22.8" calcext:value-type="float">
            <text:p>22.8</text:p>
          </table:table-cell>
          <table:table-cell table:style-name="ce5" office:value-type="float" office:value="75" calcext:value-type="float">
            <office:annotation draw:style-name="gr10" draw:text-style-name="P2" svg:width="469.53pt" svg:height="16.89pt" svg:x="102.25pt" svg:y="193.69pt" draw:caption-point-x="-11.54pt" draw:caption-point-y="-20.18pt">
              <dc:date>2024-12-24T00:00:00</dc:date>
              <text:p text:style-name="P1">140 Prime+Furmark</text:p>
            </office:annotation>
            <text:p>75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text:p>ASRock H87M-ITX</text:p>
          </table:table-cell>
          <table:table-cell table:style-name="ce5" office:value-type="string" calcext:value-type="string">
            <text:p>be quiet! E9 400W</text:p>
          </table:table-cell>
          <table:table-cell table:style-name="ce5" office:value-type="string" calcext:value-type="string">
            <office:annotation draw:style-name="gr10" draw:text-style-name="P2" svg:width="714.67pt" svg:height="16.89pt" svg:x="619.03pt" svg:y="193.69pt" draw:caption-point-x="-11.54pt" draw:caption-point-y="-20.18pt">
              <dc:date>2024-12-24T00:00:00</dc:date>
              <text:p text:style-name="P1">(H777F1G2M)</text:p>
            </office:annotation>
            <text:p>HIS HD 7770 iCooler 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Plextor PX-128M3</text:p>
          </table:table-cell>
          <table:table-cell table:style-name="ce5" office:value-type="string" calcext:value-type="string">
            <text:p>1x Kingston KVR16N11/8G 8GB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Razer Copperhead - USB, Fujitsu KB410 - USB, Dell U2414H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://www.hardwareluxx.de/community/f84/die-sparsamsten-systeme-30w-idle-1007101-24.html#post22939166&quot;;&quot;HIrscHI&quot;)" office:value-type="string" office:string-value="HIrscHI" calcext:value-type="string">
            <text:p>HIrscHI</text:p>
          </table:table-cell>
          <table:table-cell table:number-columns-repeated="101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5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5-6500</text:p>
          </table:table-cell>
          <table:table-cell table:style-name="ce5" office:value-type="string" calcext:value-type="string">
            <text:p>Supermicro C7H170-M</text:p>
          </table:table-cell>
          <table:table-cell table:style-name="ce5" office:value-type="string" calcext:value-type="string">
            <text:p>Cooler Master V-Series V550</text:p>
          </table:table-cell>
          <table:table-cell table:style-name="ce5" office:value-type="string" calcext:value-type="string">
            <office:annotation draw:style-name="gr11" draw:text-style-name="P2" svg:width="714.67pt" svg:height="16.89pt" svg:x="619.03pt" svg:y="209.42pt" draw:caption-point-x="-11.54pt" draw:caption-point-y="-20.15pt">
              <dc:date>2024-12-24T00:00:00</dc:date>
              <text:p text:style-name="P1"><text:s/>EVGA GeForce GTX 980 Ti Superclocked+ ACX 2.0+</text:p>
            </office:annotation>
            <text:p>EVGA GeForce GTX 980 Ti ...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SSD 850 Evo 500GB</text:p>
          </table:table-cell>
          <table:table-cell table:style-name="ce5" office:value-type="string" calcext:value-type="string">
            <text:p>2 x 8 GB G.Skill Trident Z DIMM Kit 16GB, DDR4-2800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Illuminated Keyboard K740 + SteelSeries Rival weiß + <text:s/>NEC MultiSync EA274WMi</text:p>
          </table:table-cell>
          <table:table-cell table:style-name="ce5" office:value-type="string" calcext:value-type="string">
            <office:annotation draw:style-name="gr11" draw:text-style-name="P2" svg:width="271.53pt" svg:height="28.09pt" svg:x="2064.3pt" svg:y="203.84pt" draw:caption-point-x="-11.54pt" draw:caption-point-y="-14.57pt">
              <dc:date>2024-12-24T00:00:00</dc:date>
              <text:p text:style-name="P1"><text:s/>Noiseblocker NB-eLoop B12-2 + Noiseblocker NB-eLoop B14-2</text:p>
            </office:annotation>
            <text:p>Prolimatech Black Megahalems + Noiseblocker NB-eLoop B12-PS + ...</text:p>
          </table:table-cell>
          <table:table-cell table:style-name="ce18" table:formula="of:=HYPERLINK(&quot;http://www.hardwareluxx.de/community/f84/die-sparsamsten-systeme-30w-idle-1007101-43.html#post24324751&quot;;&quot;thom_cat&quot;)" office:value-type="string" office:string-value="thom_cat" calcext:value-type="string">
            <text:p>thom_cat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3.2" calcext:value-type="float">
            <office:annotation draw:style-name="gr11" draw:text-style-name="P2" svg:width="336.19pt" svg:height="28.09pt" svg:x="55.7pt" svg:y="203.84pt" draw:caption-point-x="-11.54pt" draw:caption-point-y="1.19pt">
              <dc:date>2024-12-24T00:00:00</dc:date>
              <text:p text:style-name="P1">1V http://www.hardwareluxx.de/community/f84/die-sparsamsten-systeme-30w-idle-1007101-33.html#post23708161</text:p>
            </office:annotation>
            <text:p>23.2</text:p>
          </table:table-cell>
          <table:table-cell table:style-name="ce5" office:value-type="float" office:value="88" calcext:value-type="float">
            <office:annotation draw:style-name="gr11" draw:text-style-name="P2" svg:width="469.53pt" svg:height="16.89pt" svg:x="102.25pt" svg:y="209.42pt" draw:caption-point-x="-11.54pt" draw:caption-point-y="-4.39pt">
              <dc:date>2024-12-24T00:00:00</dc:date>
              <text:p text:style-name="P1">1,1875V</text:p>
            </office:annotation>
            <text:p>88</text:p>
          </table:table-cell>
          <table:table-cell table:style-name="ce10"/>
          <table:table-cell table:style-name="ce5" office:value-type="string" calcext:value-type="string">
            <text:p>AMD A8-3870</text:p>
          </table:table-cell>
          <table:table-cell table:style-name="ce5" office:value-type="string" calcext:value-type="string">
            <text:p>Gigabyte GA-A75M-UD2H</text:p>
          </table:table-cell>
          <table:table-cell table:style-name="ce5" office:value-type="string" calcext:value-type="string">
            <text:p>Coolermaster V450S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500 120GB</text:p>
          </table:table-cell>
          <table:table-cell table:style-name="ce5" office:value-type="string" calcext:value-type="string">
            <text:p>4 x 4GB DDR3-1333 1,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-Maus, PS2-IBM, 2x Monito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32.html#post23635840&quot;;&quot;FrauKrauter&quot;)" office:value-type="string" office:string-value="FrauKrauter" calcext:value-type="string">
            <text:p>FrauKrauter</text:p>
          </table:table-cell>
          <table:table-cell table:number-columns-repeated="1010"/>
        </table:table-row>
        <table:table-row table:style-name="ro1">
          <table:table-cell table:style-name="ce4" office:value-type="float" office:value="23.5" calcext:value-type="float">
            <text:p>23.5</text:p>
          </table:table-cell>
          <table:table-cell table:style-name="ce4" office:value-type="float" office:value="88" calcext:value-type="float">
            <office:annotation draw:style-name="gr10" draw:text-style-name="P2" svg:width="469.53pt" svg:height="16.89pt" svg:x="102.25pt" svg:y="225.18pt" draw:caption-point-x="-11.54pt" draw:caption-point-y="-20.15pt">
              <dc:date>2024-12-24T00:00:00</dc:date>
              <text:p text:style-name="P1">Prime95 Blend</text:p>
            </office:annotation>
            <text:p>88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Xeon E3-1246 V3</text:p>
          </table:table-cell>
          <table:table-cell table:style-name="ce5" office:value-type="string" calcext:value-type="string">
            <text:p>Asrock Z87 Extreme6</text:p>
          </table:table-cell>
          <table:table-cell table:style-name="ce5" office:value-type="string" calcext:value-type="string">
            <text:p>Coolermaster V450</text:p>
          </table:table-cell>
          <table:table-cell table:style-name="ce5" office:value-type="string" calcext:value-type="string">
            <text:p>Inno3D iChill GeForce GTX 1070 X4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</text:p>
          </table:table-cell>
          <table:table-cell table:style-name="ce5" office:value-type="string" calcext:value-type="string">
            <text:p>2 x 8GB Kingston DDR3-1600 low profile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5, Cherry G230, BenQ XL2720T</text:p>
          </table:table-cell>
          <table:table-cell table:style-name="ce5" office:value-type="string" calcext:value-type="string">
            <text:p>passiv</text:p>
          </table:table-cell>
          <table:table-cell table:style-name="ce18" table:formula="of:=HYPERLINK(&quot;https://www.hardwareluxx.de/community/f84/die-sparsamsten-systeme-30w-idle-1007101-52.html#post25258064&quot;;&quot;joinski&quot;)" office:value-type="string" office:string-value="joinski" calcext:value-type="string">
            <text:p>joinski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80.4" calcext:value-type="float">
            <text:p>80.4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3470</text:p>
          </table:table-cell>
          <table:table-cell table:style-name="ce5" office:value-type="string" calcext:value-type="string">
            <text:p>Asrock H77M</text:p>
          </table:table-cell>
          <table:table-cell table:style-name="ce5" office:value-type="string" calcext:value-type="string">
            <text:p>be quiet! System Power 7 3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SD Kingston SVP200S + HDD WD10JPVT 2.5"</text:p>
          </table:table-cell>
          <table:table-cell table:style-name="ce5" office:value-type="string" calcext:value-type="string">
            <text:p>2 x 4GB Corsair XMS3 DDR3-1600 DIMM CL9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Enermax Aurora, + MX518, Fujitsu SL23T-1 LED (HDMI), DVD/R GH22NS50</text:p>
          </table:table-cell>
          <table:table-cell table:style-name="ce5" office:value-type="string" calcext:value-type="string">
            <text:p>Scythe Big Shuriken</text:p>
          </table:table-cell>
          <table:table-cell table:style-name="ce21" table:formula="of:=HYPERLINK(&quot;http://www.hardwareluxx.de/community/f84/die-sparsamsten-systeme-30w-idle-1007101-15.html#post22384447&quot;;&quot;Sassicaia&quot;)" office:value-type="string" office:string-value="Sassicaia" calcext:value-type="string">
            <text:p>Sassicaia</text:p>
          </table:table-cell>
          <table:table-cell table:number-columns-repeated="101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5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Xeon E3-1230 v3</text:p>
          </table:table-cell>
          <table:table-cell table:style-name="ce5" office:value-type="string" calcext:value-type="string">
            <text:p>MSI Z87M Gaming</text:p>
          </table:table-cell>
          <table:table-cell table:style-name="ce5" office:value-type="string" calcext:value-type="string">
            <text:p>Coolermaster V450S</text:p>
          </table:table-cell>
          <table:table-cell table:style-name="ce5" office:value-type="string" calcext:value-type="string">
            <text:p>MSI GTX660 TF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840 Pro 256GB + Samsung 830 256GB</text:p>
          </table:table-cell>
          <table:table-cell table:style-name="ce5" office:value-type="string" calcext:value-type="string">
            <text:p>8 GB Avexir Blitz Gaming Dragon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Illuminated Keyboard, SteelSeries Sensei, Dell Ultrasharp 2407WFP</text:p>
          </table:table-cell>
          <table:table-cell table:style-name="ce5" office:value-type="string" calcext:value-type="string">
            <text:p>2x be Quiet Silent Wings</text:p>
          </table:table-cell>
          <table:table-cell table:style-name="ce21" table:formula="of:=HYPERLINK(&quot;http://www.hardwareluxx.de/community/f84/die-sparsamsten-systeme-30w-idle-1007101-9.html#post22007633&quot;;&quot;thom_cat&quot;)" office:value-type="string" office:string-value="thom_cat" calcext:value-type="string">
            <text:p>thom_cat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4" calcext:value-type="float">
            <text:p>24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6500</text:p>
          </table:table-cell>
          <table:table-cell table:style-name="ce5" office:value-type="string" calcext:value-type="string">
            <text:p>MSI Z170 Krait Gaming</text:p>
          </table:table-cell>
          <table:table-cell table:style-name="ce5" office:value-type="string" calcext:value-type="string">
            <text:p>Cooler Master V-Series V550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850 Pro + 840 Pro 256GB</text:p>
          </table:table-cell>
          <table:table-cell table:style-name="ce5" office:value-type="string" calcext:value-type="string">
            <text:p>G.Skill 16GB Kit DDR4-3200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Illuminated Keyboard K740 + SteelSeries Rival weiß, NEC MultiSync EA274WMi</text:p>
          </table:table-cell>
          <table:table-cell table:style-name="ce5" office:value-type="string" calcext:value-type="string">
            <text:p>Prolimatech Black Megahalems, NB-eLoop B12-PS, B12-2 + <text:s/>B14-2</text:p>
          </table:table-cell>
          <table:table-cell table:style-name="ce18" table:formula="of:=HYPERLINK(&quot;http://www.hardwareluxx.de/community/f84/die-sparsamsten-systeme-30w-idle-1007101-39.html#post24232220&quot;;&quot;thom_cat&quot;)" office:value-type="string" office:string-value="thom_cat" calcext:value-type="string">
            <text:p>thom_cat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4.7" calcext:value-type="float">
            <text:p>24.7</text:p>
          </table:table-cell>
          <table:table-cell table:style-name="ce4" office:value-type="float" office:value="82.3" calcext:value-type="float">
            <text:p>82.3</text:p>
          </table:table-cell>
          <table:table-cell table:style-name="ce10"/>
          <table:table-cell table:style-name="ce5" office:value-type="string" calcext:value-type="string">
            <text:p>AMD A4-5300</text:p>
          </table:table-cell>
          <table:table-cell table:style-name="ce5" office:value-type="string" calcext:value-type="string">
            <text:p>Gigabyte GA-F2A75M-HD2</text:p>
          </table:table-cell>
          <table:table-cell table:style-name="ce5" office:value-type="string" calcext:value-type="string">
            <text:p>be quiet! L8-CM 53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Western Digital Black 320GB 2,5"</text:p>
          </table:table-cell>
          <table:table-cell table:style-name="ce5" office:value-type="string" calcext:value-type="string">
            <text:p>1 x 4GB DDR3-1333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USB Maus + Tastatur, Monitor 19'@DVI</text:p>
          </table:table-cell>
          <table:table-cell table:style-name="ce5" office:value-type="string" calcext:value-type="string">
            <text:p>Boxed</text:p>
          </table:table-cell>
          <table:table-cell table:style-name="ce21" table:formula="of:=HYPERLINK(&quot;http://www.hardwareluxx.de/community/f84/die-sparsamsten-systeme-30w-idle-1007101-19.html#post22487454&quot;;&quot;StarGeneral&quot;)" office:value-type="string" office:string-value="StarGeneral" calcext:value-type="string">
            <text:p>StarGeneral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4.8" calcext:value-type="float">
            <text:p>24.8</text:p>
          </table:table-cell>
          <table:table-cell table:style-name="ce5">
            <office:annotation draw:style-name="gr3" draw:text-style-name="P2" svg:width="469.53pt" svg:height="26.99pt" svg:x="102.25pt" svg:y="243.75pt" draw:caption-point-x="-11.54pt" draw:caption-point-y="-7.23pt">
              <dc:date>2024-12-24T00:00:00</dc:date>
              <text:p text:style-name="P1">In-place large FFT</text:p>
            </office:annotation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Gigabyte Z68X-UD3H-B3</text:p>
          </table:table-cell>
          <table:table-cell table:style-name="ce5" office:value-type="string" calcext:value-type="string">
            <text:p>Pico-Box Z3 + Noname Notebook-Netzteil mit 6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2 x 4GB DDR3 1333 A-Data mit 1,5v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Fujitsu Siemens über DVI (1280x1024), Maus,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63684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5"/>
          <table:table-cell table:style-name="ce10"/>
          <table:table-cell table:style-name="ce5" office:value-type="string" calcext:value-type="string">
            <office:annotation draw:style-name="gr11" draw:text-style-name="P2" svg:width="490.39pt" svg:height="16.89pt" svg:x="238.39pt" svg:y="256.68pt" draw:caption-point-x="-11.54pt" draw:caption-point-y="-20.15pt">
              <dc:date>2024-12-24T00:00:00</dc:date>
              <text:p text:style-name="P1">Wakü @ 4.5Ghz</text:p>
            </office:annotation>
            <text:p>Intel Core i5-4670K </text:p>
          </table:table-cell>
          <table:table-cell table:style-name="ce5" office:value-type="string" calcext:value-type="string">
            <text:p>Gigabyte Z87MX-D3H</text:p>
          </table:table-cell>
          <table:table-cell table:style-name="ce5" office:value-type="string" calcext:value-type="string">
            <text:p>Seasonic P-400FL</text:p>
          </table:table-cell>
          <table:table-cell table:style-name="ce5" office:value-type="string" calcext:value-type="string">
            <text:p>GTX 670 @Wakü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Crucial M4 256GB, 512GB</text:p>
          </table:table-cell>
          <table:table-cell table:style-name="ce5" office:value-type="string" calcext:value-type="string">
            <text:p>2 x 4GB Samsung Green 2133 CL10 1.36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QPAD MK50, A4 Tech Bloody V3</text:p>
          </table:table-cell>
          <table:table-cell table:style-name="ce5" office:value-type="string" calcext:value-type="string">
            <text:p>Wakü-Pumpe, drei NF-F12 auf ca. 350RPM</text:p>
          </table:table-cell>
          <table:table-cell table:style-name="ce21" table:formula="of:=HYPERLINK(&quot;http://www.hardwareluxx.de/community/f84/die-sparsamsten-systeme-30w-idle-1007101.html#post21872736&quot;;&quot;DonBanana&quot;)" office:value-type="string" office:string-value="DonBanana" calcext:value-type="string">
            <text:p>DonBanana</text:p>
          </table:table-cell>
          <table:table-cell table:number-columns-repeated="101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5"/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3-4130</text:p>
          </table:table-cell>
          <table:table-cell table:style-name="ce5" office:value-type="string" calcext:value-type="string">
            <text:p>Asrock B85M-ITX</text:p>
          </table:table-cell>
          <table:table-cell table:style-name="ce5" office:value-type="string" calcext:value-type="string">
            <text:p>be quiet! L8 300W</text:p>
          </table:table-cell>
          <table:table-cell table:style-name="ce5" office:value-type="string" calcext:value-type="string">
            <office:annotation draw:style-name="gr10" draw:text-style-name="P2" svg:width="714.67pt" svg:height="16.89pt" svg:x="619.03pt" svg:y="272.44pt" draw:caption-point-x="-11.54pt" draw:caption-point-y="-20.15pt">
              <dc:date>2024-12-24T00:00:00</dc:date>
              <text:p text:style-name="P1">+ 12cm Arctic Cooling Mono Plus Lüfter @ konstant 5V</text:p>
            </office:annotation>
            <text:p>EVGA GTX 750 1GB</text:p>
          </table:table-cell>
          <table:table-cell table:style-name="ce5" office:value-type="string" calcext:value-type="string">
            <text:p>Elix FHT-9992</text:p>
          </table:table-cell>
          <table:table-cell table:style-name="ce5" office:value-type="string" calcext:value-type="string">
            <text:p>2 X OCZ Vertex 3 MaxIO 128GB</text:p>
          </table:table-cell>
          <table:table-cell table:style-name="ce5" office:value-type="string" calcext:value-type="string">
            <text:p>2 x 4GB GSkill Sniper @ 1.25V DDR3-1600 (default Werte)</text:p>
          </table:table-cell>
          <table:table-cell table:style-name="ce5" office:value-type="string" calcext:value-type="string">
            <text:p>Win8.1</text:p>
          </table:table-cell>
          <table:table-cell table:style-name="ce5" office:value-type="string" calcext:value-type="string">
            <text:p>Logitech Wireless Combo MK270, Samsung HDMI 1920x1080 60Hz</text:p>
          </table:table-cell>
          <table:table-cell table:style-name="ce5" office:value-type="string" calcext:value-type="string">
            <text:p>Boxed@1000U/m</text:p>
          </table:table-cell>
          <table:table-cell table:style-name="ce21" table:formula="of:=HYPERLINK(&quot;http://www.hardwareluxx.de/community/f84/die-sparsamsten-systeme-30w-idle-1007101-10.html#post22086622&quot;;&quot;ParHelia&quot;)" office:value-type="string" office:string-value="ParHelia" calcext:value-type="string">
            <text:p>ParHelia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float" office:value="25" calcext:value-type="float">
            <text:p>25</text:p>
          </table:table-cell>
          <table:table-cell table:style-name="ce8"/>
          <table:table-cell table:style-name="ce10"/>
          <table:table-cell table:style-name="ce5" office:value-type="string" calcext:value-type="string">
            <text:p>Intel Celeron G1820</text:p>
          </table:table-cell>
          <table:table-cell table:style-name="ce5" office:value-type="string" calcext:value-type="string">
            <text:p>MSI B85M-P33</text:p>
          </table:table-cell>
          <table:table-cell table:style-name="ce5" office:value-type="string" calcext:value-type="string">
            <text:p>Fujitsu 35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3,5er HDD 7200U/m</text:p>
          </table:table-cell>
          <table:table-cell table:style-name="ce5" office:value-type="string" calcext:value-type="string">
            <text:p>1 x 4GB Crucial 1600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Standard Tastatur+optische Maus,VGA</text:p>
          </table:table-cell>
          <table:table-cell table:style-name="ce5" office:value-type="string" calcext:value-type="string">
            <text:p>Boxed + 2 x 80er 2000U/m</text:p>
          </table:table-cell>
          <table:table-cell table:style-name="ce21" table:formula="of:=HYPERLINK(&quot;http://www.hardwareluxx.de/community/f84/die-sparsamsten-systeme-30w-idle-1007101-17.html#post22438127&quot;;&quot;xrated&quot;)" office:value-type="string" office:string-value="xrated" calcext:value-type="string">
            <text:p>xrated</text:p>
          </table:table-cell>
          <table:table-cell table:number-columns-repeated="1010"/>
        </table:table-row>
        <table:table-row table:style-name="ro1">
          <table:table-cell table:style-name="ce5" office:value-type="float" office:value="25.7" calcext:value-type="float">
            <text:p>25.7</text:p>
          </table:table-cell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5-4570</text:p>
          </table:table-cell>
          <table:table-cell table:style-name="ce5" office:value-type="string" calcext:value-type="string">
            <office:annotation draw:style-name="gr12" draw:text-style-name="P2" svg:width="0.03pt" svg:height="106.47pt" svg:x="0pt" svg:y="-53.21pt" draw:caption-point-x="380.35pt" draw:caption-point-y="321.22pt">
              <dc:date>2024-12-24T00:00:00</dc:date>
              <text:p text:style-name="P1">BIOS 10.5</text:p>
            </office:annotation>
            <text:p>MSI H81I (MS-7851) 2.0</text:p>
          </table:table-cell>
          <table:table-cell table:style-name="ce5" office:value-type="string" calcext:value-type="string">
            <text:p>be quiet! L8-350W</text:p>
          </table:table-cell>
          <table:table-cell table:style-name="ce5" office:value-type="string" calcext:value-type="string">
            <office:annotation draw:style-name="gr12" draw:text-style-name="P2" svg:width="0.03pt" svg:height="431.18pt" svg:x="0pt" svg:y="-215.55pt" draw:caption-point-x="607.49pt" draw:caption-point-y="483.56pt">
              <dc:date>2024-12-24T00:00:00</dc:date>
              <text:p text:style-name="P1">(ASUS GTX750TI-OC-2GD5) per DVI-D@60Hz</text:p>
            </office:annotation>
            <text:p>Asus GTX 750 Ti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 X25-V 40 GB</text:p>
          </table:table-cell>
          <table:table-cell table:style-name="ce5" office:value-type="string" calcext:value-type="string">
            <text:p>Corsair 1x4 GB XMS3 (1333 MHz, CL9)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Razer Deathadder (USB), Noppoo Choc Mini (USB), ASUS PB278Q (2560x1440, HDMI@60Hz), USB Stick</text:p>
          </table:table-cell>
          <table:table-cell table:style-name="ce5" office:value-type="string" calcext:value-type="string">
            <text:p>1x Noctua NF-F12@301 RPM</text:p>
          </table:table-cell>
          <table:table-cell table:style-name="ce18" table:formula="of:=HYPERLINK(&quot;http://www.hardwareluxx.de/community/f84/die-sparsamsten-systeme-30w-idle-1007101-24.html#post22936038&quot;;&quot;Hoagie&quot;)" office:value-type="string" office:string-value="Hoagie" calcext:value-type="string">
            <text:p>Hoagie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25.7" calcext:value-type="float">
            <text:p>25.7</text:p>
          </table:table-cell>
          <table:table-cell table:style-name="ce5"/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Intel DH67BL</text:p>
          </table:table-cell>
          <table:table-cell table:style-name="ce5" office:value-type="string" calcext:value-type="string">
            <text:p>Enermax PRO82+ 385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GT-PM-04 (von Aldi)</text:p>
          </table:table-cell>
          <table:table-cell table:style-name="ce5" office:value-type="string" calcext:value-type="string">
            <text:p>Samsung SSD 830 256 GB</text:p>
          </table:table-cell>
          <table:table-cell table:style-name="ce5" office:value-type="string" calcext:value-type="string">
            <text:p>4 x 4GB Mushkin Silverline DDR3-1333 CL9 Kit "Stiletto" @ 1.5V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Microsoft Sculpt, Tastatur SteelSeries 6Gv2, 1920x1080@Dell ST2220T</text:p>
          </table:table-cell>
          <table:table-cell table:style-name="ce5" office:value-type="string" calcext:value-type="string">
            <text:p>Boxed + 2 Gehäuselüfter</text:p>
          </table:table-cell>
          <table:table-cell table:style-name="ce18" table:formula="of:=HYPERLINK(&quot;http://www.hardwareluxx.de/community/f84/die-sparsamsten-systeme-30w-idle-1007101-31.html#post23450177&quot;;&quot;daaawooo&quot;)" office:value-type="string" office:string-value="daaawooo" calcext:value-type="string">
            <text:p>daaawooo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26.2" calcext:value-type="float">
            <text:p>26.2</text:p>
          </table:table-cell>
          <table:table-cell table:style-name="ce5" office:value-type="float" office:value="112" calcext:value-type="float">
            <text:p>112</text:p>
          </table:table-cell>
          <table:table-cell table:style-name="ce10" office:value-type="string" calcext:value-type="string">
            <text:p>C0</text:p>
          </table:table-cell>
          <table:table-cell table:style-name="ce5" office:value-type="string" calcext:value-type="string">
            <text:p>Intel Core i7-5775C</text:p>
          </table:table-cell>
          <table:table-cell table:style-name="ce5" office:value-type="string" calcext:value-type="string">
            <text:p>ASRock Z97 Extreme4</text:p>
          </table:table-cell>
          <table:table-cell table:style-name="ce5" office:value-type="string" calcext:value-type="string">
            <text:p>CoolerMaster V550S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TCM</text:p>
          </table:table-cell>
          <table:table-cell table:style-name="ce5" office:value-type="string" calcext:value-type="string">
            <text:p>Samsung 840Pro 128GB + 2x840Pro 128GB Raid0</text:p>
          </table:table-cell>
          <table:table-cell table:style-name="ce5" office:value-type="string" calcext:value-type="string">
            <text:p>4 x 4GB DDR3-1600 Corsair Vengeance 1,35V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G700, Cherry Strait Black Corded, Samsung 245B@1920x1200@DVI, DuoFlex S2 TV Card + Octopus LE PCIe Bridge</text:p>
          </table:table-cell>
          <table:table-cell table:style-name="ce5" office:value-type="string" calcext:value-type="string">
            <text:p>Wakü Aquastream (alte Ver) 2x120 Airstream@580rpm 1x140 SW2@485rpm</text:p>
          </table:table-cell>
          <table:table-cell table:style-name="ce18" table:formula="of:=HYPERLINK(&quot;http://www.hardwareluxx.de/community/f84/die-sparsamsten-systeme-30w-idle-1007101-34.html#post23856675&quot;;&quot;Axident&quot;)" office:value-type="string" office:string-value="Axident" calcext:value-type="string">
            <text:p>Axident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float" office:value="26.6" calcext:value-type="float">
            <text:p>26.6</text:p>
          </table:table-cell>
          <table:table-cell table:style-name="ce5" office:value-type="float" office:value="101.6" calcext:value-type="float">
            <office:annotation draw:style-name="gr3" draw:text-style-name="P2" svg:width="469.53pt" svg:height="26.99pt" svg:x="102.25pt" svg:y="291pt" draw:caption-point-x="-11.54pt" draw:caption-point-y="-7.23pt">
              <dc:date>2024-12-24T00:00:00</dc:date>
              <text:p text:style-name="P1">In-place large FFT</text:p>
            </office:annotation>
            <text:p>101.6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Xeon E3-1245-V2</text:p>
          </table:table-cell>
          <table:table-cell table:style-name="ce5" office:value-type="string" calcext:value-type="string">
            <text:p>Asus P8Q77-M</text:p>
          </table:table-cell>
          <table:table-cell table:style-name="ce5" office:value-type="string" calcext:value-type="string">
            <text:p>be quiet! Straight P. BQT E6 500W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4 x 8GB DDR3 1600 Crucial Ballistix Sport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Samsung über DVI (1920x1080), Maus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52219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5"/>
          <table:table-cell table:style-name="ce10"/>
          <table:table-cell table:style-name="ce5" office:value-type="string" calcext:value-type="string">
            <text:p>Intel Core i5-2500K</text:p>
          </table:table-cell>
          <table:table-cell table:style-name="ce5" office:value-type="string" calcext:value-type="string">
            <text:p>MSI Z77A-GD55</text:p>
          </table:table-cell>
          <table:table-cell table:style-name="ce5" office:value-type="string" calcext:value-type="string">
            <text:p>be quiet! E9 400W</text:p>
          </table:table-cell>
          <table:table-cell table:style-name="ce5" office:value-type="string" calcext:value-type="string">
            <office:annotation draw:style-name="gr10" draw:text-style-name="P2" svg:width="714.67pt" svg:height="16.89pt" svg:x="619.03pt" svg:y="303.93pt" draw:caption-point-x="-11.54pt" draw:caption-point-y="-20.15pt">
              <dc:date>2024-12-24T00:00:00</dc:date>
              <text:p text:style-name="P1">N660-TF-2GD5/OC Twin Frozr III</text:p>
            </office:annotation>
            <text:p>MSI GeForce GTX 660</text:p>
          </table:table-cell>
          <table:table-cell table:style-name="ce5" office:value-type="string" calcext:value-type="string">
            <text:p>Energy Check 3000</text:p>
          </table:table-cell>
          <table:table-cell table:style-name="ce5" office:value-type="string" calcext:value-type="string">
            <text:p>Samsung SSD 830 256GB+Patriot Pyro SE 240GB</text:p>
          </table:table-cell>
          <table:table-cell table:style-name="ce5" office:value-type="string" calcext:value-type="string">
            <text:p>Samsung Green 8GB</text:p>
          </table:table-cell>
          <table:table-cell table:style-name="ce5" office:value-type="string" calcext:value-type="string">
            <text:p>Win7 64bit</text:p>
          </table:table-cell>
          <table:table-cell table:style-name="ce5" office:value-type="string" calcext:value-type="string">
            <text:p>Logitech Illuminated Keyboard, SteelSeries Sensei, Eizo FlexScan S1931SA</text:p>
          </table:table-cell>
          <table:table-cell table:style-name="ce5" office:value-type="string" calcext:value-type="string">
            <text:p>?</text:p>
          </table:table-cell>
          <table:table-cell table:style-name="ce21" table:formula="of:=HYPERLINK(&quot;http://www.hardwareluxx.de/community/f84/die-sparsamsten-systeme-30w-idle-1007101.html#post21866606&quot;;&quot;thom_cat&quot;)" office:value-type="string" office:string-value="thom_cat" calcext:value-type="string">
            <text:p>thom_cat</text:p>
          </table:table-cell>
          <table:table-cell table:number-columns-repeated="1010"/>
        </table:table-row>
        <table:table-row table:style-name="ro1">
          <table:table-cell table:style-name="ce4" office:value-type="float" office:value="28.1" calcext:value-type="float">
            <text:p>28.1</text:p>
          </table:table-cell>
          <table:table-cell table:style-name="ce5" office:value-type="string" calcext:value-type="string">
            <text:p>230-260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7-4790K</text:p>
          </table:table-cell>
          <table:table-cell table:style-name="ce5" office:value-type="string" calcext:value-type="string">
            <text:p>MSI Z97M-G43</text:p>
          </table:table-cell>
          <table:table-cell table:style-name="ce5" office:value-type="string" calcext:value-type="string">
            <text:p>be quiet! Straight Power 10-CM 500W</text:p>
          </table:table-cell>
          <table:table-cell table:style-name="ce5" office:value-type="string" calcext:value-type="string">
            <text:p>nVidia GeForce GTX970</text:p>
          </table:table-cell>
          <table:table-cell table:style-name="ce5" office:value-type="string" calcext:value-type="string">
            <text:p>Profitec KD302</text:p>
          </table:table-cell>
          <table:table-cell table:style-name="ce5" office:value-type="string" calcext:value-type="string">
            <text:p>Samsung 850 Evo 250GB SSD + HGST Travelstar 5K1000 1TB</text:p>
          </table:table-cell>
          <table:table-cell table:style-name="ce5" office:value-type="string" calcext:value-type="string">
            <text:p>2 x 4GB DDR3-1600 Crucial Ballistix Sport</text:p>
          </table:table-cell>
          <table:table-cell table:style-name="ce5" office:value-type="string" calcext:value-type="string">
            <text:p>Win10 64bit</text:p>
          </table:table-cell>
          <table:table-cell table:style-name="ce5" office:value-type="string" calcext:value-type="string">
            <text:p>Logitech G502, Fujitsu KB910, Dell P2714H@1920x1024@DVI</text:p>
          </table:table-cell>
          <table:table-cell table:style-name="ce5" office:value-type="string" calcext:value-type="string">
            <text:p>Scythe Tatsumi @330U/min, keine Gehäuselüfter</text:p>
          </table:table-cell>
          <table:table-cell table:style-name="ce18" table:formula="of:=HYPERLINK(&quot;http://www.hardwareluxx.de/community/f84/die-sparsamsten-systeme-30w-idle-1007101-35.html#post23880665&quot;;&quot;Xan27&quot;)" office:value-type="string" office:string-value="Xan27" calcext:value-type="string">
            <text:p>Xan27</text:p>
          </table:table-cell>
          <table:table-cell table:style-name="ce5"/>
          <table:table-cell table:number-columns-repeated="1009"/>
        </table:table-row>
        <table:table-row table:style-name="ro1" table:visibility="collapse">
          <table:table-cell table:style-name="ce4" office:value-type="float" office:value="28.4" calcext:value-type="float">
            <text:p>28.4</text:p>
          </table:table-cell>
          <table:table-cell table:style-name="ce5" office:value-type="float" office:value="60.1" calcext:value-type="float">
            <office:annotation draw:style-name="gr3" draw:text-style-name="P2" svg:width="469.53pt" svg:height="26.99pt" svg:x="102.25pt" svg:y="322.5pt" draw:caption-point-x="-11.54pt" draw:caption-point-y="-7.23pt">
              <dc:date>2024-12-24T00:00:00</dc:date>
              <text:p text:style-name="P1">In-place large FFT</text:p>
            </office:annotation>
            <text:p>60.1</text:p>
          </table:table-cell>
          <table:table-cell table:style-name="ce10" office:value-type="string" calcext:value-type="string">
            <text:p>C6</text:p>
          </table:table-cell>
          <table:table-cell table:style-name="ce5" office:value-type="string" calcext:value-type="string">
            <text:p>Intel Core i3-2100</text:p>
          </table:table-cell>
          <table:table-cell table:style-name="ce5" office:value-type="string" calcext:value-type="string">
            <text:p>Gigabyte Z68X-UD3H-B3</text:p>
          </table:table-cell>
          <table:table-cell table:style-name="ce5" office:value-type="string" calcext:value-type="string">
            <text:p>Enermax 385W pro82+</text:p>
          </table:table-cell>
          <table:table-cell table:style-name="ce5" office:value-type="string" calcext:value-type="string">
            <text:p>iGPU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nDisk 256GB Ultra Plus</text:p>
          </table:table-cell>
          <table:table-cell table:style-name="ce5" office:value-type="string" calcext:value-type="string">
            <text:p>2 x 4GB DDR3 1333 A-Data mit 1,5v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Fujitsu Siemens über DVI (1280x1024), Maus, Tastatur</text:p>
          </table:table-cell>
          <table:table-cell table:style-name="ce5" office:value-type="string" calcext:value-type="string">
            <text:p>Boxed</text:p>
          </table:table-cell>
          <table:table-cell table:style-name="ce18" table:formula="of:=HYPERLINK(&quot;http://www.hardwareluxx.de/community/f84/die-sparsamsten-systeme-30w-idle-1007101-26.html#post23049300&quot;;&quot;Spatz971&quot;)" office:value-type="string" office:string-value="Spatz971" calcext:value-type="string">
            <text:p>Spatz971</text:p>
          </table:table-cell>
          <table:table-cell table:number-columns-repeated="1010"/>
        </table:table-row>
        <table:table-row table:style-name="ro1">
          <table:table-cell table:style-name="ce4" office:value-type="float" office:value="28.8" calcext:value-type="float">
            <text:p>28.8</text:p>
          </table:table-cell>
          <table:table-cell table:style-name="ce5" office:value-type="float" office:value="292" calcext:value-type="float">
            <text:p>292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7-4790S</text:p>
          </table:table-cell>
          <table:table-cell table:style-name="ce5" office:value-type="string" calcext:value-type="string">
            <text:p>Asus Z97I-Plus</text:p>
          </table:table-cell>
          <table:table-cell table:style-name="ce5" office:value-type="string" calcext:value-type="string">
            <text:p>HDPlex 250 W DC Powerboard &amp; Dell PA9 330 W PSU</text:p>
          </table:table-cell>
          <table:table-cell table:style-name="ce5" office:value-type="string" calcext:value-type="string">
            <office:annotation draw:style-name="gr3" draw:text-style-name="P2" svg:width="714.67pt" svg:height="26.99pt" svg:x="619.03pt" svg:y="338.26pt" draw:caption-point-x="-11.54pt" draw:caption-point-y="-22.99pt">
              <dc:date>2024-12-24T00:00:00</dc:date>
              <text:p text:style-name="P1">SSC ACX 2.0 (neue Version 3795)</text:p>
            </office:annotation>
            <text:p>EVGA GTX970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50 EVO 500 GB M.2</text:p>
          </table:table-cell>
          <table:table-cell table:style-name="ce5" office:value-type="string" calcext:value-type="string">
            <text:p>2 x 8GB DDR3-1866 <text:s/>Corsair Vengeance Pro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Panasonic UJ-265, Logitech DiNovo Laser, <text:s/>Asus PB278Q@2560x1440@HDMI</text:p>
          </table:table-cell>
          <table:table-cell table:style-name="ce5" office:value-type="string" calcext:value-type="string">
            <office:annotation draw:style-name="gr3" draw:text-style-name="P2" svg:width="271.53pt" svg:height="26.99pt" svg:x="2064.3pt" svg:y="338.26pt" draw:caption-point-x="-11.54pt" draw:caption-point-y="-22.99pt">
              <dc:date>2024-12-24T00:00:00</dc:date>
              <text:p text:style-name="P1">BQ Silent Wings 2 (2x), Noctua 40 mm (am Powerboard)</text:p>
            </office:annotation>
            <text:p>Arctic Freezer 13 CO, ...</text:p>
          </table:table-cell>
          <table:table-cell table:style-name="ce18" table:formula="of:=HYPERLINK(&quot;http://www.hardwareluxx.de/community/f84/die-sparsamsten-systeme-30w-idle-1007101-33.html#post23761432&quot;;&quot;detunedguitar&quot;)" office:value-type="string" office:string-value="detunedguitar" calcext:value-type="string">
            <text:p>detunedguitar</text:p>
          </table:table-cell>
          <table:table-cell table:number-columns-repeated="1010"/>
        </table:table-row>
        <table:table-row table:style-name="ro1">
          <table:table-cell table:style-name="ce4" office:value-type="float" office:value="28.9" calcext:value-type="float">
            <text:p>28.9</text:p>
          </table:table-cell>
          <table:table-cell table:style-name="ce5" office:value-type="float" office:value="299.1" calcext:value-type="float">
            <text:p>299.1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Core i7-4790S</text:p>
          </table:table-cell>
          <table:table-cell table:style-name="ce5" office:value-type="string" calcext:value-type="string">
            <text:p>Asus Z97I-Plus</text:p>
          </table:table-cell>
          <table:table-cell table:style-name="ce5" office:value-type="string" calcext:value-type="string">
            <text:p>HDPlex 250 W DC Powerboard &amp; Dell PA9 330 W PSU</text:p>
          </table:table-cell>
          <table:table-cell table:style-name="ce5" office:value-type="string" calcext:value-type="string">
            <office:annotation draw:style-name="gr5" draw:text-style-name="P2" svg:width="714.67pt" svg:height="27.01pt" svg:x="619.03pt" svg:y="353.99pt" draw:caption-point-x="-11.54pt" draw:caption-point-y="-22.96pt">
              <dc:date>2024-12-24T00:00:00</dc:date>
              <text:p text:style-name="P1">SSC ACX 2.0</text:p>
            </office:annotation>
            <text:p>EVGA GTX970 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Samsung 840 PRO 128 GB &amp; 840 EVO 250 GB</text:p>
          </table:table-cell>
          <table:table-cell table:style-name="ce5" office:value-type="string" calcext:value-type="string">
            <text:p>1 x 8GB DDR3-1866 <text:s/>Corsair Vengeance Pro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Panasonic UJ-265, Logitech DiNovo Laser, <text:s/>Asus PB278Q@2560x1440@HDMI</text:p>
          </table:table-cell>
          <table:table-cell table:style-name="ce5" office:value-type="string" calcext:value-type="string">
            <office:annotation draw:style-name="gr5" draw:text-style-name="P2" svg:width="271.53pt" svg:height="27.01pt" svg:x="2064.3pt" svg:y="353.99pt" draw:caption-point-x="-11.54pt" draw:caption-point-y="-22.96pt">
              <dc:date>2024-12-24T00:00:00</dc:date>
              <text:p text:style-name="P1">BQ Silent Wings 2 (2x), Noctua 40 mm (am Powerboard)</text:p>
            </office:annotation>
            <text:p>Arctic Freezer 13 CO, ...</text:p>
          </table:table-cell>
          <table:table-cell table:style-name="ce18" table:formula="of:=HYPERLINK(&quot;http://www.hardwareluxx.de/community/f84/die-sparsamsten-systeme-30w-idle-1007101-32.html#post23498250&quot;;&quot;detunedguitar&quot;)" office:value-type="string" office:string-value="detunedguitar" calcext:value-type="string">
            <text:p>detunedguitar</text:p>
          </table:table-cell>
          <table:table-cell table:number-columns-repeated="101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5"/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Intel Core i5-6500</text:p>
          </table:table-cell>
          <table:table-cell table:style-name="ce5" office:value-type="string" calcext:value-type="string">
            <text:p>Gigabyte GA-Z170-HD3P</text:p>
          </table:table-cell>
          <table:table-cell table:style-name="ce5" office:value-type="string" calcext:value-type="string">
            <text:p>LC-Power LC6650GP4</text:p>
          </table:table-cell>
          <table:table-cell table:style-name="ce5" office:value-type="string" calcext:value-type="string">
            <text:p>PowerColor Radeon R9 390 PCS+</text:p>
          </table:table-cell>
          <table:table-cell table:style-name="ce5" office:value-type="string" calcext:value-type="string">
            <text:p>TCM Art. 220052</text:p>
          </table:table-cell>
          <table:table-cell table:style-name="ce5" office:value-type="string" calcext:value-type="string">
            <text:p>Kingston SSDNow V300 240GB</text:p>
          </table:table-cell>
          <table:table-cell table:style-name="ce5" office:value-type="string" calcext:value-type="string">
            <text:p>2 x 4 GB Kingston HyperX Fury DDR4-2133</text:p>
          </table:table-cell>
          <table:table-cell table:style-name="ce5" office:value-type="string" calcext:value-type="string">
            <text:p>Win10</text:p>
          </table:table-cell>
          <table:table-cell table:style-name="ce5" office:value-type="string" calcext:value-type="string">
            <text:p>Logitech G400, Cherry KC1000, Hannspree HL274HPB</text:p>
          </table:table-cell>
          <table:table-cell table:style-name="ce5" office:value-type="string" calcext:value-type="string">
            <text:p>Arctic Freezer i30 120mm@1350 U/min</text:p>
          </table:table-cell>
          <table:table-cell table:style-name="ce18" table:formula="of:=HYPERLINK(&quot;http://www.hardwareluxx.de/community/f84/die-sparsamsten-systeme-30w-idle-1007101-46.html#post24417093&quot;;&quot;MaxthonFan&quot;)" office:value-type="string" office:string-value="MaxthonFan" calcext:value-type="string">
            <text:p>MaxthonFan</text:p>
          </table:table-cell>
          <table:table-cell table:number-columns-repeated="1010"/>
        </table:table-row>
        <table:table-row table:style-name="ro1"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53.5" calcext:value-type="float">
            <text:p>53.5</text:p>
          </table:table-cell>
          <table:table-cell table:style-name="ce10" office:value-type="string" calcext:value-type="string">
            <text:p>C3</text:p>
          </table:table-cell>
          <table:table-cell table:style-name="ce5" office:value-type="string" calcext:value-type="string">
            <text:p>Intel Pentium G3258</text:p>
          </table:table-cell>
          <table:table-cell table:style-name="ce5" office:value-type="string" calcext:value-type="string">
            <text:p>ASRock Z87M OC Formula</text:p>
          </table:table-cell>
          <table:table-cell table:style-name="ce5" office:value-type="string" calcext:value-type="string">
            <text:p>be quiet! E9 400W</text:p>
          </table:table-cell>
          <table:table-cell table:style-name="ce5" office:value-type="string" calcext:value-type="string">
            <text:p>EVGA 780 TI</text:p>
          </table:table-cell>
          <table:table-cell table:style-name="ce5" office:value-type="string" calcext:value-type="string">
            <text:p>KD302</text:p>
          </table:table-cell>
          <table:table-cell table:style-name="ce5" office:value-type="string" calcext:value-type="string">
            <text:p>Intel® SSD 520 Series 120GB</text:p>
          </table:table-cell>
          <table:table-cell table:style-name="ce5" office:value-type="string" calcext:value-type="string">
            <text:p>2 x 4GB G-Skill Ares F3-2400C11-4GAB (8 GB)@ 1600 Mhz</text:p>
          </table:table-cell>
          <table:table-cell table:style-name="ce5" office:value-type="string" calcext:value-type="string">
            <text:p>Win8.1 64bit</text:p>
          </table:table-cell>
          <table:table-cell table:style-name="ce5" office:value-type="string" calcext:value-type="string">
            <text:p>Logitech G19, Logitech G9, Samsung T260 per DVI</text:p>
          </table:table-cell>
          <table:table-cell table:style-name="ce5" office:value-type="string" calcext:value-type="string">
            <text:p>1 x 120er</text:p>
          </table:table-cell>
          <table:table-cell table:style-name="ce18" table:formula="of:=HYPERLINK(&quot;http://www.hardwareluxx.de/community/f84/die-sparsamsten-systeme-30w-idle-1007101-25.html#post22940626&quot;;&quot;simder&quot;)" office:value-type="string" office:string-value="simder" calcext:value-type="string">
            <text:p>simder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3">
          <table:table-cell table:style-name="ce5"/>
          <table:table-cell/>
          <table:table-cell table:style-name="ce10"/>
          <table:table-cell table:number-columns-repeated="1021"/>
        </table:table-row>
        <table:table-row table:style-name="ro1">
          <table:table-cell table:style-name="ce5"/>
          <table:table-cell/>
          <table:table-cell table:style-name="ce10"/>
          <table:table-cell table:number-columns-repeated="2"/>
          <table:table-cell table:style-name="ce17" office:value-type="string" calcext:value-type="string">
            <text:p>Stand der Tabelle: 11.09.2017</text:p>
          </table:table-cell>
          <table:table-cell table:number-columns-repeated="1018"/>
        </table:table-row>
        <table:table-row table:style-name="ro1">
          <table:table-cell table:style-name="ce5"/>
          <table:table-cell/>
          <table:table-cell table:style-name="ce10"/>
          <table:table-cell table:number-columns-repeated="2"/>
          <table:table-cell table:style-name="ce24" office:value-type="string" calcext:value-type="string">
            <text:p><text:a xlink:href="https://www.hardwareluxx.de/community/threads/die-sparsamsten-systeme-30w-idle.1007101/post-26731566" xlink:type="simple">Abgleich mit dem Forum: 08.01.2019</text:a></text:p>
          </table:table-cell>
          <table:table-cell table:number-columns-repeated="1018"/>
        </table:table-row>
        <table:table-row table:style-name="ro1">
          <table:table-cell table:style-name="ce5"/>
          <table:table-cell/>
          <table:table-cell table:style-name="ce10"/>
          <table:table-cell table:number-columns-repeated="1021"/>
        </table:table-row>
        <table:table-row table:style-name="ro1" table:number-rows-repeated="14">
          <table:table-cell table:style-name="ce5"/>
          <table:table-cell/>
          <table:table-cell table:style-name="ce10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911">
          <table:table-cell table:style-name="ce5"/>
          <table:table-cell/>
          <table:table-cell table:style-name="ce10"/>
          <table:table-cell table:number-columns-repeated="1021"/>
        </table:table-row>
        <table:table-row table:style-name="ro2" table:number-rows-repeated="3">
          <table:table-cell table:style-name="ce5"/>
          <table:table-cell/>
          <table:table-cell table:style-name="ce10"/>
          <table:table-cell table:number-columns-repeated="1021"/>
        </table:table-row>
        <table:table-row table:style-name="ro3" table:number-rows-repeated="104732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All.$A$1" table:cell-range-address="$dGPU.$A$1:.$X$1253"/>
        </table:named-expressions>
      </table:table>
      <table:named-expressions/>
      <table:database-ranges>
        <table:database-range table:name="__Anonymous_Sheet_DB__0" table:target-range-address="All.A1:All.X242" table:display-filter-buttons="true"/>
        <table:database-range table:name="__Anonymous_Sheet_DB__2" table:target-range-address="iGPU.A1:iGPU.X125" table:display-filter-buttons="true">
          <table:filter>
            <table:filter-and>
              <table:filter-condition table:field-number="6" table:value="iGPU" table:operator="="/>
            </table:filter-and>
          </table:filter>
        </table:database-range>
        <table:database-range table:name="__Anonymous_Sheet_DB__3" table:target-range-address="dGPU.A1:dGPU.X125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Segoe UI&quot;" svg:font-family="'&quot;Segoe UI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book" style:display-name="PageStyle_Notebo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GPU" style:display-name="PageStyle_iGP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GPU" style:display-name="PageStyle_dGP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9193" meta:object-count="0"/>
    <meta:generator>LibreOfficeDev/6.0.5.2$Linux_X86_64 LibreOffice_project/</meta:generator>
  </office:meta>
</office:document-meta>
</file>